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16in"/>
    </style:style>
    <style:style style:name="co6" style:family="table-column">
      <style:table-column-properties fo:break-before="auto" style:column-width="2.4756in"/>
    </style:style>
    <style:style style:name="co7" style:family="table-column">
      <style:table-column-properties fo:break-before="auto" style:column-width="1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c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30_s2000</text:p>
          </table:table-cell>
          <table:table-cell office:value-type="string" calcext:value-type="string">
            <text:p>k25_s2000</text:p>
          </table:table-cell>
          <table:table-cell office:value-type="string" calcext:value-type="string">
            <text:p>k21_s2000</text:p>
          </table:table-cell>
          <table:table-cell office:value-type="string" calcext:value-type="string">
            <text:p>k20_s2000</text:p>
          </table:table-cell>
          <table:table-cell office:value-type="string" calcext:value-type="string">
            <text:p>k19_s2000</text:p>
          </table:table-cell>
          <table:table-cell office:value-type="string" calcext:value-type="string">
            <text:p>k10_s2000</text:p>
          </table:table-cell>
          <table:table-cell office:value-type="string" calcext:value-type="string">
            <text:p>k21_s4000</text:p>
          </table:table-cell>
          <table:table-cell office:value-type="string" calcext:value-type="string">
            <text:p>k21_s1000</text:p>
          </table:table-cell>
          <table:table-cell office:value-type="string" calcext:value-type="string">
            <text:p>k19_s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149735.1</text:p>
          </table:table-cell>
          <table:table-cell office:value-type="float" office:value="67486818" calcext:value-type="float">
            <text:p>67486818</text:p>
          </table:table-cell>
          <table:table-cell office:value-type="float" office:value="21231" calcext:value-type="float">
            <text:p>21231</text:p>
          </table:table-cell>
          <table:table-cell office:value-type="float" office:value="21179" calcext:value-type="float">
            <text:p>21179</text:p>
          </table:table-cell>
          <table:table-cell office:value-type="float" office:value="20766" calcext:value-type="float">
            <text:p>20766</text:p>
          </table:table-cell>
          <table:table-cell office:value-type="float" office:value="20821" calcext:value-type="float">
            <text:p>20821</text:p>
          </table:table-cell>
          <table:table-cell office:value-type="float" office:value="20714" calcext:value-type="float">
            <text:p>20714</text:p>
          </table:table-cell>
          <table:table-cell office:value-type="float" office:value="910" calcext:value-type="float">
            <text:p>910</text:p>
          </table:table-cell>
          <table:table-cell office:value-type="float" office:value="10473" calcext:value-type="float">
            <text:p>10473</text:p>
          </table:table-cell>
          <table:table-cell office:value-type="float" office:value="41685" calcext:value-type="float">
            <text:p>41685</text:p>
          </table:table-cell>
          <table:table-cell office:value-type="float" office:value="83522" calcext:value-type="float">
            <text:p>83522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GCA_000318465.2</text:p>
          </table:table-cell>
          <table:table-cell office:value-type="float" office:value="61013929" calcext:value-type="float">
            <text:p>61013929</text:p>
          </table:table-cell>
          <table:table-cell office:value-type="float" office:value="29448" calcext:value-type="float">
            <text:p>29448</text:p>
          </table:table-cell>
          <table:table-cell office:value-type="float" office:value="29070" calcext:value-type="float">
            <text:p>29070</text:p>
          </table:table-cell>
          <table:table-cell office:value-type="float" office:value="29002" calcext:value-type="float">
            <text:p>29002</text:p>
          </table:table-cell>
          <table:table-cell office:value-type="float" office:value="28801" calcext:value-type="float">
            <text:p>28801</text:p>
          </table:table-cell>
          <table:table-cell office:value-type="float" office:value="29175" calcext:value-type="float">
            <text:p>29175</text:p>
          </table:table-cell>
          <table:table-cell office:value-type="float" office:value="1614" calcext:value-type="float">
            <text:p>1614</text:p>
          </table:table-cell>
          <table:table-cell office:value-type="float" office:value="14559" calcext:value-type="float">
            <text:p>14559</text:p>
          </table:table-cell>
          <table:table-cell office:value-type="float" office:value="57867" calcext:value-type="float">
            <text:p>57867</text:p>
          </table:table-cell>
          <table:table-cell office:value-type="float" office:value="115871" calcext:value-type="float">
            <text:p>115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3055.2</text:p>
          </table:table-cell>
          <table:table-cell office:value-type="float" office:value="46655703" calcext:value-type="float">
            <text:p>46655703</text:p>
          </table:table-cell>
          <table:table-cell office:value-type="float" office:value="22093" calcext:value-type="float">
            <text:p>22093</text:p>
          </table:table-cell>
          <table:table-cell office:value-type="float" office:value="21682" calcext:value-type="float">
            <text:p>21682</text:p>
          </table:table-cell>
          <table:table-cell office:value-type="float" office:value="21639" calcext:value-type="float">
            <text:p>21639</text:p>
          </table:table-cell>
          <table:table-cell office:value-type="float" office:value="21281" calcext:value-type="float">
            <text:p>21281</text:p>
          </table:table-cell>
          <table:table-cell office:value-type="float" office:value="21671" calcext:value-type="float">
            <text:p>21671</text:p>
          </table:table-cell>
          <table:table-cell office:value-type="float" office:value="1170" calcext:value-type="float">
            <text:p>1170</text:p>
          </table:table-cell>
          <table:table-cell office:value-type="float" office:value="10831" calcext:value-type="float">
            <text:p>10831</text:p>
          </table:table-cell>
          <table:table-cell office:value-type="float" office:value="43008" calcext:value-type="float">
            <text:p>43008</text:p>
          </table:table-cell>
          <table:table-cell office:value-type="float" office:value="86242" calcext:value-type="float">
            <text:p>86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3075.3</text:p>
          </table:table-cell>
          <table:table-cell office:value-type="float" office:value="43050979" calcext:value-type="float">
            <text:p>43050979</text:p>
          </table:table-cell>
          <table:table-cell office:value-type="float" office:value="20909" calcext:value-type="float">
            <text:p>20909</text:p>
          </table:table-cell>
          <table:table-cell office:value-type="float" office:value="20971" calcext:value-type="float">
            <text:p>20971</text:p>
          </table:table-cell>
          <table:table-cell office:value-type="float" office:value="20460" calcext:value-type="float">
            <text:p>20460</text:p>
          </table:table-cell>
          <table:table-cell office:value-type="float" office:value="20493" calcext:value-type="float">
            <text:p>20493</text:p>
          </table:table-cell>
          <table:table-cell office:value-type="float" office:value="20684" calcext:value-type="float">
            <text:p>20684</text:p>
          </table:table-cell>
          <table:table-cell office:value-type="float" office:value="724" calcext:value-type="float">
            <text:p>724</text:p>
          </table:table-cell>
          <table:table-cell office:value-type="float" office:value="10345" calcext:value-type="float">
            <text:p>10345</text:p>
          </table:table-cell>
          <table:table-cell office:value-type="float" office:value="41019" calcext:value-type="float">
            <text:p>41019</text:p>
          </table:table-cell>
          <table:table-cell office:value-type="float" office:value="82254" calcext:value-type="float">
            <text:p>82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3095.2</text:p>
          </table:table-cell>
          <table:table-cell office:value-type="float" office:value="43528076" calcext:value-type="float">
            <text:p>43528076</text:p>
          </table:table-cell>
          <table:table-cell office:value-type="float" office:value="21136" calcext:value-type="float">
            <text:p>21136</text:p>
          </table:table-cell>
          <table:table-cell office:value-type="float" office:value="21232" calcext:value-type="float">
            <text:p>21232</text:p>
          </table:table-cell>
          <table:table-cell office:value-type="float" office:value="20726" calcext:value-type="float">
            <text:p>20726</text:p>
          </table:table-cell>
          <table:table-cell office:value-type="float" office:value="20696" calcext:value-type="float">
            <text:p>20696</text:p>
          </table:table-cell>
          <table:table-cell office:value-type="float" office:value="20856" calcext:value-type="float">
            <text:p>20856</text:p>
          </table:table-cell>
          <table:table-cell office:value-type="float" office:value="730" calcext:value-type="float">
            <text:p>730</text:p>
          </table:table-cell>
          <table:table-cell office:value-type="float" office:value="10472" calcext:value-type="float">
            <text:p>10472</text:p>
          </table:table-cell>
          <table:table-cell office:value-type="float" office:value="41497" calcext:value-type="float">
            <text:p>41497</text:p>
          </table:table-cell>
          <table:table-cell office:value-type="float" office:value="83188" calcext:value-type="float">
            <text:p>83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3115.2</text:p>
          </table:table-cell>
          <table:table-cell office:value-type="float" office:value="43469012" calcext:value-type="float">
            <text:p>43469012</text:p>
          </table:table-cell>
          <table:table-cell office:value-type="float" office:value="21121" calcext:value-type="float">
            <text:p>21121</text:p>
          </table:table-cell>
          <table:table-cell office:value-type="float" office:value="21186" calcext:value-type="float">
            <text:p>21186</text:p>
          </table:table-cell>
          <table:table-cell office:value-type="float" office:value="20660" calcext:value-type="float">
            <text:p>20660</text:p>
          </table:table-cell>
          <table:table-cell office:value-type="float" office:value="20689" calcext:value-type="float">
            <text:p>20689</text:p>
          </table:table-cell>
          <table:table-cell office:value-type="float" office:value="20825" calcext:value-type="float">
            <text:p>20825</text:p>
          </table:table-cell>
          <table:table-cell office:value-type="float" office:value="729" calcext:value-type="float">
            <text:p>729</text:p>
          </table:table-cell>
          <table:table-cell office:value-type="float" office:value="10432" calcext:value-type="float">
            <text:p>10432</text:p>
          </table:table-cell>
          <table:table-cell office:value-type="float" office:value="41403" calcext:value-type="float">
            <text:p>41403</text:p>
          </table:table-cell>
          <table:table-cell office:value-type="float" office:value="82987" calcext:value-type="float">
            <text:p>82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6535.2</text:p>
          </table:table-cell>
          <table:table-cell office:value-type="float" office:value="48308320" calcext:value-type="float">
            <text:p>48308320</text:p>
          </table:table-cell>
          <table:table-cell office:value-type="float" office:value="22949" calcext:value-type="float">
            <text:p>22949</text:p>
          </table:table-cell>
          <table:table-cell office:value-type="float" office:value="22971" calcext:value-type="float">
            <text:p>22971</text:p>
          </table:table-cell>
          <table:table-cell office:value-type="float" office:value="22749" calcext:value-type="float">
            <text:p>22749</text:p>
          </table:table-cell>
          <table:table-cell office:value-type="float" office:value="22845" calcext:value-type="float">
            <text:p>22845</text:p>
          </table:table-cell>
          <table:table-cell office:value-type="float" office:value="22665" calcext:value-type="float">
            <text:p>22665</text:p>
          </table:table-cell>
          <table:table-cell office:value-type="float" office:value="863" calcext:value-type="float">
            <text:p>863</text:p>
          </table:table-cell>
          <table:table-cell office:value-type="float" office:value="11424" calcext:value-type="float">
            <text:p>11424</text:p>
          </table:table-cell>
          <table:table-cell office:value-type="float" office:value="45624" calcext:value-type="float">
            <text:p>45624</text:p>
          </table:table-cell>
          <table:table-cell office:value-type="float" office:value="91114" calcext:value-type="float">
            <text:p>91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8795.2</text:p>
          </table:table-cell>
          <table:table-cell office:value-type="float" office:value="49640949" calcext:value-type="float">
            <text:p>49640949</text:p>
          </table:table-cell>
          <table:table-cell office:value-type="float" office:value="23414" calcext:value-type="float">
            <text:p>23414</text:p>
          </table:table-cell>
          <table:table-cell office:value-type="float" office:value="23005" calcext:value-type="float">
            <text:p>23005</text:p>
          </table:table-cell>
          <table:table-cell office:value-type="float" office:value="22915" calcext:value-type="float">
            <text:p>22915</text:p>
          </table:table-cell>
          <table:table-cell office:value-type="float" office:value="22480" calcext:value-type="float">
            <text:p>22480</text:p>
          </table:table-cell>
          <table:table-cell office:value-type="float" office:value="22823" calcext:value-type="float">
            <text:p>22823</text:p>
          </table:table-cell>
          <table:table-cell office:value-type="float" office:value="1227" calcext:value-type="float">
            <text:p>1227</text:p>
          </table:table-cell>
          <table:table-cell office:value-type="float" office:value="11472" calcext:value-type="float">
            <text:p>11472</text:p>
          </table:table-cell>
          <table:table-cell office:value-type="float" office:value="45542" calcext:value-type="float">
            <text:p>45542</text:p>
          </table:table-cell>
          <table:table-cell office:value-type="float" office:value="91220" calcext:value-type="float">
            <text:p>91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38815.2</text:p>
          </table:table-cell>
          <table:table-cell office:value-type="float" office:value="47555355" calcext:value-type="float">
            <text:p>47555355</text:p>
          </table:table-cell>
          <table:table-cell office:value-type="float" office:value="22617" calcext:value-type="float">
            <text:p>22617</text:p>
          </table:table-cell>
          <table:table-cell office:value-type="float" office:value="22228" calcext:value-type="float">
            <text:p>22228</text:p>
          </table:table-cell>
          <table:table-cell office:value-type="float" office:value="22200" calcext:value-type="float">
            <text:p>22200</text:p>
          </table:table-cell>
          <table:table-cell office:value-type="float" office:value="21900" calcext:value-type="float">
            <text:p>21900</text:p>
          </table:table-cell>
          <table:table-cell office:value-type="float" office:value="22276" calcext:value-type="float">
            <text:p>22276</text:p>
          </table:table-cell>
          <table:table-cell office:value-type="float" office:value="1187" calcext:value-type="float">
            <text:p>1187</text:p>
          </table:table-cell>
          <table:table-cell office:value-type="float" office:value="11114" calcext:value-type="float">
            <text:p>11114</text:p>
          </table:table-cell>
          <table:table-cell office:value-type="float" office:value="44176" calcext:value-type="float">
            <text:p>44176</text:p>
          </table:table-cell>
          <table:table-cell office:value-type="float" office:value="88528" calcext:value-type="float">
            <text:p>88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340395.2</text:p>
          </table:table-cell>
          <table:table-cell office:value-type="float" office:value="39354211" calcext:value-type="float">
            <text:p>39354211</text:p>
          </table:table-cell>
          <table:table-cell office:value-type="float" office:value="18867" calcext:value-type="float">
            <text:p>18867</text:p>
          </table:table-cell>
          <table:table-cell office:value-type="float" office:value="18978" calcext:value-type="float">
            <text:p>18978</text:p>
          </table:table-cell>
          <table:table-cell office:value-type="float" office:value="18863" calcext:value-type="float">
            <text:p>18863</text:p>
          </table:table-cell>
          <table:table-cell office:value-type="float" office:value="19167" calcext:value-type="float">
            <text:p>19167</text:p>
          </table:table-cell>
          <table:table-cell office:value-type="float" office:value="18792" calcext:value-type="float">
            <text:p>18792</text:p>
          </table:table-cell>
          <table:table-cell office:value-type="float" office:value="804" calcext:value-type="float">
            <text:p>804</text:p>
          </table:table-cell>
          <table:table-cell office:value-type="float" office:value="9468" calcext:value-type="float">
            <text:p>9468</text:p>
          </table:table-cell>
          <table:table-cell office:value-type="float" office:value="37794" calcext:value-type="float">
            <text:p>37794</text:p>
          </table:table-cell>
          <table:table-cell office:value-type="float" office:value="75560" calcext:value-type="float">
            <text:p>75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439335.1</text:p>
          </table:table-cell>
          <table:table-cell office:value-type="float" office:value="239008219" calcext:value-type="float">
            <text:p>239008219</text:p>
          </table:table-cell>
          <table:table-cell office:value-type="float" office:value="76952" calcext:value-type="float">
            <text:p>76952</text:p>
          </table:table-cell>
          <table:table-cell office:value-type="float" office:value="72149" calcext:value-type="float">
            <text:p>72149</text:p>
          </table:table-cell>
          <table:table-cell office:value-type="float" office:value="68192" calcext:value-type="float">
            <text:p>68192</text:p>
          </table:table-cell>
          <table:table-cell office:value-type="float" office:value="67255" calcext:value-type="float">
            <text:p>67255</text:p>
          </table:table-cell>
          <table:table-cell office:value-type="float" office:value="65599" calcext:value-type="float">
            <text:p>65599</text:p>
          </table:table-cell>
          <table:table-cell office:value-type="float" office:value="3039" calcext:value-type="float">
            <text:p>3039</text:p>
          </table:table-cell>
          <table:table-cell office:value-type="float" office:value="34241" calcext:value-type="float">
            <text:p>34241</text:p>
          </table:table-cell>
          <table:table-cell office:value-type="float" office:value="135970" calcext:value-type="float">
            <text:p>135970</text:p>
          </table:table-cell>
          <table:table-cell office:value-type="float" office:value="272582" calcext:value-type="float">
            <text:p>272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443045.1</text:p>
          </table:table-cell>
          <table:table-cell office:value-type="float" office:value="233534499" calcext:value-type="float">
            <text:p>233534499</text:p>
          </table:table-cell>
          <table:table-cell office:value-type="float" office:value="58018" calcext:value-type="float">
            <text:p>58018</text:p>
          </table:table-cell>
          <table:table-cell office:value-type="float" office:value="54651" calcext:value-type="float">
            <text:p>54651</text:p>
          </table:table-cell>
          <table:table-cell office:value-type="float" office:value="52039" calcext:value-type="float">
            <text:p>52039</text:p>
          </table:table-cell>
          <table:table-cell office:value-type="float" office:value="51319" calcext:value-type="float">
            <text:p>51319</text:p>
          </table:table-cell>
          <table:table-cell office:value-type="float" office:value="50677" calcext:value-type="float">
            <text:p>50677</text:p>
          </table:table-cell>
          <table:table-cell office:value-type="float" office:value="2760" calcext:value-type="float">
            <text:p>2760</text:p>
          </table:table-cell>
          <table:table-cell office:value-type="float" office:value="26130" calcext:value-type="float">
            <text:p>26130</text:p>
          </table:table-cell>
          <table:table-cell office:value-type="float" office:value="104180" calcext:value-type="float">
            <text:p>104180</text:p>
          </table:table-cell>
          <table:table-cell office:value-type="float" office:value="208641" calcext:value-type="float">
            <text:p>208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448265.2</text:p>
          </table:table-cell>
          <table:table-cell office:value-type="float" office:value="39977157" calcext:value-type="float">
            <text:p>39977157</text:p>
          </table:table-cell>
          <table:table-cell office:value-type="float" office:value="18177" calcext:value-type="float">
            <text:p>18177</text:p>
          </table:table-cell>
          <table:table-cell office:value-type="float" office:value="18281" calcext:value-type="float">
            <text:p>18281</text:p>
          </table:table-cell>
          <table:table-cell office:value-type="float" office:value="17737" calcext:value-type="float">
            <text:p>17737</text:p>
          </table:table-cell>
          <table:table-cell office:value-type="float" office:value="17834" calcext:value-type="float">
            <text:p>17834</text:p>
          </table:table-cell>
          <table:table-cell office:value-type="float" office:value="17982" calcext:value-type="float">
            <text:p>17982</text:p>
          </table:table-cell>
          <table:table-cell office:value-type="float" office:value="720" calcext:value-type="float">
            <text:p>720</text:p>
          </table:table-cell>
          <table:table-cell office:value-type="float" office:value="8945" calcext:value-type="float">
            <text:p>8945</text:p>
          </table:table-cell>
          <table:table-cell office:value-type="float" office:value="35540" calcext:value-type="float">
            <text:p>35540</text:p>
          </table:table-cell>
          <table:table-cell office:value-type="float" office:value="71497" calcext:value-type="float">
            <text:p>71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468175.2</text:p>
          </table:table-cell>
          <table:table-cell office:value-type="float" office:value="64646683" calcext:value-type="float">
            <text:p>64646683</text:p>
          </table:table-cell>
          <table:table-cell office:value-type="float" office:value="24742" calcext:value-type="float">
            <text:p>24742</text:p>
          </table:table-cell>
          <table:table-cell office:value-type="float" office:value="24161" calcext:value-type="float">
            <text:p>24161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3" calcext:value-type="float">
            <text:p>23973</text:p>
          </table:table-cell>
          <table:table-cell office:value-type="float" office:value="23739" calcext:value-type="float">
            <text:p>23739</text:p>
          </table:table-cell>
          <table:table-cell office:value-type="float" office:value="1287" calcext:value-type="float">
            <text:p>1287</text:p>
          </table:table-cell>
          <table:table-cell office:value-type="float" office:value="12129" calcext:value-type="float">
            <text:p>12129</text:p>
          </table:table-cell>
          <table:table-cell office:value-type="float" office:value="47897" calcext:value-type="float">
            <text:p>47897</text:p>
          </table:table-cell>
          <table:table-cell office:value-type="float" office:value="95894" calcext:value-type="float">
            <text:p>95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0205.2</text:p>
          </table:table-cell>
          <table:table-cell office:value-type="float" office:value="53108570" calcext:value-type="float">
            <text:p>53108570</text:p>
          </table:table-cell>
          <table:table-cell office:value-type="float" office:value="23767" calcext:value-type="float">
            <text:p>23767</text:p>
          </table:table-cell>
          <table:table-cell office:value-type="float" office:value="23314" calcext:value-type="float">
            <text:p>23314</text:p>
          </table:table-cell>
          <table:table-cell office:value-type="float" office:value="23080" calcext:value-type="float">
            <text:p>23080</text:p>
          </table:table-cell>
          <table:table-cell office:value-type="float" office:value="22605" calcext:value-type="float">
            <text:p>22605</text:p>
          </table:table-cell>
          <table:table-cell office:value-type="float" office:value="23012" calcext:value-type="float">
            <text:p>23012</text:p>
          </table:table-cell>
          <table:table-cell office:value-type="float" office:value="1098" calcext:value-type="float">
            <text:p>1098</text:p>
          </table:table-cell>
          <table:table-cell office:value-type="float" office:value="11526" calcext:value-type="float">
            <text:p>11526</text:p>
          </table:table-cell>
          <table:table-cell office:value-type="float" office:value="46016" calcext:value-type="float">
            <text:p>46016</text:p>
          </table:table-cell>
          <table:table-cell office:value-type="float" office:value="92175" calcext:value-type="float">
            <text:p>92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0225.2</text:p>
          </table:table-cell>
          <table:table-cell office:value-type="float" office:value="95817914" calcext:value-type="float">
            <text:p>95817914</text:p>
          </table:table-cell>
          <table:table-cell office:value-type="float" office:value="31435" calcext:value-type="float">
            <text:p>31435</text:p>
          </table:table-cell>
          <table:table-cell office:value-type="float" office:value="30173" calcext:value-type="float">
            <text:p>30173</text:p>
          </table:table-cell>
          <table:table-cell office:value-type="float" office:value="29350" calcext:value-type="float">
            <text:p>29350</text:p>
          </table:table-cell>
          <table:table-cell office:value-type="float" office:value="29013" calcext:value-type="float">
            <text:p>29013</text:p>
          </table:table-cell>
          <table:table-cell office:value-type="float" office:value="28532" calcext:value-type="float">
            <text:p>28532</text:p>
          </table:table-cell>
          <table:table-cell office:value-type="float" office:value="1535" calcext:value-type="float">
            <text:p>1535</text:p>
          </table:table-cell>
          <table:table-cell office:value-type="float" office:value="14784" calcext:value-type="float">
            <text:p>14784</text:p>
          </table:table-cell>
          <table:table-cell office:value-type="float" office:value="58411" calcext:value-type="float">
            <text:p>58411</text:p>
          </table:table-cell>
          <table:table-cell office:value-type="float" office:value="116731" calcext:value-type="float">
            <text:p>116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9465.1</text:p>
          </table:table-cell>
          <table:table-cell office:value-type="float" office:value="48679260" calcext:value-type="float">
            <text:p>48679260</text:p>
          </table:table-cell>
          <table:table-cell office:value-type="float" office:value="23033" calcext:value-type="float">
            <text:p>23033</text:p>
          </table:table-cell>
          <table:table-cell office:value-type="float" office:value="23079" calcext:value-type="float">
            <text:p>23079</text:p>
          </table:table-cell>
          <table:table-cell office:value-type="float" office:value="23067" calcext:value-type="float">
            <text:p>23067</text:p>
          </table:table-cell>
          <table:table-cell office:value-type="float" office:value="23041" calcext:value-type="float">
            <text:p>23041</text:p>
          </table:table-cell>
          <table:table-cell office:value-type="float" office:value="22975" calcext:value-type="float">
            <text:p>22975</text:p>
          </table:table-cell>
          <table:table-cell office:value-type="float" office:value="1327" calcext:value-type="float">
            <text:p>1327</text:p>
          </table:table-cell>
          <table:table-cell office:value-type="float" office:value="11536" calcext:value-type="float">
            <text:p>11536</text:p>
          </table:table-cell>
          <table:table-cell office:value-type="float" office:value="46255" calcext:value-type="float">
            <text:p>46255</text:p>
          </table:table-cell>
          <table:table-cell office:value-type="float" office:value="92052" calcext:value-type="float">
            <text:p>92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9485.1</text:p>
          </table:table-cell>
          <table:table-cell office:value-type="float" office:value="48045558" calcext:value-type="float">
            <text:p>48045558</text:p>
          </table:table-cell>
          <table:table-cell office:value-type="float" office:value="22770" calcext:value-type="float">
            <text:p>22770</text:p>
          </table:table-cell>
          <table:table-cell office:value-type="float" office:value="22835" calcext:value-type="float">
            <text:p>22835</text:p>
          </table:table-cell>
          <table:table-cell office:value-type="float" office:value="22800" calcext:value-type="float">
            <text:p>22800</text:p>
          </table:table-cell>
          <table:table-cell office:value-type="float" office:value="22770" calcext:value-type="float">
            <text:p>22770</text:p>
          </table:table-cell>
          <table:table-cell office:value-type="float" office:value="22708" calcext:value-type="float">
            <text:p>22708</text:p>
          </table:table-cell>
          <table:table-cell office:value-type="float" office:value="1308" calcext:value-type="float">
            <text:p>1308</text:p>
          </table:table-cell>
          <table:table-cell office:value-type="float" office:value="11390" calcext:value-type="float">
            <text:p>11390</text:p>
          </table:table-cell>
          <table:table-cell office:value-type="float" office:value="45691" calcext:value-type="float">
            <text:p>45691</text:p>
          </table:table-cell>
          <table:table-cell office:value-type="float" office:value="90963" calcext:value-type="float">
            <text:p>90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9505.1</text:p>
          </table:table-cell>
          <table:table-cell office:value-type="float" office:value="48410320" calcext:value-type="float">
            <text:p>48410320</text:p>
          </table:table-cell>
          <table:table-cell office:value-type="float" office:value="23034" calcext:value-type="float">
            <text:p>23034</text:p>
          </table:table-cell>
          <table:table-cell office:value-type="float" office:value="23075" calcext:value-type="float">
            <text:p>23075</text:p>
          </table:table-cell>
          <table:table-cell office:value-type="float" office:value="22893" calcext:value-type="float">
            <text:p>22893</text:p>
          </table:table-cell>
          <table:table-cell office:value-type="float" office:value="22833" calcext:value-type="float">
            <text:p>22833</text:p>
          </table:table-cell>
          <table:table-cell office:value-type="float" office:value="22942" calcext:value-type="float">
            <text:p>22942</text:p>
          </table:table-cell>
          <table:table-cell office:value-type="float" office:value="1323" calcext:value-type="float">
            <text:p>1323</text:p>
          </table:table-cell>
          <table:table-cell office:value-type="float" office:value="11503" calcext:value-type="float">
            <text:p>11503</text:p>
          </table:table-cell>
          <table:table-cell office:value-type="float" office:value="45817" calcext:value-type="float">
            <text:p>45817</text:p>
          </table:table-cell>
          <table:table-cell office:value-type="float" office:value="91451" calcext:value-type="float">
            <text:p>91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509525.1</text:p>
          </table:table-cell>
          <table:table-cell office:value-type="float" office:value="48316528" calcext:value-type="float">
            <text:p>48316528</text:p>
          </table:table-cell>
          <table:table-cell office:value-type="float" office:value="23081" calcext:value-type="float">
            <text:p>23081</text:p>
          </table:table-cell>
          <table:table-cell office:value-type="float" office:value="22928" calcext:value-type="float">
            <text:p>22928</text:p>
          </table:table-cell>
          <table:table-cell office:value-type="float" office:value="22915" calcext:value-type="float">
            <text:p>22915</text:p>
          </table:table-cell>
          <table:table-cell office:value-type="float" office:value="22911" calcext:value-type="float">
            <text:p>22911</text:p>
          </table:table-cell>
          <table:table-cell office:value-type="float" office:value="22875" calcext:value-type="float">
            <text:p>22875</text:p>
          </table:table-cell>
          <table:table-cell office:value-type="float" office:value="1327" calcext:value-type="float">
            <text:p>1327</text:p>
          </table:table-cell>
          <table:table-cell office:value-type="float" office:value="11469" calcext:value-type="float">
            <text:p>11469</text:p>
          </table:table-cell>
          <table:table-cell office:value-type="float" office:value="45801" calcext:value-type="float">
            <text:p>45801</text:p>
          </table:table-cell>
          <table:table-cell office:value-type="float" office:value="91344" calcext:value-type="float">
            <text:p>91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686205.4</text:p>
          </table:table-cell>
          <table:table-cell office:value-type="float" office:value="76932016" calcext:value-type="float">
            <text:p>76932016</text:p>
          </table:table-cell>
          <table:table-cell office:value-type="float" office:value="31987" calcext:value-type="float">
            <text:p>31987</text:p>
          </table:table-cell>
          <table:table-cell office:value-type="float" office:value="31507" calcext:value-type="float">
            <text:p>31507</text:p>
          </table:table-cell>
          <table:table-cell office:value-type="float" office:value="30665" calcext:value-type="float">
            <text:p>30665</text:p>
          </table:table-cell>
          <table:table-cell office:value-type="float" office:value="30508" calcext:value-type="float">
            <text:p>30508</text:p>
          </table:table-cell>
          <table:table-cell office:value-type="float" office:value="30246" calcext:value-type="float">
            <text:p>30246</text:p>
          </table:table-cell>
          <table:table-cell office:value-type="float" office:value="1289" calcext:value-type="float">
            <text:p>1289</text:p>
          </table:table-cell>
          <table:table-cell office:value-type="float" office:value="15379" calcext:value-type="float">
            <text:p>15379</text:p>
          </table:table-cell>
          <table:table-cell office:value-type="float" office:value="61086" calcext:value-type="float">
            <text:p>61086</text:p>
          </table:table-cell>
          <table:table-cell office:value-type="float" office:value="122455" calcext:value-type="float">
            <text:p>122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687305.2</text:p>
          </table:table-cell>
          <table:table-cell office:value-type="float" office:value="79961817" calcext:value-type="float">
            <text:p>79961817</text:p>
          </table:table-cell>
          <table:table-cell office:value-type="float" office:value="31124" calcext:value-type="float">
            <text:p>31124</text:p>
          </table:table-cell>
          <table:table-cell office:value-type="float" office:value="30607" calcext:value-type="float">
            <text:p>30607</text:p>
          </table:table-cell>
          <table:table-cell office:value-type="float" office:value="30324" calcext:value-type="float">
            <text:p>30324</text:p>
          </table:table-cell>
          <table:table-cell office:value-type="float" office:value="29706" calcext:value-type="float">
            <text:p>29706</text:p>
          </table:table-cell>
          <table:table-cell office:value-type="float" office:value="29523" calcext:value-type="float">
            <text:p>29523</text:p>
          </table:table-cell>
          <table:table-cell office:value-type="float" office:value="1588" calcext:value-type="float">
            <text:p>1588</text:p>
          </table:table-cell>
          <table:table-cell office:value-type="float" office:value="15101" calcext:value-type="float">
            <text:p>15101</text:p>
          </table:table-cell>
          <table:table-cell office:value-type="float" office:value="60219" calcext:value-type="float">
            <text:p>60219</text:p>
          </table:table-cell>
          <table:table-cell office:value-type="float" office:value="120506" calcext:value-type="float">
            <text:p>120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751395.2</text:p>
          </table:table-cell>
          <table:table-cell office:value-type="float" office:value="59596164" calcext:value-type="float">
            <text:p>59596164</text:p>
          </table:table-cell>
          <table:table-cell office:value-type="float" office:value="27553" calcext:value-type="float">
            <text:p>27553</text:p>
          </table:table-cell>
          <table:table-cell office:value-type="float" office:value="27000" calcext:value-type="float">
            <text:p>27000</text:p>
          </table:table-cell>
          <table:table-cell office:value-type="float" office:value="27115" calcext:value-type="float">
            <text:p>27115</text:p>
          </table:table-cell>
          <table:table-cell office:value-type="float" office:value="26654" calcext:value-type="float">
            <text:p>26654</text:p>
          </table:table-cell>
          <table:table-cell office:value-type="float" office:value="26783" calcext:value-type="float">
            <text:p>26783</text:p>
          </table:table-cell>
          <table:table-cell office:value-type="float" office:value="1626" calcext:value-type="float">
            <text:p>1626</text:p>
          </table:table-cell>
          <table:table-cell office:value-type="float" office:value="13459" calcext:value-type="float">
            <text:p>13459</text:p>
          </table:table-cell>
          <table:table-cell office:value-type="float" office:value="54203" calcext:value-type="float">
            <text:p>54203</text:p>
          </table:table-cell>
          <table:table-cell office:value-type="float" office:value="108201" calcext:value-type="float">
            <text:p>108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785725.3</text:p>
          </table:table-cell>
          <table:table-cell office:value-type="float" office:value="37171947" calcext:value-type="float">
            <text:p>37171947</text:p>
          </table:table-cell>
          <table:table-cell office:value-type="float" office:value="17859" calcext:value-type="float">
            <text:p>17859</text:p>
          </table:table-cell>
          <table:table-cell office:value-type="float" office:value="18003" calcext:value-type="float">
            <text:p>18003</text:p>
          </table:table-cell>
          <table:table-cell office:value-type="float" office:value="17489" calcext:value-type="float">
            <text:p>17489</text:p>
          </table:table-cell>
          <table:table-cell office:value-type="float" office:value="17582" calcext:value-type="float">
            <text:p>17582</text:p>
          </table:table-cell>
          <table:table-cell office:value-type="float" office:value="17733" calcext:value-type="float">
            <text:p>17733</text:p>
          </table:table-cell>
          <table:table-cell office:value-type="float" office:value="694" calcext:value-type="float">
            <text:p>694</text:p>
          </table:table-cell>
          <table:table-cell office:value-type="float" office:value="8818" calcext:value-type="float">
            <text:p>8818</text:p>
          </table:table-cell>
          <table:table-cell office:value-type="float" office:value="35048" calcext:value-type="float">
            <text:p>35048</text:p>
          </table:table-cell>
          <table:table-cell office:value-type="float" office:value="70500" calcext:value-type="float">
            <text:p>70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0785735.3</text:p>
          </table:table-cell>
          <table:table-cell office:value-type="float" office:value="37049235" calcext:value-type="float">
            <text:p>37049235</text:p>
          </table:table-cell>
          <table:table-cell office:value-type="float" office:value="17818" calcext:value-type="float">
            <text:p>17818</text:p>
          </table:table-cell>
          <table:table-cell office:value-type="float" office:value="17963" calcext:value-type="float">
            <text:p>17963</text:p>
          </table:table-cell>
          <table:table-cell office:value-type="float" office:value="17404" calcext:value-type="float">
            <text:p>17404</text:p>
          </table:table-cell>
          <table:table-cell office:value-type="float" office:value="17545" calcext:value-type="float">
            <text:p>17545</text:p>
          </table:table-cell>
          <table:table-cell office:value-type="float" office:value="17711" calcext:value-type="float">
            <text:p>17711</text:p>
          </table:table-cell>
          <table:table-cell office:value-type="float" office:value="693" calcext:value-type="float">
            <text:p>693</text:p>
          </table:table-cell>
          <table:table-cell office:value-type="float" office:value="8780" calcext:value-type="float">
            <text:p>8780</text:p>
          </table:table-cell>
          <table:table-cell office:value-type="float" office:value="34915" calcext:value-type="float">
            <text:p>34915</text:p>
          </table:table-cell>
          <table:table-cell office:value-type="float" office:value="70259" calcext:value-type="float">
            <text:p>70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135.1</text:p>
          </table:table-cell>
          <table:table-cell office:value-type="float" office:value="42499830" calcext:value-type="float">
            <text:p>42499830</text:p>
          </table:table-cell>
          <table:table-cell office:value-type="float" office:value="19819" calcext:value-type="float">
            <text:p>19819</text:p>
          </table:table-cell>
          <table:table-cell office:value-type="float" office:value="19944" calcext:value-type="float">
            <text:p>19944</text:p>
          </table:table-cell>
          <table:table-cell office:value-type="float" office:value="19735" calcext:value-type="float">
            <text:p>19735</text:p>
          </table:table-cell>
          <table:table-cell office:value-type="float" office:value="19841" calcext:value-type="float">
            <text:p>19841</text:p>
          </table:table-cell>
          <table:table-cell office:value-type="float" office:value="19577" calcext:value-type="float">
            <text:p>19577</text:p>
          </table:table-cell>
          <table:table-cell office:value-type="float" office:value="832" calcext:value-type="float">
            <text:p>832</text:p>
          </table:table-cell>
          <table:table-cell office:value-type="float" office:value="9892" calcext:value-type="float">
            <text:p>9892</text:p>
          </table:table-cell>
          <table:table-cell office:value-type="float" office:value="39622" calcext:value-type="float">
            <text:p>39622</text:p>
          </table:table-cell>
          <table:table-cell office:value-type="float" office:value="79183" calcext:value-type="float">
            <text:p>79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145.1</text:p>
          </table:table-cell>
          <table:table-cell office:value-type="float" office:value="42277159" calcext:value-type="float">
            <text:p>42277159</text:p>
          </table:table-cell>
          <table:table-cell office:value-type="float" office:value="19813" calcext:value-type="float">
            <text:p>19813</text:p>
          </table:table-cell>
          <table:table-cell office:value-type="float" office:value="19897" calcext:value-type="float">
            <text:p>19897</text:p>
          </table:table-cell>
          <table:table-cell office:value-type="float" office:value="19633" calcext:value-type="float">
            <text:p>19633</text:p>
          </table:table-cell>
          <table:table-cell office:value-type="float" office:value="19857" calcext:value-type="float">
            <text:p>19857</text:p>
          </table:table-cell>
          <table:table-cell office:value-type="float" office:value="19582" calcext:value-type="float">
            <text:p>19582</text:p>
          </table:table-cell>
          <table:table-cell office:value-type="float" office:value="831" calcext:value-type="float">
            <text:p>831</text:p>
          </table:table-cell>
          <table:table-cell office:value-type="float" office:value="9837" calcext:value-type="float">
            <text:p>9837</text:p>
          </table:table-cell>
          <table:table-cell office:value-type="float" office:value="39449" calcext:value-type="float">
            <text:p>39449</text:p>
          </table:table-cell>
          <table:table-cell office:value-type="float" office:value="79000" calcext:value-type="float">
            <text:p>79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155.1</text:p>
          </table:table-cell>
          <table:table-cell office:value-type="float" office:value="42259081" calcext:value-type="float">
            <text:p>42259081</text:p>
          </table:table-cell>
          <table:table-cell office:value-type="float" office:value="19805" calcext:value-type="float">
            <text:p>19805</text:p>
          </table:table-cell>
          <table:table-cell office:value-type="float" office:value="19881" calcext:value-type="float">
            <text:p>19881</text:p>
          </table:table-cell>
          <table:table-cell office:value-type="float" office:value="19688" calcext:value-type="float">
            <text:p>19688</text:p>
          </table:table-cell>
          <table:table-cell office:value-type="float" office:value="19805" calcext:value-type="float">
            <text:p>19805</text:p>
          </table:table-cell>
          <table:table-cell office:value-type="float" office:value="19587" calcext:value-type="float">
            <text:p>19587</text:p>
          </table:table-cell>
          <table:table-cell office:value-type="float" office:value="832" calcext:value-type="float">
            <text:p>832</text:p>
          </table:table-cell>
          <table:table-cell office:value-type="float" office:value="9862" calcext:value-type="float">
            <text:p>9862</text:p>
          </table:table-cell>
          <table:table-cell office:value-type="float" office:value="39447" calcext:value-type="float">
            <text:p>39447</text:p>
          </table:table-cell>
          <table:table-cell office:value-type="float" office:value="79005" calcext:value-type="float">
            <text:p>7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165.1</text:p>
          </table:table-cell>
          <table:table-cell office:value-type="float" office:value="41867278" calcext:value-type="float">
            <text:p>41867278</text:p>
          </table:table-cell>
          <table:table-cell office:value-type="float" office:value="19817" calcext:value-type="float">
            <text:p>19817</text:p>
          </table:table-cell>
          <table:table-cell office:value-type="float" office:value="19892" calcext:value-type="float">
            <text:p>19892</text:p>
          </table:table-cell>
          <table:table-cell office:value-type="float" office:value="19751" calcext:value-type="float">
            <text:p>19751</text:p>
          </table:table-cell>
          <table:table-cell office:value-type="float" office:value="19899" calcext:value-type="float">
            <text:p>19899</text:p>
          </table:table-cell>
          <table:table-cell office:value-type="float" office:value="19658" calcext:value-type="float">
            <text:p>19658</text:p>
          </table:table-cell>
          <table:table-cell office:value-type="float" office:value="839" calcext:value-type="float">
            <text:p>839</text:p>
          </table:table-cell>
          <table:table-cell office:value-type="float" office:value="9878" calcext:value-type="float">
            <text:p>9878</text:p>
          </table:table-cell>
          <table:table-cell office:value-type="float" office:value="39552" calcext:value-type="float">
            <text:p>39552</text:p>
          </table:table-cell>
          <table:table-cell office:value-type="float" office:value="79119" calcext:value-type="float">
            <text:p>79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215.1</text:p>
          </table:table-cell>
          <table:table-cell office:value-type="float" office:value="42346485" calcext:value-type="float">
            <text:p>42346485</text:p>
          </table:table-cell>
          <table:table-cell office:value-type="float" office:value="19911" calcext:value-type="float">
            <text:p>19911</text:p>
          </table:table-cell>
          <table:table-cell office:value-type="float" office:value="20051" calcext:value-type="float">
            <text:p>20051</text:p>
          </table:table-cell>
          <table:table-cell office:value-type="float" office:value="19802" calcext:value-type="float">
            <text:p>19802</text:p>
          </table:table-cell>
          <table:table-cell office:value-type="float" office:value="20032" calcext:value-type="float">
            <text:p>20032</text:p>
          </table:table-cell>
          <table:table-cell office:value-type="float" office:value="19764" calcext:value-type="float">
            <text:p>19764</text:p>
          </table:table-cell>
          <table:table-cell office:value-type="float" office:value="831" calcext:value-type="float">
            <text:p>831</text:p>
          </table:table-cell>
          <table:table-cell office:value-type="float" office:value="9912" calcext:value-type="float">
            <text:p>9912</text:p>
          </table:table-cell>
          <table:table-cell office:value-type="float" office:value="39792" calcext:value-type="float">
            <text:p>39792</text:p>
          </table:table-cell>
          <table:table-cell office:value-type="float" office:value="79595" calcext:value-type="float">
            <text:p>79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225.1</text:p>
          </table:table-cell>
          <table:table-cell office:value-type="float" office:value="42368190" calcext:value-type="float">
            <text:p>42368190</text:p>
          </table:table-cell>
          <table:table-cell office:value-type="float" office:value="19791" calcext:value-type="float">
            <text:p>19791</text:p>
          </table:table-cell>
          <table:table-cell office:value-type="float" office:value="19945" calcext:value-type="float">
            <text:p>19945</text:p>
          </table:table-cell>
          <table:table-cell office:value-type="float" office:value="19679" calcext:value-type="float">
            <text:p>19679</text:p>
          </table:table-cell>
          <table:table-cell office:value-type="float" office:value="19806" calcext:value-type="float">
            <text:p>19806</text:p>
          </table:table-cell>
          <table:table-cell office:value-type="float" office:value="19599" calcext:value-type="float">
            <text:p>19599</text:p>
          </table:table-cell>
          <table:table-cell office:value-type="float" office:value="828" calcext:value-type="float">
            <text:p>828</text:p>
          </table:table-cell>
          <table:table-cell office:value-type="float" office:value="9849" calcext:value-type="float">
            <text:p>9849</text:p>
          </table:table-cell>
          <table:table-cell office:value-type="float" office:value="39488" calcext:value-type="float">
            <text:p>39488</text:p>
          </table:table-cell>
          <table:table-cell office:value-type="float" office:value="78998" calcext:value-type="float">
            <text:p>78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278235.1</text:p>
          </table:table-cell>
          <table:table-cell office:value-type="float" office:value="42491462" calcext:value-type="float">
            <text:p>42491462</text:p>
          </table:table-cell>
          <table:table-cell office:value-type="float" office:value="19869" calcext:value-type="float">
            <text:p>19869</text:p>
          </table:table-cell>
          <table:table-cell office:value-type="float" office:value="19921" calcext:value-type="float">
            <text:p>19921</text:p>
          </table:table-cell>
          <table:table-cell office:value-type="float" office:value="19728" calcext:value-type="float">
            <text:p>19728</text:p>
          </table:table-cell>
          <table:table-cell office:value-type="float" office:value="19912" calcext:value-type="float">
            <text:p>19912</text:p>
          </table:table-cell>
          <table:table-cell office:value-type="float" office:value="19623" calcext:value-type="float">
            <text:p>19623</text:p>
          </table:table-cell>
          <table:table-cell office:value-type="float" office:value="824" calcext:value-type="float">
            <text:p>824</text:p>
          </table:table-cell>
          <table:table-cell office:value-type="float" office:value="9900" calcext:value-type="float">
            <text:p>9900</text:p>
          </table:table-cell>
          <table:table-cell office:value-type="float" office:value="39581" calcext:value-type="float">
            <text:p>39581</text:p>
          </table:table-cell>
          <table:table-cell office:value-type="float" office:value="79211" calcext:value-type="float">
            <text:p>79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345.1</text:p>
          </table:table-cell>
          <table:table-cell office:value-type="float" office:value="40564390" calcext:value-type="float">
            <text:p>40564390</text:p>
          </table:table-cell>
          <table:table-cell office:value-type="float" office:value="19426" calcext:value-type="float">
            <text:p>19426</text:p>
          </table:table-cell>
          <table:table-cell office:value-type="float" office:value="19564" calcext:value-type="float">
            <text:p>19564</text:p>
          </table:table-cell>
          <table:table-cell office:value-type="float" office:value="19289" calcext:value-type="float">
            <text:p>19289</text:p>
          </table:table-cell>
          <table:table-cell office:value-type="float" office:value="19347" calcext:value-type="float">
            <text:p>19347</text:p>
          </table:table-cell>
          <table:table-cell office:value-type="float" office:value="19400" calcext:value-type="float">
            <text:p>19400</text:p>
          </table:table-cell>
          <table:table-cell office:value-type="float" office:value="1261" calcext:value-type="float">
            <text:p>1261</text:p>
          </table:table-cell>
          <table:table-cell office:value-type="float" office:value="9608" calcext:value-type="float">
            <text:p>9608</text:p>
          </table:table-cell>
          <table:table-cell office:value-type="float" office:value="38636" calcext:value-type="float">
            <text:p>38636</text:p>
          </table:table-cell>
          <table:table-cell office:value-type="float" office:value="77390" calcext:value-type="float">
            <text:p>77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355.1</text:p>
          </table:table-cell>
          <table:table-cell office:value-type="float" office:value="40835483" calcext:value-type="float">
            <text:p>40835483</text:p>
          </table:table-cell>
          <table:table-cell office:value-type="float" office:value="19575" calcext:value-type="float">
            <text:p>19575</text:p>
          </table:table-cell>
          <table:table-cell office:value-type="float" office:value="19638" calcext:value-type="float">
            <text:p>19638</text:p>
          </table:table-cell>
          <table:table-cell office:value-type="float" office:value="19367" calcext:value-type="float">
            <text:p>19367</text:p>
          </table:table-cell>
          <table:table-cell office:value-type="float" office:value="19403" calcext:value-type="float">
            <text:p>19403</text:p>
          </table:table-cell>
          <table:table-cell office:value-type="float" office:value="19493" calcext:value-type="float">
            <text:p>19493</text:p>
          </table:table-cell>
          <table:table-cell office:value-type="float" office:value="1261" calcext:value-type="float">
            <text:p>1261</text:p>
          </table:table-cell>
          <table:table-cell office:value-type="float" office:value="9660" calcext:value-type="float">
            <text:p>9660</text:p>
          </table:table-cell>
          <table:table-cell office:value-type="float" office:value="38764" calcext:value-type="float">
            <text:p>38764</text:p>
          </table:table-cell>
          <table:table-cell office:value-type="float" office:value="77709" calcext:value-type="float">
            <text:p>77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365.1</text:p>
          </table:table-cell>
          <table:table-cell office:value-type="float" office:value="54365410" calcext:value-type="float">
            <text:p>54365410</text:p>
          </table:table-cell>
          <table:table-cell office:value-type="float" office:value="26190" calcext:value-type="float">
            <text:p>26190</text:p>
          </table:table-cell>
          <table:table-cell office:value-type="float" office:value="26254" calcext:value-type="float">
            <text:p>26254</text:p>
          </table:table-cell>
          <table:table-cell office:value-type="float" office:value="26066" calcext:value-type="float">
            <text:p>26066</text:p>
          </table:table-cell>
          <table:table-cell office:value-type="float" office:value="26096" calcext:value-type="float">
            <text:p>26096</text:p>
          </table:table-cell>
          <table:table-cell office:value-type="float" office:value="25895" calcext:value-type="float">
            <text:p>25895</text:p>
          </table:table-cell>
          <table:table-cell office:value-type="float" office:value="869" calcext:value-type="float">
            <text:p>869</text:p>
          </table:table-cell>
          <table:table-cell office:value-type="float" office:value="13082" calcext:value-type="float">
            <text:p>13082</text:p>
          </table:table-cell>
          <table:table-cell office:value-type="float" office:value="51942" calcext:value-type="float">
            <text:p>51942</text:p>
          </table:table-cell>
          <table:table-cell office:value-type="float" office:value="103556" calcext:value-type="float">
            <text:p>103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375.1</text:p>
          </table:table-cell>
          <table:table-cell office:value-type="float" office:value="56277789" calcext:value-type="float">
            <text:p>56277789</text:p>
          </table:table-cell>
          <table:table-cell office:value-type="float" office:value="26661" calcext:value-type="float">
            <text:p>26661</text:p>
          </table:table-cell>
          <table:table-cell office:value-type="float" office:value="26671" calcext:value-type="float">
            <text:p>26671</text:p>
          </table:table-cell>
          <table:table-cell office:value-type="float" office:value="26143" calcext:value-type="float">
            <text:p>26143</text:p>
          </table:table-cell>
          <table:table-cell office:value-type="float" office:value="26013" calcext:value-type="float">
            <text:p>26013</text:p>
          </table:table-cell>
          <table:table-cell office:value-type="float" office:value="26261" calcext:value-type="float">
            <text:p>26261</text:p>
          </table:table-cell>
          <table:table-cell office:value-type="float" office:value="1547" calcext:value-type="float">
            <text:p>1547</text:p>
          </table:table-cell>
          <table:table-cell office:value-type="float" office:value="13176" calcext:value-type="float">
            <text:p>13176</text:p>
          </table:table-cell>
          <table:table-cell office:value-type="float" office:value="52678" calcext:value-type="float">
            <text:p>52678</text:p>
          </table:table-cell>
          <table:table-cell office:value-type="float" office:value="104981" calcext:value-type="float">
            <text:p>104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425.1</text:p>
          </table:table-cell>
          <table:table-cell office:value-type="float" office:value="54293385" calcext:value-type="float">
            <text:p>54293385</text:p>
          </table:table-cell>
          <table:table-cell office:value-type="float" office:value="25551" calcext:value-type="float">
            <text:p>25551</text:p>
          </table:table-cell>
          <table:table-cell office:value-type="float" office:value="25441" calcext:value-type="float">
            <text:p>25441</text:p>
          </table:table-cell>
          <table:table-cell office:value-type="float" office:value="24964" calcext:value-type="float">
            <text:p>24964</text:p>
          </table:table-cell>
          <table:table-cell office:value-type="float" office:value="24842" calcext:value-type="float">
            <text:p>24842</text:p>
          </table:table-cell>
          <table:table-cell office:value-type="float" office:value="25017" calcext:value-type="float">
            <text:p>25017</text:p>
          </table:table-cell>
          <table:table-cell office:value-type="float" office:value="1537" calcext:value-type="float">
            <text:p>1537</text:p>
          </table:table-cell>
          <table:table-cell office:value-type="float" office:value="12422" calcext:value-type="float">
            <text:p>12422</text:p>
          </table:table-cell>
          <table:table-cell office:value-type="float" office:value="49957" calcext:value-type="float">
            <text:p>49957</text:p>
          </table:table-cell>
          <table:table-cell office:value-type="float" office:value="100038" calcext:value-type="float">
            <text:p>100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435.1</text:p>
          </table:table-cell>
          <table:table-cell office:value-type="float" office:value="37809042" calcext:value-type="float">
            <text:p>37809042</text:p>
          </table:table-cell>
          <table:table-cell office:value-type="float" office:value="17759" calcext:value-type="float">
            <text:p>17759</text:p>
          </table:table-cell>
          <table:table-cell office:value-type="float" office:value="17940" calcext:value-type="float">
            <text:p>17940</text:p>
          </table:table-cell>
          <table:table-cell office:value-type="float" office:value="17828" calcext:value-type="float">
            <text:p>17828</text:p>
          </table:table-cell>
          <table:table-cell office:value-type="float" office:value="17898" calcext:value-type="float">
            <text:p>17898</text:p>
          </table:table-cell>
          <table:table-cell office:value-type="float" office:value="17738" calcext:value-type="float">
            <text:p>17738</text:p>
          </table:table-cell>
          <table:table-cell office:value-type="float" office:value="607" calcext:value-type="float">
            <text:p>607</text:p>
          </table:table-cell>
          <table:table-cell office:value-type="float" office:value="8971" calcext:value-type="float">
            <text:p>8971</text:p>
          </table:table-cell>
          <table:table-cell office:value-type="float" office:value="35635" calcext:value-type="float">
            <text:p>35635</text:p>
          </table:table-cell>
          <table:table-cell office:value-type="float" office:value="71402" calcext:value-type="float">
            <text:p>71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445.1</text:p>
          </table:table-cell>
          <table:table-cell office:value-type="float" office:value="37705797" calcext:value-type="float">
            <text:p>37705797</text:p>
          </table:table-cell>
          <table:table-cell office:value-type="float" office:value="17751" calcext:value-type="float">
            <text:p>17751</text:p>
          </table:table-cell>
          <table:table-cell office:value-type="float" office:value="17900" calcext:value-type="float">
            <text:p>17900</text:p>
          </table:table-cell>
          <table:table-cell office:value-type="float" office:value="17822" calcext:value-type="float">
            <text:p>17822</text:p>
          </table:table-cell>
          <table:table-cell office:value-type="float" office:value="17872" calcext:value-type="float">
            <text:p>17872</text:p>
          </table:table-cell>
          <table:table-cell office:value-type="float" office:value="17725" calcext:value-type="float">
            <text:p>17725</text:p>
          </table:table-cell>
          <table:table-cell office:value-type="float" office:value="605" calcext:value-type="float">
            <text:p>605</text:p>
          </table:table-cell>
          <table:table-cell office:value-type="float" office:value="8973" calcext:value-type="float">
            <text:p>8973</text:p>
          </table:table-cell>
          <table:table-cell office:value-type="float" office:value="35592" calcext:value-type="float">
            <text:p>35592</text:p>
          </table:table-cell>
          <table:table-cell office:value-type="float" office:value="71301" calcext:value-type="float">
            <text:p>71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455.1</text:p>
          </table:table-cell>
          <table:table-cell office:value-type="float" office:value="53396777" calcext:value-type="float">
            <text:p>53396777</text:p>
          </table:table-cell>
          <table:table-cell office:value-type="float" office:value="25221" calcext:value-type="float">
            <text:p>25221</text:p>
          </table:table-cell>
          <table:table-cell office:value-type="float" office:value="25143" calcext:value-type="float">
            <text:p>25143</text:p>
          </table:table-cell>
          <table:table-cell office:value-type="float" office:value="24667" calcext:value-type="float">
            <text:p>24667</text:p>
          </table:table-cell>
          <table:table-cell office:value-type="float" office:value="24552" calcext:value-type="float">
            <text:p>24552</text:p>
          </table:table-cell>
          <table:table-cell office:value-type="float" office:value="24790" calcext:value-type="float">
            <text:p>24790</text:p>
          </table:table-cell>
          <table:table-cell office:value-type="float" office:value="1536" calcext:value-type="float">
            <text:p>1536</text:p>
          </table:table-cell>
          <table:table-cell office:value-type="float" office:value="12256" calcext:value-type="float">
            <text:p>12256</text:p>
          </table:table-cell>
          <table:table-cell office:value-type="float" office:value="49337" calcext:value-type="float">
            <text:p>49337</text:p>
          </table:table-cell>
          <table:table-cell office:value-type="float" office:value="98826" calcext:value-type="float">
            <text:p>98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505.1</text:p>
          </table:table-cell>
          <table:table-cell office:value-type="float" office:value="54647042" calcext:value-type="float">
            <text:p>54647042</text:p>
          </table:table-cell>
          <table:table-cell office:value-type="float" office:value="26123" calcext:value-type="float">
            <text:p>26123</text:p>
          </table:table-cell>
          <table:table-cell office:value-type="float" office:value="26015" calcext:value-type="float">
            <text:p>26015</text:p>
          </table:table-cell>
          <table:table-cell office:value-type="float" office:value="26046" calcext:value-type="float">
            <text:p>26046</text:p>
          </table:table-cell>
          <table:table-cell office:value-type="float" office:value="25873" calcext:value-type="float">
            <text:p>25873</text:p>
          </table:table-cell>
          <table:table-cell office:value-type="float" office:value="25735" calcext:value-type="float">
            <text:p>25735</text:p>
          </table:table-cell>
          <table:table-cell office:value-type="float" office:value="832" calcext:value-type="float">
            <text:p>832</text:p>
          </table:table-cell>
          <table:table-cell office:value-type="float" office:value="13056" calcext:value-type="float">
            <text:p>13056</text:p>
          </table:table-cell>
          <table:table-cell office:value-type="float" office:value="51932" calcext:value-type="float">
            <text:p>51932</text:p>
          </table:table-cell>
          <table:table-cell office:value-type="float" office:value="103325" calcext:value-type="float">
            <text:p>103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314925.1</text:p>
          </table:table-cell>
          <table:table-cell office:value-type="float" office:value="55592035" calcext:value-type="float">
            <text:p>55592035</text:p>
          </table:table-cell>
          <table:table-cell office:value-type="float" office:value="26261" calcext:value-type="float">
            <text:p>26261</text:p>
          </table:table-cell>
          <table:table-cell office:value-type="float" office:value="26318" calcext:value-type="float">
            <text:p>26318</text:p>
          </table:table-cell>
          <table:table-cell office:value-type="float" office:value="25869" calcext:value-type="float">
            <text:p>25869</text:p>
          </table:table-cell>
          <table:table-cell office:value-type="float" office:value="25712" calcext:value-type="float">
            <text:p>25712</text:p>
          </table:table-cell>
          <table:table-cell office:value-type="float" office:value="25965" calcext:value-type="float">
            <text:p>25965</text:p>
          </table:table-cell>
          <table:table-cell office:value-type="float" office:value="1515" calcext:value-type="float">
            <text:p>1515</text:p>
          </table:table-cell>
          <table:table-cell office:value-type="float" office:value="13070" calcext:value-type="float">
            <text:p>13070</text:p>
          </table:table-cell>
          <table:table-cell office:value-type="float" office:value="52035" calcext:value-type="float">
            <text:p>52035</text:p>
          </table:table-cell>
          <table:table-cell office:value-type="float" office:value="103670" calcext:value-type="float">
            <text:p>1036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482985.1</text:p>
          </table:table-cell>
          <table:table-cell office:value-type="float" office:value="72309311" calcext:value-type="float">
            <text:p>72309311</text:p>
          </table:table-cell>
          <table:table-cell office:value-type="float" office:value="26503" calcext:value-type="float">
            <text:p>26503</text:p>
          </table:table-cell>
          <table:table-cell office:value-type="float" office:value="25934" calcext:value-type="float">
            <text:p>25934</text:p>
          </table:table-cell>
          <table:table-cell office:value-type="float" office:value="25666" calcext:value-type="float">
            <text:p>25666</text:p>
          </table:table-cell>
          <table:table-cell office:value-type="float" office:value="25308" calcext:value-type="float">
            <text:p>25308</text:p>
          </table:table-cell>
          <table:table-cell office:value-type="float" office:value="25429" calcext:value-type="float">
            <text:p>25429</text:p>
          </table:table-cell>
          <table:table-cell office:value-type="float" office:value="1239" calcext:value-type="float">
            <text:p>1239</text:p>
          </table:table-cell>
          <table:table-cell office:value-type="float" office:value="12820" calcext:value-type="float">
            <text:p>12820</text:p>
          </table:table-cell>
          <table:table-cell office:value-type="float" office:value="51157" calcext:value-type="float">
            <text:p>51157</text:p>
          </table:table-cell>
          <table:table-cell office:value-type="float" office:value="102036" calcext:value-type="float">
            <text:p>102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483015.1</text:p>
          </table:table-cell>
          <table:table-cell office:value-type="float" office:value="82633274" calcext:value-type="float">
            <text:p>82633274</text:p>
          </table:table-cell>
          <table:table-cell office:value-type="float" office:value="25265" calcext:value-type="float">
            <text:p>25265</text:p>
          </table:table-cell>
          <table:table-cell office:value-type="float" office:value="24869" calcext:value-type="float">
            <text:p>24869</text:p>
          </table:table-cell>
          <table:table-cell office:value-type="float" office:value="24830" calcext:value-type="float">
            <text:p>24830</text:p>
          </table:table-cell>
          <table:table-cell office:value-type="float" office:value="24482" calcext:value-type="float">
            <text:p>24482</text:p>
          </table:table-cell>
          <table:table-cell office:value-type="float" office:value="24683" calcext:value-type="float">
            <text:p>24683</text:p>
          </table:table-cell>
          <table:table-cell office:value-type="float" office:value="1201" calcext:value-type="float">
            <text:p>1201</text:p>
          </table:table-cell>
          <table:table-cell office:value-type="float" office:value="12370" calcext:value-type="float">
            <text:p>12370</text:p>
          </table:table-cell>
          <table:table-cell office:value-type="float" office:value="49532" calcext:value-type="float">
            <text:p>49532</text:p>
          </table:table-cell>
          <table:table-cell office:value-type="float" office:value="98608" calcext:value-type="float">
            <text:p>98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07905.2</text:p>
          </table:table-cell>
          <table:table-cell office:value-type="float" office:value="38682503" calcext:value-type="float">
            <text:p>38682503</text:p>
          </table:table-cell>
          <table:table-cell office:value-type="float" office:value="18069" calcext:value-type="float">
            <text:p>18069</text:p>
          </table:table-cell>
          <table:table-cell office:value-type="float" office:value="18205" calcext:value-type="float">
            <text:p>18205</text:p>
          </table:table-cell>
          <table:table-cell office:value-type="float" office:value="17576" calcext:value-type="float">
            <text:p>17576</text:p>
          </table:table-cell>
          <table:table-cell office:value-type="float" office:value="17755" calcext:value-type="float">
            <text:p>17755</text:p>
          </table:table-cell>
          <table:table-cell office:value-type="float" office:value="17833" calcext:value-type="float">
            <text:p>17833</text:p>
          </table:table-cell>
          <table:table-cell office:value-type="float" office:value="717" calcext:value-type="float">
            <text:p>717</text:p>
          </table:table-cell>
          <table:table-cell office:value-type="float" office:value="8857" calcext:value-type="float">
            <text:p>8857</text:p>
          </table:table-cell>
          <table:table-cell office:value-type="float" office:value="35292" calcext:value-type="float">
            <text:p>35292</text:p>
          </table:table-cell>
          <table:table-cell office:value-type="float" office:value="71022" calcext:value-type="float">
            <text:p>71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12645.2</text:p>
          </table:table-cell>
          <table:table-cell office:value-type="float" office:value="37466154" calcext:value-type="float">
            <text:p>37466154</text:p>
          </table:table-cell>
          <table:table-cell office:value-type="float" office:value="17627" calcext:value-type="float">
            <text:p>17627</text:p>
          </table:table-cell>
          <table:table-cell office:value-type="float" office:value="17561" calcext:value-type="float">
            <text:p>17561</text:p>
          </table:table-cell>
          <table:table-cell office:value-type="float" office:value="17427" calcext:value-type="float">
            <text:p>17427</text:p>
          </table:table-cell>
          <table:table-cell office:value-type="float" office:value="17310" calcext:value-type="float">
            <text:p>17310</text:p>
          </table:table-cell>
          <table:table-cell office:value-type="float" office:value="17327" calcext:value-type="float">
            <text:p>17327</text:p>
          </table:table-cell>
          <table:table-cell office:value-type="float" office:value="699" calcext:value-type="float">
            <text:p>699</text:p>
          </table:table-cell>
          <table:table-cell office:value-type="float" office:value="8744" calcext:value-type="float">
            <text:p>8744</text:p>
          </table:table-cell>
          <table:table-cell office:value-type="float" office:value="34781" calcext:value-type="float">
            <text:p>34781</text:p>
          </table:table-cell>
          <table:table-cell office:value-type="float" office:value="69660" calcext:value-type="float">
            <text:p>69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12655.1</text:p>
          </table:table-cell>
          <table:table-cell office:value-type="float" office:value="38588741" calcext:value-type="float">
            <text:p>38588741</text:p>
          </table:table-cell>
          <table:table-cell office:value-type="float" office:value="18054" calcext:value-type="float">
            <text:p>18054</text:p>
          </table:table-cell>
          <table:table-cell office:value-type="float" office:value="18192" calcext:value-type="float">
            <text:p>18192</text:p>
          </table:table-cell>
          <table:table-cell office:value-type="float" office:value="17581" calcext:value-type="float">
            <text:p>17581</text:p>
          </table:table-cell>
          <table:table-cell office:value-type="float" office:value="17752" calcext:value-type="float">
            <text:p>17752</text:p>
          </table:table-cell>
          <table:table-cell office:value-type="float" office:value="17839" calcext:value-type="float">
            <text:p>17839</text:p>
          </table:table-cell>
          <table:table-cell office:value-type="float" office:value="717" calcext:value-type="float">
            <text:p>717</text:p>
          </table:table-cell>
          <table:table-cell office:value-type="float" office:value="8865" calcext:value-type="float">
            <text:p>8865</text:p>
          </table:table-cell>
          <table:table-cell office:value-type="float" office:value="35287" calcext:value-type="float">
            <text:p>35287</text:p>
          </table:table-cell>
          <table:table-cell office:value-type="float" office:value="70989" calcext:value-type="float">
            <text:p>70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12705.2</text:p>
          </table:table-cell>
          <table:table-cell office:value-type="float" office:value="37149886" calcext:value-type="float">
            <text:p>37149886</text:p>
          </table:table-cell>
          <table:table-cell office:value-type="float" office:value="17689" calcext:value-type="float">
            <text:p>17689</text:p>
          </table:table-cell>
          <table:table-cell office:value-type="float" office:value="17638" calcext:value-type="float">
            <text:p>17638</text:p>
          </table:table-cell>
          <table:table-cell office:value-type="float" office:value="17487" calcext:value-type="float">
            <text:p>17487</text:p>
          </table:table-cell>
          <table:table-cell office:value-type="float" office:value="17364" calcext:value-type="float">
            <text:p>17364</text:p>
          </table:table-cell>
          <table:table-cell office:value-type="float" office:value="17335" calcext:value-type="float">
            <text:p>17335</text:p>
          </table:table-cell>
          <table:table-cell office:value-type="float" office:value="703" calcext:value-type="float">
            <text:p>703</text:p>
          </table:table-cell>
          <table:table-cell office:value-type="float" office:value="8773" calcext:value-type="float">
            <text:p>8773</text:p>
          </table:table-cell>
          <table:table-cell office:value-type="float" office:value="34867" calcext:value-type="float">
            <text:p>34867</text:p>
          </table:table-cell>
          <table:table-cell office:value-type="float" office:value="69833" calcext:value-type="float">
            <text:p>69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712715.2</text:p>
          </table:table-cell>
          <table:table-cell office:value-type="float" office:value="37835829" calcext:value-type="float">
            <text:p>37835829</text:p>
          </table:table-cell>
          <table:table-cell office:value-type="float" office:value="17989" calcext:value-type="float">
            <text:p>17989</text:p>
          </table:table-cell>
          <table:table-cell office:value-type="float" office:value="18149" calcext:value-type="float">
            <text:p>18149</text:p>
          </table:table-cell>
          <table:table-cell office:value-type="float" office:value="17546" calcext:value-type="float">
            <text:p>17546</text:p>
          </table:table-cell>
          <table:table-cell office:value-type="float" office:value="17712" calcext:value-type="float">
            <text:p>17712</text:p>
          </table:table-cell>
          <table:table-cell office:value-type="float" office:value="17783" calcext:value-type="float">
            <text:p>17783</text:p>
          </table:table-cell>
          <table:table-cell office:value-type="float" office:value="716" calcext:value-type="float">
            <text:p>716</text:p>
          </table:table-cell>
          <table:table-cell office:value-type="float" office:value="8846" calcext:value-type="float">
            <text:p>8846</text:p>
          </table:table-cell>
          <table:table-cell office:value-type="float" office:value="35231" calcext:value-type="float">
            <text:p>35231</text:p>
          </table:table-cell>
          <table:table-cell office:value-type="float" office:value="70833" calcext:value-type="float">
            <text:p>70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15.1</text:p>
          </table:table-cell>
          <table:table-cell office:value-type="float" office:value="39529821" calcext:value-type="float">
            <text:p>39529821</text:p>
          </table:table-cell>
          <table:table-cell office:value-type="float" office:value="19254" calcext:value-type="float">
            <text:p>19254</text:p>
          </table:table-cell>
          <table:table-cell office:value-type="float" office:value="18988" calcext:value-type="float">
            <text:p>18988</text:p>
          </table:table-cell>
          <table:table-cell office:value-type="float" office:value="19016" calcext:value-type="float">
            <text:p>19016</text:p>
          </table:table-cell>
          <table:table-cell office:value-type="float" office:value="19213" calcext:value-type="float">
            <text:p>19213</text:p>
          </table:table-cell>
          <table:table-cell office:value-type="float" office:value="18845" calcext:value-type="float">
            <text:p>18845</text:p>
          </table:table-cell>
          <table:table-cell office:value-type="float" office:value="1378" calcext:value-type="float">
            <text:p>1378</text:p>
          </table:table-cell>
          <table:table-cell office:value-type="float" office:value="9485" calcext:value-type="float">
            <text:p>9485</text:p>
          </table:table-cell>
          <table:table-cell office:value-type="float" office:value="38117" calcext:value-type="float">
            <text:p>38117</text:p>
          </table:table-cell>
          <table:table-cell office:value-type="float" office:value="76266" calcext:value-type="float">
            <text:p>76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25.1</text:p>
          </table:table-cell>
          <table:table-cell office:value-type="float" office:value="39480448" calcext:value-type="float">
            <text:p>39480448</text:p>
          </table:table-cell>
          <table:table-cell office:value-type="float" office:value="19149" calcext:value-type="float">
            <text:p>19149</text:p>
          </table:table-cell>
          <table:table-cell office:value-type="float" office:value="18995" calcext:value-type="float">
            <text:p>18995</text:p>
          </table:table-cell>
          <table:table-cell office:value-type="float" office:value="19061" calcext:value-type="float">
            <text:p>19061</text:p>
          </table:table-cell>
          <table:table-cell office:value-type="float" office:value="19137" calcext:value-type="float">
            <text:p>19137</text:p>
          </table:table-cell>
          <table:table-cell office:value-type="float" office:value="18836" calcext:value-type="float">
            <text:p>18836</text:p>
          </table:table-cell>
          <table:table-cell office:value-type="float" office:value="1389" calcext:value-type="float">
            <text:p>1389</text:p>
          </table:table-cell>
          <table:table-cell office:value-type="float" office:value="9517" calcext:value-type="float">
            <text:p>9517</text:p>
          </table:table-cell>
          <table:table-cell office:value-type="float" office:value="38129" calcext:value-type="float">
            <text:p>38129</text:p>
          </table:table-cell>
          <table:table-cell office:value-type="float" office:value="76219" calcext:value-type="float">
            <text:p>76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35.1</text:p>
          </table:table-cell>
          <table:table-cell office:value-type="float" office:value="39360819" calcext:value-type="float">
            <text:p>39360819</text:p>
          </table:table-cell>
          <table:table-cell office:value-type="float" office:value="19306" calcext:value-type="float">
            <text:p>19306</text:p>
          </table:table-cell>
          <table:table-cell office:value-type="float" office:value="19059" calcext:value-type="float">
            <text:p>19059</text:p>
          </table:table-cell>
          <table:table-cell office:value-type="float" office:value="19018" calcext:value-type="float">
            <text:p>19018</text:p>
          </table:table-cell>
          <table:table-cell office:value-type="float" office:value="19161" calcext:value-type="float">
            <text:p>19161</text:p>
          </table:table-cell>
          <table:table-cell office:value-type="float" office:value="18934" calcext:value-type="float">
            <text:p>18934</text:p>
          </table:table-cell>
          <table:table-cell office:value-type="float" office:value="1393" calcext:value-type="float">
            <text:p>1393</text:p>
          </table:table-cell>
          <table:table-cell office:value-type="float" office:value="9488" calcext:value-type="float">
            <text:p>9488</text:p>
          </table:table-cell>
          <table:table-cell office:value-type="float" office:value="38170" calcext:value-type="float">
            <text:p>38170</text:p>
          </table:table-cell>
          <table:table-cell office:value-type="float" office:value="76368" calcext:value-type="float">
            <text:p>76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45.1</text:p>
          </table:table-cell>
          <table:table-cell office:value-type="float" office:value="39635022" calcext:value-type="float">
            <text:p>39635022</text:p>
          </table:table-cell>
          <table:table-cell office:value-type="float" office:value="19306" calcext:value-type="float">
            <text:p>19306</text:p>
          </table:table-cell>
          <table:table-cell office:value-type="float" office:value="19048" calcext:value-type="float">
            <text:p>19048</text:p>
          </table:table-cell>
          <table:table-cell office:value-type="float" office:value="19062" calcext:value-type="float">
            <text:p>19062</text:p>
          </table:table-cell>
          <table:table-cell office:value-type="float" office:value="19265" calcext:value-type="float">
            <text:p>19265</text:p>
          </table:table-cell>
          <table:table-cell office:value-type="float" office:value="18922" calcext:value-type="float">
            <text:p>18922</text:p>
          </table:table-cell>
          <table:table-cell office:value-type="float" office:value="1398" calcext:value-type="float">
            <text:p>1398</text:p>
          </table:table-cell>
          <table:table-cell office:value-type="float" office:value="9552" calcext:value-type="float">
            <text:p>9552</text:p>
          </table:table-cell>
          <table:table-cell office:value-type="float" office:value="38292" calcext:value-type="float">
            <text:p>38292</text:p>
          </table:table-cell>
          <table:table-cell office:value-type="float" office:value="76561" calcext:value-type="float">
            <text:p>76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395.1</text:p>
          </table:table-cell>
          <table:table-cell office:value-type="float" office:value="39758578" calcext:value-type="float">
            <text:p>39758578</text:p>
          </table:table-cell>
          <table:table-cell office:value-type="float" office:value="19304" calcext:value-type="float">
            <text:p>19304</text:p>
          </table:table-cell>
          <table:table-cell office:value-type="float" office:value="19112" calcext:value-type="float">
            <text:p>19112</text:p>
          </table:table-cell>
          <table:table-cell office:value-type="float" office:value="19149" calcext:value-type="float">
            <text:p>19149</text:p>
          </table:table-cell>
          <table:table-cell office:value-type="float" office:value="19350" calcext:value-type="float">
            <text:p>19350</text:p>
          </table:table-cell>
          <table:table-cell office:value-type="float" office:value="19018" calcext:value-type="float">
            <text:p>19018</text:p>
          </table:table-cell>
          <table:table-cell office:value-type="float" office:value="1402" calcext:value-type="float">
            <text:p>1402</text:p>
          </table:table-cell>
          <table:table-cell office:value-type="float" office:value="9561" calcext:value-type="float">
            <text:p>9561</text:p>
          </table:table-cell>
          <table:table-cell office:value-type="float" office:value="38358" calcext:value-type="float">
            <text:p>38358</text:p>
          </table:table-cell>
          <table:table-cell office:value-type="float" office:value="76732" calcext:value-type="float">
            <text:p>76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05.1</text:p>
          </table:table-cell>
          <table:table-cell office:value-type="float" office:value="39676326" calcext:value-type="float">
            <text:p>39676326</text:p>
          </table:table-cell>
          <table:table-cell office:value-type="float" office:value="19359" calcext:value-type="float">
            <text:p>19359</text:p>
          </table:table-cell>
          <table:table-cell office:value-type="float" office:value="19091" calcext:value-type="float">
            <text:p>19091</text:p>
          </table:table-cell>
          <table:table-cell office:value-type="float" office:value="19150" calcext:value-type="float">
            <text:p>19150</text:p>
          </table:table-cell>
          <table:table-cell office:value-type="float" office:value="19323" calcext:value-type="float">
            <text:p>19323</text:p>
          </table:table-cell>
          <table:table-cell office:value-type="float" office:value="19027" calcext:value-type="float">
            <text:p>19027</text:p>
          </table:table-cell>
          <table:table-cell office:value-type="float" office:value="1396" calcext:value-type="float">
            <text:p>1396</text:p>
          </table:table-cell>
          <table:table-cell office:value-type="float" office:value="9567" calcext:value-type="float">
            <text:p>9567</text:p>
          </table:table-cell>
          <table:table-cell office:value-type="float" office:value="38301" calcext:value-type="float">
            <text:p>38301</text:p>
          </table:table-cell>
          <table:table-cell office:value-type="float" office:value="76744" calcext:value-type="float">
            <text:p>76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15.1</text:p>
          </table:table-cell>
          <table:table-cell office:value-type="float" office:value="39681263" calcext:value-type="float">
            <text:p>39681263</text:p>
          </table:table-cell>
          <table:table-cell office:value-type="float" office:value="19284" calcext:value-type="float">
            <text:p>19284</text:p>
          </table:table-cell>
          <table:table-cell office:value-type="float" office:value="19025" calcext:value-type="float">
            <text:p>19025</text:p>
          </table:table-cell>
          <table:table-cell office:value-type="float" office:value="19120" calcext:value-type="float">
            <text:p>19120</text:p>
          </table:table-cell>
          <table:table-cell office:value-type="float" office:value="19254" calcext:value-type="float">
            <text:p>19254</text:p>
          </table:table-cell>
          <table:table-cell office:value-type="float" office:value="18903" calcext:value-type="float">
            <text:p>18903</text:p>
          </table:table-cell>
          <table:table-cell office:value-type="float" office:value="1410" calcext:value-type="float">
            <text:p>1410</text:p>
          </table:table-cell>
          <table:table-cell office:value-type="float" office:value="9554" calcext:value-type="float">
            <text:p>9554</text:p>
          </table:table-cell>
          <table:table-cell office:value-type="float" office:value="38300" calcext:value-type="float">
            <text:p>38300</text:p>
          </table:table-cell>
          <table:table-cell office:value-type="float" office:value="76624" calcext:value-type="float">
            <text:p>766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55.1</text:p>
          </table:table-cell>
          <table:table-cell office:value-type="float" office:value="39791088" calcext:value-type="float">
            <text:p>39791088</text:p>
          </table:table-cell>
          <table:table-cell office:value-type="float" office:value="19262" calcext:value-type="float">
            <text:p>19262</text:p>
          </table:table-cell>
          <table:table-cell office:value-type="float" office:value="19119" calcext:value-type="float">
            <text:p>19119</text:p>
          </table:table-cell>
          <table:table-cell office:value-type="float" office:value="19189" calcext:value-type="float">
            <text:p>19189</text:p>
          </table:table-cell>
          <table:table-cell office:value-type="float" office:value="19366" calcext:value-type="float">
            <text:p>19366</text:p>
          </table:table-cell>
          <table:table-cell office:value-type="float" office:value="18909" calcext:value-type="float">
            <text:p>18909</text:p>
          </table:table-cell>
          <table:table-cell office:value-type="float" office:value="1390" calcext:value-type="float">
            <text:p>1390</text:p>
          </table:table-cell>
          <table:table-cell office:value-type="float" office:value="9566" calcext:value-type="float">
            <text:p>9566</text:p>
          </table:table-cell>
          <table:table-cell office:value-type="float" office:value="38471" calcext:value-type="float">
            <text:p>38471</text:p>
          </table:table-cell>
          <table:table-cell office:value-type="float" office:value="76901" calcext:value-type="float">
            <text:p>76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65.1</text:p>
          </table:table-cell>
          <table:table-cell office:value-type="float" office:value="40936478" calcext:value-type="float">
            <text:p>40936478</text:p>
          </table:table-cell>
          <table:table-cell office:value-type="float" office:value="19782" calcext:value-type="float">
            <text:p>19782</text:p>
          </table:table-cell>
          <table:table-cell office:value-type="float" office:value="19719" calcext:value-type="float">
            <text:p>19719</text:p>
          </table:table-cell>
          <table:table-cell office:value-type="float" office:value="19652" calcext:value-type="float">
            <text:p>19652</text:p>
          </table:table-cell>
          <table:table-cell office:value-type="float" office:value="19898" calcext:value-type="float">
            <text:p>19898</text:p>
          </table:table-cell>
          <table:table-cell office:value-type="float" office:value="19528" calcext:value-type="float">
            <text:p>19528</text:p>
          </table:table-cell>
          <table:table-cell office:value-type="float" office:value="1433" calcext:value-type="float">
            <text:p>1433</text:p>
          </table:table-cell>
          <table:table-cell office:value-type="float" office:value="9780" calcext:value-type="float">
            <text:p>9780</text:p>
          </table:table-cell>
          <table:table-cell office:value-type="float" office:value="39413" calcext:value-type="float">
            <text:p>39413</text:p>
          </table:table-cell>
          <table:table-cell office:value-type="float" office:value="78979" calcext:value-type="float">
            <text:p>78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33485.1</text:p>
          </table:table-cell>
          <table:table-cell office:value-type="float" office:value="39706000" calcext:value-type="float">
            <text:p>39706000</text:p>
          </table:table-cell>
          <table:table-cell office:value-type="float" office:value="19252" calcext:value-type="float">
            <text:p>19252</text:p>
          </table:table-cell>
          <table:table-cell office:value-type="float" office:value="19079" calcext:value-type="float">
            <text:p>19079</text:p>
          </table:table-cell>
          <table:table-cell office:value-type="float" office:value="19129" calcext:value-type="float">
            <text:p>19129</text:p>
          </table:table-cell>
          <table:table-cell office:value-type="float" office:value="19285" calcext:value-type="float">
            <text:p>19285</text:p>
          </table:table-cell>
          <table:table-cell office:value-type="float" office:value="18891" calcext:value-type="float">
            <text:p>18891</text:p>
          </table:table-cell>
          <table:table-cell office:value-type="float" office:value="1393" calcext:value-type="float">
            <text:p>1393</text:p>
          </table:table-cell>
          <table:table-cell office:value-type="float" office:value="9576" calcext:value-type="float">
            <text:p>9576</text:p>
          </table:table-cell>
          <table:table-cell office:value-type="float" office:value="38362" calcext:value-type="float">
            <text:p>38362</text:p>
          </table:table-cell>
          <table:table-cell office:value-type="float" office:value="76730" calcext:value-type="float">
            <text:p>76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1955675.1</text:p>
          </table:table-cell>
          <table:table-cell office:value-type="float" office:value="41279297" calcext:value-type="float">
            <text:p>41279297</text:p>
          </table:table-cell>
          <table:table-cell office:value-type="float" office:value="19889" calcext:value-type="float">
            <text:p>19889</text:p>
          </table:table-cell>
          <table:table-cell office:value-type="float" office:value="19914" calcext:value-type="float">
            <text:p>19914</text:p>
          </table:table-cell>
          <table:table-cell office:value-type="float" office:value="19758" calcext:value-type="float">
            <text:p>19758</text:p>
          </table:table-cell>
          <table:table-cell office:value-type="float" office:value="20008" calcext:value-type="float">
            <text:p>20008</text:p>
          </table:table-cell>
          <table:table-cell office:value-type="float" office:value="19737" calcext:value-type="float">
            <text:p>19737</text:p>
          </table:table-cell>
          <table:table-cell office:value-type="float" office:value="837" calcext:value-type="float">
            <text:p>837</text:p>
          </table:table-cell>
          <table:table-cell office:value-type="float" office:value="9912" calcext:value-type="float">
            <text:p>9912</text:p>
          </table:table-cell>
          <table:table-cell office:value-type="float" office:value="39577" calcext:value-type="float">
            <text:p>39577</text:p>
          </table:table-cell>
          <table:table-cell office:value-type="float" office:value="79201" calcext:value-type="float">
            <text:p>79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025845.1</text:p>
          </table:table-cell>
          <table:table-cell office:value-type="float" office:value="77935995" calcext:value-type="float">
            <text:p>77935995</text:p>
          </table:table-cell>
          <table:table-cell office:value-type="float" office:value="33431" calcext:value-type="float">
            <text:p>33431</text:p>
          </table:table-cell>
          <table:table-cell office:value-type="float" office:value="32751" calcext:value-type="float">
            <text:p>32751</text:p>
          </table:table-cell>
          <table:table-cell office:value-type="float" office:value="31828" calcext:value-type="float">
            <text:p>31828</text:p>
          </table:table-cell>
          <table:table-cell office:value-type="float" office:value="31669" calcext:value-type="float">
            <text:p>31669</text:p>
          </table:table-cell>
          <table:table-cell office:value-type="float" office:value="31329" calcext:value-type="float">
            <text:p>31329</text:p>
          </table:table-cell>
          <table:table-cell office:value-type="float" office:value="1388" calcext:value-type="float">
            <text:p>1388</text:p>
          </table:table-cell>
          <table:table-cell office:value-type="float" office:value="15977" calcext:value-type="float">
            <text:p>15977</text:p>
          </table:table-cell>
          <table:table-cell office:value-type="float" office:value="63369" calcext:value-type="float">
            <text:p>63369</text:p>
          </table:table-cell>
          <table:table-cell office:value-type="float" office:value="127176" calcext:value-type="float">
            <text:p>127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025925.1</text:p>
          </table:table-cell>
          <table:table-cell office:value-type="float" office:value="75804006" calcext:value-type="float">
            <text:p>75804006</text:p>
          </table:table-cell>
          <table:table-cell office:value-type="float" office:value="32647" calcext:value-type="float">
            <text:p>32647</text:p>
          </table:table-cell>
          <table:table-cell office:value-type="float" office:value="31977" calcext:value-type="float">
            <text:p>31977</text:p>
          </table:table-cell>
          <table:table-cell office:value-type="float" office:value="31535" calcext:value-type="float">
            <text:p>31535</text:p>
          </table:table-cell>
          <table:table-cell office:value-type="float" office:value="30806" calcext:value-type="float">
            <text:p>30806</text:p>
          </table:table-cell>
          <table:table-cell office:value-type="float" office:value="30590" calcext:value-type="float">
            <text:p>30590</text:p>
          </table:table-cell>
          <table:table-cell office:value-type="float" office:value="1622" calcext:value-type="float">
            <text:p>1622</text:p>
          </table:table-cell>
          <table:table-cell office:value-type="float" office:value="15720" calcext:value-type="float">
            <text:p>15720</text:p>
          </table:table-cell>
          <table:table-cell office:value-type="float" office:value="62574" calcext:value-type="float">
            <text:p>62574</text:p>
          </table:table-cell>
          <table:table-cell office:value-type="float" office:value="125123" calcext:value-type="float">
            <text:p>125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215365.1</text:p>
          </table:table-cell>
          <table:table-cell office:value-type="float" office:value="102785059" calcext:value-type="float">
            <text:p>102785059</text:p>
          </table:table-cell>
          <table:table-cell office:value-type="float" office:value="44411" calcext:value-type="float">
            <text:p>44411</text:p>
          </table:table-cell>
          <table:table-cell office:value-type="float" office:value="43101" calcext:value-type="float">
            <text:p>43101</text:p>
          </table:table-cell>
          <table:table-cell office:value-type="float" office:value="41607" calcext:value-type="float">
            <text:p>41607</text:p>
          </table:table-cell>
          <table:table-cell office:value-type="float" office:value="41284" calcext:value-type="float">
            <text:p>41284</text:p>
          </table:table-cell>
          <table:table-cell office:value-type="float" office:value="40871" calcext:value-type="float">
            <text:p>40871</text:p>
          </table:table-cell>
          <table:table-cell office:value-type="float" office:value="1788" calcext:value-type="float">
            <text:p>1788</text:p>
          </table:table-cell>
          <table:table-cell office:value-type="float" office:value="20944" calcext:value-type="float">
            <text:p>20944</text:p>
          </table:table-cell>
          <table:table-cell office:value-type="float" office:value="83935" calcext:value-type="float">
            <text:p>83935</text:p>
          </table:table-cell>
          <table:table-cell office:value-type="float" office:value="167379" calcext:value-type="float">
            <text:p>167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247145.1</text:p>
          </table:table-cell>
          <table:table-cell office:value-type="float" office:value="40947641" calcext:value-type="float">
            <text:p>40947641</text:p>
          </table:table-cell>
          <table:table-cell office:value-type="float" office:value="19583" calcext:value-type="float">
            <text:p>19583</text:p>
          </table:table-cell>
          <table:table-cell office:value-type="float" office:value="19585" calcext:value-type="float">
            <text:p>19585</text:p>
          </table:table-cell>
          <table:table-cell office:value-type="float" office:value="19708" calcext:value-type="float">
            <text:p>19708</text:p>
          </table:table-cell>
          <table:table-cell office:value-type="float" office:value="19420" calcext:value-type="float">
            <text:p>19420</text:p>
          </table:table-cell>
          <table:table-cell office:value-type="float" office:value="19597" calcext:value-type="float">
            <text:p>19597</text:p>
          </table:table-cell>
          <table:table-cell office:value-type="float" office:value="1395" calcext:value-type="float">
            <text:p>1395</text:p>
          </table:table-cell>
          <table:table-cell office:value-type="float" office:value="9872" calcext:value-type="float">
            <text:p>9872</text:p>
          </table:table-cell>
          <table:table-cell office:value-type="float" office:value="39073" calcext:value-type="float">
            <text:p>39073</text:p>
          </table:table-cell>
          <table:table-cell office:value-type="float" office:value="77542" calcext:value-type="float">
            <text:p>77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288995.1</text:p>
          </table:table-cell>
          <table:table-cell office:value-type="float" office:value="57309778" calcext:value-type="float">
            <text:p>57309778</text:p>
          </table:table-cell>
          <table:table-cell office:value-type="float" office:value="22401" calcext:value-type="float">
            <text:p>22401</text:p>
          </table:table-cell>
          <table:table-cell office:value-type="float" office:value="22159" calcext:value-type="float">
            <text:p>22159</text:p>
          </table:table-cell>
          <table:table-cell office:value-type="float" office:value="22046" calcext:value-type="float">
            <text:p>22046</text:p>
          </table:table-cell>
          <table:table-cell office:value-type="float" office:value="21925" calcext:value-type="float">
            <text:p>21925</text:p>
          </table:table-cell>
          <table:table-cell office:value-type="float" office:value="21548" calcext:value-type="float">
            <text:p>21548</text:p>
          </table:table-cell>
          <table:table-cell office:value-type="float" office:value="602" calcext:value-type="float">
            <text:p>602</text:p>
          </table:table-cell>
          <table:table-cell office:value-type="float" office:value="11081" calcext:value-type="float">
            <text:p>11081</text:p>
          </table:table-cell>
          <table:table-cell office:value-type="float" office:value="44001" calcext:value-type="float">
            <text:p>44001</text:p>
          </table:table-cell>
          <table:table-cell office:value-type="float" office:value="88036" calcext:value-type="float">
            <text:p>88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734105.1</text:p>
          </table:table-cell>
          <table:table-cell office:value-type="float" office:value="63589482" calcext:value-type="float">
            <text:p>63589482</text:p>
          </table:table-cell>
          <table:table-cell office:value-type="float" office:value="30311" calcext:value-type="float">
            <text:p>30311</text:p>
          </table:table-cell>
          <table:table-cell office:value-type="float" office:value="30080" calcext:value-type="float">
            <text:p>30080</text:p>
          </table:table-cell>
          <table:table-cell office:value-type="float" office:value="29914" calcext:value-type="float">
            <text:p>29914</text:p>
          </table:table-cell>
          <table:table-cell office:value-type="float" office:value="29704" calcext:value-type="float">
            <text:p>29704</text:p>
          </table:table-cell>
          <table:table-cell office:value-type="float" office:value="29647" calcext:value-type="float">
            <text:p>29647</text:p>
          </table:table-cell>
          <table:table-cell office:value-type="float" office:value="991" calcext:value-type="float">
            <text:p>991</text:p>
          </table:table-cell>
          <table:table-cell office:value-type="float" office:value="14994" calcext:value-type="float">
            <text:p>14994</text:p>
          </table:table-cell>
          <table:table-cell office:value-type="float" office:value="59538" calcext:value-type="float">
            <text:p>59538</text:p>
          </table:table-cell>
          <table:table-cell office:value-type="float" office:value="118861" calcext:value-type="float">
            <text:p>118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734125.1</text:p>
          </table:table-cell>
          <table:table-cell office:value-type="float" office:value="68920635" calcext:value-type="float">
            <text:p>68920635</text:p>
          </table:table-cell>
          <table:table-cell office:value-type="float" office:value="32778" calcext:value-type="float">
            <text:p>32778</text:p>
          </table:table-cell>
          <table:table-cell office:value-type="float" office:value="32941" calcext:value-type="float">
            <text:p>32941</text:p>
          </table:table-cell>
          <table:table-cell office:value-type="float" office:value="32515" calcext:value-type="float">
            <text:p>32515</text:p>
          </table:table-cell>
          <table:table-cell office:value-type="float" office:value="32451" calcext:value-type="float">
            <text:p>32451</text:p>
          </table:table-cell>
          <table:table-cell office:value-type="float" office:value="32299" calcext:value-type="float">
            <text:p>32299</text:p>
          </table:table-cell>
          <table:table-cell office:value-type="float" office:value="1017" calcext:value-type="float">
            <text:p>1017</text:p>
          </table:table-cell>
          <table:table-cell office:value-type="float" office:value="16349" calcext:value-type="float">
            <text:p>16349</text:p>
          </table:table-cell>
          <table:table-cell office:value-type="float" office:value="64825" calcext:value-type="float">
            <text:p>64825</text:p>
          </table:table-cell>
          <table:table-cell office:value-type="float" office:value="129329" calcext:value-type="float">
            <text:p>129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812785.1</text:p>
          </table:table-cell>
          <table:table-cell office:value-type="float" office:value="38679692" calcext:value-type="float">
            <text:p>38679692</text:p>
          </table:table-cell>
          <table:table-cell office:value-type="float" office:value="18866" calcext:value-type="float">
            <text:p>18866</text:p>
          </table:table-cell>
          <table:table-cell office:value-type="float" office:value="18919" calcext:value-type="float">
            <text:p>18919</text:p>
          </table:table-cell>
          <table:table-cell office:value-type="float" office:value="18642" calcext:value-type="float">
            <text:p>18642</text:p>
          </table:table-cell>
          <table:table-cell office:value-type="float" office:value="18687" calcext:value-type="float">
            <text:p>18687</text:p>
          </table:table-cell>
          <table:table-cell office:value-type="float" office:value="18835" calcext:value-type="float">
            <text:p>18835</text:p>
          </table:table-cell>
          <table:table-cell office:value-type="float" office:value="1223" calcext:value-type="float">
            <text:p>1223</text:p>
          </table:table-cell>
          <table:table-cell office:value-type="float" office:value="9265" calcext:value-type="float">
            <text:p>9265</text:p>
          </table:table-cell>
          <table:table-cell office:value-type="float" office:value="37196" calcext:value-type="float">
            <text:p>37196</text:p>
          </table:table-cell>
          <table:table-cell office:value-type="float" office:value="74633" calcext:value-type="float">
            <text:p>74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911725.1</text:p>
          </table:table-cell>
          <table:table-cell office:value-type="float" office:value="109132272" calcext:value-type="float">
            <text:p>109132272</text:p>
          </table:table-cell>
          <table:table-cell office:value-type="float" office:value="38763" calcext:value-type="float">
            <text:p>38763</text:p>
          </table:table-cell>
          <table:table-cell office:value-type="float" office:value="37347" calcext:value-type="float">
            <text:p>37347</text:p>
          </table:table-cell>
          <table:table-cell office:value-type="float" office:value="35443" calcext:value-type="float">
            <text:p>35443</text:p>
          </table:table-cell>
          <table:table-cell office:value-type="float" office:value="34933" calcext:value-type="float">
            <text:p>34933</text:p>
          </table:table-cell>
          <table:table-cell office:value-type="float" office:value="34594" calcext:value-type="float">
            <text:p>34594</text:p>
          </table:table-cell>
          <table:table-cell office:value-type="float" office:value="1281" calcext:value-type="float">
            <text:p>1281</text:p>
          </table:table-cell>
          <table:table-cell office:value-type="float" office:value="17827" calcext:value-type="float">
            <text:p>17827</text:p>
          </table:table-cell>
          <table:table-cell office:value-type="float" office:value="71021" calcext:value-type="float">
            <text:p>71021</text:p>
          </table:table-cell>
          <table:table-cell office:value-type="float" office:value="141673" calcext:value-type="float">
            <text:p>141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2968915.1</text:p>
          </table:table-cell>
          <table:table-cell office:value-type="float" office:value="61003228" calcext:value-type="float">
            <text:p>61003228</text:p>
          </table:table-cell>
          <table:table-cell office:value-type="float" office:value="21142" calcext:value-type="float">
            <text:p>21142</text:p>
          </table:table-cell>
          <table:table-cell office:value-type="float" office:value="21046" calcext:value-type="float">
            <text:p>21046</text:p>
          </table:table-cell>
          <table:table-cell office:value-type="float" office:value="20611" calcext:value-type="float">
            <text:p>20611</text:p>
          </table:table-cell>
          <table:table-cell office:value-type="float" office:value="20643" calcext:value-type="float">
            <text:p>20643</text:p>
          </table:table-cell>
          <table:table-cell office:value-type="float" office:value="20553" calcext:value-type="float">
            <text:p>20553</text:p>
          </table:table-cell>
          <table:table-cell office:value-type="float" office:value="909" calcext:value-type="float">
            <text:p>909</text:p>
          </table:table-cell>
          <table:table-cell office:value-type="float" office:value="10377" calcext:value-type="float">
            <text:p>10377</text:p>
          </table:table-cell>
          <table:table-cell office:value-type="float" office:value="41228" calcext:value-type="float">
            <text:p>41228</text:p>
          </table:table-cell>
          <table:table-cell office:value-type="float" office:value="82747" calcext:value-type="float">
            <text:p>827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3287315.1</text:p>
          </table:table-cell>
          <table:table-cell office:value-type="float" office:value="59993950" calcext:value-type="float">
            <text:p>59993950</text:p>
          </table:table-cell>
          <table:table-cell office:value-type="float" office:value="25861" calcext:value-type="float">
            <text:p>25861</text:p>
          </table:table-cell>
          <table:table-cell office:value-type="float" office:value="26186" calcext:value-type="float">
            <text:p>26186</text:p>
          </table:table-cell>
          <table:table-cell office:value-type="float" office:value="25722" calcext:value-type="float">
            <text:p>25722</text:p>
          </table:table-cell>
          <table:table-cell office:value-type="float" office:value="25557" calcext:value-type="float">
            <text:p>25557</text:p>
          </table:table-cell>
          <table:table-cell office:value-type="float" office:value="25870" calcext:value-type="float">
            <text:p>25870</text:p>
          </table:table-cell>
          <table:table-cell office:value-type="float" office:value="1221" calcext:value-type="float">
            <text:p>1221</text:p>
          </table:table-cell>
          <table:table-cell office:value-type="float" office:value="12786" calcext:value-type="float">
            <text:p>12786</text:p>
          </table:table-cell>
          <table:table-cell office:value-type="float" office:value="51562" calcext:value-type="float">
            <text:p>51562</text:p>
          </table:table-cell>
          <table:table-cell office:value-type="float" office:value="103175" calcext:value-type="float">
            <text:p>103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3328465.1</text:p>
          </table:table-cell>
          <table:table-cell office:value-type="float" office:value="59784026" calcext:value-type="float">
            <text:p>59784026</text:p>
          </table:table-cell>
          <table:table-cell office:value-type="float" office:value="26244" calcext:value-type="float">
            <text:p>26244</text:p>
          </table:table-cell>
          <table:table-cell office:value-type="float" office:value="25953" calcext:value-type="float">
            <text:p>25953</text:p>
          </table:table-cell>
          <table:table-cell office:value-type="float" office:value="25714" calcext:value-type="float">
            <text:p>25714</text:p>
          </table:table-cell>
          <table:table-cell office:value-type="float" office:value="25367" calcext:value-type="float">
            <text:p>25367</text:p>
          </table:table-cell>
          <table:table-cell office:value-type="float" office:value="25605" calcext:value-type="float">
            <text:p>25605</text:p>
          </table:table-cell>
          <table:table-cell office:value-type="float" office:value="1198" calcext:value-type="float">
            <text:p>1198</text:p>
          </table:table-cell>
          <table:table-cell office:value-type="float" office:value="12860" calcext:value-type="float">
            <text:p>12860</text:p>
          </table:table-cell>
          <table:table-cell office:value-type="float" office:value="51351" calcext:value-type="float">
            <text:p>51351</text:p>
          </table:table-cell>
          <table:table-cell office:value-type="float" office:value="102319" calcext:value-type="float">
            <text:p>102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3956735.1</text:p>
          </table:table-cell>
          <table:table-cell office:value-type="float" office:value="70999146" calcext:value-type="float">
            <text:p>70999146</text:p>
          </table:table-cell>
          <table:table-cell office:value-type="float" office:value="22403" calcext:value-type="float">
            <text:p>22403</text:p>
          </table:table-cell>
          <table:table-cell office:value-type="float" office:value="21921" calcext:value-type="float">
            <text:p>21921</text:p>
          </table:table-cell>
          <table:table-cell office:value-type="float" office:value="21668" calcext:value-type="float">
            <text:p>21668</text:p>
          </table:table-cell>
          <table:table-cell office:value-type="float" office:value="21751" calcext:value-type="float">
            <text:p>21751</text:p>
          </table:table-cell>
          <table:table-cell office:value-type="float" office:value="21358" calcext:value-type="float">
            <text:p>21358</text:p>
          </table:table-cell>
          <table:table-cell office:value-type="float" office:value="1559" calcext:value-type="float">
            <text:p>1559</text:p>
          </table:table-cell>
          <table:table-cell office:value-type="float" office:value="10843" calcext:value-type="float">
            <text:p>10843</text:p>
          </table:table-cell>
          <table:table-cell office:value-type="float" office:value="43515" calcext:value-type="float">
            <text:p>43515</text:p>
          </table:table-cell>
          <table:table-cell office:value-type="float" office:value="87119" calcext:value-type="float">
            <text:p>87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865.1</text:p>
          </table:table-cell>
          <table:table-cell office:value-type="float" office:value="54102658" calcext:value-type="float">
            <text:p>54102658</text:p>
          </table:table-cell>
          <table:table-cell office:value-type="float" office:value="24629" calcext:value-type="float">
            <text:p>24629</text:p>
          </table:table-cell>
          <table:table-cell office:value-type="float" office:value="24131" calcext:value-type="float">
            <text:p>24131</text:p>
          </table:table-cell>
          <table:table-cell office:value-type="float" office:value="24084" calcext:value-type="float">
            <text:p>24084</text:p>
          </table:table-cell>
          <table:table-cell office:value-type="float" office:value="23601" calcext:value-type="float">
            <text:p>23601</text:p>
          </table:table-cell>
          <table:table-cell office:value-type="float" office:value="23713" calcext:value-type="float">
            <text:p>23713</text:p>
          </table:table-cell>
          <table:table-cell office:value-type="float" office:value="820" calcext:value-type="float">
            <text:p>820</text:p>
          </table:table-cell>
          <table:table-cell office:value-type="float" office:value="12039" calcext:value-type="float">
            <text:p>12039</text:p>
          </table:table-cell>
          <table:table-cell office:value-type="float" office:value="47955" calcext:value-type="float">
            <text:p>47955</text:p>
          </table:table-cell>
          <table:table-cell office:value-type="float" office:value="95954" calcext:value-type="float">
            <text:p>95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885.1</text:p>
          </table:table-cell>
          <table:table-cell office:value-type="float" office:value="57620413" calcext:value-type="float">
            <text:p>57620413</text:p>
          </table:table-cell>
          <table:table-cell office:value-type="float" office:value="25825" calcext:value-type="float">
            <text:p>25825</text:p>
          </table:table-cell>
          <table:table-cell office:value-type="float" office:value="25265" calcext:value-type="float">
            <text:p>25265</text:p>
          </table:table-cell>
          <table:table-cell office:value-type="float" office:value="24839" calcext:value-type="float">
            <text:p>24839</text:p>
          </table:table-cell>
          <table:table-cell office:value-type="float" office:value="24408" calcext:value-type="float">
            <text:p>24408</text:p>
          </table:table-cell>
          <table:table-cell office:value-type="float" office:value="24691" calcext:value-type="float">
            <text:p>24691</text:p>
          </table:table-cell>
          <table:table-cell office:value-type="float" office:value="865" calcext:value-type="float">
            <text:p>865</text:p>
          </table:table-cell>
          <table:table-cell office:value-type="float" office:value="12393" calcext:value-type="float">
            <text:p>12393</text:p>
          </table:table-cell>
          <table:table-cell office:value-type="float" office:value="49611" calcext:value-type="float">
            <text:p>49611</text:p>
          </table:table-cell>
          <table:table-cell office:value-type="float" office:value="99397" calcext:value-type="float">
            <text:p>99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955.1</text:p>
          </table:table-cell>
          <table:table-cell office:value-type="float" office:value="59024647" calcext:value-type="float">
            <text:p>59024647</text:p>
          </table:table-cell>
          <table:table-cell office:value-type="float" office:value="26168" calcext:value-type="float">
            <text:p>26168</text:p>
          </table:table-cell>
          <table:table-cell office:value-type="float" office:value="25429" calcext:value-type="float">
            <text:p>25429</text:p>
          </table:table-cell>
          <table:table-cell office:value-type="float" office:value="24930" calcext:value-type="float">
            <text:p>24930</text:p>
          </table:table-cell>
          <table:table-cell office:value-type="float" office:value="24748" calcext:value-type="float">
            <text:p>24748</text:p>
          </table:table-cell>
          <table:table-cell office:value-type="float" office:value="24895" calcext:value-type="float">
            <text:p>24895</text:p>
          </table:table-cell>
          <table:table-cell office:value-type="float" office:value="877" calcext:value-type="float">
            <text:p>877</text:p>
          </table:table-cell>
          <table:table-cell office:value-type="float" office:value="12434" calcext:value-type="float">
            <text:p>12434</text:p>
          </table:table-cell>
          <table:table-cell office:value-type="float" office:value="49856" calcext:value-type="float">
            <text:p>49856</text:p>
          </table:table-cell>
          <table:table-cell office:value-type="float" office:value="99997" calcext:value-type="float">
            <text:p>99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965.1</text:p>
          </table:table-cell>
          <table:table-cell office:value-type="float" office:value="41286511" calcext:value-type="float">
            <text:p>41286511</text:p>
          </table:table-cell>
          <table:table-cell office:value-type="float" office:value="19863" calcext:value-type="float">
            <text:p>19863</text:p>
          </table:table-cell>
          <table:table-cell office:value-type="float" office:value="19415" calcext:value-type="float">
            <text:p>19415</text:p>
          </table:table-cell>
          <table:table-cell office:value-type="float" office:value="19570" calcext:value-type="float">
            <text:p>19570</text:p>
          </table:table-cell>
          <table:table-cell office:value-type="float" office:value="19274" calcext:value-type="float">
            <text:p>19274</text:p>
          </table:table-cell>
          <table:table-cell office:value-type="float" office:value="19292" calcext:value-type="float">
            <text:p>19292</text:p>
          </table:table-cell>
          <table:table-cell office:value-type="float" office:value="687" calcext:value-type="float">
            <text:p>687</text:p>
          </table:table-cell>
          <table:table-cell office:value-type="float" office:value="9780" calcext:value-type="float">
            <text:p>9780</text:p>
          </table:table-cell>
          <table:table-cell office:value-type="float" office:value="39001" calcext:value-type="float">
            <text:p>39001</text:p>
          </table:table-cell>
          <table:table-cell office:value-type="float" office:value="77956" calcext:value-type="float">
            <text:p>77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7975.1</text:p>
          </table:table-cell>
          <table:table-cell office:value-type="float" office:value="52856519" calcext:value-type="float">
            <text:p>52856519</text:p>
          </table:table-cell>
          <table:table-cell office:value-type="float" office:value="24170" calcext:value-type="float">
            <text:p>24170</text:p>
          </table:table-cell>
          <table:table-cell office:value-type="float" office:value="23869" calcext:value-type="float">
            <text:p>23869</text:p>
          </table:table-cell>
          <table:table-cell office:value-type="float" office:value="23642" calcext:value-type="float">
            <text:p>23642</text:p>
          </table:table-cell>
          <table:table-cell office:value-type="float" office:value="23376" calcext:value-type="float">
            <text:p>23376</text:p>
          </table:table-cell>
          <table:table-cell office:value-type="float" office:value="23308" calcext:value-type="float">
            <text:p>23308</text:p>
          </table:table-cell>
          <table:table-cell office:value-type="float" office:value="810" calcext:value-type="float">
            <text:p>810</text:p>
          </table:table-cell>
          <table:table-cell office:value-type="float" office:value="11769" calcext:value-type="float">
            <text:p>11769</text:p>
          </table:table-cell>
          <table:table-cell office:value-type="float" office:value="47135" calcext:value-type="float">
            <text:p>47135</text:p>
          </table:table-cell>
          <table:table-cell office:value-type="float" office:value="94514" calcext:value-type="float">
            <text:p>94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4138045.1</text:p>
          </table:table-cell>
          <table:table-cell office:value-type="float" office:value="59625234" calcext:value-type="float">
            <text:p>59625234</text:p>
          </table:table-cell>
          <table:table-cell office:value-type="float" office:value="26095" calcext:value-type="float">
            <text:p>26095</text:p>
          </table:table-cell>
          <table:table-cell office:value-type="float" office:value="25726" calcext:value-type="float">
            <text:p>25726</text:p>
          </table:table-cell>
          <table:table-cell office:value-type="float" office:value="25233" calcext:value-type="float">
            <text:p>25233</text:p>
          </table:table-cell>
          <table:table-cell office:value-type="float" office:value="25004" calcext:value-type="float">
            <text:p>25004</text:p>
          </table:table-cell>
          <table:table-cell office:value-type="float" office:value="25055" calcext:value-type="float">
            <text:p>25055</text:p>
          </table:table-cell>
          <table:table-cell office:value-type="float" office:value="877" calcext:value-type="float">
            <text:p>877</text:p>
          </table:table-cell>
          <table:table-cell office:value-type="float" office:value="12659" calcext:value-type="float">
            <text:p>12659</text:p>
          </table:table-cell>
          <table:table-cell office:value-type="float" office:value="50263" calcext:value-type="float">
            <text:p>50263</text:p>
          </table:table-cell>
          <table:table-cell office:value-type="float" office:value="100770" calcext:value-type="float">
            <text:p>100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2905.1</text:p>
          </table:table-cell>
          <table:table-cell office:value-type="float" office:value="78767658" calcext:value-type="float">
            <text:p>78767658</text:p>
          </table:table-cell>
          <table:table-cell office:value-type="float" office:value="33197" calcext:value-type="float">
            <text:p>33197</text:p>
          </table:table-cell>
          <table:table-cell office:value-type="float" office:value="32476" calcext:value-type="float">
            <text:p>32476</text:p>
          </table:table-cell>
          <table:table-cell office:value-type="float" office:value="31919" calcext:value-type="float">
            <text:p>31919</text:p>
          </table:table-cell>
          <table:table-cell office:value-type="float" office:value="31199" calcext:value-type="float">
            <text:p>31199</text:p>
          </table:table-cell>
          <table:table-cell office:value-type="float" office:value="31012" calcext:value-type="float">
            <text:p>31012</text:p>
          </table:table-cell>
          <table:table-cell office:value-type="float" office:value="1646" calcext:value-type="float">
            <text:p>1646</text:p>
          </table:table-cell>
          <table:table-cell office:value-type="float" office:value="15868" calcext:value-type="float">
            <text:p>15868</text:p>
          </table:table-cell>
          <table:table-cell office:value-type="float" office:value="63347" calcext:value-type="float">
            <text:p>63347</text:p>
          </table:table-cell>
          <table:table-cell office:value-type="float" office:value="126800" calcext:value-type="float">
            <text:p>126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2925.1</text:p>
          </table:table-cell>
          <table:table-cell office:value-type="float" office:value="78823164" calcext:value-type="float">
            <text:p>78823164</text:p>
          </table:table-cell>
          <table:table-cell office:value-type="float" office:value="33595" calcext:value-type="float">
            <text:p>33595</text:p>
          </table:table-cell>
          <table:table-cell office:value-type="float" office:value="33012" calcext:value-type="float">
            <text:p>33012</text:p>
          </table:table-cell>
          <table:table-cell office:value-type="float" office:value="32057" calcext:value-type="float">
            <text:p>32057</text:p>
          </table:table-cell>
          <table:table-cell office:value-type="float" office:value="31824" calcext:value-type="float">
            <text:p>31824</text:p>
          </table:table-cell>
          <table:table-cell office:value-type="float" office:value="31492" calcext:value-type="float">
            <text:p>31492</text:p>
          </table:table-cell>
          <table:table-cell office:value-type="float" office:value="1400" calcext:value-type="float">
            <text:p>1400</text:p>
          </table:table-cell>
          <table:table-cell office:value-type="float" office:value="16108" calcext:value-type="float">
            <text:p>16108</text:p>
          </table:table-cell>
          <table:table-cell office:value-type="float" office:value="63859" calcext:value-type="float">
            <text:p>63859</text:p>
          </table:table-cell>
          <table:table-cell office:value-type="float" office:value="128097" calcext:value-type="float">
            <text:p>12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2945.1</text:p>
          </table:table-cell>
          <table:table-cell office:value-type="float" office:value="78890942" calcext:value-type="float">
            <text:p>78890942</text:p>
          </table:table-cell>
          <table:table-cell office:value-type="float" office:value="33244" calcext:value-type="float">
            <text:p>33244</text:p>
          </table:table-cell>
          <table:table-cell office:value-type="float" office:value="32490" calcext:value-type="float">
            <text:p>32490</text:p>
          </table:table-cell>
          <table:table-cell office:value-type="float" office:value="32023" calcext:value-type="float">
            <text:p>32023</text:p>
          </table:table-cell>
          <table:table-cell office:value-type="float" office:value="31323" calcext:value-type="float">
            <text:p>31323</text:p>
          </table:table-cell>
          <table:table-cell office:value-type="float" office:value="31062" calcext:value-type="float">
            <text:p>31062</text:p>
          </table:table-cell>
          <table:table-cell office:value-type="float" office:value="1637" calcext:value-type="float">
            <text:p>1637</text:p>
          </table:table-cell>
          <table:table-cell office:value-type="float" office:value="15928" calcext:value-type="float">
            <text:p>15928</text:p>
          </table:table-cell>
          <table:table-cell office:value-type="float" office:value="63537" calcext:value-type="float">
            <text:p>63537</text:p>
          </table:table-cell>
          <table:table-cell office:value-type="float" office:value="127142" calcext:value-type="float">
            <text:p>127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2985.1</text:p>
          </table:table-cell>
          <table:table-cell office:value-type="float" office:value="79739945" calcext:value-type="float">
            <text:p>79739945</text:p>
          </table:table-cell>
          <table:table-cell office:value-type="float" office:value="33893" calcext:value-type="float">
            <text:p>33893</text:p>
          </table:table-cell>
          <table:table-cell office:value-type="float" office:value="33235" calcext:value-type="float">
            <text:p>33235</text:p>
          </table:table-cell>
          <table:table-cell office:value-type="float" office:value="32195" calcext:value-type="float">
            <text:p>32195</text:p>
          </table:table-cell>
          <table:table-cell office:value-type="float" office:value="31993" calcext:value-type="float">
            <text:p>31993</text:p>
          </table:table-cell>
          <table:table-cell office:value-type="float" office:value="31692" calcext:value-type="float">
            <text:p>31692</text:p>
          </table:table-cell>
          <table:table-cell office:value-type="float" office:value="1398" calcext:value-type="float">
            <text:p>1398</text:p>
          </table:table-cell>
          <table:table-cell office:value-type="float" office:value="16170" calcext:value-type="float">
            <text:p>16170</text:p>
          </table:table-cell>
          <table:table-cell office:value-type="float" office:value="64064" calcext:value-type="float">
            <text:p>64064</text:p>
          </table:table-cell>
          <table:table-cell office:value-type="float" office:value="128623" calcext:value-type="float">
            <text:p>128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05.1</text:p>
          </table:table-cell>
          <table:table-cell office:value-type="float" office:value="80058972" calcext:value-type="float">
            <text:p>80058972</text:p>
          </table:table-cell>
          <table:table-cell office:value-type="float" office:value="33833" calcext:value-type="float">
            <text:p>33833</text:p>
          </table:table-cell>
          <table:table-cell office:value-type="float" office:value="33206" calcext:value-type="float">
            <text:p>33206</text:p>
          </table:table-cell>
          <table:table-cell office:value-type="float" office:value="32245" calcext:value-type="float">
            <text:p>32245</text:p>
          </table:table-cell>
          <table:table-cell office:value-type="float" office:value="32094" calcext:value-type="float">
            <text:p>32094</text:p>
          </table:table-cell>
          <table:table-cell office:value-type="float" office:value="31682" calcext:value-type="float">
            <text:p>31682</text:p>
          </table:table-cell>
          <table:table-cell office:value-type="float" office:value="1371" calcext:value-type="float">
            <text:p>1371</text:p>
          </table:table-cell>
          <table:table-cell office:value-type="float" office:value="16178" calcext:value-type="float">
            <text:p>16178</text:p>
          </table:table-cell>
          <table:table-cell office:value-type="float" office:value="64179" calcext:value-type="float">
            <text:p>64179</text:p>
          </table:table-cell>
          <table:table-cell office:value-type="float" office:value="128717" calcext:value-type="float">
            <text:p>128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25.1</text:p>
          </table:table-cell>
          <table:table-cell office:value-type="float" office:value="79986607" calcext:value-type="float">
            <text:p>79986607</text:p>
          </table:table-cell>
          <table:table-cell office:value-type="float" office:value="33866" calcext:value-type="float">
            <text:p>33866</text:p>
          </table:table-cell>
          <table:table-cell office:value-type="float" office:value="33262" calcext:value-type="float">
            <text:p>33262</text:p>
          </table:table-cell>
          <table:table-cell office:value-type="float" office:value="32175" calcext:value-type="float">
            <text:p>32175</text:p>
          </table:table-cell>
          <table:table-cell office:value-type="float" office:value="32012" calcext:value-type="float">
            <text:p>32012</text:p>
          </table:table-cell>
          <table:table-cell office:value-type="float" office:value="31694" calcext:value-type="float">
            <text:p>31694</text:p>
          </table:table-cell>
          <table:table-cell office:value-type="float" office:value="1397" calcext:value-type="float">
            <text:p>1397</text:p>
          </table:table-cell>
          <table:table-cell office:value-type="float" office:value="16165" calcext:value-type="float">
            <text:p>16165</text:p>
          </table:table-cell>
          <table:table-cell office:value-type="float" office:value="64037" calcext:value-type="float">
            <text:p>64037</text:p>
          </table:table-cell>
          <table:table-cell office:value-type="float" office:value="128533" calcext:value-type="float">
            <text:p>128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45.1</text:p>
          </table:table-cell>
          <table:table-cell office:value-type="float" office:value="79240560" calcext:value-type="float">
            <text:p>79240560</text:p>
          </table:table-cell>
          <table:table-cell office:value-type="float" office:value="33743" calcext:value-type="float">
            <text:p>33743</text:p>
          </table:table-cell>
          <table:table-cell office:value-type="float" office:value="33062" calcext:value-type="float">
            <text:p>33062</text:p>
          </table:table-cell>
          <table:table-cell office:value-type="float" office:value="32124" calcext:value-type="float">
            <text:p>32124</text:p>
          </table:table-cell>
          <table:table-cell office:value-type="float" office:value="31907" calcext:value-type="float">
            <text:p>31907</text:p>
          </table:table-cell>
          <table:table-cell office:value-type="float" office:value="31608" calcext:value-type="float">
            <text:p>31608</text:p>
          </table:table-cell>
          <table:table-cell office:value-type="float" office:value="1363" calcext:value-type="float">
            <text:p>1363</text:p>
          </table:table-cell>
          <table:table-cell office:value-type="float" office:value="16134" calcext:value-type="float">
            <text:p>16134</text:p>
          </table:table-cell>
          <table:table-cell office:value-type="float" office:value="63939" calcext:value-type="float">
            <text:p>63939</text:p>
          </table:table-cell>
          <table:table-cell office:value-type="float" office:value="128221" calcext:value-type="float">
            <text:p>1282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65.1</text:p>
          </table:table-cell>
          <table:table-cell office:value-type="float" office:value="79356741" calcext:value-type="float">
            <text:p>79356741</text:p>
          </table:table-cell>
          <table:table-cell office:value-type="float" office:value="33822" calcext:value-type="float">
            <text:p>33822</text:p>
          </table:table-cell>
          <table:table-cell office:value-type="float" office:value="33176" calcext:value-type="float">
            <text:p>33176</text:p>
          </table:table-cell>
          <table:table-cell office:value-type="float" office:value="32102" calcext:value-type="float">
            <text:p>32102</text:p>
          </table:table-cell>
          <table:table-cell office:value-type="float" office:value="31901" calcext:value-type="float">
            <text:p>31901</text:p>
          </table:table-cell>
          <table:table-cell office:value-type="float" office:value="31617" calcext:value-type="float">
            <text:p>31617</text:p>
          </table:table-cell>
          <table:table-cell office:value-type="float" office:value="1392" calcext:value-type="float">
            <text:p>1392</text:p>
          </table:table-cell>
          <table:table-cell office:value-type="float" office:value="16122" calcext:value-type="float">
            <text:p>16122</text:p>
          </table:table-cell>
          <table:table-cell office:value-type="float" office:value="63915" calcext:value-type="float">
            <text:p>63915</text:p>
          </table:table-cell>
          <table:table-cell office:value-type="float" office:value="128258" calcext:value-type="float">
            <text:p>128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085.1</text:p>
          </table:table-cell>
          <table:table-cell office:value-type="float" office:value="80092187" calcext:value-type="float">
            <text:p>80092187</text:p>
          </table:table-cell>
          <table:table-cell office:value-type="float" office:value="33966" calcext:value-type="float">
            <text:p>33966</text:p>
          </table:table-cell>
          <table:table-cell office:value-type="float" office:value="33280" calcext:value-type="float">
            <text:p>33280</text:p>
          </table:table-cell>
          <table:table-cell office:value-type="float" office:value="32198" calcext:value-type="float">
            <text:p>32198</text:p>
          </table:table-cell>
          <table:table-cell office:value-type="float" office:value="32061" calcext:value-type="float">
            <text:p>32061</text:p>
          </table:table-cell>
          <table:table-cell office:value-type="float" office:value="31679" calcext:value-type="float">
            <text:p>31679</text:p>
          </table:table-cell>
          <table:table-cell office:value-type="float" office:value="1406" calcext:value-type="float">
            <text:p>1406</text:p>
          </table:table-cell>
          <table:table-cell office:value-type="float" office:value="16160" calcext:value-type="float">
            <text:p>16160</text:p>
          </table:table-cell>
          <table:table-cell office:value-type="float" office:value="64104" calcext:value-type="float">
            <text:p>64104</text:p>
          </table:table-cell>
          <table:table-cell office:value-type="float" office:value="128726" calcext:value-type="float">
            <text:p>128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105.1</text:p>
          </table:table-cell>
          <table:table-cell office:value-type="float" office:value="80074095" calcext:value-type="float">
            <text:p>80074095</text:p>
          </table:table-cell>
          <table:table-cell office:value-type="float" office:value="33902" calcext:value-type="float">
            <text:p>33902</text:p>
          </table:table-cell>
          <table:table-cell office:value-type="float" office:value="33276" calcext:value-type="float">
            <text:p>33276</text:p>
          </table:table-cell>
          <table:table-cell office:value-type="float" office:value="32205" calcext:value-type="float">
            <text:p>32205</text:p>
          </table:table-cell>
          <table:table-cell office:value-type="float" office:value="32014" calcext:value-type="float">
            <text:p>32014</text:p>
          </table:table-cell>
          <table:table-cell office:value-type="float" office:value="31693" calcext:value-type="float">
            <text:p>31693</text:p>
          </table:table-cell>
          <table:table-cell office:value-type="float" office:value="1406" calcext:value-type="float">
            <text:p>1406</text:p>
          </table:table-cell>
          <table:table-cell office:value-type="float" office:value="16172" calcext:value-type="float">
            <text:p>16172</text:p>
          </table:table-cell>
          <table:table-cell office:value-type="float" office:value="64085" calcext:value-type="float">
            <text:p>64085</text:p>
          </table:table-cell>
          <table:table-cell office:value-type="float" office:value="128620" calcext:value-type="float">
            <text:p>128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125.1</text:p>
          </table:table-cell>
          <table:table-cell office:value-type="float" office:value="79795872" calcext:value-type="float">
            <text:p>79795872</text:p>
          </table:table-cell>
          <table:table-cell office:value-type="float" office:value="33858" calcext:value-type="float">
            <text:p>33858</text:p>
          </table:table-cell>
          <table:table-cell office:value-type="float" office:value="33201" calcext:value-type="float">
            <text:p>33201</text:p>
          </table:table-cell>
          <table:table-cell office:value-type="float" office:value="32270" calcext:value-type="float">
            <text:p>32270</text:p>
          </table:table-cell>
          <table:table-cell office:value-type="float" office:value="32008" calcext:value-type="float">
            <text:p>32008</text:p>
          </table:table-cell>
          <table:table-cell office:value-type="float" office:value="31661" calcext:value-type="float">
            <text:p>31661</text:p>
          </table:table-cell>
          <table:table-cell office:value-type="float" office:value="1379" calcext:value-type="float">
            <text:p>1379</text:p>
          </table:table-cell>
          <table:table-cell office:value-type="float" office:value="16159" calcext:value-type="float">
            <text:p>16159</text:p>
          </table:table-cell>
          <table:table-cell office:value-type="float" office:value="64227" calcext:value-type="float">
            <text:p>64227</text:p>
          </table:table-cell>
          <table:table-cell office:value-type="float" office:value="128749" calcext:value-type="float">
            <text:p>128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09733145.1</text:p>
          </table:table-cell>
          <table:table-cell office:value-type="float" office:value="78796482" calcext:value-type="float">
            <text:p>78796482</text:p>
          </table:table-cell>
          <table:table-cell office:value-type="float" office:value="33269" calcext:value-type="float">
            <text:p>33269</text:p>
          </table:table-cell>
          <table:table-cell office:value-type="float" office:value="32563" calcext:value-type="float">
            <text:p>32563</text:p>
          </table:table-cell>
          <table:table-cell office:value-type="float" office:value="32023" calcext:value-type="float">
            <text:p>32023</text:p>
          </table:table-cell>
          <table:table-cell office:value-type="float" office:value="31259" calcext:value-type="float">
            <text:p>31259</text:p>
          </table:table-cell>
          <table:table-cell office:value-type="float" office:value="31059" calcext:value-type="float">
            <text:p>31059</text:p>
          </table:table-cell>
          <table:table-cell office:value-type="float" office:value="1644" calcext:value-type="float">
            <text:p>1644</text:p>
          </table:table-cell>
          <table:table-cell office:value-type="float" office:value="15949" calcext:value-type="float">
            <text:p>15949</text:p>
          </table:table-cell>
          <table:table-cell office:value-type="float" office:value="63490" calcext:value-type="float">
            <text:p>63490</text:p>
          </table:table-cell>
          <table:table-cell office:value-type="float" office:value="127031" calcext:value-type="float">
            <text:p>127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295415.1</text:p>
          </table:table-cell>
          <table:table-cell office:value-type="float" office:value="45871644" calcext:value-type="float">
            <text:p>45871644</text:p>
          </table:table-cell>
          <table:table-cell office:value-type="float" office:value="22148" calcext:value-type="float">
            <text:p>22148</text:p>
          </table:table-cell>
          <table:table-cell office:value-type="float" office:value="21713" calcext:value-type="float">
            <text:p>21713</text:p>
          </table:table-cell>
          <table:table-cell office:value-type="float" office:value="21756" calcext:value-type="float">
            <text:p>21756</text:p>
          </table:table-cell>
          <table:table-cell office:value-type="float" office:value="21559" calcext:value-type="float">
            <text:p>21559</text:p>
          </table:table-cell>
          <table:table-cell office:value-type="float" office:value="21576" calcext:value-type="float">
            <text:p>21576</text:p>
          </table:table-cell>
          <table:table-cell office:value-type="float" office:value="1441" calcext:value-type="float">
            <text:p>1441</text:p>
          </table:table-cell>
          <table:table-cell office:value-type="float" office:value="10856" calcext:value-type="float">
            <text:p>10856</text:p>
          </table:table-cell>
          <table:table-cell office:value-type="float" office:value="43438" calcext:value-type="float">
            <text:p>43438</text:p>
          </table:table-cell>
          <table:table-cell office:value-type="float" office:value="86899" calcext:value-type="float">
            <text:p>86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295425.1</text:p>
          </table:table-cell>
          <table:table-cell office:value-type="float" office:value="48522115" calcext:value-type="float">
            <text:p>48522115</text:p>
          </table:table-cell>
          <table:table-cell office:value-type="float" office:value="22913" calcext:value-type="float">
            <text:p>22913</text:p>
          </table:table-cell>
          <table:table-cell office:value-type="float" office:value="22795" calcext:value-type="float">
            <text:p>22795</text:p>
          </table:table-cell>
          <table:table-cell office:value-type="float" office:value="22720" calcext:value-type="float">
            <text:p>22720</text:p>
          </table:table-cell>
          <table:table-cell office:value-type="float" office:value="22483" calcext:value-type="float">
            <text:p>22483</text:p>
          </table:table-cell>
          <table:table-cell office:value-type="float" office:value="22652" calcext:value-type="float">
            <text:p>22652</text:p>
          </table:table-cell>
          <table:table-cell office:value-type="float" office:value="1388" calcext:value-type="float">
            <text:p>1388</text:p>
          </table:table-cell>
          <table:table-cell office:value-type="float" office:value="11300" calcext:value-type="float">
            <text:p>11300</text:p>
          </table:table-cell>
          <table:table-cell office:value-type="float" office:value="45413" calcext:value-type="float">
            <text:p>45413</text:p>
          </table:table-cell>
          <table:table-cell office:value-type="float" office:value="90618" calcext:value-type="float">
            <text:p>90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295475.1</text:p>
          </table:table-cell>
          <table:table-cell office:value-type="float" office:value="61904570" calcext:value-type="float">
            <text:p>61904570</text:p>
          </table:table-cell>
          <table:table-cell office:value-type="float" office:value="27908" calcext:value-type="float">
            <text:p>27908</text:p>
          </table:table-cell>
          <table:table-cell office:value-type="float" office:value="28017" calcext:value-type="float">
            <text:p>28017</text:p>
          </table:table-cell>
          <table:table-cell office:value-type="float" office:value="26834" calcext:value-type="float">
            <text:p>26834</text:p>
          </table:table-cell>
          <table:table-cell office:value-type="float" office:value="27319" calcext:value-type="float">
            <text:p>27319</text:p>
          </table:table-cell>
          <table:table-cell office:value-type="float" office:value="26903" calcext:value-type="float">
            <text:p>26903</text:p>
          </table:table-cell>
          <table:table-cell office:value-type="float" office:value="1588" calcext:value-type="float">
            <text:p>1588</text:p>
          </table:table-cell>
          <table:table-cell office:value-type="float" office:value="13321" calcext:value-type="float">
            <text:p>13321</text:p>
          </table:table-cell>
          <table:table-cell office:value-type="float" office:value="54359" calcext:value-type="float">
            <text:p>54359</text:p>
          </table:table-cell>
          <table:table-cell office:value-type="float" office:value="108841" calcext:value-type="float">
            <text:p>108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552325.1</text:p>
          </table:table-cell>
          <table:table-cell office:value-type="float" office:value="233833953" calcext:value-type="float">
            <text:p>233833953</text:p>
          </table:table-cell>
          <table:table-cell office:value-type="float" office:value="49081" calcext:value-type="float">
            <text:p>49081</text:p>
          </table:table-cell>
          <table:table-cell office:value-type="float" office:value="46471" calcext:value-type="float">
            <text:p>46471</text:p>
          </table:table-cell>
          <table:table-cell office:value-type="float" office:value="44232" calcext:value-type="float">
            <text:p>44232</text:p>
          </table:table-cell>
          <table:table-cell office:value-type="float" office:value="43221" calcext:value-type="float">
            <text:p>43221</text:p>
          </table:table-cell>
          <table:table-cell office:value-type="float" office:value="42504" calcext:value-type="float">
            <text:p>42504</text:p>
          </table:table-cell>
          <table:table-cell office:value-type="float" office:value="1950" calcext:value-type="float">
            <text:p>1950</text:p>
          </table:table-cell>
          <table:table-cell office:value-type="float" office:value="22001" calcext:value-type="float">
            <text:p>22001</text:p>
          </table:table-cell>
          <table:table-cell office:value-type="float" office:value="88331" calcext:value-type="float">
            <text:p>88331</text:p>
          </table:table-cell>
          <table:table-cell office:value-type="float" office:value="176606" calcext:value-type="float">
            <text:p>176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656105.1</text:p>
          </table:table-cell>
          <table:table-cell office:value-type="float" office:value="75871586" calcext:value-type="float">
            <text:p>75871586</text:p>
          </table:table-cell>
          <table:table-cell office:value-type="float" office:value="29179" calcext:value-type="float">
            <text:p>29179</text:p>
          </table:table-cell>
          <table:table-cell office:value-type="float" office:value="28685" calcext:value-type="float">
            <text:p>28685</text:p>
          </table:table-cell>
          <table:table-cell office:value-type="float" office:value="27908" calcext:value-type="float">
            <text:p>27908</text:p>
          </table:table-cell>
          <table:table-cell office:value-type="float" office:value="27934" calcext:value-type="float">
            <text:p>27934</text:p>
          </table:table-cell>
          <table:table-cell office:value-type="float" office:value="27947" calcext:value-type="float">
            <text:p>27947</text:p>
          </table:table-cell>
          <table:table-cell office:value-type="float" office:value="1182" calcext:value-type="float">
            <text:p>1182</text:p>
          </table:table-cell>
          <table:table-cell office:value-type="float" office:value="13891" calcext:value-type="float">
            <text:p>13891</text:p>
          </table:table-cell>
          <table:table-cell office:value-type="float" office:value="55766" calcext:value-type="float">
            <text:p>55766</text:p>
          </table:table-cell>
          <table:table-cell office:value-type="float" office:value="112130" calcext:value-type="float">
            <text:p>112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2932265.1</text:p>
          </table:table-cell>
          <table:table-cell office:value-type="float" office:value="57062630" calcext:value-type="float">
            <text:p>57062630</text:p>
          </table:table-cell>
          <table:table-cell office:value-type="float" office:value="26570" calcext:value-type="float">
            <text:p>26570</text:p>
          </table:table-cell>
          <table:table-cell office:value-type="float" office:value="26388" calcext:value-type="float">
            <text:p>26388</text:p>
          </table:table-cell>
          <table:table-cell office:value-type="float" office:value="25934" calcext:value-type="float">
            <text:p>25934</text:p>
          </table:table-cell>
          <table:table-cell office:value-type="float" office:value="25660" calcext:value-type="float">
            <text:p>25660</text:p>
          </table:table-cell>
          <table:table-cell office:value-type="float" office:value="25545" calcext:value-type="float">
            <text:p>25545</text:p>
          </table:table-cell>
          <table:table-cell office:value-type="float" office:value="760" calcext:value-type="float">
            <text:p>760</text:p>
          </table:table-cell>
          <table:table-cell office:value-type="float" office:value="12871" calcext:value-type="float">
            <text:p>12871</text:p>
          </table:table-cell>
          <table:table-cell office:value-type="float" office:value="51729" calcext:value-type="float">
            <text:p>51729</text:p>
          </table:table-cell>
          <table:table-cell office:value-type="float" office:value="103063" calcext:value-type="float">
            <text:p>103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618375.1</text:p>
          </table:table-cell>
          <table:table-cell office:value-type="float" office:value="95353620" calcext:value-type="float">
            <text:p>95353620</text:p>
          </table:table-cell>
          <table:table-cell office:value-type="float" office:value="27995" calcext:value-type="float">
            <text:p>27995</text:p>
          </table:table-cell>
          <table:table-cell office:value-type="float" office:value="26726" calcext:value-type="float">
            <text:p>26726</text:p>
          </table:table-cell>
          <table:table-cell office:value-type="float" office:value="26186" calcext:value-type="float">
            <text:p>26186</text:p>
          </table:table-cell>
          <table:table-cell office:value-type="float" office:value="25610" calcext:value-type="float">
            <text:p>25610</text:p>
          </table:table-cell>
          <table:table-cell office:value-type="float" office:value="25462" calcext:value-type="float">
            <text:p>25462</text:p>
          </table:table-cell>
          <table:table-cell office:value-type="float" office:value="1002" calcext:value-type="float">
            <text:p>1002</text:p>
          </table:table-cell>
          <table:table-cell office:value-type="float" office:value="13096" calcext:value-type="float">
            <text:p>13096</text:p>
          </table:table-cell>
          <table:table-cell office:value-type="float" office:value="51836" calcext:value-type="float">
            <text:p>51836</text:p>
          </table:table-cell>
          <table:table-cell office:value-type="float" office:value="103980" calcext:value-type="float">
            <text:p>103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635.1</text:p>
          </table:table-cell>
          <table:table-cell office:value-type="float" office:value="60638888" calcext:value-type="float">
            <text:p>60638888</text:p>
          </table:table-cell>
          <table:table-cell office:value-type="float" office:value="27163" calcext:value-type="float">
            <text:p>27163</text:p>
          </table:table-cell>
          <table:table-cell office:value-type="float" office:value="27341" calcext:value-type="float">
            <text:p>27341</text:p>
          </table:table-cell>
          <table:table-cell office:value-type="float" office:value="26796" calcext:value-type="float">
            <text:p>26796</text:p>
          </table:table-cell>
          <table:table-cell office:value-type="float" office:value="26612" calcext:value-type="float">
            <text:p>26612</text:p>
          </table:table-cell>
          <table:table-cell office:value-type="float" office:value="26809" calcext:value-type="float">
            <text:p>26809</text:p>
          </table:table-cell>
          <table:table-cell office:value-type="float" office:value="1307" calcext:value-type="float">
            <text:p>1307</text:p>
          </table:table-cell>
          <table:table-cell office:value-type="float" office:value="13299" calcext:value-type="float">
            <text:p>13299</text:p>
          </table:table-cell>
          <table:table-cell office:value-type="float" office:value="53719" calcext:value-type="float">
            <text:p>53719</text:p>
          </table:table-cell>
          <table:table-cell office:value-type="float" office:value="107384" calcext:value-type="float">
            <text:p>107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665.1</text:p>
          </table:table-cell>
          <table:table-cell office:value-type="float" office:value="61464937" calcext:value-type="float">
            <text:p>61464937</text:p>
          </table:table-cell>
          <table:table-cell office:value-type="float" office:value="27287" calcext:value-type="float">
            <text:p>27287</text:p>
          </table:table-cell>
          <table:table-cell office:value-type="float" office:value="27417" calcext:value-type="float">
            <text:p>27417</text:p>
          </table:table-cell>
          <table:table-cell office:value-type="float" office:value="26856" calcext:value-type="float">
            <text:p>26856</text:p>
          </table:table-cell>
          <table:table-cell office:value-type="float" office:value="26682" calcext:value-type="float">
            <text:p>26682</text:p>
          </table:table-cell>
          <table:table-cell office:value-type="float" office:value="26880" calcext:value-type="float">
            <text:p>26880</text:p>
          </table:table-cell>
          <table:table-cell office:value-type="float" office:value="1301" calcext:value-type="float">
            <text:p>1301</text:p>
          </table:table-cell>
          <table:table-cell office:value-type="float" office:value="13336" calcext:value-type="float">
            <text:p>13336</text:p>
          </table:table-cell>
          <table:table-cell office:value-type="float" office:value="53821" calcext:value-type="float">
            <text:p>53821</text:p>
          </table:table-cell>
          <table:table-cell office:value-type="float" office:value="107555" calcext:value-type="float">
            <text:p>107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695.1</text:p>
          </table:table-cell>
          <table:table-cell office:value-type="float" office:value="61559140" calcext:value-type="float">
            <text:p>61559140</text:p>
          </table:table-cell>
          <table:table-cell office:value-type="float" office:value="27258" calcext:value-type="float">
            <text:p>27258</text:p>
          </table:table-cell>
          <table:table-cell office:value-type="float" office:value="27404" calcext:value-type="float">
            <text:p>27404</text:p>
          </table:table-cell>
          <table:table-cell office:value-type="float" office:value="26845" calcext:value-type="float">
            <text:p>26845</text:p>
          </table:table-cell>
          <table:table-cell office:value-type="float" office:value="26695" calcext:value-type="float">
            <text:p>26695</text:p>
          </table:table-cell>
          <table:table-cell office:value-type="float" office:value="26887" calcext:value-type="float">
            <text:p>26887</text:p>
          </table:table-cell>
          <table:table-cell office:value-type="float" office:value="1314" calcext:value-type="float">
            <text:p>1314</text:p>
          </table:table-cell>
          <table:table-cell office:value-type="float" office:value="13331" calcext:value-type="float">
            <text:p>13331</text:p>
          </table:table-cell>
          <table:table-cell office:value-type="float" office:value="53796" calcext:value-type="float">
            <text:p>53796</text:p>
          </table:table-cell>
          <table:table-cell office:value-type="float" office:value="107556" calcext:value-type="float">
            <text:p>107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15.1</text:p>
          </table:table-cell>
          <table:table-cell office:value-type="float" office:value="61417994" calcext:value-type="float">
            <text:p>61417994</text:p>
          </table:table-cell>
          <table:table-cell office:value-type="float" office:value="27335" calcext:value-type="float">
            <text:p>27335</text:p>
          </table:table-cell>
          <table:table-cell office:value-type="float" office:value="27516" calcext:value-type="float">
            <text:p>27516</text:p>
          </table:table-cell>
          <table:table-cell office:value-type="float" office:value="26944" calcext:value-type="float">
            <text:p>26944</text:p>
          </table:table-cell>
          <table:table-cell office:value-type="float" office:value="26748" calcext:value-type="float">
            <text:p>26748</text:p>
          </table:table-cell>
          <table:table-cell office:value-type="float" office:value="27011" calcext:value-type="float">
            <text:p>27011</text:p>
          </table:table-cell>
          <table:table-cell office:value-type="float" office:value="1306" calcext:value-type="float">
            <text:p>1306</text:p>
          </table:table-cell>
          <table:table-cell office:value-type="float" office:value="13385" calcext:value-type="float">
            <text:p>13385</text:p>
          </table:table-cell>
          <table:table-cell office:value-type="float" office:value="54029" calcext:value-type="float">
            <text:p>54029</text:p>
          </table:table-cell>
          <table:table-cell office:value-type="float" office:value="108004" calcext:value-type="float">
            <text:p>108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35.1</text:p>
          </table:table-cell>
          <table:table-cell office:value-type="float" office:value="62334549" calcext:value-type="float">
            <text:p>62334549</text:p>
          </table:table-cell>
          <table:table-cell office:value-type="float" office:value="27784" calcext:value-type="float">
            <text:p>27784</text:p>
          </table:table-cell>
          <table:table-cell office:value-type="float" office:value="27910" calcext:value-type="float">
            <text:p>27910</text:p>
          </table:table-cell>
          <table:table-cell office:value-type="float" office:value="27346" calcext:value-type="float">
            <text:p>27346</text:p>
          </table:table-cell>
          <table:table-cell office:value-type="float" office:value="27137" calcext:value-type="float">
            <text:p>27137</text:p>
          </table:table-cell>
          <table:table-cell office:value-type="float" office:value="27362" calcext:value-type="float">
            <text:p>27362</text:p>
          </table:table-cell>
          <table:table-cell office:value-type="float" office:value="1313" calcext:value-type="float">
            <text:p>1313</text:p>
          </table:table-cell>
          <table:table-cell office:value-type="float" office:value="13583" calcext:value-type="float">
            <text:p>13583</text:p>
          </table:table-cell>
          <table:table-cell office:value-type="float" office:value="54827" calcext:value-type="float">
            <text:p>54827</text:p>
          </table:table-cell>
          <table:table-cell office:value-type="float" office:value="109565" calcext:value-type="float">
            <text:p>109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55.1</text:p>
          </table:table-cell>
          <table:table-cell office:value-type="float" office:value="61557802" calcext:value-type="float">
            <text:p>61557802</text:p>
          </table:table-cell>
          <table:table-cell office:value-type="float" office:value="27342" calcext:value-type="float">
            <text:p>27342</text:p>
          </table:table-cell>
          <table:table-cell office:value-type="float" office:value="27420" calcext:value-type="float">
            <text:p>27420</text:p>
          </table:table-cell>
          <table:table-cell office:value-type="float" office:value="26918" calcext:value-type="float">
            <text:p>26918</text:p>
          </table:table-cell>
          <table:table-cell office:value-type="float" office:value="26744" calcext:value-type="float">
            <text:p>26744</text:p>
          </table:table-cell>
          <table:table-cell office:value-type="float" office:value="26910" calcext:value-type="float">
            <text:p>26910</text:p>
          </table:table-cell>
          <table:table-cell office:value-type="float" office:value="1309" calcext:value-type="float">
            <text:p>1309</text:p>
          </table:table-cell>
          <table:table-cell office:value-type="float" office:value="13370" calcext:value-type="float">
            <text:p>13370</text:p>
          </table:table-cell>
          <table:table-cell office:value-type="float" office:value="53926" calcext:value-type="float">
            <text:p>53926</text:p>
          </table:table-cell>
          <table:table-cell office:value-type="float" office:value="107771" calcext:value-type="float">
            <text:p>107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75.1</text:p>
          </table:table-cell>
          <table:table-cell office:value-type="float" office:value="61468384" calcext:value-type="float">
            <text:p>61468384</text:p>
          </table:table-cell>
          <table:table-cell office:value-type="float" office:value="27396" calcext:value-type="float">
            <text:p>27396</text:p>
          </table:table-cell>
          <table:table-cell office:value-type="float" office:value="27593" calcext:value-type="float">
            <text:p>27593</text:p>
          </table:table-cell>
          <table:table-cell office:value-type="float" office:value="26965" calcext:value-type="float">
            <text:p>26965</text:p>
          </table:table-cell>
          <table:table-cell office:value-type="float" office:value="26833" calcext:value-type="float">
            <text:p>26833</text:p>
          </table:table-cell>
          <table:table-cell office:value-type="float" office:value="27045" calcext:value-type="float">
            <text:p>27045</text:p>
          </table:table-cell>
          <table:table-cell office:value-type="float" office:value="1307" calcext:value-type="float">
            <text:p>1307</text:p>
          </table:table-cell>
          <table:table-cell office:value-type="float" office:value="13397" calcext:value-type="float">
            <text:p>13397</text:p>
          </table:table-cell>
          <table:table-cell office:value-type="float" office:value="54092" calcext:value-type="float">
            <text:p>54092</text:p>
          </table:table-cell>
          <table:table-cell office:value-type="float" office:value="108209" calcext:value-type="float">
            <text:p>108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795.1</text:p>
          </table:table-cell>
          <table:table-cell office:value-type="float" office:value="62034011" calcext:value-type="float">
            <text:p>62034011</text:p>
          </table:table-cell>
          <table:table-cell office:value-type="float" office:value="27653" calcext:value-type="float">
            <text:p>27653</text:p>
          </table:table-cell>
          <table:table-cell office:value-type="float" office:value="27834" calcext:value-type="float">
            <text:p>27834</text:p>
          </table:table-cell>
          <table:table-cell office:value-type="float" office:value="27193" calcext:value-type="float">
            <text:p>27193</text:p>
          </table:table-cell>
          <table:table-cell office:value-type="float" office:value="27036" calcext:value-type="float">
            <text:p>27036</text:p>
          </table:table-cell>
          <table:table-cell office:value-type="float" office:value="27265" calcext:value-type="float">
            <text:p>27265</text:p>
          </table:table-cell>
          <table:table-cell office:value-type="float" office:value="1301" calcext:value-type="float">
            <text:p>1301</text:p>
          </table:table-cell>
          <table:table-cell office:value-type="float" office:value="13496" calcext:value-type="float">
            <text:p>13496</text:p>
          </table:table-cell>
          <table:table-cell office:value-type="float" office:value="54599" calcext:value-type="float">
            <text:p>54599</text:p>
          </table:table-cell>
          <table:table-cell office:value-type="float" office:value="109231" calcext:value-type="float">
            <text:p>109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815.1</text:p>
          </table:table-cell>
          <table:table-cell office:value-type="float" office:value="61438509" calcext:value-type="float">
            <text:p>61438509</text:p>
          </table:table-cell>
          <table:table-cell office:value-type="float" office:value="27271" calcext:value-type="float">
            <text:p>27271</text:p>
          </table:table-cell>
          <table:table-cell office:value-type="float" office:value="27383" calcext:value-type="float">
            <text:p>27383</text:p>
          </table:table-cell>
          <table:table-cell office:value-type="float" office:value="26817" calcext:value-type="float">
            <text:p>26817</text:p>
          </table:table-cell>
          <table:table-cell office:value-type="float" office:value="26647" calcext:value-type="float">
            <text:p>26647</text:p>
          </table:table-cell>
          <table:table-cell office:value-type="float" office:value="26851" calcext:value-type="float">
            <text:p>26851</text:p>
          </table:table-cell>
          <table:table-cell office:value-type="float" office:value="1305" calcext:value-type="float">
            <text:p>1305</text:p>
          </table:table-cell>
          <table:table-cell office:value-type="float" office:value="13325" calcext:value-type="float">
            <text:p>13325</text:p>
          </table:table-cell>
          <table:table-cell office:value-type="float" office:value="53766" calcext:value-type="float">
            <text:p>53766</text:p>
          </table:table-cell>
          <table:table-cell office:value-type="float" office:value="107471" calcext:value-type="float">
            <text:p>107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835.1</text:p>
          </table:table-cell>
          <table:table-cell office:value-type="float" office:value="61235250" calcext:value-type="float">
            <text:p>61235250</text:p>
          </table:table-cell>
          <table:table-cell office:value-type="float" office:value="27232" calcext:value-type="float">
            <text:p>27232</text:p>
          </table:table-cell>
          <table:table-cell office:value-type="float" office:value="27409" calcext:value-type="float">
            <text:p>27409</text:p>
          </table:table-cell>
          <table:table-cell office:value-type="float" office:value="26827" calcext:value-type="float">
            <text:p>26827</text:p>
          </table:table-cell>
          <table:table-cell office:value-type="float" office:value="26671" calcext:value-type="float">
            <text:p>26671</text:p>
          </table:table-cell>
          <table:table-cell office:value-type="float" office:value="26863" calcext:value-type="float">
            <text:p>26863</text:p>
          </table:table-cell>
          <table:table-cell office:value-type="float" office:value="1302" calcext:value-type="float">
            <text:p>1302</text:p>
          </table:table-cell>
          <table:table-cell office:value-type="float" office:value="13316" calcext:value-type="float">
            <text:p>13316</text:p>
          </table:table-cell>
          <table:table-cell office:value-type="float" office:value="53805" calcext:value-type="float">
            <text:p>53805</text:p>
          </table:table-cell>
          <table:table-cell office:value-type="float" office:value="107538" calcext:value-type="float">
            <text:p>107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4855.1</text:p>
          </table:table-cell>
          <table:table-cell office:value-type="float" office:value="61895332" calcext:value-type="float">
            <text:p>61895332</text:p>
          </table:table-cell>
          <table:table-cell office:value-type="float" office:value="27612" calcext:value-type="float">
            <text:p>27612</text:p>
          </table:table-cell>
          <table:table-cell office:value-type="float" office:value="27737" calcext:value-type="float">
            <text:p>27737</text:p>
          </table:table-cell>
          <table:table-cell office:value-type="float" office:value="27197" calcext:value-type="float">
            <text:p>27197</text:p>
          </table:table-cell>
          <table:table-cell office:value-type="float" office:value="26957" calcext:value-type="float">
            <text:p>26957</text:p>
          </table:table-cell>
          <table:table-cell office:value-type="float" office:value="27192" calcext:value-type="float">
            <text:p>27192</text:p>
          </table:table-cell>
          <table:table-cell office:value-type="float" office:value="1315" calcext:value-type="float">
            <text:p>1315</text:p>
          </table:table-cell>
          <table:table-cell office:value-type="float" office:value="13499" calcext:value-type="float">
            <text:p>13499</text:p>
          </table:table-cell>
          <table:table-cell office:value-type="float" office:value="54465" calcext:value-type="float">
            <text:p>54465</text:p>
          </table:table-cell>
          <table:table-cell office:value-type="float" office:value="108842" calcext:value-type="float">
            <text:p>108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5055.1</text:p>
          </table:table-cell>
          <table:table-cell office:value-type="float" office:value="60704655" calcext:value-type="float">
            <text:p>60704655</text:p>
          </table:table-cell>
          <table:table-cell office:value-type="float" office:value="27441" calcext:value-type="float">
            <text:p>27441</text:p>
          </table:table-cell>
          <table:table-cell office:value-type="float" office:value="27550" calcext:value-type="float">
            <text:p>27550</text:p>
          </table:table-cell>
          <table:table-cell office:value-type="float" office:value="27039" calcext:value-type="float">
            <text:p>27039</text:p>
          </table:table-cell>
          <table:table-cell office:value-type="float" office:value="26860" calcext:value-type="float">
            <text:p>26860</text:p>
          </table:table-cell>
          <table:table-cell office:value-type="float" office:value="27068" calcext:value-type="float">
            <text:p>27068</text:p>
          </table:table-cell>
          <table:table-cell office:value-type="float" office:value="1293" calcext:value-type="float">
            <text:p>1293</text:p>
          </table:table-cell>
          <table:table-cell office:value-type="float" office:value="13422" calcext:value-type="float">
            <text:p>13422</text:p>
          </table:table-cell>
          <table:table-cell office:value-type="float" office:value="54234" calcext:value-type="float">
            <text:p>54234</text:p>
          </table:table-cell>
          <table:table-cell office:value-type="float" office:value="108380" calcext:value-type="float">
            <text:p>108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5075.1</text:p>
          </table:table-cell>
          <table:table-cell office:value-type="float" office:value="60473180" calcext:value-type="float">
            <text:p>60473180</text:p>
          </table:table-cell>
          <table:table-cell office:value-type="float" office:value="27232" calcext:value-type="float">
            <text:p>27232</text:p>
          </table:table-cell>
          <table:table-cell office:value-type="float" office:value="27357" calcext:value-type="float">
            <text:p>27357</text:p>
          </table:table-cell>
          <table:table-cell office:value-type="float" office:value="26793" calcext:value-type="float">
            <text:p>26793</text:p>
          </table:table-cell>
          <table:table-cell office:value-type="float" office:value="26639" calcext:value-type="float">
            <text:p>26639</text:p>
          </table:table-cell>
          <table:table-cell office:value-type="float" office:value="26854" calcext:value-type="float">
            <text:p>26854</text:p>
          </table:table-cell>
          <table:table-cell office:value-type="float" office:value="1303" calcext:value-type="float">
            <text:p>1303</text:p>
          </table:table-cell>
          <table:table-cell office:value-type="float" office:value="13295" calcext:value-type="float">
            <text:p>13295</text:p>
          </table:table-cell>
          <table:table-cell office:value-type="float" office:value="53737" calcext:value-type="float">
            <text:p>53737</text:p>
          </table:table-cell>
          <table:table-cell office:value-type="float" office:value="107438" calcext:value-type="float">
            <text:p>107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5085.1</text:p>
          </table:table-cell>
          <table:table-cell office:value-type="float" office:value="60508630" calcext:value-type="float">
            <text:p>60508630</text:p>
          </table:table-cell>
          <table:table-cell office:value-type="float" office:value="27299" calcext:value-type="float">
            <text:p>27299</text:p>
          </table:table-cell>
          <table:table-cell office:value-type="float" office:value="27472" calcext:value-type="float">
            <text:p>27472</text:p>
          </table:table-cell>
          <table:table-cell office:value-type="float" office:value="26873" calcext:value-type="float">
            <text:p>26873</text:p>
          </table:table-cell>
          <table:table-cell office:value-type="float" office:value="26654" calcext:value-type="float">
            <text:p>26654</text:p>
          </table:table-cell>
          <table:table-cell office:value-type="float" office:value="26942" calcext:value-type="float">
            <text:p>26942</text:p>
          </table:table-cell>
          <table:table-cell office:value-type="float" office:value="1302" calcext:value-type="float">
            <text:p>1302</text:p>
          </table:table-cell>
          <table:table-cell office:value-type="float" office:value="13335" calcext:value-type="float">
            <text:p>13335</text:p>
          </table:table-cell>
          <table:table-cell office:value-type="float" office:value="53757" calcext:value-type="float">
            <text:p>53757</text:p>
          </table:table-cell>
          <table:table-cell office:value-type="float" office:value="107596" calcext:value-type="float">
            <text:p>107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65095.1</text:p>
          </table:table-cell>
          <table:table-cell office:value-type="float" office:value="61341915" calcext:value-type="float">
            <text:p>61341915</text:p>
          </table:table-cell>
          <table:table-cell office:value-type="float" office:value="27300" calcext:value-type="float">
            <text:p>27300</text:p>
          </table:table-cell>
          <table:table-cell office:value-type="float" office:value="27199" calcext:value-type="float">
            <text:p>27199</text:p>
          </table:table-cell>
          <table:table-cell office:value-type="float" office:value="26632" calcext:value-type="float">
            <text:p>26632</text:p>
          </table:table-cell>
          <table:table-cell office:value-type="float" office:value="26519" calcext:value-type="float">
            <text:p>26519</text:p>
          </table:table-cell>
          <table:table-cell office:value-type="float" office:value="26538" calcext:value-type="float">
            <text:p>26538</text:p>
          </table:table-cell>
          <table:table-cell office:value-type="float" office:value="1314" calcext:value-type="float">
            <text:p>1314</text:p>
          </table:table-cell>
          <table:table-cell office:value-type="float" office:value="13312" calcext:value-type="float">
            <text:p>13312</text:p>
          </table:table-cell>
          <table:table-cell office:value-type="float" office:value="53378" calcext:value-type="float">
            <text:p>53378</text:p>
          </table:table-cell>
          <table:table-cell office:value-type="float" office:value="106453" calcext:value-type="float">
            <text:p>106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80175.1</text:p>
          </table:table-cell>
          <table:table-cell office:value-type="float" office:value="61369471" calcext:value-type="float">
            <text:p>61369471</text:p>
          </table:table-cell>
          <table:table-cell office:value-type="float" office:value="27286" calcext:value-type="float">
            <text:p>27286</text:p>
          </table:table-cell>
          <table:table-cell office:value-type="float" office:value="27135" calcext:value-type="float">
            <text:p>27135</text:p>
          </table:table-cell>
          <table:table-cell office:value-type="float" office:value="26655" calcext:value-type="float">
            <text:p>26655</text:p>
          </table:table-cell>
          <table:table-cell office:value-type="float" office:value="26530" calcext:value-type="float">
            <text:p>26530</text:p>
          </table:table-cell>
          <table:table-cell office:value-type="float" office:value="26569" calcext:value-type="float">
            <text:p>26569</text:p>
          </table:table-cell>
          <table:table-cell office:value-type="float" office:value="1301" calcext:value-type="float">
            <text:p>1301</text:p>
          </table:table-cell>
          <table:table-cell office:value-type="float" office:value="13308" calcext:value-type="float">
            <text:p>13308</text:p>
          </table:table-cell>
          <table:table-cell office:value-type="float" office:value="53417" calcext:value-type="float">
            <text:p>53417</text:p>
          </table:table-cell>
          <table:table-cell office:value-type="float" office:value="106527" calcext:value-type="float">
            <text:p>106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880985.1</text:p>
          </table:table-cell>
          <table:table-cell office:value-type="float" office:value="61228142" calcext:value-type="float">
            <text:p>61228142</text:p>
          </table:table-cell>
          <table:table-cell office:value-type="float" office:value="27255" calcext:value-type="float">
            <text:p>27255</text:p>
          </table:table-cell>
          <table:table-cell office:value-type="float" office:value="27161" calcext:value-type="float">
            <text:p>27161</text:p>
          </table:table-cell>
          <table:table-cell office:value-type="float" office:value="26575" calcext:value-type="float">
            <text:p>26575</text:p>
          </table:table-cell>
          <table:table-cell office:value-type="float" office:value="26471" calcext:value-type="float">
            <text:p>26471</text:p>
          </table:table-cell>
          <table:table-cell office:value-type="float" office:value="26516" calcext:value-type="float">
            <text:p>26516</text:p>
          </table:table-cell>
          <table:table-cell office:value-type="float" office:value="1305" calcext:value-type="float">
            <text:p>1305</text:p>
          </table:table-cell>
          <table:table-cell office:value-type="float" office:value="13280" calcext:value-type="float">
            <text:p>13280</text:p>
          </table:table-cell>
          <table:table-cell office:value-type="float" office:value="53279" calcext:value-type="float">
            <text:p>53279</text:p>
          </table:table-cell>
          <table:table-cell office:value-type="float" office:value="106348" calcext:value-type="float">
            <text:p>106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6906365.1</text:p>
          </table:table-cell>
          <table:table-cell office:value-type="float" office:value="62116567" calcext:value-type="float">
            <text:p>62116567</text:p>
          </table:table-cell>
          <table:table-cell office:value-type="float" office:value="27526" calcext:value-type="float">
            <text:p>27526</text:p>
          </table:table-cell>
          <table:table-cell office:value-type="float" office:value="27819" calcext:value-type="float">
            <text:p>27819</text:p>
          </table:table-cell>
          <table:table-cell office:value-type="float" office:value="27073" calcext:value-type="float">
            <text:p>27073</text:p>
          </table:table-cell>
          <table:table-cell office:value-type="float" office:value="27007" calcext:value-type="float">
            <text:p>27007</text:p>
          </table:table-cell>
          <table:table-cell office:value-type="float" office:value="27174" calcext:value-type="float">
            <text:p>27174</text:p>
          </table:table-cell>
          <table:table-cell office:value-type="float" office:value="1303" calcext:value-type="float">
            <text:p>1303</text:p>
          </table:table-cell>
          <table:table-cell office:value-type="float" office:value="13451" calcext:value-type="float">
            <text:p>13451</text:p>
          </table:table-cell>
          <table:table-cell office:value-type="float" office:value="54317" calcext:value-type="float">
            <text:p>54317</text:p>
          </table:table-cell>
          <table:table-cell office:value-type="float" office:value="108757" calcext:value-type="float">
            <text:p>108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7309695.1</text:p>
          </table:table-cell>
          <table:table-cell office:value-type="float" office:value="76455456" calcext:value-type="float">
            <text:p>76455456</text:p>
          </table:table-cell>
          <table:table-cell office:value-type="float" office:value="34341" calcext:value-type="float">
            <text:p>34341</text:p>
          </table:table-cell>
          <table:table-cell office:value-type="float" office:value="34423" calcext:value-type="float">
            <text:p>34423</text:p>
          </table:table-cell>
          <table:table-cell office:value-type="float" office:value="34059" calcext:value-type="float">
            <text:p>34059</text:p>
          </table:table-cell>
          <table:table-cell office:value-type="float" office:value="33702" calcext:value-type="float">
            <text:p>33702</text:p>
          </table:table-cell>
          <table:table-cell office:value-type="float" office:value="34044" calcext:value-type="float">
            <text:p>34044</text:p>
          </table:table-cell>
          <table:table-cell office:value-type="float" office:value="1411" calcext:value-type="float">
            <text:p>1411</text:p>
          </table:table-cell>
          <table:table-cell office:value-type="float" office:value="16908" calcext:value-type="float">
            <text:p>16908</text:p>
          </table:table-cell>
          <table:table-cell office:value-type="float" office:value="68027" calcext:value-type="float">
            <text:p>68027</text:p>
          </table:table-cell>
          <table:table-cell office:value-type="float" office:value="136217" calcext:value-type="float">
            <text:p>136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292885.1</text:p>
          </table:table-cell>
          <table:table-cell office:value-type="float" office:value="77800034" calcext:value-type="float">
            <text:p>77800034</text:p>
          </table:table-cell>
          <table:table-cell office:value-type="float" office:value="26358" calcext:value-type="float">
            <text:p>26358</text:p>
          </table:table-cell>
          <table:table-cell office:value-type="float" office:value="25555" calcext:value-type="float">
            <text:p>25555</text:p>
          </table:table-cell>
          <table:table-cell office:value-type="float" office:value="25093" calcext:value-type="float">
            <text:p>25093</text:p>
          </table:table-cell>
          <table:table-cell office:value-type="float" office:value="24778" calcext:value-type="float">
            <text:p>24778</text:p>
          </table:table-cell>
          <table:table-cell office:value-type="float" office:value="25014" calcext:value-type="float">
            <text:p>25014</text:p>
          </table:table-cell>
          <table:table-cell office:value-type="float" office:value="963" calcext:value-type="float">
            <text:p>963</text:p>
          </table:table-cell>
          <table:table-cell office:value-type="float" office:value="12495" calcext:value-type="float">
            <text:p>12495</text:p>
          </table:table-cell>
          <table:table-cell office:value-type="float" office:value="50112" calcext:value-type="float">
            <text:p>50112</text:p>
          </table:table-cell>
          <table:table-cell office:value-type="float" office:value="100783" calcext:value-type="float">
            <text:p>100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292895.1</text:p>
          </table:table-cell>
          <table:table-cell office:value-type="float" office:value="77582640" calcext:value-type="float">
            <text:p>77582640</text:p>
          </table:table-cell>
          <table:table-cell office:value-type="float" office:value="26438" calcext:value-type="float">
            <text:p>26438</text:p>
          </table:table-cell>
          <table:table-cell office:value-type="float" office:value="25656" calcext:value-type="float">
            <text:p>25656</text:p>
          </table:table-cell>
          <table:table-cell office:value-type="float" office:value="25396" calcext:value-type="float">
            <text:p>25396</text:p>
          </table:table-cell>
          <table:table-cell office:value-type="float" office:value="24963" calcext:value-type="float">
            <text:p>24963</text:p>
          </table:table-cell>
          <table:table-cell office:value-type="float" office:value="25050" calcext:value-type="float">
            <text:p>25050</text:p>
          </table:table-cell>
          <table:table-cell office:value-type="float" office:value="949" calcext:value-type="float">
            <text:p>949</text:p>
          </table:table-cell>
          <table:table-cell office:value-type="float" office:value="12727" calcext:value-type="float">
            <text:p>12727</text:p>
          </table:table-cell>
          <table:table-cell office:value-type="float" office:value="50449" calcext:value-type="float">
            <text:p>50449</text:p>
          </table:table-cell>
          <table:table-cell office:value-type="float" office:value="101293" calcext:value-type="float">
            <text:p>101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292905.1</text:p>
          </table:table-cell>
          <table:table-cell office:value-type="float" office:value="75767690" calcext:value-type="float">
            <text:p>75767690</text:p>
          </table:table-cell>
          <table:table-cell office:value-type="float" office:value="26091" calcext:value-type="float">
            <text:p>26091</text:p>
          </table:table-cell>
          <table:table-cell office:value-type="float" office:value="25366" calcext:value-type="float">
            <text:p>25366</text:p>
          </table:table-cell>
          <table:table-cell office:value-type="float" office:value="25151" calcext:value-type="float">
            <text:p>25151</text:p>
          </table:table-cell>
          <table:table-cell office:value-type="float" office:value="24811" calcext:value-type="float">
            <text:p>24811</text:p>
          </table:table-cell>
          <table:table-cell office:value-type="float" office:value="24864" calcext:value-type="float">
            <text:p>24864</text:p>
          </table:table-cell>
          <table:table-cell office:value-type="float" office:value="956" calcext:value-type="float">
            <text:p>956</text:p>
          </table:table-cell>
          <table:table-cell office:value-type="float" office:value="12524" calcext:value-type="float">
            <text:p>12524</text:p>
          </table:table-cell>
          <table:table-cell office:value-type="float" office:value="50002" calcext:value-type="float">
            <text:p>50002</text:p>
          </table:table-cell>
          <table:table-cell office:value-type="float" office:value="100012" calcext:value-type="float">
            <text:p>100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691715.1</text:p>
          </table:table-cell>
          <table:table-cell office:value-type="float" office:value="111073614" calcext:value-type="float">
            <text:p>111073614</text:p>
          </table:table-cell>
          <table:table-cell office:value-type="float" office:value="34846" calcext:value-type="float">
            <text:p>34846</text:p>
          </table:table-cell>
          <table:table-cell office:value-type="float" office:value="33573" calcext:value-type="float">
            <text:p>33573</text:p>
          </table:table-cell>
          <table:table-cell office:value-type="float" office:value="32509" calcext:value-type="float">
            <text:p>32509</text:p>
          </table:table-cell>
          <table:table-cell office:value-type="float" office:value="32102" calcext:value-type="float">
            <text:p>32102</text:p>
          </table:table-cell>
          <table:table-cell office:value-type="float" office:value="31640" calcext:value-type="float">
            <text:p>31640</text:p>
          </table:table-cell>
          <table:table-cell office:value-type="float" office:value="1368" calcext:value-type="float">
            <text:p>1368</text:p>
          </table:table-cell>
          <table:table-cell office:value-type="float" office:value="16356" calcext:value-type="float">
            <text:p>16356</text:p>
          </table:table-cell>
          <table:table-cell office:value-type="float" office:value="64752" calcext:value-type="float">
            <text:p>64752</text:p>
          </table:table-cell>
          <table:table-cell office:value-type="float" office:value="129456" calcext:value-type="float">
            <text:p>129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873745.1</text:p>
          </table:table-cell>
          <table:table-cell office:value-type="float" office:value="51221495" calcext:value-type="float">
            <text:p>51221495</text:p>
          </table:table-cell>
          <table:table-cell office:value-type="float" office:value="24647" calcext:value-type="float">
            <text:p>24647</text:p>
          </table:table-cell>
          <table:table-cell office:value-type="float" office:value="24607" calcext:value-type="float">
            <text:p>24607</text:p>
          </table:table-cell>
          <table:table-cell office:value-type="float" office:value="24345" calcext:value-type="float">
            <text:p>24345</text:p>
          </table:table-cell>
          <table:table-cell office:value-type="float" office:value="24262" calcext:value-type="float">
            <text:p>24262</text:p>
          </table:table-cell>
          <table:table-cell office:value-type="float" office:value="24498" calcext:value-type="float">
            <text:p>24498</text:p>
          </table:table-cell>
          <table:table-cell office:value-type="float" office:value="1446" calcext:value-type="float">
            <text:p>1446</text:p>
          </table:table-cell>
          <table:table-cell office:value-type="float" office:value="12130" calcext:value-type="float">
            <text:p>12130</text:p>
          </table:table-cell>
          <table:table-cell office:value-type="float" office:value="48758" calcext:value-type="float">
            <text:p>48758</text:p>
          </table:table-cell>
          <table:table-cell office:value-type="float" office:value="97643" calcext:value-type="float">
            <text:p>97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8873755.1</text:p>
          </table:table-cell>
          <table:table-cell office:value-type="float" office:value="52269642" calcext:value-type="float">
            <text:p>52269642</text:p>
          </table:table-cell>
          <table:table-cell office:value-type="float" office:value="24816" calcext:value-type="float">
            <text:p>24816</text:p>
          </table:table-cell>
          <table:table-cell office:value-type="float" office:value="25235" calcext:value-type="float">
            <text:p>25235</text:p>
          </table:table-cell>
          <table:table-cell office:value-type="float" office:value="24777" calcext:value-type="float">
            <text:p>24777</text:p>
          </table:table-cell>
          <table:table-cell office:value-type="float" office:value="24711" calcext:value-type="float">
            <text:p>24711</text:p>
          </table:table-cell>
          <table:table-cell office:value-type="float" office:value="24887" calcext:value-type="float">
            <text:p>24887</text:p>
          </table:table-cell>
          <table:table-cell office:value-type="float" office:value="1157" calcext:value-type="float">
            <text:p>1157</text:p>
          </table:table-cell>
          <table:table-cell office:value-type="float" office:value="12342" calcext:value-type="float">
            <text:p>12342</text:p>
          </table:table-cell>
          <table:table-cell office:value-type="float" office:value="49681" calcext:value-type="float">
            <text:p>49681</text:p>
          </table:table-cell>
          <table:table-cell office:value-type="float" office:value="99587" calcext:value-type="float">
            <text:p>99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9155685.1</text:p>
          </table:table-cell>
          <table:table-cell office:value-type="float" office:value="40466701" calcext:value-type="float">
            <text:p>40466701</text:p>
          </table:table-cell>
          <table:table-cell office:value-type="float" office:value="19001" calcext:value-type="float">
            <text:p>19001</text:p>
          </table:table-cell>
          <table:table-cell office:value-type="float" office:value="18823" calcext:value-type="float">
            <text:p>18823</text:p>
          </table:table-cell>
          <table:table-cell office:value-type="float" office:value="18794" calcext:value-type="float">
            <text:p>18794</text:p>
          </table:table-cell>
          <table:table-cell office:value-type="float" office:value="18839" calcext:value-type="float">
            <text:p>18839</text:p>
          </table:table-cell>
          <table:table-cell office:value-type="float" office:value="18886" calcext:value-type="float">
            <text:p>18886</text:p>
          </table:table-cell>
          <table:table-cell office:value-type="float" office:value="671" calcext:value-type="float">
            <text:p>671</text:p>
          </table:table-cell>
          <table:table-cell office:value-type="float" office:value="9412" calcext:value-type="float">
            <text:p>9412</text:p>
          </table:table-cell>
          <table:table-cell office:value-type="float" office:value="37322" calcext:value-type="float">
            <text:p>37322</text:p>
          </table:table-cell>
          <table:table-cell office:value-type="float" office:value="75031" calcext:value-type="float">
            <text:p>75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A_019155715.1</text:p>
          </table:table-cell>
          <table:table-cell office:value-type="float" office:value="49557427" calcext:value-type="float">
            <text:p>49557427</text:p>
          </table:table-cell>
          <table:table-cell office:value-type="float" office:value="22768" calcext:value-type="float">
            <text:p>22768</text:p>
          </table:table-cell>
          <table:table-cell office:value-type="float" office:value="22662" calcext:value-type="float">
            <text:p>22662</text:p>
          </table:table-cell>
          <table:table-cell office:value-type="float" office:value="22565" calcext:value-type="float">
            <text:p>22565</text:p>
          </table:table-cell>
          <table:table-cell office:value-type="float" office:value="22270" calcext:value-type="float">
            <text:p>22270</text:p>
          </table:table-cell>
          <table:table-cell office:value-type="float" office:value="22368" calcext:value-type="float">
            <text:p>22368</text:p>
          </table:table-cell>
          <table:table-cell office:value-type="float" office:value="1389" calcext:value-type="float">
            <text:p>1389</text:p>
          </table:table-cell>
          <table:table-cell office:value-type="float" office:value="11216" calcext:value-type="float">
            <text:p>11216</text:p>
          </table:table-cell>
          <table:table-cell office:value-type="float" office:value="45054" calcext:value-type="float">
            <text:p>45054</text:p>
          </table:table-cell>
          <table:table-cell office:value-type="float" office:value="89873" calcext:value-type="float">
            <text:p>89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F_000142945.1</text:p>
          </table:table-cell>
          <table:table-cell office:value-type="float" office:value="231402766" calcext:value-type="float">
            <text:p>231402766</text:p>
          </table:table-cell>
          <table:table-cell office:value-type="float" office:value="51176" calcext:value-type="float">
            <text:p>51176</text:p>
          </table:table-cell>
          <table:table-cell office:value-type="float" office:value="48485" calcext:value-type="float">
            <text:p>48485</text:p>
          </table:table-cell>
          <table:table-cell office:value-type="float" office:value="45776" calcext:value-type="float">
            <text:p>45776</text:p>
          </table:table-cell>
          <table:table-cell office:value-type="float" office:value="45010" calcext:value-type="float">
            <text:p>45010</text:p>
          </table:table-cell>
          <table:table-cell office:value-type="float" office:value="44326" calcext:value-type="float">
            <text:p>44326</text:p>
          </table:table-cell>
          <table:table-cell office:value-type="float" office:value="2009" calcext:value-type="float">
            <text:p>2009</text:p>
          </table:table-cell>
          <table:table-cell office:value-type="float" office:value="22754" calcext:value-type="float">
            <text:p>22754</text:p>
          </table:table-cell>
          <table:table-cell office:value-type="float" office:value="91527" calcext:value-type="float">
            <text:p>91527</text:p>
          </table:table-cell>
          <table:table-cell office:value-type="float" office:value="183398" calcext:value-type="float">
            <text:p>183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F_000149755.1</text:p>
          </table:table-cell>
          <table:table-cell office:value-type="float" office:value="83630151" calcext:value-type="float">
            <text:p>83630151</text:p>
          </table:table-cell>
          <table:table-cell office:value-type="float" office:value="29823" calcext:value-type="float">
            <text:p>29823</text:p>
          </table:table-cell>
          <table:table-cell office:value-type="float" office:value="28885" calcext:value-type="float">
            <text:p>28885</text:p>
          </table:table-cell>
          <table:table-cell office:value-type="float" office:value="29044" calcext:value-type="float">
            <text:p>29044</text:p>
          </table:table-cell>
          <table:table-cell office:value-type="float" office:value="28264" calcext:value-type="float">
            <text:p>28264</text:p>
          </table:table-cell>
          <table:table-cell office:value-type="float" office:value="28279" calcext:value-type="float">
            <text:p>28279</text:p>
          </table:table-cell>
          <table:table-cell office:value-type="float" office:value="1303" calcext:value-type="float">
            <text:p>1303</text:p>
          </table:table-cell>
          <table:table-cell office:value-type="float" office:value="14433" calcext:value-type="float">
            <text:p>14433</text:p>
          </table:table-cell>
          <table:table-cell office:value-type="float" office:value="57916" calcext:value-type="float">
            <text:p>57916</text:p>
          </table:table-cell>
          <table:table-cell office:value-type="float" office:value="114901" calcext:value-type="float">
            <text:p>114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F_000247585.1</text:p>
          </table:table-cell>
          <table:table-cell office:value-type="float" office:value="83419396" calcext:value-type="float">
            <text:p>83419396</text:p>
          </table:table-cell>
          <table:table-cell office:value-type="float" office:value="25034" calcext:value-type="float">
            <text:p>25034</text:p>
          </table:table-cell>
          <table:table-cell office:value-type="float" office:value="24818" calcext:value-type="float">
            <text:p>24818</text:p>
          </table:table-cell>
          <table:table-cell office:value-type="float" office:value="24819" calcext:value-type="float">
            <text:p>24819</text:p>
          </table:table-cell>
          <table:table-cell office:value-type="float" office:value="24702" calcext:value-type="float">
            <text:p>24702</text:p>
          </table:table-cell>
          <table:table-cell office:value-type="float" office:value="24759" calcext:value-type="float">
            <text:p>24759</text:p>
          </table:table-cell>
          <table:table-cell office:value-type="float" office:value="1410" calcext:value-type="float">
            <text:p>1410</text:p>
          </table:table-cell>
          <table:table-cell office:value-type="float" office:value="12434" calcext:value-type="float">
            <text:p>12434</text:p>
          </table:table-cell>
          <table:table-cell office:value-type="float" office:value="49576" calcext:value-type="float">
            <text:p>49576</text:p>
          </table:table-cell>
          <table:table-cell office:value-type="float" office:value="98952" calcext:value-type="float">
            <text:p>98952</text:p>
          </table:table-cell>
          <table:table-cell table:number-columns-repeated="7"/>
        </table:table-row>
      </table:table>
      <table:table table:name="sketch_percentage" table:style-name="ta1">
        <table:table-column table:style-name="co4" table:number-columns-repeated="9" table:default-cell-style-name="ce1"/>
        <table:table-row table:style-name="ro1">
          <table:table-cell table:style-name="Default" office:value-type="string" calcext:value-type="string">
            <text:p>k30_s2000</text:p>
          </table:table-cell>
          <table:table-cell table:style-name="Default" office:value-type="string" calcext:value-type="string">
            <text:p>k25_s2000</text:p>
          </table:table-cell>
          <table:table-cell table:style-name="Default" office:value-type="string" calcext:value-type="string">
            <text:p>k21_s2000</text:p>
          </table:table-cell>
          <table:table-cell table:style-name="Default" office:value-type="string" calcext:value-type="string">
            <text:p>k20_s2000</text:p>
          </table:table-cell>
          <table:table-cell table:style-name="Default" office:value-type="string" calcext:value-type="string">
            <text:p>k19_s2000</text:p>
          </table:table-cell>
          <table:table-cell table:style-name="Default" office:value-type="string" calcext:value-type="string">
            <text:p>k10_s2000</text:p>
          </table:table-cell>
          <table:table-cell table:style-name="Default" office:value-type="string" calcext:value-type="string">
            <text:p>k21_s4000</text:p>
          </table:table-cell>
          <table:table-cell table:style-name="Default" office:value-type="string" calcext:value-type="string">
            <text:p>k21_s1000</text:p>
          </table:table-cell>
          <table:table-cell table:style-name="Default" office:value-type="string" calcext:value-type="string">
            <text:p>k19_s500</text:p>
          </table:table-cell>
        </table:table-row>
        <table:table-row table:style-name="ro1">
          <table:table-cell table:formula="of:=[raw_data.C2]/[raw_data.$B2]" office:value-type="percentage" office:value="0.000314594770196455" calcext:value-type="percentage">
            <text:p>0.03%</text:p>
          </table:table-cell>
          <table:table-cell table:formula="of:=[raw_data.D2]/[raw_data.$B2]" office:value-type="percentage" office:value="0.000313824249351925" calcext:value-type="percentage">
            <text:p>0.03%</text:p>
          </table:table-cell>
          <table:table-cell table:formula="of:=[raw_data.E2]/[raw_data.$B2]" office:value-type="percentage" office:value="0.000307704535721332" calcext:value-type="percentage">
            <text:p>0.03%</text:p>
          </table:table-cell>
          <table:table-cell table:formula="of:=[raw_data.F2]/[raw_data.$B2]" office:value-type="percentage" office:value="0.000308519509691507" calcext:value-type="percentage">
            <text:p>0.03%</text:p>
          </table:table-cell>
          <table:table-cell table:formula="of:=[raw_data.G2]/[raw_data.$B2]" office:value-type="percentage" office:value="0.000306934014876802" calcext:value-type="percentage">
            <text:p>0.03%</text:p>
          </table:table-cell>
          <table:table-cell table:formula="of:=[raw_data.H2]/[raw_data.$B2]" office:value-type="percentage" office:value="0.0000134841147792744" calcext:value-type="percentage">
            <text:p>0.00%</text:p>
          </table:table-cell>
          <table:table-cell table:formula="of:=[raw_data.I2]/[raw_data.$B2]" office:value-type="percentage" office:value="0.000155185861630045" calcext:value-type="percentage">
            <text:p>0.02%</text:p>
          </table:table-cell>
          <table:table-cell table:formula="of:=[raw_data.J2]/[raw_data.$B2]" office:value-type="percentage" office:value="0.000617676180850607" calcext:value-type="percentage">
            <text:p>0.06%</text:p>
          </table:table-cell>
          <table:table-cell table:formula="of:=[raw_data.K2]/[raw_data.$B2]" office:value-type="percentage" office:value="0.00123760465340061" calcext:value-type="percentage">
            <text:p>0.12%</text:p>
          </table:table-cell>
        </table:table-row>
        <table:table-row table:style-name="ro1">
          <table:table-cell table:formula="of:=[raw_data.C3]/[raw_data.$B3]" office:value-type="percentage" office:value="0.00048264388939778" calcext:value-type="percentage">
            <text:p>0.05%</text:p>
          </table:table-cell>
          <table:table-cell table:formula="of:=[raw_data.D3]/[raw_data.$B3]" office:value-type="percentage" office:value="0.000476448582749031" calcext:value-type="percentage">
            <text:p>0.05%</text:p>
          </table:table-cell>
          <table:table-cell table:formula="of:=[raw_data.E3]/[raw_data.$B3]" office:value-type="percentage" office:value="0.000475334083140261" calcext:value-type="percentage">
            <text:p>0.05%</text:p>
          </table:table-cell>
          <table:table-cell table:formula="of:=[raw_data.F3]/[raw_data.$B3]" office:value-type="percentage" office:value="0.000472039753414339" calcext:value-type="percentage">
            <text:p>0.05%</text:p>
          </table:table-cell>
          <table:table-cell table:formula="of:=[raw_data.G3]/[raw_data.$B3]" office:value-type="percentage" office:value="0.000478169501262572" calcext:value-type="percentage">
            <text:p>0.05%</text:p>
          </table:table-cell>
          <table:table-cell table:formula="of:=[raw_data.H3]/[raw_data.$B3]" office:value-type="percentage" office:value="0.0000264529760081505" calcext:value-type="percentage">
            <text:p>0.00%</text:p>
          </table:table-cell>
          <table:table-cell table:formula="of:=[raw_data.I3]/[raw_data.$B3]" office:value-type="percentage" office:value="0.000238617644177611" calcext:value-type="percentage">
            <text:p>0.02%</text:p>
          </table:table-cell>
          <table:table-cell table:formula="of:=[raw_data.J3]/[raw_data.$B3]" office:value-type="percentage" office:value="0.000948422777362854" calcext:value-type="percentage">
            <text:p>0.09%</text:p>
          </table:table-cell>
          <table:table-cell table:formula="of:=[raw_data.K3]/[raw_data.$B3]" office:value-type="percentage" office:value="0.00189909094364338" calcext:value-type="percentage">
            <text:p>0.19%</text:p>
          </table:table-cell>
        </table:table-row>
        <table:table-row table:style-name="ro1">
          <table:table-cell table:formula="of:=[raw_data.C4]/[raw_data.$B4]" office:value-type="percentage" office:value="0.000473532678309445" calcext:value-type="percentage">
            <text:p>0.05%</text:p>
          </table:table-cell>
          <table:table-cell table:formula="of:=[raw_data.D4]/[raw_data.$B4]" office:value-type="percentage" office:value="0.000464723465853681" calcext:value-type="percentage">
            <text:p>0.05%</text:p>
          </table:table-cell>
          <table:table-cell table:formula="of:=[raw_data.E4]/[raw_data.$B4]" office:value-type="percentage" office:value="0.000463801820754903" calcext:value-type="percentage">
            <text:p>0.05%</text:p>
          </table:table-cell>
          <table:table-cell table:formula="of:=[raw_data.F4]/[raw_data.$B4]" office:value-type="percentage" office:value="0.000456128589467401" calcext:value-type="percentage">
            <text:p>0.05%</text:p>
          </table:table-cell>
          <table:table-cell table:formula="of:=[raw_data.G4]/[raw_data.$B4]" office:value-type="percentage" office:value="0.00046448769617725" calcext:value-type="percentage">
            <text:p>0.05%</text:p>
          </table:table-cell>
          <table:table-cell table:formula="of:=[raw_data.H4]/[raw_data.$B4]" office:value-type="percentage" office:value="0.0000250773201295456" calcext:value-type="percentage">
            <text:p>0.00%</text:p>
          </table:table-cell>
          <table:table-cell table:formula="of:=[raw_data.I4]/[raw_data.$B4]" office:value-type="percentage" office:value="0.000232147396857357" calcext:value-type="percentage">
            <text:p>0.02%</text:p>
          </table:table-cell>
          <table:table-cell table:formula="of:=[raw_data.J4]/[raw_data.$B4]" office:value-type="percentage" office:value="0.000921816567633758" calcext:value-type="percentage">
            <text:p>0.09%</text:p>
          </table:table-cell>
          <table:table-cell table:formula="of:=[raw_data.K4]/[raw_data.$B4]" office:value-type="percentage" office:value="0.00184847713043784" calcext:value-type="percentage">
            <text:p>0.18%</text:p>
          </table:table-cell>
        </table:table-row>
        <table:table-row table:style-name="ro1">
          <table:table-cell table:formula="of:=[raw_data.C5]/[raw_data.$B5]" office:value-type="percentage" office:value="0.000485680012061979" calcext:value-type="percentage">
            <text:p>0.05%</text:p>
          </table:table-cell>
          <table:table-cell table:formula="of:=[raw_data.D5]/[raw_data.$B5]" office:value-type="percentage" office:value="0.000487120165141889" calcext:value-type="percentage">
            <text:p>0.05%</text:p>
          </table:table-cell>
          <table:table-cell table:formula="of:=[raw_data.E5]/[raw_data.$B5]" office:value-type="percentage" office:value="0.000475250516370371" calcext:value-type="percentage">
            <text:p>0.05%</text:p>
          </table:table-cell>
          <table:table-cell table:formula="of:=[raw_data.F5]/[raw_data.$B5]" office:value-type="percentage" office:value="0.000476017049461291" calcext:value-type="percentage">
            <text:p>0.05%</text:p>
          </table:table-cell>
          <table:table-cell table:formula="of:=[raw_data.G5]/[raw_data.$B5]" office:value-type="percentage" office:value="0.000480453650078434" calcext:value-type="percentage">
            <text:p>0.05%</text:p>
          </table:table-cell>
          <table:table-cell table:formula="of:=[raw_data.H5]/[raw_data.$B5]" office:value-type="percentage" office:value="0.0000168172714492741" calcext:value-type="percentage">
            <text:p>0.00%</text:p>
          </table:table-cell>
          <table:table-cell table:formula="of:=[raw_data.I5]/[raw_data.$B5]" office:value-type="percentage" office:value="0.000240296509865664" calcext:value-type="percentage">
            <text:p>0.02%</text:p>
          </table:table-cell>
          <table:table-cell table:formula="of:=[raw_data.J5]/[raw_data.$B5]" office:value-type="percentage" office:value="0.000952800632013502" calcext:value-type="percentage">
            <text:p>0.10%</text:p>
          </table:table-cell>
          <table:table-cell table:formula="of:=[raw_data.K5]/[raw_data.$B5]" office:value-type="percentage" office:value="0.00191061857153121" calcext:value-type="percentage">
            <text:p>0.19%</text:p>
          </table:table-cell>
        </table:table-row>
        <table:table-row table:style-name="ro1">
          <table:table-cell table:formula="of:=[raw_data.C6]/[raw_data.$B6]" office:value-type="percentage" office:value="0.000485571657244855" calcext:value-type="percentage">
            <text:p>0.05%</text:p>
          </table:table-cell>
          <table:table-cell table:formula="of:=[raw_data.D6]/[raw_data.$B6]" office:value-type="percentage" office:value="0.00048777713032848" calcext:value-type="percentage">
            <text:p>0.05%</text:p>
          </table:table-cell>
          <table:table-cell table:formula="of:=[raw_data.E6]/[raw_data.$B6]" office:value-type="percentage" office:value="0.000476152449283538" calcext:value-type="percentage">
            <text:p>0.05%</text:p>
          </table:table-cell>
          <table:table-cell table:formula="of:=[raw_data.F6]/[raw_data.$B6]" office:value-type="percentage" office:value="0.000475463238944905" calcext:value-type="percentage">
            <text:p>0.05%</text:p>
          </table:table-cell>
          <table:table-cell table:formula="of:=[raw_data.G6]/[raw_data.$B6]" office:value-type="percentage" office:value="0.000479139027417614" calcext:value-type="percentage">
            <text:p>0.05%</text:p>
          </table:table-cell>
          <table:table-cell table:formula="of:=[raw_data.H6]/[raw_data.$B6]" office:value-type="percentage" office:value="0.0000167707849067347" calcext:value-type="percentage">
            <text:p>0.00%</text:p>
          </table:table-cell>
          <table:table-cell table:formula="of:=[raw_data.I6]/[raw_data.$B6]" office:value-type="percentage" office:value="0.000240580355538802" calcext:value-type="percentage">
            <text:p>0.02%</text:p>
          </table:table-cell>
          <table:table-cell table:formula="of:=[raw_data.J6]/[raw_data.$B6]" office:value-type="percentage" office:value="0.000953338714075026" calcext:value-type="percentage">
            <text:p>0.10%</text:p>
          </table:table-cell>
          <table:table-cell table:formula="of:=[raw_data.K6]/[raw_data.$B6]" office:value-type="percentage" office:value="0.00191113432167321" calcext:value-type="percentage">
            <text:p>0.19%</text:p>
          </table:table-cell>
        </table:table-row>
        <table:table-row table:style-name="ro1">
          <table:table-cell table:formula="of:=[raw_data.C7]/[raw_data.$B7]" office:value-type="percentage" office:value="0.000485886359689979" calcext:value-type="percentage">
            <text:p>0.05%</text:p>
          </table:table-cell>
          <table:table-cell table:formula="of:=[raw_data.D7]/[raw_data.$B7]" office:value-type="percentage" office:value="0.000487381677780024" calcext:value-type="percentage">
            <text:p>0.05%</text:p>
          </table:table-cell>
          <table:table-cell table:formula="of:=[raw_data.E7]/[raw_data.$B7]" office:value-type="percentage" office:value="0.000475281103697503" calcext:value-type="percentage">
            <text:p>0.05%</text:p>
          </table:table-cell>
          <table:table-cell table:formula="of:=[raw_data.F7]/[raw_data.$B7]" office:value-type="percentage" office:value="0.0004759482456146" calcext:value-type="percentage">
            <text:p>0.05%</text:p>
          </table:table-cell>
          <table:table-cell table:formula="of:=[raw_data.G7]/[raw_data.$B7]" office:value-type="percentage" office:value="0.000479076911156849" calcext:value-type="percentage">
            <text:p>0.05%</text:p>
          </table:table-cell>
          <table:table-cell table:formula="of:=[raw_data.H7]/[raw_data.$B7]" office:value-type="percentage" office:value="0.0000167705675022013" calcext:value-type="percentage">
            <text:p>0.00%</text:p>
          </table:table-cell>
          <table:table-cell table:formula="of:=[raw_data.I7]/[raw_data.$B7]" office:value-type="percentage" office:value="0.000239987051005438" calcext:value-type="percentage">
            <text:p>0.02%</text:p>
          </table:table-cell>
          <table:table-cell table:formula="of:=[raw_data.J7]/[raw_data.$B7]" office:value-type="percentage" office:value="0.000952471613571525" calcext:value-type="percentage">
            <text:p>0.10%</text:p>
          </table:table-cell>
          <table:table-cell table:formula="of:=[raw_data.K7]/[raw_data.$B7]" office:value-type="percentage" office:value="0.00190910711290148" calcext:value-type="percentage">
            <text:p>0.19%</text:p>
          </table:table-cell>
        </table:table-row>
        <table:table-row table:style-name="ro1">
          <table:table-cell table:formula="of:=[raw_data.C8]/[raw_data.$B8]" office:value-type="percentage" office:value="0.000475052744537587" calcext:value-type="percentage">
            <text:p>0.05%</text:p>
          </table:table-cell>
          <table:table-cell table:formula="of:=[raw_data.D8]/[raw_data.$B8]" office:value-type="percentage" office:value="0.000475508152632921" calcext:value-type="percentage">
            <text:p>0.05%</text:p>
          </table:table-cell>
          <table:table-cell table:formula="of:=[raw_data.E8]/[raw_data.$B8]" office:value-type="percentage" office:value="0.000470912670943639" calcext:value-type="percentage">
            <text:p>0.05%</text:p>
          </table:table-cell>
          <table:table-cell table:formula="of:=[raw_data.F8]/[raw_data.$B8]" office:value-type="percentage" office:value="0.000472899906268734" calcext:value-type="percentage">
            <text:p>0.05%</text:p>
          </table:table-cell>
          <table:table-cell table:formula="of:=[raw_data.G8]/[raw_data.$B8]" office:value-type="percentage" office:value="0.00046917384003418" calcext:value-type="percentage">
            <text:p>0.05%</text:p>
          </table:table-cell>
          <table:table-cell table:formula="of:=[raw_data.H8]/[raw_data.$B8]" office:value-type="percentage" office:value="0.0000178644175578865" calcext:value-type="percentage">
            <text:p>0.00%</text:p>
          </table:table-cell>
          <table:table-cell table:formula="of:=[raw_data.I8]/[raw_data.$B8]" office:value-type="percentage" office:value="0.000236481003686322" calcext:value-type="percentage">
            <text:p>0.02%</text:p>
          </table:table-cell>
          <table:table-cell table:formula="of:=[raw_data.J8]/[raw_data.$B8]" office:value-type="percentage" office:value="0.000944433588251465" calcext:value-type="percentage">
            <text:p>0.09%</text:p>
          </table:table-cell>
          <table:table-cell table:formula="of:=[raw_data.K8]/[raw_data.$B8]" office:value-type="percentage" office:value="0.00188609332719498" calcext:value-type="percentage">
            <text:p>0.19%</text:p>
          </table:table-cell>
        </table:table-row>
        <table:table-row table:style-name="ro1">
          <table:table-cell table:formula="of:=[raw_data.C9]/[raw_data.$B9]" office:value-type="percentage" office:value="0.000471667050523148" calcext:value-type="percentage">
            <text:p>0.05%</text:p>
          </table:table-cell>
          <table:table-cell table:formula="of:=[raw_data.D9]/[raw_data.$B9]" office:value-type="percentage" office:value="0.000463427884910097" calcext:value-type="percentage">
            <text:p>0.05%</text:p>
          </table:table-cell>
          <table:table-cell table:formula="of:=[raw_data.E9]/[raw_data.$B9]" office:value-type="percentage" office:value="0.000461614865582042" calcext:value-type="percentage">
            <text:p>0.05%</text:p>
          </table:table-cell>
          <table:table-cell table:formula="of:=[raw_data.F9]/[raw_data.$B9]" office:value-type="percentage" office:value="0.000452851938829775" calcext:value-type="percentage">
            <text:p>0.05%</text:p>
          </table:table-cell>
          <table:table-cell table:formula="of:=[raw_data.G9]/[raw_data.$B9]" office:value-type="percentage" office:value="0.000459761556935586" calcext:value-type="percentage">
            <text:p>0.05%</text:p>
          </table:table-cell>
          <table:table-cell table:formula="of:=[raw_data.H9]/[raw_data.$B9]" office:value-type="percentage" office:value="0.0000247174968391519" calcext:value-type="percentage">
            <text:p>0.00%</text:p>
          </table:table-cell>
          <table:table-cell table:formula="of:=[raw_data.I9]/[raw_data.$B9]" office:value-type="percentage" office:value="0.00023109953034943" calcext:value-type="percentage">
            <text:p>0.02%</text:p>
          </table:table-cell>
          <table:table-cell table:formula="of:=[raw_data.J9]/[raw_data.$B9]" office:value-type="percentage" office:value="0.000917428069314307" calcext:value-type="percentage">
            <text:p>0.09%</text:p>
          </table:table-cell>
          <table:table-cell table:formula="of:=[raw_data.K9]/[raw_data.$B9]" office:value-type="percentage" office:value="0.0018375958122799" calcext:value-type="percentage">
            <text:p>0.18%</text:p>
          </table:table-cell>
        </table:table-row>
        <table:table-row table:style-name="ro1">
          <table:table-cell table:formula="of:=[raw_data.C10]/[raw_data.$B10]" office:value-type="percentage" office:value="0.000475593127209333" calcext:value-type="percentage">
            <text:p>0.05%</text:p>
          </table:table-cell>
          <table:table-cell table:formula="of:=[raw_data.D10]/[raw_data.$B10]" office:value-type="percentage" office:value="0.000467413186170096" calcext:value-type="percentage">
            <text:p>0.05%</text:p>
          </table:table-cell>
          <table:table-cell table:formula="of:=[raw_data.E10]/[raw_data.$B10]" office:value-type="percentage" office:value="0.000466824398640279" calcext:value-type="percentage">
            <text:p>0.05%</text:p>
          </table:table-cell>
          <table:table-cell table:formula="of:=[raw_data.F10]/[raw_data.$B10]" office:value-type="percentage" office:value="0.000460515960820816" calcext:value-type="percentage">
            <text:p>0.05%</text:p>
          </table:table-cell>
          <table:table-cell table:formula="of:=[raw_data.G10]/[raw_data.$B10]" office:value-type="percentage" office:value="0.00046842253622121" calcext:value-type="percentage">
            <text:p>0.05%</text:p>
          </table:table-cell>
          <table:table-cell table:formula="of:=[raw_data.H10]/[raw_data.$B10]" office:value-type="percentage" office:value="0.0000249603856390095" calcext:value-type="percentage">
            <text:p>0.00%</text:p>
          </table:table-cell>
          <table:table-cell table:formula="of:=[raw_data.I10]/[raw_data.$B10]" office:value-type="percentage" office:value="0.000233706593085048" calcext:value-type="percentage">
            <text:p>0.02%</text:p>
          </table:table-cell>
          <table:table-cell table:formula="of:=[raw_data.J10]/[raw_data.$B10]" office:value-type="percentage" office:value="0.000928938497042026" calcext:value-type="percentage">
            <text:p>0.09%</text:p>
          </table:table-cell>
          <table:table-cell table:formula="of:=[raw_data.K10]/[raw_data.$B10]" office:value-type="percentage" office:value="0.00186157794427147" calcext:value-type="percentage">
            <text:p>0.19%</text:p>
          </table:table-cell>
        </table:table-row>
        <table:table-row table:style-name="ro1">
          <table:table-cell table:formula="of:=[raw_data.C11]/[raw_data.$B11]" office:value-type="percentage" office:value="0.000479415023718809" calcext:value-type="percentage">
            <text:p>0.05%</text:p>
          </table:table-cell>
          <table:table-cell table:formula="of:=[raw_data.D11]/[raw_data.$B11]" office:value-type="percentage" office:value="0.000482235560509649" calcext:value-type="percentage">
            <text:p>0.05%</text:p>
          </table:table-cell>
          <table:table-cell table:formula="of:=[raw_data.E11]/[raw_data.$B11]" office:value-type="percentage" office:value="0.000479313382753373" calcext:value-type="percentage">
            <text:p>0.05%</text:p>
          </table:table-cell>
          <table:table-cell table:formula="of:=[raw_data.F11]/[raw_data.$B11]" office:value-type="percentage" office:value="0.000487038096126486" calcext:value-type="percentage">
            <text:p>0.05%</text:p>
          </table:table-cell>
          <table:table-cell table:formula="of:=[raw_data.G11]/[raw_data.$B11]" office:value-type="percentage" office:value="0.000477509255616889" calcext:value-type="percentage">
            <text:p>0.05%</text:p>
          </table:table-cell>
          <table:table-cell table:formula="of:=[raw_data.H11]/[raw_data.$B11]" office:value-type="percentage" office:value="0.0000204298340525745" calcext:value-type="percentage">
            <text:p>0.00%</text:p>
          </table:table-cell>
          <table:table-cell table:formula="of:=[raw_data.I11]/[raw_data.$B11]" office:value-type="percentage" office:value="0.000240584165186287" calcext:value-type="percentage">
            <text:p>0.02%</text:p>
          </table:table-cell>
          <table:table-cell table:formula="of:=[raw_data.J11]/[raw_data.$B11]" office:value-type="percentage" office:value="0.000960354661919153" calcext:value-type="percentage">
            <text:p>0.10%</text:p>
          </table:table-cell>
          <table:table-cell table:formula="of:=[raw_data.K11]/[raw_data.$B11]" office:value-type="percentage" office:value="0.00191999783708026" calcext:value-type="percentage">
            <text:p>0.19%</text:p>
          </table:table-cell>
        </table:table-row>
        <table:table-row table:style-name="ro1">
          <table:table-cell table:formula="of:=[raw_data.C12]/[raw_data.$B12]" office:value-type="percentage" office:value="0.000321963823344502" calcext:value-type="percentage">
            <text:p>0.03%</text:p>
          </table:table-cell>
          <table:table-cell table:formula="of:=[raw_data.D12]/[raw_data.$B12]" office:value-type="percentage" office:value="0.000301868280102953" calcext:value-type="percentage">
            <text:p>0.03%</text:p>
          </table:table-cell>
          <table:table-cell table:formula="of:=[raw_data.E12]/[raw_data.$B12]" office:value-type="percentage" office:value="0.000285312364090709" calcext:value-type="percentage">
            <text:p>0.03%</text:p>
          </table:table-cell>
          <table:table-cell table:formula="of:=[raw_data.F12]/[raw_data.$B12]" office:value-type="percentage" office:value="0.000281391996816645" calcext:value-type="percentage">
            <text:p>0.03%</text:p>
          </table:table-cell>
          <table:table-cell table:formula="of:=[raw_data.G12]/[raw_data.$B12]" office:value-type="percentage" office:value="0.000274463364793325" calcext:value-type="percentage">
            <text:p>0.03%</text:p>
          </table:table-cell>
          <table:table-cell table:formula="of:=[raw_data.H12]/[raw_data.$B12]" office:value-type="percentage" office:value="0.0000127150439123602" calcext:value-type="percentage">
            <text:p>0.00%</text:p>
          </table:table-cell>
          <table:table-cell table:formula="of:=[raw_data.I12]/[raw_data.$B12]" office:value-type="percentage" office:value="0.000143262855743049" calcext:value-type="percentage">
            <text:p>0.01%</text:p>
          </table:table-cell>
          <table:table-cell table:formula="of:=[raw_data.J12]/[raw_data.$B12]" office:value-type="percentage" office:value="0.000568892570175589" calcext:value-type="percentage">
            <text:p>0.06%</text:p>
          </table:table-cell>
          <table:table-cell table:formula="of:=[raw_data.K12]/[raw_data.$B12]" office:value-type="percentage" office:value="0.00114047124044717" calcext:value-type="percentage">
            <text:p>0.11%</text:p>
          </table:table-cell>
        </table:table-row>
        <table:table-row table:style-name="ro1">
          <table:table-cell table:formula="of:=[raw_data.C13]/[raw_data.$B13]" office:value-type="percentage" office:value="0.000248434386561448" calcext:value-type="percentage">
            <text:p>0.02%</text:p>
          </table:table-cell>
          <table:table-cell table:formula="of:=[raw_data.D13]/[raw_data.$B13]" office:value-type="percentage" office:value="0.0002340168165047" calcext:value-type="percentage">
            <text:p>0.02%</text:p>
          </table:table-cell>
          <table:table-cell table:formula="of:=[raw_data.E13]/[raw_data.$B13]" office:value-type="percentage" office:value="0.000222832173502554" calcext:value-type="percentage">
            <text:p>0.02%</text:p>
          </table:table-cell>
          <table:table-cell table:formula="of:=[raw_data.F13]/[raw_data.$B13]" office:value-type="percentage" office:value="0.000219749117238563" calcext:value-type="percentage">
            <text:p>0.02%</text:p>
          </table:table-cell>
          <table:table-cell table:formula="of:=[raw_data.G13]/[raw_data.$B13]" office:value-type="percentage" office:value="0.000217000058736504" calcext:value-type="percentage">
            <text:p>0.02%</text:p>
          </table:table-cell>
          <table:table-cell table:formula="of:=[raw_data.H13]/[raw_data.$B13]" office:value-type="percentage" office:value="0.0000118183823452997" calcext:value-type="percentage">
            <text:p>0.00%</text:p>
          </table:table-cell>
          <table:table-cell table:formula="of:=[raw_data.I13]/[raw_data.$B13]" office:value-type="percentage" office:value="0.000111889250247348" calcext:value-type="percentage">
            <text:p>0.01%</text:p>
          </table:table-cell>
          <table:table-cell table:formula="of:=[raw_data.J13]/[raw_data.$B13]" office:value-type="percentage" office:value="0.000446101113309173" calcext:value-type="percentage">
            <text:p>0.04%</text:p>
          </table:table-cell>
          <table:table-cell table:formula="of:=[raw_data.K13]/[raw_data.$B13]" office:value-type="percentage" office:value="0.000893405474965821" calcext:value-type="percentage">
            <text:p>0.09%</text:p>
          </table:table-cell>
        </table:table-row>
        <table:table-row table:style-name="ro1">
          <table:table-cell table:formula="of:=[raw_data.C14]/[raw_data.$B14]" office:value-type="percentage" office:value="0.000454684659041662" calcext:value-type="percentage">
            <text:p>0.05%</text:p>
          </table:table-cell>
          <table:table-cell table:formula="of:=[raw_data.D14]/[raw_data.$B14]" office:value-type="percentage" office:value="0.000457286144685076" calcext:value-type="percentage">
            <text:p>0.05%</text:p>
          </table:table-cell>
          <table:table-cell table:formula="of:=[raw_data.E14]/[raw_data.$B14]" office:value-type="percentage" office:value="0.000443678373627219" calcext:value-type="percentage">
            <text:p>0.04%</text:p>
          </table:table-cell>
          <table:table-cell table:formula="of:=[raw_data.F14]/[raw_data.$B14]" office:value-type="percentage" office:value="0.000446104759275403" calcext:value-type="percentage">
            <text:p>0.04%</text:p>
          </table:table-cell>
          <table:table-cell table:formula="of:=[raw_data.G14]/[raw_data.$B14]" office:value-type="percentage" office:value="0.000449806873460261" calcext:value-type="percentage">
            <text:p>0.04%</text:p>
          </table:table-cell>
          <table:table-cell table:formula="of:=[raw_data.H14]/[raw_data.$B14]" office:value-type="percentage" office:value="0.0000180102852236341" calcext:value-type="percentage">
            <text:p>0.00%</text:p>
          </table:table-cell>
          <table:table-cell table:formula="of:=[raw_data.I14]/[raw_data.$B14]" office:value-type="percentage" office:value="0.000223752779618621" calcext:value-type="percentage">
            <text:p>0.02%</text:p>
          </table:table-cell>
          <table:table-cell table:formula="of:=[raw_data.J14]/[raw_data.$B14]" office:value-type="percentage" office:value="0.000889007690066605" calcext:value-type="percentage">
            <text:p>0.09%</text:p>
          </table:table-cell>
          <table:table-cell table:formula="of:=[raw_data.K14]/[raw_data.$B14]" office:value-type="percentage" office:value="0.0017884463369919" calcext:value-type="percentage">
            <text:p>0.18%</text:p>
          </table:table-cell>
        </table:table-row>
        <table:table-row table:style-name="ro1">
          <table:table-cell table:formula="of:=[raw_data.C15]/[raw_data.$B15]" office:value-type="percentage" office:value="0.000382726519781378" calcext:value-type="percentage">
            <text:p>0.04%</text:p>
          </table:table-cell>
          <table:table-cell table:formula="of:=[raw_data.D15]/[raw_data.$B15]" office:value-type="percentage" office:value="0.000373739206387434" calcext:value-type="percentage">
            <text:p>0.04%</text:p>
          </table:table-cell>
          <table:table-cell table:formula="of:=[raw_data.E15]/[raw_data.$B15]" office:value-type="percentage" office:value="0.000372687334940294" calcext:value-type="percentage">
            <text:p>0.04%</text:p>
          </table:table-cell>
          <table:table-cell table:formula="of:=[raw_data.F15]/[raw_data.$B15]" office:value-type="percentage" office:value="0.000370831091210047" calcext:value-type="percentage">
            <text:p>0.04%</text:p>
          </table:table-cell>
          <table:table-cell table:formula="of:=[raw_data.G15]/[raw_data.$B15]" office:value-type="percentage" office:value="0.000367211415936066" calcext:value-type="percentage">
            <text:p>0.04%</text:p>
          </table:table-cell>
          <table:table-cell table:formula="of:=[raw_data.H15]/[raw_data.$B15]" office:value-type="percentage" office:value="0.0000199082140068965" calcext:value-type="percentage">
            <text:p>0.00%</text:p>
          </table:table-cell>
          <table:table-cell table:formula="of:=[raw_data.I15]/[raw_data.$B15]" office:value-type="percentage" office:value="0.000187619835034692" calcext:value-type="percentage">
            <text:p>0.02%</text:p>
          </table:table-cell>
          <table:table-cell table:formula="of:=[raw_data.J15]/[raw_data.$B15]" office:value-type="percentage" office:value="0.000740904216230243" calcext:value-type="percentage">
            <text:p>0.07%</text:p>
          </table:table-cell>
          <table:table-cell table:formula="of:=[raw_data.K15]/[raw_data.$B15]" office:value-type="percentage" office:value="0.00148335530223569" calcext:value-type="percentage">
            <text:p>0.15%</text:p>
          </table:table-cell>
        </table:table-row>
        <table:table-row table:style-name="ro1">
          <table:table-cell table:formula="of:=[raw_data.C16]/[raw_data.$B16]" office:value-type="percentage" office:value="0.000447517227445589" calcext:value-type="percentage">
            <text:p>0.04%</text:p>
          </table:table-cell>
          <table:table-cell table:formula="of:=[raw_data.D16]/[raw_data.$B16]" office:value-type="percentage" office:value="0.000438987530637711" calcext:value-type="percentage">
            <text:p>0.04%</text:p>
          </table:table-cell>
          <table:table-cell table:formula="of:=[raw_data.E16]/[raw_data.$B16]" office:value-type="percentage" office:value="0.000434581462087946" calcext:value-type="percentage">
            <text:p>0.04%</text:p>
          </table:table-cell>
          <table:table-cell table:formula="of:=[raw_data.F16]/[raw_data.$B16]" office:value-type="percentage" office:value="0.000425637519518978" calcext:value-type="percentage">
            <text:p>0.04%</text:p>
          </table:table-cell>
          <table:table-cell table:formula="of:=[raw_data.G16]/[raw_data.$B16]" office:value-type="percentage" office:value="0.000433301066099125" calcext:value-type="percentage">
            <text:p>0.04%</text:p>
          </table:table-cell>
          <table:table-cell table:formula="of:=[raw_data.H16]/[raw_data.$B16]" office:value-type="percentage" office:value="0.0000206746293488979" calcext:value-type="percentage">
            <text:p>0.00%</text:p>
          </table:table-cell>
          <table:table-cell table:formula="of:=[raw_data.I16]/[raw_data.$B16]" office:value-type="percentage" office:value="0.000217027120105098" calcext:value-type="percentage">
            <text:p>0.02%</text:p>
          </table:table-cell>
          <table:table-cell table:formula="of:=[raw_data.J16]/[raw_data.$B16]" office:value-type="percentage" office:value="0.000866451497376036" calcext:value-type="percentage">
            <text:p>0.09%</text:p>
          </table:table-cell>
          <table:table-cell table:formula="of:=[raw_data.K16]/[raw_data.$B16]" office:value-type="percentage" office:value="0.00173559559219915" calcext:value-type="percentage">
            <text:p>0.17%</text:p>
          </table:table-cell>
        </table:table-row>
        <table:table-row table:style-name="ro1">
          <table:table-cell table:formula="of:=[raw_data.C17]/[raw_data.$B17]" office:value-type="percentage" office:value="0.000328070176939982" calcext:value-type="percentage">
            <text:p>0.03%</text:p>
          </table:table-cell>
          <table:table-cell table:formula="of:=[raw_data.D17]/[raw_data.$B17]" office:value-type="percentage" office:value="0.000314899362138065" calcext:value-type="percentage">
            <text:p>0.03%</text:p>
          </table:table-cell>
          <table:table-cell table:formula="of:=[raw_data.E17]/[raw_data.$B17]" office:value-type="percentage" office:value="0.000306310154069937" calcext:value-type="percentage">
            <text:p>0.03%</text:p>
          </table:table-cell>
          <table:table-cell table:formula="of:=[raw_data.F17]/[raw_data.$B17]" office:value-type="percentage" office:value="0.000302793066440582" calcext:value-type="percentage">
            <text:p>0.03%</text:p>
          </table:table-cell>
          <table:table-cell table:formula="of:=[raw_data.G17]/[raw_data.$B17]" office:value-type="percentage" office:value="0.00029777312831085" calcext:value-type="percentage">
            <text:p>0.03%</text:p>
          </table:table-cell>
          <table:table-cell table:formula="of:=[raw_data.H17]/[raw_data.$B17]" office:value-type="percentage" office:value="0.0000160199688755487" calcext:value-type="percentage">
            <text:p>0.00%</text:p>
          </table:table-cell>
          <table:table-cell table:formula="of:=[raw_data.I17]/[raw_data.$B17]" office:value-type="percentage" office:value="0.00015429265137206" calcext:value-type="percentage">
            <text:p>0.02%</text:p>
          </table:table-cell>
          <table:table-cell table:formula="of:=[raw_data.J17]/[raw_data.$B17]" office:value-type="percentage" office:value="0.000609604170677312" calcext:value-type="percentage">
            <text:p>0.06%</text:p>
          </table:table-cell>
          <table:table-cell table:formula="of:=[raw_data.K17]/[raw_data.$B17]" office:value-type="percentage" office:value="0.00121825862333008" calcext:value-type="percentage">
            <text:p>0.12%</text:p>
          </table:table-cell>
        </table:table-row>
        <table:table-row table:style-name="ro1">
          <table:table-cell table:formula="of:=[raw_data.C18]/[raw_data.$B18]" office:value-type="percentage" office:value="0.000473158384083899" calcext:value-type="percentage">
            <text:p>0.05%</text:p>
          </table:table-cell>
          <table:table-cell table:formula="of:=[raw_data.D18]/[raw_data.$B18]" office:value-type="percentage" office:value="0.000474103345038524" calcext:value-type="percentage">
            <text:p>0.05%</text:p>
          </table:table-cell>
          <table:table-cell table:formula="of:=[raw_data.E18]/[raw_data.$B18]" office:value-type="percentage" office:value="0.000473856833485143" calcext:value-type="percentage">
            <text:p>0.05%</text:p>
          </table:table-cell>
          <table:table-cell table:formula="of:=[raw_data.F18]/[raw_data.$B18]" office:value-type="percentage" office:value="0.000473322725119486" calcext:value-type="percentage">
            <text:p>0.05%</text:p>
          </table:table-cell>
          <table:table-cell table:formula="of:=[raw_data.G18]/[raw_data.$B18]" office:value-type="percentage" office:value="0.000471966911575895" calcext:value-type="percentage">
            <text:p>0.05%</text:p>
          </table:table-cell>
          <table:table-cell table:formula="of:=[raw_data.H18]/[raw_data.$B18]" office:value-type="percentage" office:value="0.0000272600692779636" calcext:value-type="percentage">
            <text:p>0.00%</text:p>
          </table:table-cell>
          <table:table-cell table:formula="of:=[raw_data.I18]/[raw_data.$B18]" office:value-type="percentage" office:value="0.000236979773316193" calcext:value-type="percentage">
            <text:p>0.02%</text:p>
          </table:table-cell>
          <table:table-cell table:formula="of:=[raw_data.J18]/[raw_data.$B18]" office:value-type="percentage" office:value="0.000950199325133537" calcext:value-type="percentage">
            <text:p>0.10%</text:p>
          </table:table-cell>
          <table:table-cell table:formula="of:=[raw_data.K18]/[raw_data.$B18]" office:value-type="percentage" office:value="0.00189099012597973" calcext:value-type="percentage">
            <text:p>0.19%</text:p>
          </table:table-cell>
        </table:table-row>
        <table:table-row table:style-name="ro1">
          <table:table-cell table:formula="of:=[raw_data.C19]/[raw_data.$B19]" office:value-type="percentage" office:value="0.000473925185758067" calcext:value-type="percentage">
            <text:p>0.05%</text:p>
          </table:table-cell>
          <table:table-cell table:formula="of:=[raw_data.D19]/[raw_data.$B19]" office:value-type="percentage" office:value="0.000475278068370025" calcext:value-type="percentage">
            <text:p>0.05%</text:p>
          </table:table-cell>
          <table:table-cell table:formula="of:=[raw_data.E19]/[raw_data.$B19]" office:value-type="percentage" office:value="0.000474549593117432" calcext:value-type="percentage">
            <text:p>0.05%</text:p>
          </table:table-cell>
          <table:table-cell table:formula="of:=[raw_data.F19]/[raw_data.$B19]" office:value-type="percentage" office:value="0.000473925185758067" calcext:value-type="percentage">
            <text:p>0.05%</text:p>
          </table:table-cell>
          <table:table-cell table:formula="of:=[raw_data.G19]/[raw_data.$B19]" office:value-type="percentage" office:value="0.000472634743882046" calcext:value-type="percentage">
            <text:p>0.05%</text:p>
          </table:table-cell>
          <table:table-cell table:formula="of:=[raw_data.H19]/[raw_data.$B19]" office:value-type="percentage" office:value="0.0000272241608683159" calcext:value-type="percentage">
            <text:p>0.00%</text:p>
          </table:table-cell>
          <table:table-cell table:formula="of:=[raw_data.I19]/[raw_data.$B19]" office:value-type="percentage" office:value="0.000237066660772261" calcext:value-type="percentage">
            <text:p>0.02%</text:p>
          </table:table-cell>
          <table:table-cell table:formula="of:=[raw_data.J19]/[raw_data.$B19]" office:value-type="percentage" office:value="0.000950993221891606" calcext:value-type="percentage">
            <text:p>0.10%</text:p>
          </table:table-cell>
          <table:table-cell table:formula="of:=[raw_data.K19]/[raw_data.$B19]" office:value-type="percentage" office:value="0.00189326555433075" calcext:value-type="percentage">
            <text:p>0.19%</text:p>
          </table:table-cell>
        </table:table-row>
        <table:table-row table:style-name="ro1">
          <table:table-cell table:formula="of:=[raw_data.C20]/[raw_data.$B20]" office:value-type="percentage" office:value="0.000475807637710306" calcext:value-type="percentage">
            <text:p>0.05%</text:p>
          </table:table-cell>
          <table:table-cell table:formula="of:=[raw_data.D20]/[raw_data.$B20]" office:value-type="percentage" office:value="0.000476654564563919" calcext:value-type="percentage">
            <text:p>0.05%</text:p>
          </table:table-cell>
          <table:table-cell table:formula="of:=[raw_data.E20]/[raw_data.$B20]" office:value-type="percentage" office:value="0.000472895035603979" calcext:value-type="percentage">
            <text:p>0.05%</text:p>
          </table:table-cell>
          <table:table-cell table:formula="of:=[raw_data.F20]/[raw_data.$B20]" office:value-type="percentage" office:value="0.00047165563045235" calcext:value-type="percentage">
            <text:p>0.05%</text:p>
          </table:table-cell>
          <table:table-cell table:formula="of:=[raw_data.G20]/[raw_data.$B20]" office:value-type="percentage" office:value="0.000473907216477809" calcext:value-type="percentage">
            <text:p>0.05%</text:p>
          </table:table-cell>
          <table:table-cell table:formula="of:=[raw_data.H20]/[raw_data.$B20]" office:value-type="percentage" office:value="0.0000273288835934156" calcext:value-type="percentage">
            <text:p>0.00%</text:p>
          </table:table-cell>
          <table:table-cell table:formula="of:=[raw_data.I20]/[raw_data.$B20]" office:value-type="percentage" office:value="0.000237614624319773" calcext:value-type="percentage">
            <text:p>0.02%</text:p>
          </table:table-cell>
          <table:table-cell table:formula="of:=[raw_data.J20]/[raw_data.$B20]" office:value-type="percentage" office:value="0.000946430430536299" calcext:value-type="percentage">
            <text:p>0.09%</text:p>
          </table:table-cell>
          <table:table-cell table:formula="of:=[raw_data.K20]/[raw_data.$B20]" office:value-type="percentage" office:value="0.00188908067536013" calcext:value-type="percentage">
            <text:p>0.19%</text:p>
          </table:table-cell>
        </table:table-row>
        <table:table-row table:style-name="ro1">
          <table:table-cell table:formula="of:=[raw_data.C21]/[raw_data.$B21]" office:value-type="percentage" office:value="0.000477704027077442" calcext:value-type="percentage">
            <text:p>0.05%</text:p>
          </table:table-cell>
          <table:table-cell table:formula="of:=[raw_data.D21]/[raw_data.$B21]" office:value-type="percentage" office:value="0.000474537408813812" calcext:value-type="percentage">
            <text:p>0.05%</text:p>
          </table:table-cell>
          <table:table-cell table:formula="of:=[raw_data.E21]/[raw_data.$B21]" office:value-type="percentage" office:value="0.000474268349745661" calcext:value-type="percentage">
            <text:p>0.05%</text:p>
          </table:table-cell>
          <table:table-cell table:formula="of:=[raw_data.F21]/[raw_data.$B21]" office:value-type="percentage" office:value="0.000474185562340075" calcext:value-type="percentage">
            <text:p>0.05%</text:p>
          </table:table-cell>
          <table:table-cell table:formula="of:=[raw_data.G21]/[raw_data.$B21]" office:value-type="percentage" office:value="0.00047344047568981" calcext:value-type="percentage">
            <text:p>0.05%</text:p>
          </table:table-cell>
          <table:table-cell table:formula="of:=[raw_data.H21]/[raw_data.$B21]" office:value-type="percentage" office:value="0.000027464721802858" calcext:value-type="percentage">
            <text:p>0.00%</text:p>
          </table:table-cell>
          <table:table-cell table:formula="of:=[raw_data.I21]/[raw_data.$B21]" office:value-type="percentage" office:value="0.000237372188663887" calcext:value-type="percentage">
            <text:p>0.02%</text:p>
          </table:table-cell>
          <table:table-cell table:formula="of:=[raw_data.J21]/[raw_data.$B21]" office:value-type="percentage" office:value="0.000947936490800829" calcext:value-type="percentage">
            <text:p>0.09%</text:p>
          </table:table-cell>
          <table:table-cell table:formula="of:=[raw_data.K21]/[raw_data.$B21]" office:value-type="percentage" office:value="0.00189053319394142" calcext:value-type="percentage">
            <text:p>0.19%</text:p>
          </table:table-cell>
        </table:table-row>
        <table:table-row table:style-name="ro1">
          <table:table-cell table:formula="of:=[raw_data.C22]/[raw_data.$B22]" office:value-type="percentage" office:value="0.000415782682726006" calcext:value-type="percentage">
            <text:p>0.04%</text:p>
          </table:table-cell>
          <table:table-cell table:formula="of:=[raw_data.D22]/[raw_data.$B22]" office:value-type="percentage" office:value="0.000409543407779669" calcext:value-type="percentage">
            <text:p>0.04%</text:p>
          </table:table-cell>
          <table:table-cell table:formula="of:=[raw_data.E22]/[raw_data.$B22]" office:value-type="percentage" office:value="0.000398598679644636" calcext:value-type="percentage">
            <text:p>0.04%</text:p>
          </table:table-cell>
          <table:table-cell table:formula="of:=[raw_data.F22]/[raw_data.$B22]" office:value-type="percentage" office:value="0.000396557916797605" calcext:value-type="percentage">
            <text:p>0.04%</text:p>
          </table:table-cell>
          <table:table-cell table:formula="of:=[raw_data.G22]/[raw_data.$B22]" office:value-type="percentage" office:value="0.000393152312556063" calcext:value-type="percentage">
            <text:p>0.04%</text:p>
          </table:table-cell>
          <table:table-cell table:formula="of:=[raw_data.H22]/[raw_data.$B22]" office:value-type="percentage" office:value="0.0000167550529288093" calcext:value-type="percentage">
            <text:p>0.00%</text:p>
          </table:table-cell>
          <table:table-cell table:formula="of:=[raw_data.I22]/[raw_data.$B22]" office:value-type="percentage" office:value="0.000199903769582744" calcext:value-type="percentage">
            <text:p>0.02%</text:p>
          </table:table-cell>
          <table:table-cell table:formula="of:=[raw_data.J22]/[raw_data.$B22]" office:value-type="percentage" office:value="0.000794025727858217" calcext:value-type="percentage">
            <text:p>0.08%</text:p>
          </table:table-cell>
          <table:table-cell table:formula="of:=[raw_data.K22]/[raw_data.$B22]" office:value-type="percentage" office:value="0.00159173002823688" calcext:value-type="percentage">
            <text:p>0.16%</text:p>
          </table:table-cell>
        </table:table-row>
        <table:table-row table:style-name="ro1">
          <table:table-cell table:formula="of:=[raw_data.C23]/[raw_data.$B23]" office:value-type="percentage" office:value="0.000389235777371092" calcext:value-type="percentage">
            <text:p>0.04%</text:p>
          </table:table-cell>
          <table:table-cell table:formula="of:=[raw_data.D23]/[raw_data.$B23]" office:value-type="percentage" office:value="0.000382770191427741" calcext:value-type="percentage">
            <text:p>0.04%</text:p>
          </table:table-cell>
          <table:table-cell table:formula="of:=[raw_data.E23]/[raw_data.$B23]" office:value-type="percentage" office:value="0.000379231002216971" calcext:value-type="percentage">
            <text:p>0.04%</text:p>
          </table:table-cell>
          <table:table-cell table:formula="of:=[raw_data.F23]/[raw_data.$B23]" office:value-type="percentage" office:value="0.000371502313410412" calcext:value-type="percentage">
            <text:p>0.04%</text:p>
          </table:table-cell>
          <table:table-cell table:formula="of:=[raw_data.G23]/[raw_data.$B23]" office:value-type="percentage" office:value="0.000369213721093907" calcext:value-type="percentage">
            <text:p>0.04%</text:p>
          </table:table-cell>
          <table:table-cell table:formula="of:=[raw_data.H23]/[raw_data.$B23]" office:value-type="percentage" office:value="0.0000198594786809309" calcext:value-type="percentage">
            <text:p>0.00%</text:p>
          </table:table-cell>
          <table:table-cell table:formula="of:=[raw_data.I23]/[raw_data.$B23]" office:value-type="percentage" office:value="0.000188852637002984" calcext:value-type="percentage">
            <text:p>0.02%</text:p>
          </table:table-cell>
          <table:table-cell table:formula="of:=[raw_data.J23]/[raw_data.$B23]" office:value-type="percentage" office:value="0.000753096943757544" calcext:value-type="percentage">
            <text:p>0.08%</text:p>
          </table:table-cell>
          <table:table-cell table:formula="of:=[raw_data.K23]/[raw_data.$B23]" office:value-type="percentage" office:value="0.00150704429340319" calcext:value-type="percentage">
            <text:p>0.15%</text:p>
          </table:table-cell>
        </table:table-row>
        <table:table-row table:style-name="ro1">
          <table:table-cell table:formula="of:=[raw_data.C24]/[raw_data.$B24]" office:value-type="percentage" office:value="0.0004623284142919" calcext:value-type="percentage">
            <text:p>0.05%</text:p>
          </table:table-cell>
          <table:table-cell table:formula="of:=[raw_data.D24]/[raw_data.$B24]" office:value-type="percentage" office:value="0.000453049293575338" calcext:value-type="percentage">
            <text:p>0.05%</text:p>
          </table:table-cell>
          <table:table-cell table:formula="of:=[raw_data.E24]/[raw_data.$B24]" office:value-type="percentage" office:value="0.0004549789479739" calcext:value-type="percentage">
            <text:p>0.05%</text:p>
          </table:table-cell>
          <table:table-cell table:formula="of:=[raw_data.F24]/[raw_data.$B24]" office:value-type="percentage" office:value="0.000447243550776188" calcext:value-type="percentage">
            <text:p>0.04%</text:p>
          </table:table-cell>
          <table:table-cell table:formula="of:=[raw_data.G24]/[raw_data.$B24]" office:value-type="percentage" office:value="0.00044940811962327" calcext:value-type="percentage">
            <text:p>0.04%</text:p>
          </table:table-cell>
          <table:table-cell table:formula="of:=[raw_data.H24]/[raw_data.$B24]" office:value-type="percentage" office:value="0.0000272836352353148" calcext:value-type="percentage">
            <text:p>0.00%</text:p>
          </table:table-cell>
          <table:table-cell table:formula="of:=[raw_data.I24]/[raw_data.$B24]" office:value-type="percentage" office:value="0.000225836683045573" calcext:value-type="percentage">
            <text:p>0.02%</text:p>
          </table:table-cell>
          <table:table-cell table:formula="of:=[raw_data.J24]/[raw_data.$B24]" office:value-type="percentage" office:value="0.000909504846654224" calcext:value-type="percentage">
            <text:p>0.09%</text:p>
          </table:table-cell>
          <table:table-cell table:formula="of:=[raw_data.K24]/[raw_data.$B24]" office:value-type="percentage" office:value="0.00181556987459797" calcext:value-type="percentage">
            <text:p>0.18%</text:p>
          </table:table-cell>
        </table:table-row>
        <table:table-row table:style-name="ro1">
          <table:table-cell table:formula="of:=[raw_data.C25]/[raw_data.$B25]" office:value-type="percentage" office:value="0.000480442953391707" calcext:value-type="percentage">
            <text:p>0.05%</text:p>
          </table:table-cell>
          <table:table-cell table:formula="of:=[raw_data.D25]/[raw_data.$B25]" office:value-type="percentage" office:value="0.000484316842483392" calcext:value-type="percentage">
            <text:p>0.05%</text:p>
          </table:table-cell>
          <table:table-cell table:formula="of:=[raw_data.E25]/[raw_data.$B25]" office:value-type="percentage" office:value="0.000470489210586682" calcext:value-type="percentage">
            <text:p>0.05%</text:p>
          </table:table-cell>
          <table:table-cell table:formula="of:=[raw_data.F25]/[raw_data.$B25]" office:value-type="percentage" office:value="0.000472991097291729" calcext:value-type="percentage">
            <text:p>0.05%</text:p>
          </table:table-cell>
          <table:table-cell table:formula="of:=[raw_data.G25]/[raw_data.$B25]" office:value-type="percentage" office:value="0.000477053300436482" calcext:value-type="percentage">
            <text:p>0.05%</text:p>
          </table:table-cell>
          <table:table-cell table:formula="of:=[raw_data.H25]/[raw_data.$B25]" office:value-type="percentage" office:value="0.0000186699932613161" calcext:value-type="percentage">
            <text:p>0.00%</text:p>
          </table:table-cell>
          <table:table-cell table:formula="of:=[raw_data.I25]/[raw_data.$B25]" office:value-type="percentage" office:value="0.000237221902850556" calcext:value-type="percentage">
            <text:p>0.02%</text:p>
          </table:table-cell>
          <table:table-cell table:formula="of:=[raw_data.J25]/[raw_data.$B25]" office:value-type="percentage" office:value="0.000942861561704045" calcext:value-type="percentage">
            <text:p>0.09%</text:p>
          </table:table-cell>
          <table:table-cell table:formula="of:=[raw_data.K25]/[raw_data.$B25]" office:value-type="percentage" office:value="0.00189659153447087" calcext:value-type="percentage">
            <text:p>0.19%</text:p>
          </table:table-cell>
        </table:table-row>
        <table:table-row table:style-name="ro1">
          <table:table-cell table:formula="of:=[raw_data.C26]/[raw_data.$B26]" office:value-type="percentage" office:value="0.000480927608896648" calcext:value-type="percentage">
            <text:p>0.05%</text:p>
          </table:table-cell>
          <table:table-cell table:formula="of:=[raw_data.D26]/[raw_data.$B26]" office:value-type="percentage" office:value="0.000484841319935486" calcext:value-type="percentage">
            <text:p>0.05%</text:p>
          </table:table-cell>
          <table:table-cell table:formula="of:=[raw_data.E26]/[raw_data.$B26]" office:value-type="percentage" office:value="0.000469753289103" calcext:value-type="percentage">
            <text:p>0.05%</text:p>
          </table:table-cell>
          <table:table-cell table:formula="of:=[raw_data.F26]/[raw_data.$B26]" office:value-type="percentage" office:value="0.000473559035699388" calcext:value-type="percentage">
            <text:p>0.05%</text:p>
          </table:table-cell>
          <table:table-cell table:formula="of:=[raw_data.G26]/[raw_data.$B26]" office:value-type="percentage" office:value="0.000478039560061092" calcext:value-type="percentage">
            <text:p>0.05%</text:p>
          </table:table-cell>
          <table:table-cell table:formula="of:=[raw_data.H26]/[raw_data.$B26]" office:value-type="percentage" office:value="0.000018704839654584" calcext:value-type="percentage">
            <text:p>0.00%</text:p>
          </table:table-cell>
          <table:table-cell table:formula="of:=[raw_data.I26]/[raw_data.$B26]" office:value-type="percentage" office:value="0.000236981951179289" calcext:value-type="percentage">
            <text:p>0.02%</text:p>
          </table:table-cell>
          <table:table-cell table:formula="of:=[raw_data.J26]/[raw_data.$B26]" office:value-type="percentage" office:value="0.000942394627041557" calcext:value-type="percentage">
            <text:p>0.09%</text:p>
          </table:table-cell>
          <table:table-cell table:formula="of:=[raw_data.K26]/[raw_data.$B26]" office:value-type="percentage" office:value="0.00189636844053595" calcext:value-type="percentage">
            <text:p>0.19%</text:p>
          </table:table-cell>
        </table:table-row>
        <table:table-row table:style-name="ro1">
          <table:table-cell table:formula="of:=[raw_data.C27]/[raw_data.$B27]" office:value-type="percentage" office:value="0.000466331277089814" calcext:value-type="percentage">
            <text:p>0.05%</text:p>
          </table:table-cell>
          <table:table-cell table:formula="of:=[raw_data.D27]/[raw_data.$B27]" office:value-type="percentage" office:value="0.000469272465325155" calcext:value-type="percentage">
            <text:p>0.05%</text:p>
          </table:table-cell>
          <table:table-cell table:formula="of:=[raw_data.E27]/[raw_data.$B27]" office:value-type="percentage" office:value="0.000464354798595665" calcext:value-type="percentage">
            <text:p>0.05%</text:p>
          </table:table-cell>
          <table:table-cell table:formula="of:=[raw_data.F27]/[raw_data.$B27]" office:value-type="percentage" office:value="0.000466848926219234" calcext:value-type="percentage">
            <text:p>0.05%</text:p>
          </table:table-cell>
          <table:table-cell table:formula="of:=[raw_data.G27]/[raw_data.$B27]" office:value-type="percentage" office:value="0.000460637136666194" calcext:value-type="percentage">
            <text:p>0.05%</text:p>
          </table:table-cell>
          <table:table-cell table:formula="of:=[raw_data.H27]/[raw_data.$B27]" office:value-type="percentage" office:value="0.0000195765488944309" calcext:value-type="percentage">
            <text:p>0.00%</text:p>
          </table:table-cell>
          <table:table-cell table:formula="of:=[raw_data.I27]/[raw_data.$B27]" office:value-type="percentage" office:value="0.000232753872191959" calcext:value-type="percentage">
            <text:p>0.02%</text:p>
          </table:table-cell>
          <table:table-cell table:formula="of:=[raw_data.J27]/[raw_data.$B27]" office:value-type="percentage" office:value="0.000932286082085505" calcext:value-type="percentage">
            <text:p>0.09%</text:p>
          </table:table-cell>
          <table:table-cell table:formula="of:=[raw_data.K27]/[raw_data.$B27]" office:value-type="percentage" office:value="0.00186313686431216" calcext:value-type="percentage">
            <text:p>0.19%</text:p>
          </table:table-cell>
        </table:table-row>
        <table:table-row table:style-name="ro1">
          <table:table-cell table:formula="of:=[raw_data.C28]/[raw_data.$B28]" office:value-type="percentage" office:value="0.000468645492475027" calcext:value-type="percentage">
            <text:p>0.05%</text:p>
          </table:table-cell>
          <table:table-cell table:formula="of:=[raw_data.D28]/[raw_data.$B28]" office:value-type="percentage" office:value="0.000470632380950669" calcext:value-type="percentage">
            <text:p>0.05%</text:p>
          </table:table-cell>
          <table:table-cell table:formula="of:=[raw_data.E28]/[raw_data.$B28]" office:value-type="percentage" office:value="0.000464387874312936" calcext:value-type="percentage">
            <text:p>0.05%</text:p>
          </table:table-cell>
          <table:table-cell table:formula="of:=[raw_data.F28]/[raw_data.$B28]" office:value-type="percentage" office:value="0.000469686243581315" calcext:value-type="percentage">
            <text:p>0.05%</text:p>
          </table:table-cell>
          <table:table-cell table:formula="of:=[raw_data.G28]/[raw_data.$B28]" office:value-type="percentage" office:value="0.00046318154916701" calcext:value-type="percentage">
            <text:p>0.05%</text:p>
          </table:table-cell>
          <table:table-cell table:formula="of:=[raw_data.H28]/[raw_data.$B28]" office:value-type="percentage" office:value="0.0000196560038483191" calcext:value-type="percentage">
            <text:p>0.00%</text:p>
          </table:table-cell>
          <table:table-cell table:formula="of:=[raw_data.I28]/[raw_data.$B28]" office:value-type="percentage" office:value="0.000232678832558262" calcext:value-type="percentage">
            <text:p>0.02%</text:p>
          </table:table-cell>
          <table:table-cell table:formula="of:=[raw_data.J28]/[raw_data.$B28]" office:value-type="percentage" office:value="0.000933104327090664" calcext:value-type="percentage">
            <text:p>0.09%</text:p>
          </table:table-cell>
          <table:table-cell table:formula="of:=[raw_data.K28]/[raw_data.$B28]" office:value-type="percentage" office:value="0.00186862130447318" calcext:value-type="percentage">
            <text:p>0.19%</text:p>
          </table:table-cell>
        </table:table-row>
        <table:table-row table:style-name="ro1">
          <table:table-cell table:formula="of:=[raw_data.C29]/[raw_data.$B29]" office:value-type="percentage" office:value="0.000468656665770843" calcext:value-type="percentage">
            <text:p>0.05%</text:p>
          </table:table-cell>
          <table:table-cell table:formula="of:=[raw_data.D29]/[raw_data.$B29]" office:value-type="percentage" office:value="0.000470455095793493" calcext:value-type="percentage">
            <text:p>0.05%</text:p>
          </table:table-cell>
          <table:table-cell table:formula="of:=[raw_data.E29]/[raw_data.$B29]" office:value-type="percentage" office:value="0.00046588803007808" calcext:value-type="percentage">
            <text:p>0.05%</text:p>
          </table:table-cell>
          <table:table-cell table:formula="of:=[raw_data.F29]/[raw_data.$B29]" office:value-type="percentage" office:value="0.000468656665770843" calcext:value-type="percentage">
            <text:p>0.05%</text:p>
          </table:table-cell>
          <table:table-cell table:formula="of:=[raw_data.G29]/[raw_data.$B29]" office:value-type="percentage" office:value="0.000463498011232189" calcext:value-type="percentage">
            <text:p>0.05%</text:p>
          </table:table-cell>
          <table:table-cell table:formula="of:=[raw_data.H29]/[raw_data.$B29]" office:value-type="percentage" office:value="0.0000196880760374321" calcext:value-type="percentage">
            <text:p>0.00%</text:p>
          </table:table-cell>
          <table:table-cell table:formula="of:=[raw_data.I29]/[raw_data.$B29]" office:value-type="percentage" office:value="0.000233369958991773" calcext:value-type="percentage">
            <text:p>0.02%</text:p>
          </table:table-cell>
          <table:table-cell table:formula="of:=[raw_data.J29]/[raw_data.$B29]" office:value-type="percentage" office:value="0.000933456172414161" calcext:value-type="percentage">
            <text:p>0.09%</text:p>
          </table:table-cell>
          <table:table-cell table:formula="of:=[raw_data.K29]/[raw_data.$B29]" office:value-type="percentage" office:value="0.00186953899920351" calcext:value-type="percentage">
            <text:p>0.19%</text:p>
          </table:table-cell>
        </table:table-row>
        <table:table-row table:style-name="ro1">
          <table:table-cell table:formula="of:=[raw_data.C30]/[raw_data.$B30]" office:value-type="percentage" office:value="0.00047332907575219" calcext:value-type="percentage">
            <text:p>0.05%</text:p>
          </table:table-cell>
          <table:table-cell table:formula="of:=[raw_data.D30]/[raw_data.$B30]" office:value-type="percentage" office:value="0.000475120450868576" calcext:value-type="percentage">
            <text:p>0.05%</text:p>
          </table:table-cell>
          <table:table-cell table:formula="of:=[raw_data.E30]/[raw_data.$B30]" office:value-type="percentage" office:value="0.000471752665649771" calcext:value-type="percentage">
            <text:p>0.05%</text:p>
          </table:table-cell>
          <table:table-cell table:formula="of:=[raw_data.F30]/[raw_data.$B30]" office:value-type="percentage" office:value="0.000475287645879438" calcext:value-type="percentage">
            <text:p>0.05%</text:p>
          </table:table-cell>
          <table:table-cell table:formula="of:=[raw_data.G30]/[raw_data.$B30]" office:value-type="percentage" office:value="0.000469531360505453" calcext:value-type="percentage">
            <text:p>0.05%</text:p>
          </table:table-cell>
          <table:table-cell table:formula="of:=[raw_data.H30]/[raw_data.$B30]" office:value-type="percentage" office:value="0.0000200395163019674" calcext:value-type="percentage">
            <text:p>0.00%</text:p>
          </table:table-cell>
          <table:table-cell table:formula="of:=[raw_data.I30]/[raw_data.$B30]" office:value-type="percentage" office:value="0.000235936045328765" calcext:value-type="percentage">
            <text:p>0.02%</text:p>
          </table:table-cell>
          <table:table-cell table:formula="of:=[raw_data.J30]/[raw_data.$B30]" office:value-type="percentage" office:value="0.000944699581377132" calcext:value-type="percentage">
            <text:p>0.09%</text:p>
          </table:table-cell>
          <table:table-cell table:formula="of:=[raw_data.K30]/[raw_data.$B30]" office:value-type="percentage" office:value="0.00188975743777754" calcext:value-type="percentage">
            <text:p>0.19%</text:p>
          </table:table-cell>
        </table:table-row>
        <table:table-row table:style-name="ro1">
          <table:table-cell table:formula="of:=[raw_data.C31]/[raw_data.$B31]" office:value-type="percentage" office:value="0.000470192508303818" calcext:value-type="percentage">
            <text:p>0.05%</text:p>
          </table:table-cell>
          <table:table-cell table:formula="of:=[raw_data.D31]/[raw_data.$B31]" office:value-type="percentage" office:value="0.000473498567826822" calcext:value-type="percentage">
            <text:p>0.05%</text:p>
          </table:table-cell>
          <table:table-cell table:formula="of:=[raw_data.E31]/[raw_data.$B31]" office:value-type="percentage" office:value="0.00046761850481805" calcext:value-type="percentage">
            <text:p>0.05%</text:p>
          </table:table-cell>
          <table:table-cell table:formula="of:=[raw_data.F31]/[raw_data.$B31]" office:value-type="percentage" office:value="0.000473049888320129" calcext:value-type="percentage">
            <text:p>0.05%</text:p>
          </table:table-cell>
          <table:table-cell table:formula="of:=[raw_data.G31]/[raw_data.$B31]" office:value-type="percentage" office:value="0.000466721145804664" calcext:value-type="percentage">
            <text:p>0.05%</text:p>
          </table:table-cell>
          <table:table-cell table:formula="of:=[raw_data.H31]/[raw_data.$B31]" office:value-type="percentage" office:value="0.0000196238247401172" calcext:value-type="percentage">
            <text:p>0.00%</text:p>
          </table:table-cell>
          <table:table-cell table:formula="of:=[raw_data.I31]/[raw_data.$B31]" office:value-type="percentage" office:value="0.00023406901422869" calcext:value-type="percentage">
            <text:p>0.02%</text:p>
          </table:table-cell>
          <table:table-cell table:formula="of:=[raw_data.J31]/[raw_data.$B31]" office:value-type="percentage" office:value="0.000939676575281278" calcext:value-type="percentage">
            <text:p>0.09%</text:p>
          </table:table-cell>
          <table:table-cell table:formula="of:=[raw_data.K31]/[raw_data.$B31]" office:value-type="percentage" office:value="0.00187961291238222" calcext:value-type="percentage">
            <text:p>0.19%</text:p>
          </table:table-cell>
        </table:table-row>
        <table:table-row table:style-name="ro1">
          <table:table-cell table:formula="of:=[raw_data.C32]/[raw_data.$B32]" office:value-type="percentage" office:value="0.000467119317582365" calcext:value-type="percentage">
            <text:p>0.05%</text:p>
          </table:table-cell>
          <table:table-cell table:formula="of:=[raw_data.D32]/[raw_data.$B32]" office:value-type="percentage" office:value="0.000470754120013151" calcext:value-type="percentage">
            <text:p>0.05%</text:p>
          </table:table-cell>
          <table:table-cell table:formula="of:=[raw_data.E32]/[raw_data.$B32]" office:value-type="percentage" office:value="0.00046447582490543" calcext:value-type="percentage">
            <text:p>0.05%</text:p>
          </table:table-cell>
          <table:table-cell table:formula="of:=[raw_data.F32]/[raw_data.$B32]" office:value-type="percentage" office:value="0.000467473356780169" calcext:value-type="percentage">
            <text:p>0.05%</text:p>
          </table:table-cell>
          <table:table-cell table:formula="of:=[raw_data.G32]/[raw_data.$B32]" office:value-type="percentage" office:value="0.000462587615850477" calcext:value-type="percentage">
            <text:p>0.05%</text:p>
          </table:table-cell>
          <table:table-cell table:formula="of:=[raw_data.H32]/[raw_data.$B32]" office:value-type="percentage" office:value="0.0000195429637187711" calcext:value-type="percentage">
            <text:p>0.00%</text:p>
          </table:table-cell>
          <table:table-cell table:formula="of:=[raw_data.I32]/[raw_data.$B32]" office:value-type="percentage" office:value="0.000232462137277991" calcext:value-type="percentage">
            <text:p>0.02%</text:p>
          </table:table-cell>
          <table:table-cell table:formula="of:=[raw_data.J32]/[raw_data.$B32]" office:value-type="percentage" office:value="0.00093201998952516" calcext:value-type="percentage">
            <text:p>0.09%</text:p>
          </table:table-cell>
          <table:table-cell table:formula="of:=[raw_data.K32]/[raw_data.$B32]" office:value-type="percentage" office:value="0.00186455923654043" calcext:value-type="percentage">
            <text:p>0.19%</text:p>
          </table:table-cell>
        </table:table-row>
        <table:table-row table:style-name="ro1">
          <table:table-cell table:formula="of:=[raw_data.C33]/[raw_data.$B33]" office:value-type="percentage" office:value="0.000467599820406274" calcext:value-type="percentage">
            <text:p>0.05%</text:p>
          </table:table-cell>
          <table:table-cell table:formula="of:=[raw_data.D33]/[raw_data.$B33]" office:value-type="percentage" office:value="0.00046882359566729" calcext:value-type="percentage">
            <text:p>0.05%</text:p>
          </table:table-cell>
          <table:table-cell table:formula="of:=[raw_data.E33]/[raw_data.$B33]" office:value-type="percentage" office:value="0.00046428150671775" calcext:value-type="percentage">
            <text:p>0.05%</text:p>
          </table:table-cell>
          <table:table-cell table:formula="of:=[raw_data.F33]/[raw_data.$B33]" office:value-type="percentage" office:value="0.000468611788410575" calcext:value-type="percentage">
            <text:p>0.05%</text:p>
          </table:table-cell>
          <table:table-cell table:formula="of:=[raw_data.G33]/[raw_data.$B33]" office:value-type="percentage" office:value="0.000461810422056083" calcext:value-type="percentage">
            <text:p>0.05%</text:p>
          </table:table-cell>
          <table:table-cell table:formula="of:=[raw_data.H33]/[raw_data.$B33]" office:value-type="percentage" office:value="0.0000193921310591761" calcext:value-type="percentage">
            <text:p>0.00%</text:p>
          </table:table-cell>
          <table:table-cell table:formula="of:=[raw_data.I33]/[raw_data.$B33]" office:value-type="percentage" office:value="0.000232987982385732" calcext:value-type="percentage">
            <text:p>0.02%</text:p>
          </table:table-cell>
          <table:table-cell table:formula="of:=[raw_data.J33]/[raw_data.$B33]" office:value-type="percentage" office:value="0.000931504780889864" calcext:value-type="percentage">
            <text:p>0.09%</text:p>
          </table:table-cell>
          <table:table-cell table:formula="of:=[raw_data.K33]/[raw_data.$B33]" office:value-type="percentage" office:value="0.00186416273462184" calcext:value-type="percentage">
            <text:p>0.19%</text:p>
          </table:table-cell>
        </table:table-row>
        <table:table-row table:style-name="ro1">
          <table:table-cell table:formula="of:=[raw_data.C34]/[raw_data.$B34]" office:value-type="percentage" office:value="0.000478892940335107" calcext:value-type="percentage">
            <text:p>0.05%</text:p>
          </table:table-cell>
          <table:table-cell table:formula="of:=[raw_data.D34]/[raw_data.$B34]" office:value-type="percentage" office:value="0.000482294938984661" calcext:value-type="percentage">
            <text:p>0.05%</text:p>
          </table:table-cell>
          <table:table-cell table:formula="of:=[raw_data.E34]/[raw_data.$B34]" office:value-type="percentage" office:value="0.00047551559384968" calcext:value-type="percentage">
            <text:p>0.05%</text:p>
          </table:table-cell>
          <table:table-cell table:formula="of:=[raw_data.F34]/[raw_data.$B34]" office:value-type="percentage" office:value="0.000476945419369057" calcext:value-type="percentage">
            <text:p>0.05%</text:p>
          </table:table-cell>
          <table:table-cell table:formula="of:=[raw_data.G34]/[raw_data.$B34]" office:value-type="percentage" office:value="0.000478251984067799" calcext:value-type="percentage">
            <text:p>0.05%</text:p>
          </table:table-cell>
          <table:table-cell table:formula="of:=[raw_data.H34]/[raw_data.$B34]" office:value-type="percentage" office:value="0.000031086378964407" calcext:value-type="percentage">
            <text:p>0.00%</text:p>
          </table:table-cell>
          <table:table-cell table:formula="of:=[raw_data.I34]/[raw_data.$B34]" office:value-type="percentage" office:value="0.000236857992934197" calcext:value-type="percentage">
            <text:p>0.02%</text:p>
          </table:table-cell>
          <table:table-cell table:formula="of:=[raw_data.J34]/[raw_data.$B34]" office:value-type="percentage" office:value="0.000952461013218737" calcext:value-type="percentage">
            <text:p>0.10%</text:p>
          </table:table-cell>
          <table:table-cell table:formula="of:=[raw_data.K34]/[raw_data.$B34]" office:value-type="percentage" office:value="0.00190783098180448" calcext:value-type="percentage">
            <text:p>0.19%</text:p>
          </table:table-cell>
        </table:table-row>
        <table:table-row table:style-name="ro1">
          <table:table-cell table:formula="of:=[raw_data.C35]/[raw_data.$B35]" office:value-type="percentage" office:value="0.000479362519111137" calcext:value-type="percentage">
            <text:p>0.05%</text:p>
          </table:table-cell>
          <table:table-cell table:formula="of:=[raw_data.D35]/[raw_data.$B35]" office:value-type="percentage" office:value="0.000480905295034713" calcext:value-type="percentage">
            <text:p>0.05%</text:p>
          </table:table-cell>
          <table:table-cell table:formula="of:=[raw_data.E35]/[raw_data.$B35]" office:value-type="percentage" office:value="0.000474268909712663" calcext:value-type="percentage">
            <text:p>0.05%</text:p>
          </table:table-cell>
          <table:table-cell table:formula="of:=[raw_data.F35]/[raw_data.$B35]" office:value-type="percentage" office:value="0.000475150495954707" calcext:value-type="percentage">
            <text:p>0.05%</text:p>
          </table:table-cell>
          <table:table-cell table:formula="of:=[raw_data.G35]/[raw_data.$B35]" office:value-type="percentage" office:value="0.000477354461559816" calcext:value-type="percentage">
            <text:p>0.05%</text:p>
          </table:table-cell>
          <table:table-cell table:formula="of:=[raw_data.H35]/[raw_data.$B35]" office:value-type="percentage" office:value="0.0000308800069782449" calcext:value-type="percentage">
            <text:p>0.00%</text:p>
          </table:table-cell>
          <table:table-cell table:formula="of:=[raw_data.I35]/[raw_data.$B35]" office:value-type="percentage" office:value="0.000236558974948331" calcext:value-type="percentage">
            <text:p>0.02%</text:p>
          </table:table-cell>
          <table:table-cell table:formula="of:=[raw_data.J35]/[raw_data.$B35]" office:value-type="percentage" office:value="0.00094927247462703" calcext:value-type="percentage">
            <text:p>0.09%</text:p>
          </table:table-cell>
          <table:table-cell table:formula="of:=[raw_data.K35]/[raw_data.$B35]" office:value-type="percentage" office:value="0.001902977368971" calcext:value-type="percentage">
            <text:p>0.19%</text:p>
          </table:table-cell>
        </table:table-row>
        <table:table-row table:style-name="ro1">
          <table:table-cell table:formula="of:=[raw_data.C36]/[raw_data.$B36]" office:value-type="percentage" office:value="0.00048174013586948" calcext:value-type="percentage">
            <text:p>0.05%</text:p>
          </table:table-cell>
          <table:table-cell table:formula="of:=[raw_data.D36]/[raw_data.$B36]" office:value-type="percentage" office:value="0.000482917354987298" calcext:value-type="percentage">
            <text:p>0.05%</text:p>
          </table:table-cell>
          <table:table-cell table:formula="of:=[raw_data.E36]/[raw_data.$B36]" office:value-type="percentage" office:value="0.000479459273828708" calcext:value-type="percentage">
            <text:p>0.05%</text:p>
          </table:table-cell>
          <table:table-cell table:formula="of:=[raw_data.F36]/[raw_data.$B36]" office:value-type="percentage" office:value="0.000480011095290185" calcext:value-type="percentage">
            <text:p>0.05%</text:p>
          </table:table-cell>
          <table:table-cell table:formula="of:=[raw_data.G36]/[raw_data.$B36]" office:value-type="percentage" office:value="0.000476313891498289" calcext:value-type="percentage">
            <text:p>0.05%</text:p>
          </table:table-cell>
          <table:table-cell table:formula="of:=[raw_data.H36]/[raw_data.$B36]" office:value-type="percentage" office:value="0.0000159844283341191" calcext:value-type="percentage">
            <text:p>0.00%</text:p>
          </table:table-cell>
          <table:table-cell table:formula="of:=[raw_data.I36]/[raw_data.$B36]" office:value-type="percentage" office:value="0.000240630945301433" calcext:value-type="percentage">
            <text:p>0.02%</text:p>
          </table:table-cell>
          <table:table-cell table:formula="of:=[raw_data.J36]/[raw_data.$B36]" office:value-type="percentage" office:value="0.000955423678401395" calcext:value-type="percentage">
            <text:p>0.10%</text:p>
          </table:table-cell>
          <table:table-cell table:formula="of:=[raw_data.K36]/[raw_data.$B36]" office:value-type="percentage" office:value="0.00190481410882397" calcext:value-type="percentage">
            <text:p>0.19%</text:p>
          </table:table-cell>
        </table:table-row>
        <table:table-row table:style-name="ro1">
          <table:table-cell table:formula="of:=[raw_data.C37]/[raw_data.$B37]" office:value-type="percentage" office:value="0.000473739293489302" calcext:value-type="percentage">
            <text:p>0.05%</text:p>
          </table:table-cell>
          <table:table-cell table:formula="of:=[raw_data.D37]/[raw_data.$B37]" office:value-type="percentage" office:value="0.000473916983483484" calcext:value-type="percentage">
            <text:p>0.05%</text:p>
          </table:table-cell>
          <table:table-cell table:formula="of:=[raw_data.E37]/[raw_data.$B37]" office:value-type="percentage" office:value="0.000464534951790661" calcext:value-type="percentage">
            <text:p>0.05%</text:p>
          </table:table-cell>
          <table:table-cell table:formula="of:=[raw_data.F37]/[raw_data.$B37]" office:value-type="percentage" office:value="0.000462224981866292" calcext:value-type="percentage">
            <text:p>0.05%</text:p>
          </table:table-cell>
          <table:table-cell table:formula="of:=[raw_data.G37]/[raw_data.$B37]" office:value-type="percentage" office:value="0.000466631693722012" calcext:value-type="percentage">
            <text:p>0.05%</text:p>
          </table:table-cell>
          <table:table-cell table:formula="of:=[raw_data.H37]/[raw_data.$B37]" office:value-type="percentage" office:value="0.0000274886420999944" calcext:value-type="percentage">
            <text:p>0.00%</text:p>
          </table:table-cell>
          <table:table-cell table:formula="of:=[raw_data.I37]/[raw_data.$B37]" office:value-type="percentage" office:value="0.000234124336334535" calcext:value-type="percentage">
            <text:p>0.02%</text:p>
          </table:table-cell>
          <table:table-cell table:formula="of:=[raw_data.J37]/[raw_data.$B37]" office:value-type="percentage" office:value="0.000936035351353267" calcext:value-type="percentage">
            <text:p>0.09%</text:p>
          </table:table-cell>
          <table:table-cell table:formula="of:=[raw_data.K37]/[raw_data.$B37]" office:value-type="percentage" office:value="0.0018654073279247" calcext:value-type="percentage">
            <text:p>0.19%</text:p>
          </table:table-cell>
        </table:table-row>
        <table:table-row table:style-name="ro1">
          <table:table-cell table:formula="of:=[raw_data.C38]/[raw_data.$B38]" office:value-type="percentage" office:value="0.00047060981738383" calcext:value-type="percentage">
            <text:p>0.05%</text:p>
          </table:table-cell>
          <table:table-cell table:formula="of:=[raw_data.D38]/[raw_data.$B38]" office:value-type="percentage" office:value="0.000468583787877658" calcext:value-type="percentage">
            <text:p>0.05%</text:p>
          </table:table-cell>
          <table:table-cell table:formula="of:=[raw_data.E38]/[raw_data.$B38]" office:value-type="percentage" office:value="0.00045979818720089" calcext:value-type="percentage">
            <text:p>0.05%</text:p>
          </table:table-cell>
          <table:table-cell table:formula="of:=[raw_data.F38]/[raw_data.$B38]" office:value-type="percentage" office:value="0.000457551136294044" calcext:value-type="percentage">
            <text:p>0.05%</text:p>
          </table:table-cell>
          <table:table-cell table:formula="of:=[raw_data.G38]/[raw_data.$B38]" office:value-type="percentage" office:value="0.000460774365053864" calcext:value-type="percentage">
            <text:p>0.05%</text:p>
          </table:table-cell>
          <table:table-cell table:formula="of:=[raw_data.H38]/[raw_data.$B38]" office:value-type="percentage" office:value="0.0000283091577362509" calcext:value-type="percentage">
            <text:p>0.00%</text:p>
          </table:table-cell>
          <table:table-cell table:formula="of:=[raw_data.I38]/[raw_data.$B38]" office:value-type="percentage" office:value="0.000228793986597078" calcext:value-type="percentage">
            <text:p>0.02%</text:p>
          </table:table-cell>
          <table:table-cell table:formula="of:=[raw_data.J38]/[raw_data.$B38]" office:value-type="percentage" office:value="0.000920130509453408" calcext:value-type="percentage">
            <text:p>0.09%</text:p>
          </table:table-cell>
          <table:table-cell table:formula="of:=[raw_data.K38]/[raw_data.$B38]" office:value-type="percentage" office:value="0.00184254490671377" calcext:value-type="percentage">
            <text:p>0.18%</text:p>
          </table:table-cell>
        </table:table-row>
        <table:table-row table:style-name="ro1">
          <table:table-cell table:formula="of:=[raw_data.C39]/[raw_data.$B39]" office:value-type="percentage" office:value="0.000469702459004383" calcext:value-type="percentage">
            <text:p>0.05%</text:p>
          </table:table-cell>
          <table:table-cell table:formula="of:=[raw_data.D39]/[raw_data.$B39]" office:value-type="percentage" office:value="0.000474489673660602" calcext:value-type="percentage">
            <text:p>0.05%</text:p>
          </table:table-cell>
          <table:table-cell table:formula="of:=[raw_data.E39]/[raw_data.$B39]" office:value-type="percentage" office:value="0.000471527419287693" calcext:value-type="percentage">
            <text:p>0.05%</text:p>
          </table:table-cell>
          <table:table-cell table:formula="of:=[raw_data.F39]/[raw_data.$B39]" office:value-type="percentage" office:value="0.000473378828270761" calcext:value-type="percentage">
            <text:p>0.05%</text:p>
          </table:table-cell>
          <table:table-cell table:formula="of:=[raw_data.G39]/[raw_data.$B39]" office:value-type="percentage" office:value="0.000469147036309463" calcext:value-type="percentage">
            <text:p>0.05%</text:p>
          </table:table-cell>
          <table:table-cell table:formula="of:=[raw_data.H39]/[raw_data.$B39]" office:value-type="percentage" office:value="0.0000160543607531765" calcext:value-type="percentage">
            <text:p>0.00%</text:p>
          </table:table-cell>
          <table:table-cell table:formula="of:=[raw_data.I39]/[raw_data.$B39]" office:value-type="percentage" office:value="0.000237271285530059" calcext:value-type="percentage">
            <text:p>0.02%</text:p>
          </table:table-cell>
          <table:table-cell table:formula="of:=[raw_data.J39]/[raw_data.$B39]" office:value-type="percentage" office:value="0.000942499415880466" calcext:value-type="percentage">
            <text:p>0.09%</text:p>
          </table:table-cell>
          <table:table-cell table:formula="of:=[raw_data.K39]/[raw_data.$B39]" office:value-type="percentage" office:value="0.001888490060129" calcext:value-type="percentage">
            <text:p>0.19%</text:p>
          </table:table-cell>
        </table:table-row>
        <table:table-row table:style-name="ro1">
          <table:table-cell table:formula="of:=[raw_data.C40]/[raw_data.$B40]" office:value-type="percentage" office:value="0.000470776416687333" calcext:value-type="percentage">
            <text:p>0.05%</text:p>
          </table:table-cell>
          <table:table-cell table:formula="of:=[raw_data.D40]/[raw_data.$B40]" office:value-type="percentage" office:value="0.000474728063698004" calcext:value-type="percentage">
            <text:p>0.05%</text:p>
          </table:table-cell>
          <table:table-cell table:formula="of:=[raw_data.E40]/[raw_data.$B40]" office:value-type="percentage" office:value="0.000472659416269599" calcext:value-type="percentage">
            <text:p>0.05%</text:p>
          </table:table-cell>
          <table:table-cell table:formula="of:=[raw_data.F40]/[raw_data.$B40]" office:value-type="percentage" office:value="0.000473985472313448" calcext:value-type="percentage">
            <text:p>0.05%</text:p>
          </table:table-cell>
          <table:table-cell table:formula="of:=[raw_data.G40]/[raw_data.$B40]" office:value-type="percentage" office:value="0.000470086867544532" calcext:value-type="percentage">
            <text:p>0.05%</text:p>
          </table:table-cell>
          <table:table-cell table:formula="of:=[raw_data.H40]/[raw_data.$B40]" office:value-type="percentage" office:value="0.000016045278130575" calcext:value-type="percentage">
            <text:p>0.00%</text:p>
          </table:table-cell>
          <table:table-cell table:formula="of:=[raw_data.I40]/[raw_data.$B40]" office:value-type="percentage" office:value="0.000237974017629173" calcext:value-type="percentage">
            <text:p>0.02%</text:p>
          </table:table-cell>
          <table:table-cell table:formula="of:=[raw_data.J40]/[raw_data.$B40]" office:value-type="percentage" office:value="0.000943939734253595" calcext:value-type="percentage">
            <text:p>0.09%</text:p>
          </table:table-cell>
          <table:table-cell table:formula="of:=[raw_data.K40]/[raw_data.$B40]" office:value-type="percentage" office:value="0.0018909824396498" calcext:value-type="percentage">
            <text:p>0.19%</text:p>
          </table:table-cell>
        </table:table-row>
        <table:table-row table:style-name="ro1">
          <table:table-cell table:formula="of:=[raw_data.C41]/[raw_data.$B41]" office:value-type="percentage" office:value="0.000472331878757401" calcext:value-type="percentage">
            <text:p>0.05%</text:p>
          </table:table-cell>
          <table:table-cell table:formula="of:=[raw_data.D41]/[raw_data.$B41]" office:value-type="percentage" office:value="0.000470871116434612" calcext:value-type="percentage">
            <text:p>0.05%</text:p>
          </table:table-cell>
          <table:table-cell table:formula="of:=[raw_data.E41]/[raw_data.$B41]" office:value-type="percentage" office:value="0.000461956720721178" calcext:value-type="percentage">
            <text:p>0.05%</text:p>
          </table:table-cell>
          <table:table-cell table:formula="of:=[raw_data.F41]/[raw_data.$B41]" office:value-type="percentage" office:value="0.000459803032681167" calcext:value-type="percentage">
            <text:p>0.05%</text:p>
          </table:table-cell>
          <table:table-cell table:formula="of:=[raw_data.G41]/[raw_data.$B41]" office:value-type="percentage" office:value="0.000464260230537884" calcext:value-type="percentage">
            <text:p>0.05%</text:p>
          </table:table-cell>
          <table:table-cell table:formula="of:=[raw_data.H41]/[raw_data.$B41]" office:value-type="percentage" office:value="0.0000287657811257035" calcext:value-type="percentage">
            <text:p>0.00%</text:p>
          </table:table-cell>
          <table:table-cell table:formula="of:=[raw_data.I41]/[raw_data.$B41]" office:value-type="percentage" office:value="0.000229526961898843" calcext:value-type="percentage">
            <text:p>0.02%</text:p>
          </table:table-cell>
          <table:table-cell table:formula="of:=[raw_data.J41]/[raw_data.$B41]" office:value-type="percentage" office:value="0.000923969624608616" calcext:value-type="percentage">
            <text:p>0.09%</text:p>
          </table:table-cell>
          <table:table-cell table:formula="of:=[raw_data.K41]/[raw_data.$B41]" office:value-type="percentage" office:value="0.00185078586297446" calcext:value-type="percentage">
            <text:p>0.19%</text:p>
          </table:table-cell>
        </table:table-row>
        <table:table-row table:style-name="ro1">
          <table:table-cell table:formula="of:=[raw_data.C42]/[raw_data.$B42]" office:value-type="percentage" office:value="0.000478031363527417" calcext:value-type="percentage">
            <text:p>0.05%</text:p>
          </table:table-cell>
          <table:table-cell table:formula="of:=[raw_data.D42]/[raw_data.$B42]" office:value-type="percentage" office:value="0.000476055044296817" calcext:value-type="percentage">
            <text:p>0.05%</text:p>
          </table:table-cell>
          <table:table-cell table:formula="of:=[raw_data.E42]/[raw_data.$B42]" office:value-type="percentage" office:value="0.000476622321113007" calcext:value-type="percentage">
            <text:p>0.05%</text:p>
          </table:table-cell>
          <table:table-cell table:formula="of:=[raw_data.F42]/[raw_data.$B42]" office:value-type="percentage" office:value="0.000473456550493621" calcext:value-type="percentage">
            <text:p>0.05%</text:p>
          </table:table-cell>
          <table:table-cell table:formula="of:=[raw_data.G42]/[raw_data.$B42]" office:value-type="percentage" office:value="0.000470931253698965" calcext:value-type="percentage">
            <text:p>0.05%</text:p>
          </table:table-cell>
          <table:table-cell table:formula="of:=[raw_data.H42]/[raw_data.$B42]" office:value-type="percentage" office:value="0.0000152249777764732" calcext:value-type="percentage">
            <text:p>0.00%</text:p>
          </table:table-cell>
          <table:table-cell table:formula="of:=[raw_data.I42]/[raw_data.$B42]" office:value-type="percentage" office:value="0.000238915035876965" calcext:value-type="percentage">
            <text:p>0.02%</text:p>
          </table:table-cell>
          <table:table-cell table:formula="of:=[raw_data.J42]/[raw_data.$B42]" office:value-type="percentage" office:value="0.000950316761884385" calcext:value-type="percentage">
            <text:p>0.10%</text:p>
          </table:table-cell>
          <table:table-cell table:formula="of:=[raw_data.K42]/[raw_data.$B42]" office:value-type="percentage" office:value="0.00189077022686791" calcext:value-type="percentage">
            <text:p>0.19%</text:p>
          </table:table-cell>
        </table:table-row>
        <table:table-row table:style-name="ro1">
          <table:table-cell table:formula="of:=[raw_data.C43]/[raw_data.$B43]" office:value-type="percentage" office:value="0.000472387815988388" calcext:value-type="percentage">
            <text:p>0.05%</text:p>
          </table:table-cell>
          <table:table-cell table:formula="of:=[raw_data.D43]/[raw_data.$B43]" office:value-type="percentage" office:value="0.00047341314272809" calcext:value-type="percentage">
            <text:p>0.05%</text:p>
          </table:table-cell>
          <table:table-cell table:formula="of:=[raw_data.E43]/[raw_data.$B43]" office:value-type="percentage" office:value="0.000465336446129378" calcext:value-type="percentage">
            <text:p>0.05%</text:p>
          </table:table-cell>
          <table:table-cell table:formula="of:=[raw_data.F43]/[raw_data.$B43]" office:value-type="percentage" office:value="0.000462512300548091" calcext:value-type="percentage">
            <text:p>0.05%</text:p>
          </table:table-cell>
          <table:table-cell table:formula="of:=[raw_data.G43]/[raw_data.$B43]" office:value-type="percentage" office:value="0.000467063312217299" calcext:value-type="percentage">
            <text:p>0.05%</text:p>
          </table:table-cell>
          <table:table-cell table:formula="of:=[raw_data.H43]/[raw_data.$B43]" office:value-type="percentage" office:value="0.0000272521054499984" calcext:value-type="percentage">
            <text:p>0.00%</text:p>
          </table:table-cell>
          <table:table-cell table:formula="of:=[raw_data.I43]/[raw_data.$B43]" office:value-type="percentage" office:value="0.000235105622595035" calcext:value-type="percentage">
            <text:p>0.02%</text:p>
          </table:table-cell>
          <table:table-cell table:formula="of:=[raw_data.J43]/[raw_data.$B43]" office:value-type="percentage" office:value="0.000936015384218261" calcext:value-type="percentage">
            <text:p>0.09%</text:p>
          </table:table-cell>
          <table:table-cell table:formula="of:=[raw_data.K43]/[raw_data.$B43]" office:value-type="percentage" office:value="0.00186483549307019" calcext:value-type="percentage">
            <text:p>0.19%</text:p>
          </table:table-cell>
        </table:table-row>
        <table:table-row table:style-name="ro1">
          <table:table-cell table:formula="of:=[raw_data.C44]/[raw_data.$B44]" office:value-type="percentage" office:value="0.000366522646025489" calcext:value-type="percentage">
            <text:p>0.04%</text:p>
          </table:table-cell>
          <table:table-cell table:formula="of:=[raw_data.D44]/[raw_data.$B44]" office:value-type="percentage" office:value="0.000358653673245483" calcext:value-type="percentage">
            <text:p>0.04%</text:p>
          </table:table-cell>
          <table:table-cell table:formula="of:=[raw_data.E44]/[raw_data.$B44]" office:value-type="percentage" office:value="0.000354947373236622" calcext:value-type="percentage">
            <text:p>0.04%</text:p>
          </table:table-cell>
          <table:table-cell table:formula="of:=[raw_data.F44]/[raw_data.$B44]" office:value-type="percentage" office:value="0.000349996420239712" calcext:value-type="percentage">
            <text:p>0.03%</text:p>
          </table:table-cell>
          <table:table-cell table:formula="of:=[raw_data.G44]/[raw_data.$B44]" office:value-type="percentage" office:value="0.000351669787034757" calcext:value-type="percentage">
            <text:p>0.04%</text:p>
          </table:table-cell>
          <table:table-cell table:formula="of:=[raw_data.H44]/[raw_data.$B44]" office:value-type="percentage" office:value="0.0000171347228021575" calcext:value-type="percentage">
            <text:p>0.00%</text:p>
          </table:table-cell>
          <table:table-cell table:formula="of:=[raw_data.I44]/[raw_data.$B44]" office:value-type="percentage" office:value="0.000177293903408926" calcext:value-type="percentage">
            <text:p>0.02%</text:p>
          </table:table-cell>
          <table:table-cell table:formula="of:=[raw_data.J44]/[raw_data.$B44]" office:value-type="percentage" office:value="0.000707474587885369" calcext:value-type="percentage">
            <text:p>0.07%</text:p>
          </table:table-cell>
          <table:table-cell table:formula="of:=[raw_data.K44]/[raw_data.$B44]" office:value-type="percentage" office:value="0.00141110458098543" calcext:value-type="percentage">
            <text:p>0.14%</text:p>
          </table:table-cell>
        </table:table-row>
        <table:table-row table:style-name="ro1">
          <table:table-cell table:formula="of:=[raw_data.C45]/[raw_data.$B45]" office:value-type="percentage" office:value="0.000305748505136079" calcext:value-type="percentage">
            <text:p>0.03%</text:p>
          </table:table-cell>
          <table:table-cell table:formula="of:=[raw_data.D45]/[raw_data.$B45]" office:value-type="percentage" office:value="0.000300956246753578" calcext:value-type="percentage">
            <text:p>0.03%</text:p>
          </table:table-cell>
          <table:table-cell table:formula="of:=[raw_data.E45]/[raw_data.$B45]" office:value-type="percentage" office:value="0.000300484281912877" calcext:value-type="percentage">
            <text:p>0.03%</text:p>
          </table:table-cell>
          <table:table-cell table:formula="of:=[raw_data.F45]/[raw_data.$B45]" office:value-type="percentage" office:value="0.000296272903334315" calcext:value-type="percentage">
            <text:p>0.03%</text:p>
          </table:table-cell>
          <table:table-cell table:formula="of:=[raw_data.G45]/[raw_data.$B45]" office:value-type="percentage" office:value="0.000298705337513312" calcext:value-type="percentage">
            <text:p>0.03%</text:p>
          </table:table-cell>
          <table:table-cell table:formula="of:=[raw_data.H45]/[raw_data.$B45]" office:value-type="percentage" office:value="0.0000145340967610699" calcext:value-type="percentage">
            <text:p>0.00%</text:p>
          </table:table-cell>
          <table:table-cell table:formula="of:=[raw_data.I45]/[raw_data.$B45]" office:value-type="percentage" office:value="0.000149697566140245" calcext:value-type="percentage">
            <text:p>0.01%</text:p>
          </table:table-cell>
          <table:table-cell table:formula="of:=[raw_data.J45]/[raw_data.$B45]" office:value-type="percentage" office:value="0.000599419551015248" calcext:value-type="percentage">
            <text:p>0.06%</text:p>
          </table:table-cell>
          <table:table-cell table:formula="of:=[raw_data.K45]/[raw_data.$B45]" office:value-type="percentage" office:value="0.00119332074389307" calcext:value-type="percentage">
            <text:p>0.12%</text:p>
          </table:table-cell>
        </table:table-row>
        <table:table-row table:style-name="ro1">
          <table:table-cell table:formula="of:=[raw_data.C46]/[raw_data.$B46]" office:value-type="percentage" office:value="0.000467110414235604" calcext:value-type="percentage">
            <text:p>0.05%</text:p>
          </table:table-cell>
          <table:table-cell table:formula="of:=[raw_data.D46]/[raw_data.$B46]" office:value-type="percentage" office:value="0.000470626215682062" calcext:value-type="percentage">
            <text:p>0.05%</text:p>
          </table:table-cell>
          <table:table-cell table:formula="of:=[raw_data.E46]/[raw_data.$B46]" office:value-type="percentage" office:value="0.000454365633992195" calcext:value-type="percentage">
            <text:p>0.05%</text:p>
          </table:table-cell>
          <table:table-cell table:formula="of:=[raw_data.F46]/[raw_data.$B46]" office:value-type="percentage" office:value="0.000458993049131283" calcext:value-type="percentage">
            <text:p>0.05%</text:p>
          </table:table-cell>
          <table:table-cell table:formula="of:=[raw_data.G46]/[raw_data.$B46]" office:value-type="percentage" office:value="0.000461009464666751" calcext:value-type="percentage">
            <text:p>0.05%</text:p>
          </table:table-cell>
          <table:table-cell table:formula="of:=[raw_data.H46]/[raw_data.$B46]" office:value-type="percentage" office:value="0.0000185355120375742" calcext:value-type="percentage">
            <text:p>0.00%</text:p>
          </table:table-cell>
          <table:table-cell table:formula="of:=[raw_data.I46]/[raw_data.$B46]" office:value-type="percentage" office:value="0.00022896656920055" calcext:value-type="percentage">
            <text:p>0.02%</text:p>
          </table:table-cell>
          <table:table-cell table:formula="of:=[raw_data.J46]/[raw_data.$B46]" office:value-type="percentage" office:value="0.000912350475355744" calcext:value-type="percentage">
            <text:p>0.09%</text:p>
          </table:table-cell>
          <table:table-cell table:formula="of:=[raw_data.K46]/[raw_data.$B46]" office:value-type="percentage" office:value="0.00183602389948758" calcext:value-type="percentage">
            <text:p>0.18%</text:p>
          </table:table-cell>
        </table:table-row>
        <table:table-row table:style-name="ro1">
          <table:table-cell table:formula="of:=[raw_data.C47]/[raw_data.$B47]" office:value-type="percentage" office:value="0.000470477967928067" calcext:value-type="percentage">
            <text:p>0.05%</text:p>
          </table:table-cell>
          <table:table-cell table:formula="of:=[raw_data.D47]/[raw_data.$B47]" office:value-type="percentage" office:value="0.00046871637798745" calcext:value-type="percentage">
            <text:p>0.05%</text:p>
          </table:table-cell>
          <table:table-cell table:formula="of:=[raw_data.E47]/[raw_data.$B47]" office:value-type="percentage" office:value="0.000465139816592864" calcext:value-type="percentage">
            <text:p>0.05%</text:p>
          </table:table-cell>
          <table:table-cell table:formula="of:=[raw_data.F47]/[raw_data.$B47]" office:value-type="percentage" office:value="0.000462016998061771" calcext:value-type="percentage">
            <text:p>0.05%</text:p>
          </table:table-cell>
          <table:table-cell table:formula="of:=[raw_data.G47]/[raw_data.$B47]" office:value-type="percentage" office:value="0.000462470740925263" calcext:value-type="percentage">
            <text:p>0.05%</text:p>
          </table:table-cell>
          <table:table-cell table:formula="of:=[raw_data.H47]/[raw_data.$B47]" office:value-type="percentage" office:value="0.0000186568389165325" calcext:value-type="percentage">
            <text:p>0.00%</text:p>
          </table:table-cell>
          <table:table-cell table:formula="of:=[raw_data.I47]/[raw_data.$B47]" office:value-type="percentage" office:value="0.00023338397637505" calcext:value-type="percentage">
            <text:p>0.02%</text:p>
          </table:table-cell>
          <table:table-cell table:formula="of:=[raw_data.J47]/[raw_data.$B47]" office:value-type="percentage" office:value="0.000928331207948379" calcext:value-type="percentage">
            <text:p>0.09%</text:p>
          </table:table-cell>
          <table:table-cell table:formula="of:=[raw_data.K47]/[raw_data.$B47]" office:value-type="percentage" office:value="0.00185927811005101" calcext:value-type="percentage">
            <text:p>0.19%</text:p>
          </table:table-cell>
        </table:table-row>
        <table:table-row table:style-name="ro1">
          <table:table-cell table:formula="of:=[raw_data.C48]/[raw_data.$B48]" office:value-type="percentage" office:value="0.000467856673530759" calcext:value-type="percentage">
            <text:p>0.05%</text:p>
          </table:table-cell>
          <table:table-cell table:formula="of:=[raw_data.D48]/[raw_data.$B48]" office:value-type="percentage" office:value="0.000471432846176557" calcext:value-type="percentage">
            <text:p>0.05%</text:p>
          </table:table-cell>
          <table:table-cell table:formula="of:=[raw_data.E48]/[raw_data.$B48]" office:value-type="percentage" office:value="0.000455599212215812" calcext:value-type="percentage">
            <text:p>0.05%</text:p>
          </table:table-cell>
          <table:table-cell table:formula="of:=[raw_data.F48]/[raw_data.$B48]" office:value-type="percentage" office:value="0.000460030556581258" calcext:value-type="percentage">
            <text:p>0.05%</text:p>
          </table:table-cell>
          <table:table-cell table:formula="of:=[raw_data.G48]/[raw_data.$B48]" office:value-type="percentage" office:value="0.000462285100205783" calcext:value-type="percentage">
            <text:p>0.05%</text:p>
          </table:table-cell>
          <table:table-cell table:formula="of:=[raw_data.H48]/[raw_data.$B48]" office:value-type="percentage" office:value="0.0000185805491814309" calcext:value-type="percentage">
            <text:p>0.00%</text:p>
          </table:table-cell>
          <table:table-cell table:formula="of:=[raw_data.I48]/[raw_data.$B48]" office:value-type="percentage" office:value="0.000229730221050746" calcext:value-type="percentage">
            <text:p>0.02%</text:p>
          </table:table-cell>
          <table:table-cell table:formula="of:=[raw_data.J48]/[raw_data.$B48]" office:value-type="percentage" office:value="0.00091443771124847" calcext:value-type="percentage">
            <text:p>0.09%</text:p>
          </table:table-cell>
          <table:table-cell table:formula="of:=[raw_data.K48]/[raw_data.$B48]" office:value-type="percentage" office:value="0.00183962985472887" calcext:value-type="percentage">
            <text:p>0.18%</text:p>
          </table:table-cell>
        </table:table-row>
        <table:table-row table:style-name="ro1">
          <table:table-cell table:formula="of:=[raw_data.C49]/[raw_data.$B49]" office:value-type="percentage" office:value="0.00047615220138226" calcext:value-type="percentage">
            <text:p>0.05%</text:p>
          </table:table-cell>
          <table:table-cell table:formula="of:=[raw_data.D49]/[raw_data.$B49]" office:value-type="percentage" office:value="0.000474779384248985" calcext:value-type="percentage">
            <text:p>0.05%</text:p>
          </table:table-cell>
          <table:table-cell table:formula="of:=[raw_data.E49]/[raw_data.$B49]" office:value-type="percentage" office:value="0.000470714768815172" calcext:value-type="percentage">
            <text:p>0.05%</text:p>
          </table:table-cell>
          <table:table-cell table:formula="of:=[raw_data.F49]/[raw_data.$B49]" office:value-type="percentage" office:value="0.00046740385690551" calcext:value-type="percentage">
            <text:p>0.05%</text:p>
          </table:table-cell>
          <table:table-cell table:formula="of:=[raw_data.G49]/[raw_data.$B49]" office:value-type="percentage" office:value="0.000466623235398354" calcext:value-type="percentage">
            <text:p>0.05%</text:p>
          </table:table-cell>
          <table:table-cell table:formula="of:=[raw_data.H49]/[raw_data.$B49]" office:value-type="percentage" office:value="0.0000189233420527858" calcext:value-type="percentage">
            <text:p>0.00%</text:p>
          </table:table-cell>
          <table:table-cell table:formula="of:=[raw_data.I49]/[raw_data.$B49]" office:value-type="percentage" office:value="0.000236151464906245" calcext:value-type="percentage">
            <text:p>0.02%</text:p>
          </table:table-cell>
          <table:table-cell table:formula="of:=[raw_data.J49]/[raw_data.$B49]" office:value-type="percentage" office:value="0.000938549313448768" calcext:value-type="percentage">
            <text:p>0.09%</text:p>
          </table:table-cell>
          <table:table-cell table:formula="of:=[raw_data.K49]/[raw_data.$B49]" office:value-type="percentage" office:value="0.00187976350721507" calcext:value-type="percentage">
            <text:p>0.19%</text:p>
          </table:table-cell>
        </table:table-row>
        <table:table-row table:style-name="ro1">
          <table:table-cell table:formula="of:=[raw_data.C50]/[raw_data.$B50]" office:value-type="percentage" office:value="0.000475448813345678" calcext:value-type="percentage">
            <text:p>0.05%</text:p>
          </table:table-cell>
          <table:table-cell table:formula="of:=[raw_data.D50]/[raw_data.$B50]" office:value-type="percentage" office:value="0.000479677609284047" calcext:value-type="percentage">
            <text:p>0.05%</text:p>
          </table:table-cell>
          <table:table-cell table:formula="of:=[raw_data.E50]/[raw_data.$B50]" office:value-type="percentage" office:value="0.000463740334591321" calcext:value-type="percentage">
            <text:p>0.05%</text:p>
          </table:table-cell>
          <table:table-cell table:formula="of:=[raw_data.F50]/[raw_data.$B50]" office:value-type="percentage" office:value="0.000468127710377378" calcext:value-type="percentage">
            <text:p>0.05%</text:p>
          </table:table-cell>
          <table:table-cell table:formula="of:=[raw_data.G50]/[raw_data.$B50]" office:value-type="percentage" office:value="0.000470004238575029" calcext:value-type="percentage">
            <text:p>0.05%</text:p>
          </table:table-cell>
          <table:table-cell table:formula="of:=[raw_data.H50]/[raw_data.$B50]" office:value-type="percentage" office:value="0.0000189238618241984" calcext:value-type="percentage">
            <text:p>0.00%</text:p>
          </table:table-cell>
          <table:table-cell table:formula="of:=[raw_data.I50]/[raw_data.$B50]" office:value-type="percentage" office:value="0.000233799555442541" calcext:value-type="percentage">
            <text:p>0.02%</text:p>
          </table:table-cell>
          <table:table-cell table:formula="of:=[raw_data.J50]/[raw_data.$B50]" office:value-type="percentage" office:value="0.000931154435654099" calcext:value-type="percentage">
            <text:p>0.09%</text:p>
          </table:table-cell>
          <table:table-cell table:formula="of:=[raw_data.K50]/[raw_data.$B50]" office:value-type="percentage" office:value="0.00187211439189029" calcext:value-type="percentage">
            <text:p>0.19%</text:p>
          </table:table-cell>
        </table:table-row>
        <table:table-row table:style-name="ro1">
          <table:table-cell table:formula="of:=[raw_data.C51]/[raw_data.$B51]" office:value-type="percentage" office:value="0.000487075314608685" calcext:value-type="percentage">
            <text:p>0.05%</text:p>
          </table:table-cell>
          <table:table-cell table:formula="of:=[raw_data.D51]/[raw_data.$B51]" office:value-type="percentage" office:value="0.000480346217606197" calcext:value-type="percentage">
            <text:p>0.05%</text:p>
          </table:table-cell>
          <table:table-cell table:formula="of:=[raw_data.E51]/[raw_data.$B51]" office:value-type="percentage" office:value="0.000481054543606459" calcext:value-type="percentage">
            <text:p>0.05%</text:p>
          </table:table-cell>
          <table:table-cell table:formula="of:=[raw_data.F51]/[raw_data.$B51]" office:value-type="percentage" office:value="0.000486038122965444" calcext:value-type="percentage">
            <text:p>0.05%</text:p>
          </table:table-cell>
          <table:table-cell table:formula="of:=[raw_data.G51]/[raw_data.$B51]" office:value-type="percentage" office:value="0.00047672869553343" calcext:value-type="percentage">
            <text:p>0.05%</text:p>
          </table:table-cell>
          <table:table-cell table:formula="of:=[raw_data.H51]/[raw_data.$B51]" office:value-type="percentage" office:value="0.0000348597581557478" calcext:value-type="percentage">
            <text:p>0.00%</text:p>
          </table:table-cell>
          <table:table-cell table:formula="of:=[raw_data.I51]/[raw_data.$B51]" office:value-type="percentage" office:value="0.000239945432588728" calcext:value-type="percentage">
            <text:p>0.02%</text:p>
          </table:table-cell>
          <table:table-cell table:formula="of:=[raw_data.J51]/[raw_data.$B51]" office:value-type="percentage" office:value="0.000964259362570855" calcext:value-type="percentage">
            <text:p>0.10%</text:p>
          </table:table-cell>
          <table:table-cell table:formula="of:=[raw_data.K51]/[raw_data.$B51]" office:value-type="percentage" office:value="0.00192932824057058" calcext:value-type="percentage">
            <text:p>0.19%</text:p>
          </table:table-cell>
        </table:table-row>
        <table:table-row table:style-name="ro1">
          <table:table-cell table:formula="of:=[raw_data.C52]/[raw_data.$B52]" office:value-type="percentage" office:value="0.000485024891308224" calcext:value-type="percentage">
            <text:p>0.05%</text:p>
          </table:table-cell>
          <table:table-cell table:formula="of:=[raw_data.D52]/[raw_data.$B52]" office:value-type="percentage" office:value="0.000481124226351231" calcext:value-type="percentage">
            <text:p>0.05%</text:p>
          </table:table-cell>
          <table:table-cell table:formula="of:=[raw_data.E52]/[raw_data.$B52]" office:value-type="percentage" office:value="0.000482795939904228" calcext:value-type="percentage">
            <text:p>0.05%</text:p>
          </table:table-cell>
          <table:table-cell table:formula="of:=[raw_data.F52]/[raw_data.$B52]" office:value-type="percentage" office:value="0.000484720943389498" calcext:value-type="percentage">
            <text:p>0.05%</text:p>
          </table:table-cell>
          <table:table-cell table:formula="of:=[raw_data.G52]/[raw_data.$B52]" office:value-type="percentage" office:value="0.000477096916428101" calcext:value-type="percentage">
            <text:p>0.05%</text:p>
          </table:table-cell>
          <table:table-cell table:formula="of:=[raw_data.H52]/[raw_data.$B52]" office:value-type="percentage" office:value="0.0000351819715926223" calcext:value-type="percentage">
            <text:p>0.00%</text:p>
          </table:table-cell>
          <table:table-cell table:formula="of:=[raw_data.I52]/[raw_data.$B52]" office:value-type="percentage" office:value="0.000241056028543546" calcext:value-type="percentage">
            <text:p>0.02%</text:p>
          </table:table-cell>
          <table:table-cell table:formula="of:=[raw_data.J52]/[raw_data.$B52]" office:value-type="percentage" office:value="0.000965769182761047" calcext:value-type="percentage">
            <text:p>0.10%</text:p>
          </table:table-cell>
          <table:table-cell table:formula="of:=[raw_data.K52]/[raw_data.$B52]" office:value-type="percentage" office:value="0.00193055053478623" calcext:value-type="percentage">
            <text:p>0.19%</text:p>
          </table:table-cell>
        </table:table-row>
        <table:table-row table:style-name="ro1">
          <table:table-cell table:formula="of:=[raw_data.C53]/[raw_data.$B53]" office:value-type="percentage" office:value="0.000490487761446224" calcext:value-type="percentage">
            <text:p>0.05%</text:p>
          </table:table-cell>
          <table:table-cell table:formula="of:=[raw_data.D53]/[raw_data.$B53]" office:value-type="percentage" office:value="0.000484212485517641" calcext:value-type="percentage">
            <text:p>0.05%</text:p>
          </table:table-cell>
          <table:table-cell table:formula="of:=[raw_data.E53]/[raw_data.$B53]" office:value-type="percentage" office:value="0.000483170840525447" calcext:value-type="percentage">
            <text:p>0.05%</text:p>
          </table:table-cell>
          <table:table-cell table:formula="of:=[raw_data.F53]/[raw_data.$B53]" office:value-type="percentage" office:value="0.000486803895010416" calcext:value-type="percentage">
            <text:p>0.05%</text:p>
          </table:table-cell>
          <table:table-cell table:formula="of:=[raw_data.G53]/[raw_data.$B53]" office:value-type="percentage" office:value="0.000481036738590221" calcext:value-type="percentage">
            <text:p>0.05%</text:p>
          </table:table-cell>
          <table:table-cell table:formula="of:=[raw_data.H53]/[raw_data.$B53]" office:value-type="percentage" office:value="0.0000353905237591728" calcext:value-type="percentage">
            <text:p>0.00%</text:p>
          </table:table-cell>
          <table:table-cell table:formula="of:=[raw_data.I53]/[raw_data.$B53]" office:value-type="percentage" office:value="0.000241051894778917" calcext:value-type="percentage">
            <text:p>0.02%</text:p>
          </table:table-cell>
          <table:table-cell table:formula="of:=[raw_data.J53]/[raw_data.$B53]" office:value-type="percentage" office:value="0.000969746081757089" calcext:value-type="percentage">
            <text:p>0.10%</text:p>
          </table:table-cell>
          <table:table-cell table:formula="of:=[raw_data.K53]/[raw_data.$B53]" office:value-type="percentage" office:value="0.00194020353082592" calcext:value-type="percentage">
            <text:p>0.19%</text:p>
          </table:table-cell>
        </table:table-row>
        <table:table-row table:style-name="ro1">
          <table:table-cell table:formula="of:=[raw_data.C54]/[raw_data.$B54]" office:value-type="percentage" office:value="0.000487094469128843" calcext:value-type="percentage">
            <text:p>0.05%</text:p>
          </table:table-cell>
          <table:table-cell table:formula="of:=[raw_data.D54]/[raw_data.$B54]" office:value-type="percentage" office:value="0.000480585074482865" calcext:value-type="percentage">
            <text:p>0.05%</text:p>
          </table:table-cell>
          <table:table-cell table:formula="of:=[raw_data.E54]/[raw_data.$B54]" office:value-type="percentage" office:value="0.000480938297448151" calcext:value-type="percentage">
            <text:p>0.05%</text:p>
          </table:table-cell>
          <table:table-cell table:formula="of:=[raw_data.F54]/[raw_data.$B54]" office:value-type="percentage" office:value="0.000486060030444792" calcext:value-type="percentage">
            <text:p>0.05%</text:p>
          </table:table-cell>
          <table:table-cell table:formula="of:=[raw_data.G54]/[raw_data.$B54]" office:value-type="percentage" office:value="0.000477406067795295" calcext:value-type="percentage">
            <text:p>0.05%</text:p>
          </table:table-cell>
          <table:table-cell table:formula="of:=[raw_data.H54]/[raw_data.$B54]" office:value-type="percentage" office:value="0.0000352718361049478" calcext:value-type="percentage">
            <text:p>0.00%</text:p>
          </table:table-cell>
          <table:table-cell table:formula="of:=[raw_data.I54]/[raw_data.$B54]" office:value-type="percentage" office:value="0.000240998983172004" calcext:value-type="percentage">
            <text:p>0.02%</text:p>
          </table:table-cell>
          <table:table-cell table:formula="of:=[raw_data.J54]/[raw_data.$B54]" office:value-type="percentage" office:value="0.000966115270479729" calcext:value-type="percentage">
            <text:p>0.10%</text:p>
          </table:table-cell>
          <table:table-cell table:formula="of:=[raw_data.K54]/[raw_data.$B54]" office:value-type="percentage" office:value="0.00193165024608792" calcext:value-type="percentage">
            <text:p>0.19%</text:p>
          </table:table-cell>
        </table:table-row>
        <table:table-row table:style-name="ro1">
          <table:table-cell table:formula="of:=[raw_data.C55]/[raw_data.$B55]" office:value-type="percentage" office:value="0.000485530443266859" calcext:value-type="percentage">
            <text:p>0.05%</text:p>
          </table:table-cell>
          <table:table-cell table:formula="of:=[raw_data.D55]/[raw_data.$B55]" office:value-type="percentage" office:value="0.000480701296711366" calcext:value-type="percentage">
            <text:p>0.05%</text:p>
          </table:table-cell>
          <table:table-cell table:formula="of:=[raw_data.E55]/[raw_data.$B55]" office:value-type="percentage" office:value="0.000481631913495498" calcext:value-type="percentage">
            <text:p>0.05%</text:p>
          </table:table-cell>
          <table:table-cell table:formula="of:=[raw_data.F55]/[raw_data.$B55]" office:value-type="percentage" office:value="0.00048668742629578" calcext:value-type="percentage">
            <text:p>0.05%</text:p>
          </table:table-cell>
          <table:table-cell table:formula="of:=[raw_data.G55]/[raw_data.$B55]" office:value-type="percentage" office:value="0.000478337027043573" calcext:value-type="percentage">
            <text:p>0.05%</text:p>
          </table:table-cell>
          <table:table-cell table:formula="of:=[raw_data.H55]/[raw_data.$B55]" office:value-type="percentage" office:value="0.0000352628305770896" calcext:value-type="percentage">
            <text:p>0.00%</text:p>
          </table:table-cell>
          <table:table-cell table:formula="of:=[raw_data.I55]/[raw_data.$B55]" office:value-type="percentage" office:value="0.000240476407380566" calcext:value-type="percentage">
            <text:p>0.02%</text:p>
          </table:table-cell>
          <table:table-cell table:formula="of:=[raw_data.J55]/[raw_data.$B55]" office:value-type="percentage" office:value="0.000964772935289587" calcext:value-type="percentage">
            <text:p>0.10%</text:p>
          </table:table-cell>
          <table:table-cell table:formula="of:=[raw_data.K55]/[raw_data.$B55]" office:value-type="percentage" office:value="0.0019299482994588" calcext:value-type="percentage">
            <text:p>0.19%</text:p>
          </table:table-cell>
        </table:table-row>
        <table:table-row table:style-name="ro1">
          <table:table-cell table:formula="of:=[raw_data.C56]/[raw_data.$B56]" office:value-type="percentage" office:value="0.0004879232013569" calcext:value-type="percentage">
            <text:p>0.05%</text:p>
          </table:table-cell>
          <table:table-cell table:formula="of:=[raw_data.D56]/[raw_data.$B56]" office:value-type="percentage" office:value="0.000481168543680178" calcext:value-type="percentage">
            <text:p>0.05%</text:p>
          </table:table-cell>
          <table:table-cell table:formula="of:=[raw_data.E56]/[raw_data.$B56]" office:value-type="percentage" office:value="0.000482655576526919" calcext:value-type="percentage">
            <text:p>0.05%</text:p>
          </table:table-cell>
          <table:table-cell table:formula="of:=[raw_data.F56]/[raw_data.$B56]" office:value-type="percentage" office:value="0.000487015859280922" calcext:value-type="percentage">
            <text:p>0.05%</text:p>
          </table:table-cell>
          <table:table-cell table:formula="of:=[raw_data.G56]/[raw_data.$B56]" office:value-type="percentage" office:value="0.000479555491100663" calcext:value-type="percentage">
            <text:p>0.05%</text:p>
          </table:table-cell>
          <table:table-cell table:formula="of:=[raw_data.H56]/[raw_data.$B56]" office:value-type="percentage" office:value="0.000035184709390683" calcext:value-type="percentage">
            <text:p>0.00%</text:p>
          </table:table-cell>
          <table:table-cell table:formula="of:=[raw_data.I56]/[raw_data.$B56]" office:value-type="percentage" office:value="0.00024112615669102" calcext:value-type="percentage">
            <text:p>0.02%</text:p>
          </table:table-cell>
          <table:table-cell table:formula="of:=[raw_data.J56]/[raw_data.$B56]" office:value-type="percentage" office:value="0.000965336357000394" calcext:value-type="percentage">
            <text:p>0.10%</text:p>
          </table:table-cell>
          <table:table-cell table:formula="of:=[raw_data.K56]/[raw_data.$B56]" office:value-type="percentage" office:value="0.00193425167441159" calcext:value-type="percentage">
            <text:p>0.19%</text:p>
          </table:table-cell>
        </table:table-row>
        <table:table-row table:style-name="ro1">
          <table:table-cell table:formula="of:=[raw_data.C57]/[raw_data.$B57]" office:value-type="percentage" office:value="0.000485972434899565" calcext:value-type="percentage">
            <text:p>0.05%</text:p>
          </table:table-cell>
          <table:table-cell table:formula="of:=[raw_data.D57]/[raw_data.$B57]" office:value-type="percentage" office:value="0.000479445424909988" calcext:value-type="percentage">
            <text:p>0.05%</text:p>
          </table:table-cell>
          <table:table-cell table:formula="of:=[raw_data.E57]/[raw_data.$B57]" office:value-type="percentage" office:value="0.000481839501933192" calcext:value-type="percentage">
            <text:p>0.05%</text:p>
          </table:table-cell>
          <table:table-cell table:formula="of:=[raw_data.F57]/[raw_data.$B57]" office:value-type="percentage" office:value="0.000485216410576448" calcext:value-type="percentage">
            <text:p>0.05%</text:p>
          </table:table-cell>
          <table:table-cell table:formula="of:=[raw_data.G57]/[raw_data.$B57]" office:value-type="percentage" office:value="0.00047637092599598" calcext:value-type="percentage">
            <text:p>0.05%</text:p>
          </table:table-cell>
          <table:table-cell table:formula="of:=[raw_data.H57]/[raw_data.$B57]" office:value-type="percentage" office:value="0.0000355331431864959" calcext:value-type="percentage">
            <text:p>0.00%</text:p>
          </table:table-cell>
          <table:table-cell table:formula="of:=[raw_data.I57]/[raw_data.$B57]" office:value-type="percentage" office:value="0.000240768546101973" calcext:value-type="percentage">
            <text:p>0.02%</text:p>
          </table:table-cell>
          <table:table-cell table:formula="of:=[raw_data.J57]/[raw_data.$B57]" office:value-type="percentage" office:value="0.000965191052512618" calcext:value-type="percentage">
            <text:p>0.10%</text:p>
          </table:table-cell>
          <table:table-cell table:formula="of:=[raw_data.K57]/[raw_data.$B57]" office:value-type="percentage" office:value="0.00193098692448373" calcext:value-type="percentage">
            <text:p>0.19%</text:p>
          </table:table-cell>
        </table:table-row>
        <table:table-row table:style-name="ro1">
          <table:table-cell table:formula="of:=[raw_data.C58]/[raw_data.$B58]" office:value-type="percentage" office:value="0.00048407824385199" calcext:value-type="percentage">
            <text:p>0.05%</text:p>
          </table:table-cell>
          <table:table-cell table:formula="of:=[raw_data.D58]/[raw_data.$B58]" office:value-type="percentage" office:value="0.000480484474312439" calcext:value-type="percentage">
            <text:p>0.05%</text:p>
          </table:table-cell>
          <table:table-cell table:formula="of:=[raw_data.E58]/[raw_data.$B58]" office:value-type="percentage" office:value="0.000482243662198933" calcext:value-type="percentage">
            <text:p>0.05%</text:p>
          </table:table-cell>
          <table:table-cell table:formula="of:=[raw_data.F58]/[raw_data.$B58]" office:value-type="percentage" office:value="0.000486691894426209" calcext:value-type="percentage">
            <text:p>0.05%</text:p>
          </table:table-cell>
          <table:table-cell table:formula="of:=[raw_data.G58]/[raw_data.$B58]" office:value-type="percentage" office:value="0.000475206910652958" calcext:value-type="percentage">
            <text:p>0.05%</text:p>
          </table:table-cell>
          <table:table-cell table:formula="of:=[raw_data.H58]/[raw_data.$B58]" office:value-type="percentage" office:value="0.0000349324451746582" calcext:value-type="percentage">
            <text:p>0.00%</text:p>
          </table:table-cell>
          <table:table-cell table:formula="of:=[raw_data.I58]/[raw_data.$B58]" office:value-type="percentage" office:value="0.000240405590317108" calcext:value-type="percentage">
            <text:p>0.02%</text:p>
          </table:table-cell>
          <table:table-cell table:formula="of:=[raw_data.J58]/[raw_data.$B58]" office:value-type="percentage" office:value="0.00096682453116135" calcext:value-type="percentage">
            <text:p>0.10%</text:p>
          </table:table-cell>
          <table:table-cell table:formula="of:=[raw_data.K58]/[raw_data.$B58]" office:value-type="percentage" office:value="0.00193261868084632" calcext:value-type="percentage">
            <text:p>0.19%</text:p>
          </table:table-cell>
        </table:table-row>
        <table:table-row table:style-name="ro1">
          <table:table-cell table:formula="of:=[raw_data.C59]/[raw_data.$B59]" office:value-type="percentage" office:value="0.000483236491424592" calcext:value-type="percentage">
            <text:p>0.05%</text:p>
          </table:table-cell>
          <table:table-cell table:formula="of:=[raw_data.D59]/[raw_data.$B59]" office:value-type="percentage" office:value="0.000481697521706679" calcext:value-type="percentage">
            <text:p>0.05%</text:p>
          </table:table-cell>
          <table:table-cell table:formula="of:=[raw_data.E59]/[raw_data.$B59]" office:value-type="percentage" office:value="0.000480060839625725" calcext:value-type="percentage">
            <text:p>0.05%</text:p>
          </table:table-cell>
          <table:table-cell table:formula="of:=[raw_data.F59]/[raw_data.$B59]" office:value-type="percentage" office:value="0.000486070149952812" calcext:value-type="percentage">
            <text:p>0.05%</text:p>
          </table:table-cell>
          <table:table-cell table:formula="of:=[raw_data.G59]/[raw_data.$B59]" office:value-type="percentage" office:value="0.00047703175637142" calcext:value-type="percentage">
            <text:p>0.05%</text:p>
          </table:table-cell>
          <table:table-cell table:formula="of:=[raw_data.H59]/[raw_data.$B59]" office:value-type="percentage" office:value="0.0000350054540598241" calcext:value-type="percentage">
            <text:p>0.00%</text:p>
          </table:table-cell>
          <table:table-cell table:formula="of:=[raw_data.I59]/[raw_data.$B59]" office:value-type="percentage" office:value="0.000238906727637878" calcext:value-type="percentage">
            <text:p>0.02%</text:p>
          </table:table-cell>
          <table:table-cell table:formula="of:=[raw_data.J59]/[raw_data.$B59]" office:value-type="percentage" office:value="0.000962784341144346" calcext:value-type="percentage">
            <text:p>0.10%</text:p>
          </table:table-cell>
          <table:table-cell table:formula="of:=[raw_data.K59]/[raw_data.$B59]" office:value-type="percentage" office:value="0.00192930618017505" calcext:value-type="percentage">
            <text:p>0.19%</text:p>
          </table:table-cell>
        </table:table-row>
        <table:table-row table:style-name="ro1">
          <table:table-cell table:formula="of:=[raw_data.C60]/[raw_data.$B60]" office:value-type="percentage" office:value="0.000484863748551856" calcext:value-type="percentage">
            <text:p>0.05%</text:p>
          </table:table-cell>
          <table:table-cell table:formula="of:=[raw_data.D60]/[raw_data.$B60]" office:value-type="percentage" office:value="0.00048050672442452" calcext:value-type="percentage">
            <text:p>0.05%</text:p>
          </table:table-cell>
          <table:table-cell table:formula="of:=[raw_data.E60]/[raw_data.$B60]" office:value-type="percentage" office:value="0.000481765979952652" calcext:value-type="percentage">
            <text:p>0.05%</text:p>
          </table:table-cell>
          <table:table-cell table:formula="of:=[raw_data.F60]/[raw_data.$B60]" office:value-type="percentage" office:value="0.000485694857200423" calcext:value-type="percentage">
            <text:p>0.05%</text:p>
          </table:table-cell>
          <table:table-cell table:formula="of:=[raw_data.G60]/[raw_data.$B60]" office:value-type="percentage" office:value="0.000475771923638745" calcext:value-type="percentage">
            <text:p>0.05%</text:p>
          </table:table-cell>
          <table:table-cell table:formula="of:=[raw_data.H60]/[raw_data.$B60]" office:value-type="percentage" office:value="0.0000350828590137511" calcext:value-type="percentage">
            <text:p>0.00%</text:p>
          </table:table-cell>
          <table:table-cell table:formula="of:=[raw_data.I60]/[raw_data.$B60]" office:value-type="percentage" office:value="0.000241172618747796" calcext:value-type="percentage">
            <text:p>0.02%</text:p>
          </table:table-cell>
          <table:table-cell table:formula="of:=[raw_data.J60]/[raw_data.$B60]" office:value-type="percentage" office:value="0.000966151211403818" calcext:value-type="percentage">
            <text:p>0.10%</text:p>
          </table:table-cell>
          <table:table-cell table:formula="of:=[raw_data.K60]/[raw_data.$B60]" office:value-type="percentage" office:value="0.00193245353347101" calcext:value-type="percentage">
            <text:p>0.19%</text:p>
          </table:table-cell>
        </table:table-row>
        <table:table-row table:style-name="ro1">
          <table:table-cell table:formula="of:=[raw_data.C61]/[raw_data.$B61]" office:value-type="percentage" office:value="0.000481815375877162" calcext:value-type="percentage">
            <text:p>0.05%</text:p>
          </table:table-cell>
          <table:table-cell table:formula="of:=[raw_data.D61]/[raw_data.$B61]" office:value-type="percentage" office:value="0.000482421006346111" calcext:value-type="percentage">
            <text:p>0.05%</text:p>
          </table:table-cell>
          <table:table-cell table:formula="of:=[raw_data.E61]/[raw_data.$B61]" office:value-type="percentage" office:value="0.000478641872219868" calcext:value-type="percentage">
            <text:p>0.05%</text:p>
          </table:table-cell>
          <table:table-cell table:formula="of:=[raw_data.F61]/[raw_data.$B61]" office:value-type="percentage" office:value="0.00048469817690936" calcext:value-type="percentage">
            <text:p>0.05%</text:p>
          </table:table-cell>
          <table:table-cell table:formula="of:=[raw_data.G61]/[raw_data.$B61]" office:value-type="percentage" office:value="0.000478133142625951" calcext:value-type="percentage">
            <text:p>0.05%</text:p>
          </table:table-cell>
          <table:table-cell table:formula="of:=[raw_data.H61]/[raw_data.$B61]" office:value-type="percentage" office:value="0.0000202765081004165" calcext:value-type="percentage">
            <text:p>0.00%</text:p>
          </table:table-cell>
          <table:table-cell table:formula="of:=[raw_data.I61]/[raw_data.$B61]" office:value-type="percentage" office:value="0.000240120368328947" calcext:value-type="percentage">
            <text:p>0.02%</text:p>
          </table:table-cell>
          <table:table-cell table:formula="of:=[raw_data.J61]/[raw_data.$B61]" office:value-type="percentage" office:value="0.000958761482783973" calcext:value-type="percentage">
            <text:p>0.10%</text:p>
          </table:table-cell>
          <table:table-cell table:formula="of:=[raw_data.K61]/[raw_data.$B61]" office:value-type="percentage" office:value="0.00191866155084957" calcext:value-type="percentage">
            <text:p>0.19%</text:p>
          </table:table-cell>
        </table:table-row>
        <table:table-row table:style-name="ro1">
          <table:table-cell table:formula="of:=[raw_data.C62]/[raw_data.$B62]" office:value-type="percentage" office:value="0.00042895455431088" calcext:value-type="percentage">
            <text:p>0.04%</text:p>
          </table:table-cell>
          <table:table-cell table:formula="of:=[raw_data.D62]/[raw_data.$B62]" office:value-type="percentage" office:value="0.000420229445970376" calcext:value-type="percentage">
            <text:p>0.04%</text:p>
          </table:table-cell>
          <table:table-cell table:formula="of:=[raw_data.E62]/[raw_data.$B62]" office:value-type="percentage" office:value="0.000408386394502309" calcext:value-type="percentage">
            <text:p>0.04%</text:p>
          </table:table-cell>
          <table:table-cell table:formula="of:=[raw_data.F62]/[raw_data.$B62]" office:value-type="percentage" office:value="0.000406346258875633" calcext:value-type="percentage">
            <text:p>0.04%</text:p>
          </table:table-cell>
          <table:table-cell table:formula="of:=[raw_data.G62]/[raw_data.$B62]" office:value-type="percentage" office:value="0.00040198370470538" calcext:value-type="percentage">
            <text:p>0.04%</text:p>
          </table:table-cell>
          <table:table-cell table:formula="of:=[raw_data.H62]/[raw_data.$B62]" office:value-type="percentage" office:value="0.0000178094858479705" calcext:value-type="percentage">
            <text:p>0.00%</text:p>
          </table:table-cell>
          <table:table-cell table:formula="of:=[raw_data.I62]/[raw_data.$B62]" office:value-type="percentage" office:value="0.000205001552876819" calcext:value-type="percentage">
            <text:p>0.02%</text:p>
          </table:table-cell>
          <table:table-cell table:formula="of:=[raw_data.J62]/[raw_data.$B62]" office:value-type="percentage" office:value="0.000813090280043259" calcext:value-type="percentage">
            <text:p>0.08%</text:p>
          </table:table-cell>
          <table:table-cell table:formula="of:=[raw_data.K62]/[raw_data.$B62]" office:value-type="percentage" office:value="0.00163180055634114" calcext:value-type="percentage">
            <text:p>0.16%</text:p>
          </table:table-cell>
        </table:table-row>
        <table:table-row table:style-name="ro1">
          <table:table-cell table:formula="of:=[raw_data.C63]/[raw_data.$B63]" office:value-type="percentage" office:value="0.000430676447363481" calcext:value-type="percentage">
            <text:p>0.04%</text:p>
          </table:table-cell>
          <table:table-cell table:formula="of:=[raw_data.D63]/[raw_data.$B63]" office:value-type="percentage" office:value="0.000421837864347169" calcext:value-type="percentage">
            <text:p>0.04%</text:p>
          </table:table-cell>
          <table:table-cell table:formula="of:=[raw_data.E63]/[raw_data.$B63]" office:value-type="percentage" office:value="0.000416007037939393" calcext:value-type="percentage">
            <text:p>0.04%</text:p>
          </table:table-cell>
          <table:table-cell table:formula="of:=[raw_data.F63]/[raw_data.$B63]" office:value-type="percentage" office:value="0.000406390131941048" calcext:value-type="percentage">
            <text:p>0.04%</text:p>
          </table:table-cell>
          <table:table-cell table:formula="of:=[raw_data.G63]/[raw_data.$B63]" office:value-type="percentage" office:value="0.000403540678311909" calcext:value-type="percentage">
            <text:p>0.04%</text:p>
          </table:table-cell>
          <table:table-cell table:formula="of:=[raw_data.H63]/[raw_data.$B63]" office:value-type="percentage" office:value="0.0000213972860484445" calcext:value-type="percentage">
            <text:p>0.00%</text:p>
          </table:table-cell>
          <table:table-cell table:formula="of:=[raw_data.I63]/[raw_data.$B63]" office:value-type="percentage" office:value="0.000207376903009585" calcext:value-type="percentage">
            <text:p>0.02%</text:p>
          </table:table-cell>
          <table:table-cell table:formula="of:=[raw_data.J63]/[raw_data.$B63]" office:value-type="percentage" office:value="0.000825470886063726" calcext:value-type="percentage">
            <text:p>0.08%</text:p>
          </table:table-cell>
          <table:table-cell table:formula="of:=[raw_data.K63]/[raw_data.$B63]" office:value-type="percentage" office:value="0.00165061197425371" calcext:value-type="percentage">
            <text:p>0.17%</text:p>
          </table:table-cell>
        </table:table-row>
        <table:table-row table:style-name="ro1">
          <table:table-cell table:formula="of:=[raw_data.C64]/[raw_data.$B64]" office:value-type="percentage" office:value="0.000432076416865218" calcext:value-type="percentage">
            <text:p>0.04%</text:p>
          </table:table-cell>
          <table:table-cell table:formula="of:=[raw_data.D64]/[raw_data.$B64]" office:value-type="percentage" office:value="0.000419331373833234" calcext:value-type="percentage">
            <text:p>0.04%</text:p>
          </table:table-cell>
          <table:table-cell table:formula="of:=[raw_data.E64]/[raw_data.$B64]" office:value-type="percentage" office:value="0.000404796187352483" calcext:value-type="percentage">
            <text:p>0.04%</text:p>
          </table:table-cell>
          <table:table-cell table:formula="of:=[raw_data.F64]/[raw_data.$B64]" office:value-type="percentage" office:value="0.000401653707276658" calcext:value-type="percentage">
            <text:p>0.04%</text:p>
          </table:table-cell>
          <table:table-cell table:formula="of:=[raw_data.G64]/[raw_data.$B64]" office:value-type="percentage" office:value="0.000397635613557414" calcext:value-type="percentage">
            <text:p>0.04%</text:p>
          </table:table-cell>
          <table:table-cell table:formula="of:=[raw_data.H64]/[raw_data.$B64]" office:value-type="percentage" office:value="0.0000173955243825856" calcext:value-type="percentage">
            <text:p>0.00%</text:p>
          </table:table-cell>
          <table:table-cell table:formula="of:=[raw_data.I64]/[raw_data.$B64]" office:value-type="percentage" office:value="0.000203765023864023" calcext:value-type="percentage">
            <text:p>0.02%</text:p>
          </table:table-cell>
          <table:table-cell table:formula="of:=[raw_data.J64]/[raw_data.$B64]" office:value-type="percentage" office:value="0.000816607012892798" calcext:value-type="percentage">
            <text:p>0.08%</text:p>
          </table:table-cell>
          <table:table-cell table:formula="of:=[raw_data.K64]/[raw_data.$B64]" office:value-type="percentage" office:value="0.00162843706690872" calcext:value-type="percentage">
            <text:p>0.16%</text:p>
          </table:table-cell>
        </table:table-row>
        <table:table-row table:style-name="ro1">
          <table:table-cell table:formula="of:=[raw_data.C65]/[raw_data.$B65]" office:value-type="percentage" office:value="0.00047824488839296" calcext:value-type="percentage">
            <text:p>0.05%</text:p>
          </table:table-cell>
          <table:table-cell table:formula="of:=[raw_data.D65]/[raw_data.$B65]" office:value-type="percentage" office:value="0.000478293731255483" calcext:value-type="percentage">
            <text:p>0.05%</text:p>
          </table:table-cell>
          <table:table-cell table:formula="of:=[raw_data.E65]/[raw_data.$B65]" office:value-type="percentage" office:value="0.000481297567300641" calcext:value-type="percentage">
            <text:p>0.05%</text:p>
          </table:table-cell>
          <table:table-cell table:formula="of:=[raw_data.F65]/[raw_data.$B65]" office:value-type="percentage" office:value="0.000474264195097344" calcext:value-type="percentage">
            <text:p>0.05%</text:p>
          </table:table-cell>
          <table:table-cell table:formula="of:=[raw_data.G65]/[raw_data.$B65]" office:value-type="percentage" office:value="0.00047858678843062" calcext:value-type="percentage">
            <text:p>0.05%</text:p>
          </table:table-cell>
          <table:table-cell table:formula="of:=[raw_data.H65]/[raw_data.$B65]" office:value-type="percentage" office:value="0.0000340678966097217" calcext:value-type="percentage">
            <text:p>0.00%</text:p>
          </table:table-cell>
          <table:table-cell table:formula="of:=[raw_data.I65]/[raw_data.$B65]" office:value-type="percentage" office:value="0.000241088369413027" calcext:value-type="percentage">
            <text:p>0.02%</text:p>
          </table:table-cell>
          <table:table-cell table:formula="of:=[raw_data.J65]/[raw_data.$B65]" office:value-type="percentage" office:value="0.000954218583678606" calcext:value-type="percentage">
            <text:p>0.10%</text:p>
          </table:table-cell>
          <table:table-cell table:formula="of:=[raw_data.K65]/[raw_data.$B65]" office:value-type="percentage" office:value="0.0018936866228753" calcext:value-type="percentage">
            <text:p>0.19%</text:p>
          </table:table-cell>
        </table:table-row>
        <table:table-row table:style-name="ro1">
          <table:table-cell table:formula="of:=[raw_data.C66]/[raw_data.$B66]" office:value-type="percentage" office:value="0.000390875707108829" calcext:value-type="percentage">
            <text:p>0.04%</text:p>
          </table:table-cell>
          <table:table-cell table:formula="of:=[raw_data.D66]/[raw_data.$B66]" office:value-type="percentage" office:value="0.00038665304199922" calcext:value-type="percentage">
            <text:p>0.04%</text:p>
          </table:table-cell>
          <table:table-cell table:formula="of:=[raw_data.E66]/[raw_data.$B66]" office:value-type="percentage" office:value="0.000384681301679445" calcext:value-type="percentage">
            <text:p>0.04%</text:p>
          </table:table-cell>
          <table:table-cell table:formula="of:=[raw_data.F66]/[raw_data.$B66]" office:value-type="percentage" office:value="0.000382569969124641" calcext:value-type="percentage">
            <text:p>0.04%</text:p>
          </table:table-cell>
          <table:table-cell table:formula="of:=[raw_data.G66]/[raw_data.$B66]" office:value-type="percentage" office:value="0.000375991685048928" calcext:value-type="percentage">
            <text:p>0.04%</text:p>
          </table:table-cell>
          <table:table-cell table:formula="of:=[raw_data.H66]/[raw_data.$B66]" office:value-type="percentage" office:value="0.0000105043156858852" calcext:value-type="percentage">
            <text:p>0.00%</text:p>
          </table:table-cell>
          <table:table-cell table:formula="of:=[raw_data.I66]/[raw_data.$B66]" office:value-type="percentage" office:value="0.000193352694543678" calcext:value-type="percentage">
            <text:p>0.02%</text:p>
          </table:table-cell>
          <table:table-cell table:formula="of:=[raw_data.J66]/[raw_data.$B66]" office:value-type="percentage" office:value="0.000767774741685442" calcext:value-type="percentage">
            <text:p>0.08%</text:p>
          </table:table-cell>
          <table:table-cell table:formula="of:=[raw_data.K66]/[raw_data.$B66]" office:value-type="percentage" office:value="0.00153614275036975" calcext:value-type="percentage">
            <text:p>0.15%</text:p>
          </table:table-cell>
        </table:table-row>
        <table:table-row table:style-name="ro1">
          <table:table-cell table:formula="of:=[raw_data.C67]/[raw_data.$B67]" office:value-type="percentage" office:value="0.000476666880223997" calcext:value-type="percentage">
            <text:p>0.05%</text:p>
          </table:table-cell>
          <table:table-cell table:formula="of:=[raw_data.D67]/[raw_data.$B67]" office:value-type="percentage" office:value="0.000473034203989899" calcext:value-type="percentage">
            <text:p>0.05%</text:p>
          </table:table-cell>
          <table:table-cell table:formula="of:=[raw_data.E67]/[raw_data.$B67]" office:value-type="percentage" office:value="0.000470423709380114" calcext:value-type="percentage">
            <text:p>0.05%</text:p>
          </table:table-cell>
          <table:table-cell table:formula="of:=[raw_data.F67]/[raw_data.$B67]" office:value-type="percentage" office:value="0.000467121276440025" calcext:value-type="percentage">
            <text:p>0.05%</text:p>
          </table:table-cell>
          <table:table-cell table:formula="of:=[raw_data.G67]/[raw_data.$B67]" office:value-type="percentage" office:value="0.000466224901784858" calcext:value-type="percentage">
            <text:p>0.05%</text:p>
          </table:table-cell>
          <table:table-cell table:formula="of:=[raw_data.H67]/[raw_data.$B67]" office:value-type="percentage" office:value="0.0000155843383029917" calcext:value-type="percentage">
            <text:p>0.00%</text:p>
          </table:table-cell>
          <table:table-cell table:formula="of:=[raw_data.I67]/[raw_data.$B67]" office:value-type="percentage" office:value="0.000235793711922358" calcext:value-type="percentage">
            <text:p>0.02%</text:p>
          </table:table-cell>
          <table:table-cell table:formula="of:=[raw_data.J67]/[raw_data.$B67]" office:value-type="percentage" office:value="0.000936286916128677" calcext:value-type="percentage">
            <text:p>0.09%</text:p>
          </table:table-cell>
          <table:table-cell table:formula="of:=[raw_data.K67]/[raw_data.$B67]" office:value-type="percentage" office:value="0.00186919276996155" calcext:value-type="percentage">
            <text:p>0.19%</text:p>
          </table:table-cell>
        </table:table-row>
        <table:table-row table:style-name="ro1">
          <table:table-cell table:formula="of:=[raw_data.C68]/[raw_data.$B68]" office:value-type="percentage" office:value="0.000475590510737459" calcext:value-type="percentage">
            <text:p>0.05%</text:p>
          </table:table-cell>
          <table:table-cell table:formula="of:=[raw_data.D68]/[raw_data.$B68]" office:value-type="percentage" office:value="0.0004779555498872" calcext:value-type="percentage">
            <text:p>0.05%</text:p>
          </table:table-cell>
          <table:table-cell table:formula="of:=[raw_data.E68]/[raw_data.$B68]" office:value-type="percentage" office:value="0.000471774527324074" calcext:value-type="percentage">
            <text:p>0.05%</text:p>
          </table:table-cell>
          <table:table-cell table:formula="of:=[raw_data.F68]/[raw_data.$B68]" office:value-type="percentage" office:value="0.000470845922995341" calcext:value-type="percentage">
            <text:p>0.05%</text:p>
          </table:table-cell>
          <table:table-cell table:formula="of:=[raw_data.G68]/[raw_data.$B68]" office:value-type="percentage" office:value="0.000468640487714601" calcext:value-type="percentage">
            <text:p>0.05%</text:p>
          </table:table-cell>
          <table:table-cell table:formula="of:=[raw_data.H68]/[raw_data.$B68]" office:value-type="percentage" office:value="0.0000147561031612666" calcext:value-type="percentage">
            <text:p>0.00%</text:p>
          </table:table-cell>
          <table:table-cell table:formula="of:=[raw_data.I68]/[raw_data.$B68]" office:value-type="percentage" office:value="0.000237214877663272" calcext:value-type="percentage">
            <text:p>0.02%</text:p>
          </table:table-cell>
          <table:table-cell table:formula="of:=[raw_data.J68]/[raw_data.$B68]" office:value-type="percentage" office:value="0.000940574618907675" calcext:value-type="percentage">
            <text:p>0.09%</text:p>
          </table:table-cell>
          <table:table-cell table:formula="of:=[raw_data.K68]/[raw_data.$B68]" office:value-type="percentage" office:value="0.00187649170672905" calcext:value-type="percentage">
            <text:p>0.19%</text:p>
          </table:table-cell>
        </table:table-row>
        <table:table-row table:style-name="ro1">
          <table:table-cell table:formula="of:=[raw_data.C69]/[raw_data.$B69]" office:value-type="percentage" office:value="0.000487749488801514" calcext:value-type="percentage">
            <text:p>0.05%</text:p>
          </table:table-cell>
          <table:table-cell table:formula="of:=[raw_data.D69]/[raw_data.$B69]" office:value-type="percentage" office:value="0.000489119716878821" calcext:value-type="percentage">
            <text:p>0.05%</text:p>
          </table:table-cell>
          <table:table-cell table:formula="of:=[raw_data.E69]/[raw_data.$B69]" office:value-type="percentage" office:value="0.000481958336172894" calcext:value-type="percentage">
            <text:p>0.05%</text:p>
          </table:table-cell>
          <table:table-cell table:formula="of:=[raw_data.F69]/[raw_data.$B69]" office:value-type="percentage" office:value="0.000483121737370608" calcext:value-type="percentage">
            <text:p>0.05%</text:p>
          </table:table-cell>
          <table:table-cell table:formula="of:=[raw_data.G69]/[raw_data.$B69]" office:value-type="percentage" office:value="0.000486948034643089" calcext:value-type="percentage">
            <text:p>0.05%</text:p>
          </table:table-cell>
          <table:table-cell table:formula="of:=[raw_data.H69]/[raw_data.$B69]" office:value-type="percentage" office:value="0.0000316186592178655" calcext:value-type="percentage">
            <text:p>0.00%</text:p>
          </table:table-cell>
          <table:table-cell table:formula="of:=[raw_data.I69]/[raw_data.$B69]" office:value-type="percentage" office:value="0.000239531379929292" calcext:value-type="percentage">
            <text:p>0.02%</text:p>
          </table:table-cell>
          <table:table-cell table:formula="of:=[raw_data.J69]/[raw_data.$B69]" office:value-type="percentage" office:value="0.000961641576670259" calcext:value-type="percentage">
            <text:p>0.10%</text:p>
          </table:table-cell>
          <table:table-cell table:formula="of:=[raw_data.K69]/[raw_data.$B69]" office:value-type="percentage" office:value="0.00192951381308827" calcext:value-type="percentage">
            <text:p>0.19%</text:p>
          </table:table-cell>
        </table:table-row>
        <table:table-row table:style-name="ro1">
          <table:table-cell table:formula="of:=[raw_data.C70]/[raw_data.$B70]" office:value-type="percentage" office:value="0.000355192825088439" calcext:value-type="percentage">
            <text:p>0.04%</text:p>
          </table:table-cell>
          <table:table-cell table:formula="of:=[raw_data.D70]/[raw_data.$B70]" office:value-type="percentage" office:value="0.000342217744719912" calcext:value-type="percentage">
            <text:p>0.03%</text:p>
          </table:table-cell>
          <table:table-cell table:formula="of:=[raw_data.E70]/[raw_data.$B70]" office:value-type="percentage" office:value="0.000324771026484265" calcext:value-type="percentage">
            <text:p>0.03%</text:p>
          </table:table-cell>
          <table:table-cell table:formula="of:=[raw_data.F70]/[raw_data.$B70]" office:value-type="percentage" office:value="0.000320097798385431" calcext:value-type="percentage">
            <text:p>0.03%</text:p>
          </table:table-cell>
          <table:table-cell table:formula="of:=[raw_data.G70]/[raw_data.$B70]" office:value-type="percentage" office:value="0.000316991476178559" calcext:value-type="percentage">
            <text:p>0.03%</text:p>
          </table:table-cell>
          <table:table-cell table:formula="of:=[raw_data.H70]/[raw_data.$B70]" office:value-type="percentage" office:value="0.000011738049401189" calcext:value-type="percentage">
            <text:p>0.00%</text:p>
          </table:table-cell>
          <table:table-cell table:formula="of:=[raw_data.I70]/[raw_data.$B70]" office:value-type="percentage" office:value="0.000163352230035127" calcext:value-type="percentage">
            <text:p>0.02%</text:p>
          </table:table-cell>
          <table:table-cell table:formula="of:=[raw_data.J70]/[raw_data.$B70]" office:value-type="percentage" office:value="0.000650779083935868" calcext:value-type="percentage">
            <text:p>0.07%</text:p>
          </table:table-cell>
          <table:table-cell table:formula="of:=[raw_data.K70]/[raw_data.$B70]" office:value-type="percentage" office:value="0.00129817694989434" calcext:value-type="percentage">
            <text:p>0.13%</text:p>
          </table:table-cell>
        </table:table-row>
        <table:table-row table:style-name="ro1">
          <table:table-cell table:formula="of:=[raw_data.C71]/[raw_data.$B71]" office:value-type="percentage" office:value="0.000346571824035279" calcext:value-type="percentage">
            <text:p>0.03%</text:p>
          </table:table-cell>
          <table:table-cell table:formula="of:=[raw_data.D71]/[raw_data.$B71]" office:value-type="percentage" office:value="0.000344998136819907" calcext:value-type="percentage">
            <text:p>0.03%</text:p>
          </table:table-cell>
          <table:table-cell table:formula="of:=[raw_data.E71]/[raw_data.$B71]" office:value-type="percentage" office:value="0.000337867366625255" calcext:value-type="percentage">
            <text:p>0.03%</text:p>
          </table:table-cell>
          <table:table-cell table:formula="of:=[raw_data.F71]/[raw_data.$B71]" office:value-type="percentage" office:value="0.000338391929030379" calcext:value-type="percentage">
            <text:p>0.03%</text:p>
          </table:table-cell>
          <table:table-cell table:formula="of:=[raw_data.G71]/[raw_data.$B71]" office:value-type="percentage" office:value="0.000336916597265968" calcext:value-type="percentage">
            <text:p>0.03%</text:p>
          </table:table-cell>
          <table:table-cell table:formula="of:=[raw_data.H71]/[raw_data.$B71]" office:value-type="percentage" office:value="0.00001490085082055" calcext:value-type="percentage">
            <text:p>0.00%</text:p>
          </table:table-cell>
          <table:table-cell table:formula="of:=[raw_data.I71]/[raw_data.$B71]" office:value-type="percentage" office:value="0.000170105752436576" calcext:value-type="percentage">
            <text:p>0.02%</text:p>
          </table:table-cell>
          <table:table-cell table:formula="of:=[raw_data.J71]/[raw_data.$B71]" office:value-type="percentage" office:value="0.00067583308870147" calcext:value-type="percentage">
            <text:p>0.07%</text:p>
          </table:table-cell>
          <table:table-cell table:formula="of:=[raw_data.K71]/[raw_data.$B71]" office:value-type="percentage" office:value="0.00135643641677454" calcext:value-type="percentage">
            <text:p>0.14%</text:p>
          </table:table-cell>
        </table:table-row>
        <table:table-row table:style-name="ro1">
          <table:table-cell table:formula="of:=[raw_data.C72]/[raw_data.$B72]" office:value-type="percentage" office:value="0.000431060131896633" calcext:value-type="percentage">
            <text:p>0.04%</text:p>
          </table:table-cell>
          <table:table-cell table:formula="of:=[raw_data.D72]/[raw_data.$B72]" office:value-type="percentage" office:value="0.000436477344798934" calcext:value-type="percentage">
            <text:p>0.04%</text:p>
          </table:table-cell>
          <table:table-cell table:formula="of:=[raw_data.E72]/[raw_data.$B72]" office:value-type="percentage" office:value="0.000428743231609187" calcext:value-type="percentage">
            <text:p>0.04%</text:p>
          </table:table-cell>
          <table:table-cell table:formula="of:=[raw_data.F72]/[raw_data.$B72]" office:value-type="percentage" office:value="0.000425992954289558" calcext:value-type="percentage">
            <text:p>0.04%</text:p>
          </table:table-cell>
          <table:table-cell table:formula="of:=[raw_data.G72]/[raw_data.$B72]" office:value-type="percentage" office:value="0.000431210147023158" calcext:value-type="percentage">
            <text:p>0.04%</text:p>
          </table:table-cell>
          <table:table-cell table:formula="of:=[raw_data.H72]/[raw_data.$B72]" office:value-type="percentage" office:value="0.00002035205216526" calcext:value-type="percentage">
            <text:p>0.00%</text:p>
          </table:table-cell>
          <table:table-cell table:formula="of:=[raw_data.I72]/[raw_data.$B72]" office:value-type="percentage" office:value="0.000213121489750217" calcext:value-type="percentage">
            <text:p>0.02%</text:p>
          </table:table-cell>
          <table:table-cell table:formula="of:=[raw_data.J72]/[raw_data.$B72]" office:value-type="percentage" office:value="0.000859453328210595" calcext:value-type="percentage">
            <text:p>0.09%</text:p>
          </table:table-cell>
          <table:table-cell table:formula="of:=[raw_data.K72]/[raw_data.$B72]" office:value-type="percentage" office:value="0.00171975674213817" calcext:value-type="percentage">
            <text:p>0.17%</text:p>
          </table:table-cell>
        </table:table-row>
        <table:table-row table:style-name="ro1">
          <table:table-cell table:formula="of:=[raw_data.C73]/[raw_data.$B73]" office:value-type="percentage" office:value="0.000438980138273056" calcext:value-type="percentage">
            <text:p>0.04%</text:p>
          </table:table-cell>
          <table:table-cell table:formula="of:=[raw_data.D73]/[raw_data.$B73]" office:value-type="percentage" office:value="0.000434112617306837" calcext:value-type="percentage">
            <text:p>0.04%</text:p>
          </table:table-cell>
          <table:table-cell table:formula="of:=[raw_data.E73]/[raw_data.$B73]" office:value-type="percentage" office:value="0.000430114893901592" calcext:value-type="percentage">
            <text:p>0.04%</text:p>
          </table:table-cell>
          <table:table-cell table:formula="of:=[raw_data.F73]/[raw_data.$B73]" office:value-type="percentage" office:value="0.000424310667869708" calcext:value-type="percentage">
            <text:p>0.04%</text:p>
          </table:table-cell>
          <table:table-cell table:formula="of:=[raw_data.G73]/[raw_data.$B73]" office:value-type="percentage" office:value="0.000428291664398781" calcext:value-type="percentage">
            <text:p>0.04%</text:p>
          </table:table-cell>
          <table:table-cell table:formula="of:=[raw_data.H73]/[raw_data.$B73]" office:value-type="percentage" office:value="0.0000200387976547448" calcext:value-type="percentage">
            <text:p>0.00%</text:p>
          </table:table-cell>
          <table:table-cell table:formula="of:=[raw_data.I73]/[raw_data.$B73]" office:value-type="percentage" office:value="0.000215107627579314" calcext:value-type="percentage">
            <text:p>0.02%</text:p>
          </table:table-cell>
          <table:table-cell table:formula="of:=[raw_data.J73]/[raw_data.$B73]" office:value-type="percentage" office:value="0.000858941818337895" calcext:value-type="percentage">
            <text:p>0.09%</text:p>
          </table:table-cell>
          <table:table-cell table:formula="of:=[raw_data.K73]/[raw_data.$B73]" office:value-type="percentage" office:value="0.00171147724310169" calcext:value-type="percentage">
            <text:p>0.17%</text:p>
          </table:table-cell>
        </table:table-row>
        <table:table-row table:style-name="ro1">
          <table:table-cell table:formula="of:=[raw_data.C74]/[raw_data.$B74]" office:value-type="percentage" office:value="0.000315539006624108" calcext:value-type="percentage">
            <text:p>0.03%</text:p>
          </table:table-cell>
          <table:table-cell table:formula="of:=[raw_data.D74]/[raw_data.$B74]" office:value-type="percentage" office:value="0.000308750192572739" calcext:value-type="percentage">
            <text:p>0.03%</text:p>
          </table:table-cell>
          <table:table-cell table:formula="of:=[raw_data.E74]/[raw_data.$B74]" office:value-type="percentage" office:value="0.000305186769429593" calcext:value-type="percentage">
            <text:p>0.03%</text:p>
          </table:table-cell>
          <table:table-cell table:formula="of:=[raw_data.F74]/[raw_data.$B74]" office:value-type="percentage" office:value="0.000306355797575368" calcext:value-type="percentage">
            <text:p>0.03%</text:p>
          </table:table-cell>
          <table:table-cell table:formula="of:=[raw_data.G74]/[raw_data.$B74]" office:value-type="percentage" office:value="0.000300820519728505" calcext:value-type="percentage">
            <text:p>0.03%</text:p>
          </table:table-cell>
          <table:table-cell table:formula="of:=[raw_data.H74]/[raw_data.$B74]" office:value-type="percentage" office:value="0.0000219580105935359" calcext:value-type="percentage">
            <text:p>0.00%</text:p>
          </table:table-cell>
          <table:table-cell table:formula="of:=[raw_data.I74]/[raw_data.$B74]" office:value-type="percentage" office:value="0.000152720146802893" calcext:value-type="percentage">
            <text:p>0.02%</text:p>
          </table:table-cell>
          <table:table-cell table:formula="of:=[raw_data.J74]/[raw_data.$B74]" office:value-type="percentage" office:value="0.000612894695944653" calcext:value-type="percentage">
            <text:p>0.06%</text:p>
          </table:table-cell>
          <table:table-cell table:formula="of:=[raw_data.K74]/[raw_data.$B74]" office:value-type="percentage" office:value="0.00122704292809381" calcext:value-type="percentage">
            <text:p>0.12%</text:p>
          </table:table-cell>
        </table:table-row>
        <table:table-row table:style-name="ro1">
          <table:table-cell table:formula="of:=[raw_data.C75]/[raw_data.$B75]" office:value-type="percentage" office:value="0.000455227172018055" calcext:value-type="percentage">
            <text:p>0.05%</text:p>
          </table:table-cell>
          <table:table-cell table:formula="of:=[raw_data.D75]/[raw_data.$B75]" office:value-type="percentage" office:value="0.000446022448656774" calcext:value-type="percentage">
            <text:p>0.04%</text:p>
          </table:table-cell>
          <table:table-cell table:formula="of:=[raw_data.E75]/[raw_data.$B75]" office:value-type="percentage" office:value="0.000445153729785328" calcext:value-type="percentage">
            <text:p>0.04%</text:p>
          </table:table-cell>
          <table:table-cell table:formula="of:=[raw_data.F75]/[raw_data.$B75]" office:value-type="percentage" office:value="0.0004362262571277" calcext:value-type="percentage">
            <text:p>0.04%</text:p>
          </table:table-cell>
          <table:table-cell table:formula="of:=[raw_data.G75]/[raw_data.$B75]" office:value-type="percentage" office:value="0.000438296395714976" calcext:value-type="percentage">
            <text:p>0.04%</text:p>
          </table:table-cell>
          <table:table-cell table:formula="of:=[raw_data.H75]/[raw_data.$B75]" office:value-type="percentage" office:value="0.0000151563717996997" calcext:value-type="percentage">
            <text:p>0.00%</text:p>
          </table:table-cell>
          <table:table-cell table:formula="of:=[raw_data.I75]/[raw_data.$B75]" office:value-type="percentage" office:value="0.000222521414751933" calcext:value-type="percentage">
            <text:p>0.02%</text:p>
          </table:table-cell>
          <table:table-cell table:formula="of:=[raw_data.J75]/[raw_data.$B75]" office:value-type="percentage" office:value="0.000886370499578782" calcext:value-type="percentage">
            <text:p>0.09%</text:p>
          </table:table-cell>
          <table:table-cell table:formula="of:=[raw_data.K75]/[raw_data.$B75]" office:value-type="percentage" office:value="0.00177355426788828" calcext:value-type="percentage">
            <text:p>0.18%</text:p>
          </table:table-cell>
        </table:table-row>
        <table:table-row table:style-name="ro1">
          <table:table-cell table:formula="of:=[raw_data.C76]/[raw_data.$B76]" office:value-type="percentage" office:value="0.000448191858673418" calcext:value-type="percentage">
            <text:p>0.04%</text:p>
          </table:table-cell>
          <table:table-cell table:formula="of:=[raw_data.D76]/[raw_data.$B76]" office:value-type="percentage" office:value="0.000438473080711865" calcext:value-type="percentage">
            <text:p>0.04%</text:p>
          </table:table-cell>
          <table:table-cell table:formula="of:=[raw_data.E76]/[raw_data.$B76]" office:value-type="percentage" office:value="0.000431079867476826" calcext:value-type="percentage">
            <text:p>0.04%</text:p>
          </table:table-cell>
          <table:table-cell table:formula="of:=[raw_data.F76]/[raw_data.$B76]" office:value-type="percentage" office:value="0.000423599879438559" calcext:value-type="percentage">
            <text:p>0.04%</text:p>
          </table:table-cell>
          <table:table-cell table:formula="of:=[raw_data.G76]/[raw_data.$B76]" office:value-type="percentage" office:value="0.000428511333301273" calcext:value-type="percentage">
            <text:p>0.04%</text:p>
          </table:table-cell>
          <table:table-cell table:formula="of:=[raw_data.H76]/[raw_data.$B76]" office:value-type="percentage" office:value="0.0000150120409584707" calcext:value-type="percentage">
            <text:p>0.00%</text:p>
          </table:table-cell>
          <table:table-cell table:formula="of:=[raw_data.I76]/[raw_data.$B76]" office:value-type="percentage" office:value="0.000215080027281304" calcext:value-type="percentage">
            <text:p>0.02%</text:p>
          </table:table-cell>
          <table:table-cell table:formula="of:=[raw_data.J76]/[raw_data.$B76]" office:value-type="percentage" office:value="0.000860996952590395" calcext:value-type="percentage">
            <text:p>0.09%</text:p>
          </table:table-cell>
          <table:table-cell table:formula="of:=[raw_data.K76]/[raw_data.$B76]" office:value-type="percentage" office:value="0.00172503102329378" calcext:value-type="percentage">
            <text:p>0.17%</text:p>
          </table:table-cell>
        </table:table-row>
        <table:table-row table:style-name="ro1">
          <table:table-cell table:formula="of:=[raw_data.C77]/[raw_data.$B77]" office:value-type="percentage" office:value="0.000443340220230373" calcext:value-type="percentage">
            <text:p>0.04%</text:p>
          </table:table-cell>
          <table:table-cell table:formula="of:=[raw_data.D77]/[raw_data.$B77]" office:value-type="percentage" office:value="0.00043082002675933" calcext:value-type="percentage">
            <text:p>0.04%</text:p>
          </table:table-cell>
          <table:table-cell table:formula="of:=[raw_data.E77]/[raw_data.$B77]" office:value-type="percentage" office:value="0.00042236593130324" calcext:value-type="percentage">
            <text:p>0.04%</text:p>
          </table:table-cell>
          <table:table-cell table:formula="of:=[raw_data.F77]/[raw_data.$B77]" office:value-type="percentage" office:value="0.000419282473641901" calcext:value-type="percentage">
            <text:p>0.04%</text:p>
          </table:table-cell>
          <table:table-cell table:formula="of:=[raw_data.G77]/[raw_data.$B77]" office:value-type="percentage" office:value="0.00042177295867606" calcext:value-type="percentage">
            <text:p>0.04%</text:p>
          </table:table-cell>
          <table:table-cell table:formula="of:=[raw_data.H77]/[raw_data.$B77]" office:value-type="percentage" office:value="0.0000148581998296407" calcext:value-type="percentage">
            <text:p>0.00%</text:p>
          </table:table-cell>
          <table:table-cell table:formula="of:=[raw_data.I77]/[raw_data.$B77]" office:value-type="percentage" office:value="0.000210657761324689" calcext:value-type="percentage">
            <text:p>0.02%</text:p>
          </table:table-cell>
          <table:table-cell table:formula="of:=[raw_data.J77]/[raw_data.$B77]" office:value-type="percentage" office:value="0.000844664094306231" calcext:value-type="percentage">
            <text:p>0.08%</text:p>
          </table:table-cell>
          <table:table-cell table:formula="of:=[raw_data.K77]/[raw_data.$B77]" office:value-type="percentage" office:value="0.00169415668000522" calcext:value-type="percentage">
            <text:p>0.17%</text:p>
          </table:table-cell>
        </table:table-row>
        <table:table-row table:style-name="ro1">
          <table:table-cell table:formula="of:=[raw_data.C78]/[raw_data.$B78]" office:value-type="percentage" office:value="0.000481101442551055" calcext:value-type="percentage">
            <text:p>0.05%</text:p>
          </table:table-cell>
          <table:table-cell table:formula="of:=[raw_data.D78]/[raw_data.$B78]" office:value-type="percentage" office:value="0.00047025044087644" calcext:value-type="percentage">
            <text:p>0.05%</text:p>
          </table:table-cell>
          <table:table-cell table:formula="of:=[raw_data.E78]/[raw_data.$B78]" office:value-type="percentage" office:value="0.00047400469368797" calcext:value-type="percentage">
            <text:p>0.05%</text:p>
          </table:table-cell>
          <table:table-cell table:formula="of:=[raw_data.F78]/[raw_data.$B78]" office:value-type="percentage" office:value="0.000466835281867242" calcext:value-type="percentage">
            <text:p>0.05%</text:p>
          </table:table-cell>
          <table:table-cell table:formula="of:=[raw_data.G78]/[raw_data.$B78]" office:value-type="percentage" office:value="0.000467271259613097" calcext:value-type="percentage">
            <text:p>0.05%</text:p>
          </table:table-cell>
          <table:table-cell table:formula="of:=[raw_data.H78]/[raw_data.$B78]" office:value-type="percentage" office:value="0.0000166398173001347" calcext:value-type="percentage">
            <text:p>0.00%</text:p>
          </table:table-cell>
          <table:table-cell table:formula="of:=[raw_data.I78]/[raw_data.$B78]" office:value-type="percentage" office:value="0.000236881241914581" calcext:value-type="percentage">
            <text:p>0.02%</text:p>
          </table:table-cell>
          <table:table-cell table:formula="of:=[raw_data.J78]/[raw_data.$B78]" office:value-type="percentage" office:value="0.000944642670338504" calcext:value-type="percentage">
            <text:p>0.09%</text:p>
          </table:table-cell>
          <table:table-cell table:formula="of:=[raw_data.K78]/[raw_data.$B78]" office:value-type="percentage" office:value="0.00188817117532649" calcext:value-type="percentage">
            <text:p>0.19%</text:p>
          </table:table-cell>
        </table:table-row>
        <table:table-row table:style-name="ro1">
          <table:table-cell table:formula="of:=[raw_data.C79]/[raw_data.$B79]" office:value-type="percentage" office:value="0.000457275667359025" calcext:value-type="percentage">
            <text:p>0.05%</text:p>
          </table:table-cell>
          <table:table-cell table:formula="of:=[raw_data.D79]/[raw_data.$B79]" office:value-type="percentage" office:value="0.00045158100555203" calcext:value-type="percentage">
            <text:p>0.05%</text:p>
          </table:table-cell>
          <table:table-cell table:formula="of:=[raw_data.E79]/[raw_data.$B79]" office:value-type="percentage" office:value="0.000447286360269014" calcext:value-type="percentage">
            <text:p>0.04%</text:p>
          </table:table-cell>
          <table:table-cell table:formula="of:=[raw_data.F79]/[raw_data.$B79]" office:value-type="percentage" office:value="0.000442253868439577" calcext:value-type="percentage">
            <text:p>0.04%</text:p>
          </table:table-cell>
          <table:table-cell table:formula="of:=[raw_data.G79]/[raw_data.$B79]" office:value-type="percentage" office:value="0.000440967366768894" calcext:value-type="percentage">
            <text:p>0.04%</text:p>
          </table:table-cell>
          <table:table-cell table:formula="of:=[raw_data.H79]/[raw_data.$B79]" office:value-type="percentage" office:value="0.0000153245051949032" calcext:value-type="percentage">
            <text:p>0.00%</text:p>
          </table:table-cell>
          <table:table-cell table:formula="of:=[raw_data.I79]/[raw_data.$B79]" office:value-type="percentage" office:value="0.000222659384739279" calcext:value-type="percentage">
            <text:p>0.02%</text:p>
          </table:table-cell>
          <table:table-cell table:formula="of:=[raw_data.J79]/[raw_data.$B79]" office:value-type="percentage" office:value="0.000891753768347855" calcext:value-type="percentage">
            <text:p>0.09%</text:p>
          </table:table-cell>
          <table:table-cell table:formula="of:=[raw_data.K79]/[raw_data.$B79]" office:value-type="percentage" office:value="0.0017881238073964" calcext:value-type="percentage">
            <text:p>0.18%</text:p>
          </table:table-cell>
        </table:table-row>
        <table:table-row table:style-name="ro1">
          <table:table-cell table:formula="of:=[raw_data.C80]/[raw_data.$B80]" office:value-type="percentage" office:value="0.000437650274043369" calcext:value-type="percentage">
            <text:p>0.04%</text:p>
          </table:table-cell>
          <table:table-cell table:formula="of:=[raw_data.D80]/[raw_data.$B80]" office:value-type="percentage" office:value="0.000431461619085637" calcext:value-type="percentage">
            <text:p>0.04%</text:p>
          </table:table-cell>
          <table:table-cell table:formula="of:=[raw_data.E80]/[raw_data.$B80]" office:value-type="percentage" office:value="0.000423193307719346" calcext:value-type="percentage">
            <text:p>0.04%</text:p>
          </table:table-cell>
          <table:table-cell table:formula="of:=[raw_data.F80]/[raw_data.$B80]" office:value-type="percentage" office:value="0.000419352651932569" calcext:value-type="percentage">
            <text:p>0.04%</text:p>
          </table:table-cell>
          <table:table-cell table:formula="of:=[raw_data.G80]/[raw_data.$B80]" office:value-type="percentage" office:value="0.000420207994487703" calcext:value-type="percentage">
            <text:p>0.04%</text:p>
          </table:table-cell>
          <table:table-cell table:formula="of:=[raw_data.H80]/[raw_data.$B80]" office:value-type="percentage" office:value="0.0000147085376637683" calcext:value-type="percentage">
            <text:p>0.00%</text:p>
          </table:table-cell>
          <table:table-cell table:formula="of:=[raw_data.I80]/[raw_data.$B80]" office:value-type="percentage" office:value="0.000212309439322284" calcext:value-type="percentage">
            <text:p>0.02%</text:p>
          </table:table-cell>
          <table:table-cell table:formula="of:=[raw_data.J80]/[raw_data.$B80]" office:value-type="percentage" office:value="0.000842982016640807" calcext:value-type="percentage">
            <text:p>0.08%</text:p>
          </table:table-cell>
          <table:table-cell table:formula="of:=[raw_data.K80]/[raw_data.$B80]" office:value-type="percentage" office:value="0.00169005626040814" calcext:value-type="percentage">
            <text:p>0.17%</text:p>
          </table:table-cell>
        </table:table-row>
        <table:table-row table:style-name="ro1">
          <table:table-cell table:formula="of:=[raw_data.C81]/[raw_data.$B81]" office:value-type="percentage" office:value="0.00042145470416297" calcext:value-type="percentage">
            <text:p>0.04%</text:p>
          </table:table-cell>
          <table:table-cell table:formula="of:=[raw_data.D81]/[raw_data.$B81]" office:value-type="percentage" office:value="0.000412301201084333" calcext:value-type="percentage">
            <text:p>0.04%</text:p>
          </table:table-cell>
          <table:table-cell table:formula="of:=[raw_data.E81]/[raw_data.$B81]" office:value-type="percentage" office:value="0.000405229770828022" calcext:value-type="percentage">
            <text:p>0.04%</text:p>
          </table:table-cell>
          <table:table-cell table:formula="of:=[raw_data.F81]/[raw_data.$B81]" office:value-type="percentage" office:value="0.000396088963315375" calcext:value-type="percentage">
            <text:p>0.04%</text:p>
          </table:table-cell>
          <table:table-cell table:formula="of:=[raw_data.G81]/[raw_data.$B81]" office:value-type="percentage" office:value="0.000393714892475285" calcext:value-type="percentage">
            <text:p>0.04%</text:p>
          </table:table-cell>
          <table:table-cell table:formula="of:=[raw_data.H81]/[raw_data.$B81]" office:value-type="percentage" office:value="0.0000208969016191899" calcext:value-type="percentage">
            <text:p>0.00%</text:p>
          </table:table-cell>
          <table:table-cell table:formula="of:=[raw_data.I81]/[raw_data.$B81]" office:value-type="percentage" office:value="0.000201453241125945" calcext:value-type="percentage">
            <text:p>0.02%</text:p>
          </table:table-cell>
          <table:table-cell table:formula="of:=[raw_data.J81]/[raw_data.$B81]" office:value-type="percentage" office:value="0.000804226018755058" calcext:value-type="percentage">
            <text:p>0.08%</text:p>
          </table:table-cell>
          <table:table-cell table:formula="of:=[raw_data.K81]/[raw_data.$B81]" office:value-type="percentage" office:value="0.00160979776750503" calcext:value-type="percentage">
            <text:p>0.16%</text:p>
          </table:table-cell>
        </table:table-row>
        <table:table-row table:style-name="ro1">
          <table:table-cell table:formula="of:=[raw_data.C82]/[raw_data.$B82]" office:value-type="percentage" office:value="0.000426207199700839" calcext:value-type="percentage">
            <text:p>0.04%</text:p>
          </table:table-cell>
          <table:table-cell table:formula="of:=[raw_data.D82]/[raw_data.$B82]" office:value-type="percentage" office:value="0.000418810896756187" calcext:value-type="percentage">
            <text:p>0.04%</text:p>
          </table:table-cell>
          <table:table-cell table:formula="of:=[raw_data.E82]/[raw_data.$B82]" office:value-type="percentage" office:value="0.000406695168948052" calcext:value-type="percentage">
            <text:p>0.04%</text:p>
          </table:table-cell>
          <table:table-cell table:formula="of:=[raw_data.F82]/[raw_data.$B82]" office:value-type="percentage" office:value="0.000403739185095386" calcext:value-type="percentage">
            <text:p>0.04%</text:p>
          </table:table-cell>
          <table:table-cell table:formula="of:=[raw_data.G82]/[raw_data.$B82]" office:value-type="percentage" office:value="0.000399527225270988" calcext:value-type="percentage">
            <text:p>0.04%</text:p>
          </table:table-cell>
          <table:table-cell table:formula="of:=[raw_data.H82]/[raw_data.$B82]" office:value-type="percentage" office:value="0.0000177612763679469" calcext:value-type="percentage">
            <text:p>0.00%</text:p>
          </table:table-cell>
          <table:table-cell table:formula="of:=[raw_data.I82]/[raw_data.$B82]" office:value-type="percentage" office:value="0.000204356171239206" calcext:value-type="percentage">
            <text:p>0.02%</text:p>
          </table:table-cell>
          <table:table-cell table:formula="of:=[raw_data.J82]/[raw_data.$B82]" office:value-type="percentage" office:value="0.000810155248271942" calcext:value-type="percentage">
            <text:p>0.08%</text:p>
          </table:table-cell>
          <table:table-cell table:formula="of:=[raw_data.K82]/[raw_data.$B82]" office:value-type="percentage" office:value="0.00162511872778921" calcext:value-type="percentage">
            <text:p>0.16%</text:p>
          </table:table-cell>
        </table:table-row>
        <table:table-row table:style-name="ro1">
          <table:table-cell table:formula="of:=[raw_data.C83]/[raw_data.$B83]" office:value-type="percentage" office:value="0.000421391850030134" calcext:value-type="percentage">
            <text:p>0.04%</text:p>
          </table:table-cell>
          <table:table-cell table:formula="of:=[raw_data.D83]/[raw_data.$B83]" office:value-type="percentage" office:value="0.000411834352288505" calcext:value-type="percentage">
            <text:p>0.04%</text:p>
          </table:table-cell>
          <table:table-cell table:formula="of:=[raw_data.E83]/[raw_data.$B83]" office:value-type="percentage" office:value="0.00040591478803739" calcext:value-type="percentage">
            <text:p>0.04%</text:p>
          </table:table-cell>
          <table:table-cell table:formula="of:=[raw_data.F83]/[raw_data.$B83]" office:value-type="percentage" office:value="0.000397041779523941" calcext:value-type="percentage">
            <text:p>0.04%</text:p>
          </table:table-cell>
          <table:table-cell table:formula="of:=[raw_data.G83]/[raw_data.$B83]" office:value-type="percentage" office:value="0.000393733414921069" calcext:value-type="percentage">
            <text:p>0.04%</text:p>
          </table:table-cell>
          <table:table-cell table:formula="of:=[raw_data.H83]/[raw_data.$B83]" office:value-type="percentage" office:value="0.0000207501641950225" calcext:value-type="percentage">
            <text:p>0.00%</text:p>
          </table:table-cell>
          <table:table-cell table:formula="of:=[raw_data.I83]/[raw_data.$B83]" office:value-type="percentage" office:value="0.000201898970860305" calcext:value-type="percentage">
            <text:p>0.02%</text:p>
          </table:table-cell>
          <table:table-cell table:formula="of:=[raw_data.J83]/[raw_data.$B83]" office:value-type="percentage" office:value="0.000805377631312857" calcext:value-type="percentage">
            <text:p>0.08%</text:p>
          </table:table-cell>
          <table:table-cell table:formula="of:=[raw_data.K83]/[raw_data.$B83]" office:value-type="percentage" office:value="0.00161161721202416" calcext:value-type="percentage">
            <text:p>0.16%</text:p>
          </table:table-cell>
        </table:table-row>
        <table:table-row table:style-name="ro1">
          <table:table-cell table:formula="of:=[raw_data.C84]/[raw_data.$B84]" office:value-type="percentage" office:value="0.000425044185821799" calcext:value-type="percentage">
            <text:p>0.04%</text:p>
          </table:table-cell>
          <table:table-cell table:formula="of:=[raw_data.D84]/[raw_data.$B84]" office:value-type="percentage" office:value="0.00041679236172034" calcext:value-type="percentage">
            <text:p>0.04%</text:p>
          </table:table-cell>
          <table:table-cell table:formula="of:=[raw_data.E84]/[raw_data.$B84]" office:value-type="percentage" office:value="0.000403749964964235" calcext:value-type="percentage">
            <text:p>0.04%</text:p>
          </table:table-cell>
          <table:table-cell table:formula="of:=[raw_data.F84]/[raw_data.$B84]" office:value-type="percentage" office:value="0.000401216730209684" calcext:value-type="percentage">
            <text:p>0.04%</text:p>
          </table:table-cell>
          <table:table-cell table:formula="of:=[raw_data.G84]/[raw_data.$B84]" office:value-type="percentage" office:value="0.00039744195961008" calcext:value-type="percentage">
            <text:p>0.04%</text:p>
          </table:table-cell>
          <table:table-cell table:formula="of:=[raw_data.H84]/[raw_data.$B84]" office:value-type="percentage" office:value="0.0000175319910240721" calcext:value-type="percentage">
            <text:p>0.00%</text:p>
          </table:table-cell>
          <table:table-cell table:formula="of:=[raw_data.I84]/[raw_data.$B84]" office:value-type="percentage" office:value="0.000202784188025211" calcext:value-type="percentage">
            <text:p>0.02%</text:p>
          </table:table-cell>
          <table:table-cell table:formula="of:=[raw_data.J84]/[raw_data.$B84]" office:value-type="percentage" office:value="0.000803411640176075" calcext:value-type="percentage">
            <text:p>0.08%</text:p>
          </table:table-cell>
          <table:table-cell table:formula="of:=[raw_data.K84]/[raw_data.$B84]" office:value-type="percentage" office:value="0.00161303095957741" calcext:value-type="percentage">
            <text:p>0.16%</text:p>
          </table:table-cell>
        </table:table-row>
        <table:table-row table:style-name="ro1">
          <table:table-cell table:formula="of:=[raw_data.C85]/[raw_data.$B85]" office:value-type="percentage" office:value="0.000422600979687823" calcext:value-type="percentage">
            <text:p>0.04%</text:p>
          </table:table-cell>
          <table:table-cell table:formula="of:=[raw_data.D85]/[raw_data.$B85]" office:value-type="percentage" office:value="0.000414769252845265" calcext:value-type="percentage">
            <text:p>0.04%</text:p>
          </table:table-cell>
          <table:table-cell table:formula="of:=[raw_data.E85]/[raw_data.$B85]" office:value-type="percentage" office:value="0.000402765601336974" calcext:value-type="percentage">
            <text:p>0.04%</text:p>
          </table:table-cell>
          <table:table-cell table:formula="of:=[raw_data.F85]/[raw_data.$B85]" office:value-type="percentage" office:value="0.000400879491682706" calcext:value-type="percentage">
            <text:p>0.04%</text:p>
          </table:table-cell>
          <table:table-cell table:formula="of:=[raw_data.G85]/[raw_data.$B85]" office:value-type="percentage" office:value="0.000395733285208808" calcext:value-type="percentage">
            <text:p>0.04%</text:p>
          </table:table-cell>
          <table:table-cell table:formula="of:=[raw_data.H85]/[raw_data.$B85]" office:value-type="percentage" office:value="0.0000171248763973637" calcext:value-type="percentage">
            <text:p>0.00%</text:p>
          </table:table-cell>
          <table:table-cell table:formula="of:=[raw_data.I85]/[raw_data.$B85]" office:value-type="percentage" office:value="0.000202076039647374" calcext:value-type="percentage">
            <text:p>0.02%</text:p>
          </table:table-cell>
          <table:table-cell table:formula="of:=[raw_data.J85]/[raw_data.$B85]" office:value-type="percentage" office:value="0.000801646566233701" calcext:value-type="percentage">
            <text:p>0.08%</text:p>
          </table:table-cell>
          <table:table-cell table:formula="of:=[raw_data.K85]/[raw_data.$B85]" office:value-type="percentage" office:value="0.00160777732694344" calcext:value-type="percentage">
            <text:p>0.16%</text:p>
          </table:table-cell>
        </table:table-row>
        <table:table-row table:style-name="ro1">
          <table:table-cell table:formula="of:=[raw_data.C86]/[raw_data.$B86]" office:value-type="percentage" office:value="0.000423395881763056" calcext:value-type="percentage">
            <text:p>0.04%</text:p>
          </table:table-cell>
          <table:table-cell table:formula="of:=[raw_data.D86]/[raw_data.$B86]" office:value-type="percentage" office:value="0.000415844617587042" calcext:value-type="percentage">
            <text:p>0.04%</text:p>
          </table:table-cell>
          <table:table-cell table:formula="of:=[raw_data.E86]/[raw_data.$B86]" office:value-type="percentage" office:value="0.000402254842488818" calcext:value-type="percentage">
            <text:p>0.04%</text:p>
          </table:table-cell>
          <table:table-cell table:formula="of:=[raw_data.F86]/[raw_data.$B86]" office:value-type="percentage" office:value="0.000400217001328735" calcext:value-type="percentage">
            <text:p>0.04%</text:p>
          </table:table-cell>
          <table:table-cell table:formula="of:=[raw_data.G86]/[raw_data.$B86]" office:value-type="percentage" office:value="0.000396241335752622" calcext:value-type="percentage">
            <text:p>0.04%</text:p>
          </table:table-cell>
          <table:table-cell table:formula="of:=[raw_data.H86]/[raw_data.$B86]" office:value-type="percentage" office:value="0.0000174654239302837" calcext:value-type="percentage">
            <text:p>0.00%</text:p>
          </table:table-cell>
          <table:table-cell table:formula="of:=[raw_data.I86]/[raw_data.$B86]" office:value-type="percentage" office:value="0.000202096333452424" calcext:value-type="percentage">
            <text:p>0.02%</text:p>
          </table:table-cell>
          <table:table-cell table:formula="of:=[raw_data.J86]/[raw_data.$B86]" office:value-type="percentage" office:value="0.000800596529866556" calcext:value-type="percentage">
            <text:p>0.08%</text:p>
          </table:table-cell>
          <table:table-cell table:formula="of:=[raw_data.K86]/[raw_data.$B86]" office:value-type="percentage" office:value="0.00160693152042316" calcext:value-type="percentage">
            <text:p>0.16%</text:p>
          </table:table-cell>
        </table:table-row>
        <table:table-row table:style-name="ro1">
          <table:table-cell table:formula="of:=[raw_data.C87]/[raw_data.$B87]" office:value-type="percentage" office:value="0.000425829903271759" calcext:value-type="percentage">
            <text:p>0.04%</text:p>
          </table:table-cell>
          <table:table-cell table:formula="of:=[raw_data.D87]/[raw_data.$B87]" office:value-type="percentage" office:value="0.000417235819635803" calcext:value-type="percentage">
            <text:p>0.04%</text:p>
          </table:table-cell>
          <table:table-cell table:formula="of:=[raw_data.E87]/[raw_data.$B87]" office:value-type="percentage" office:value="0.000405398447461754" calcext:value-type="percentage">
            <text:p>0.04%</text:p>
          </table:table-cell>
          <table:table-cell table:formula="of:=[raw_data.F87]/[raw_data.$B87]" office:value-type="percentage" office:value="0.000402659950914027" calcext:value-type="percentage">
            <text:p>0.04%</text:p>
          </table:table-cell>
          <table:table-cell table:formula="of:=[raw_data.G87]/[raw_data.$B87]" office:value-type="percentage" office:value="0.000398886630786052" calcext:value-type="percentage">
            <text:p>0.04%</text:p>
          </table:table-cell>
          <table:table-cell table:formula="of:=[raw_data.H87]/[raw_data.$B87]" office:value-type="percentage" office:value="0.0000172007870716714" calcext:value-type="percentage">
            <text:p>0.00%</text:p>
          </table:table-cell>
          <table:table-cell table:formula="of:=[raw_data.I87]/[raw_data.$B87]" office:value-type="percentage" office:value="0.000203607849313533" calcext:value-type="percentage">
            <text:p>0.02%</text:p>
          </table:table-cell>
          <table:table-cell table:formula="of:=[raw_data.J87]/[raw_data.$B87]" office:value-type="percentage" office:value="0.000806897376797943" calcext:value-type="percentage">
            <text:p>0.08%</text:p>
          </table:table-cell>
          <table:table-cell table:formula="of:=[raw_data.K87]/[raw_data.$B87]" office:value-type="percentage" office:value="0.00161812334491326" calcext:value-type="percentage">
            <text:p>0.16%</text:p>
          </table:table-cell>
        </table:table-row>
        <table:table-row table:style-name="ro1">
          <table:table-cell table:formula="of:=[raw_data.C88]/[raw_data.$B88]" office:value-type="percentage" office:value="0.000426201978228919" calcext:value-type="percentage">
            <text:p>0.04%</text:p>
          </table:table-cell>
          <table:table-cell table:formula="of:=[raw_data.D88]/[raw_data.$B88]" office:value-type="percentage" office:value="0.000418061522965012" calcext:value-type="percentage">
            <text:p>0.04%</text:p>
          </table:table-cell>
          <table:table-cell table:formula="of:=[raw_data.E88]/[raw_data.$B88]" office:value-type="percentage" office:value="0.000404527701055667" calcext:value-type="percentage">
            <text:p>0.04%</text:p>
          </table:table-cell>
          <table:table-cell table:formula="of:=[raw_data.F88]/[raw_data.$B88]" office:value-type="percentage" office:value="0.000401994834944142" calcext:value-type="percentage">
            <text:p>0.04%</text:p>
          </table:table-cell>
          <table:table-cell table:formula="of:=[raw_data.G88]/[raw_data.$B88]" office:value-type="percentage" office:value="0.000398416058945767" calcext:value-type="percentage">
            <text:p>0.04%</text:p>
          </table:table-cell>
          <table:table-cell table:formula="of:=[raw_data.H88]/[raw_data.$B88]" office:value-type="percentage" office:value="0.0000175410429216089" calcext:value-type="percentage">
            <text:p>0.00%</text:p>
          </table:table-cell>
          <table:table-cell table:formula="of:=[raw_data.I88]/[raw_data.$B88]" office:value-type="percentage" office:value="0.000203158544527427" calcext:value-type="percentage">
            <text:p>0.02%</text:p>
          </table:table-cell>
          <table:table-cell table:formula="of:=[raw_data.J88]/[raw_data.$B88]" office:value-type="percentage" office:value="0.00080541361949327" calcext:value-type="percentage">
            <text:p>0.08%</text:p>
          </table:table-cell>
          <table:table-cell table:formula="of:=[raw_data.K88]/[raw_data.$B88]" office:value-type="percentage" office:value="0.00161622060563198" calcext:value-type="percentage">
            <text:p>0.16%</text:p>
          </table:table-cell>
        </table:table-row>
        <table:table-row table:style-name="ro1">
          <table:table-cell table:formula="of:=[raw_data.C89]/[raw_data.$B89]" office:value-type="percentage" office:value="0.000424086309442393" calcext:value-type="percentage">
            <text:p>0.04%</text:p>
          </table:table-cell>
          <table:table-cell table:formula="of:=[raw_data.D89]/[raw_data.$B89]" office:value-type="percentage" office:value="0.000415521179362976" calcext:value-type="percentage">
            <text:p>0.04%</text:p>
          </table:table-cell>
          <table:table-cell table:formula="of:=[raw_data.E89]/[raw_data.$B89]" office:value-type="percentage" office:value="0.000402011746788735" calcext:value-type="percentage">
            <text:p>0.04%</text:p>
          </table:table-cell>
          <table:table-cell table:formula="of:=[raw_data.F89]/[raw_data.$B89]" office:value-type="percentage" office:value="0.000400301217895324" calcext:value-type="percentage">
            <text:p>0.04%</text:p>
          </table:table-cell>
          <table:table-cell table:formula="of:=[raw_data.G89]/[raw_data.$B89]" office:value-type="percentage" office:value="0.000395531713973549" calcext:value-type="percentage">
            <text:p>0.04%</text:p>
          </table:table-cell>
          <table:table-cell table:formula="of:=[raw_data.H89]/[raw_data.$B89]" office:value-type="percentage" office:value="0.0000175547709790969" calcext:value-type="percentage">
            <text:p>0.00%</text:p>
          </table:table-cell>
          <table:table-cell table:formula="of:=[raw_data.I89]/[raw_data.$B89]" office:value-type="percentage" office:value="0.000201767495748368" calcext:value-type="percentage">
            <text:p>0.02%</text:p>
          </table:table-cell>
          <table:table-cell table:formula="of:=[raw_data.J89]/[raw_data.$B89]" office:value-type="percentage" office:value="0.000800377694768155" calcext:value-type="percentage">
            <text:p>0.08%</text:p>
          </table:table-cell>
          <table:table-cell table:formula="of:=[raw_data.K89]/[raw_data.$B89]" office:value-type="percentage" office:value="0.00160722293673914" calcext:value-type="percentage">
            <text:p>0.16%</text:p>
          </table:table-cell>
        </table:table-row>
        <table:table-row table:style-name="ro1">
          <table:table-cell table:formula="of:=[raw_data.C90]/[raw_data.$B90]" office:value-type="percentage" office:value="0.00042338286807987" calcext:value-type="percentage">
            <text:p>0.04%</text:p>
          </table:table-cell>
          <table:table-cell table:formula="of:=[raw_data.D90]/[raw_data.$B90]" office:value-type="percentage" office:value="0.000415565108790802" calcext:value-type="percentage">
            <text:p>0.04%</text:p>
          </table:table-cell>
          <table:table-cell table:formula="of:=[raw_data.E90]/[raw_data.$B90]" office:value-type="percentage" office:value="0.000402189996652475" calcext:value-type="percentage">
            <text:p>0.04%</text:p>
          </table:table-cell>
          <table:table-cell table:formula="of:=[raw_data.F90]/[raw_data.$B90]" office:value-type="percentage" office:value="0.000399804705878974" calcext:value-type="percentage">
            <text:p>0.04%</text:p>
          </table:table-cell>
          <table:table-cell table:formula="of:=[raw_data.G90]/[raw_data.$B90]" office:value-type="percentage" office:value="0.000395795918767487" calcext:value-type="percentage">
            <text:p>0.04%</text:p>
          </table:table-cell>
          <table:table-cell table:formula="of:=[raw_data.H90]/[raw_data.$B90]" office:value-type="percentage" office:value="0.0000175587373169812" calcext:value-type="percentage">
            <text:p>0.00%</text:p>
          </table:table-cell>
          <table:table-cell table:formula="of:=[raw_data.I90]/[raw_data.$B90]" office:value-type="percentage" office:value="0.000201962944445392" calcext:value-type="percentage">
            <text:p>0.02%</text:p>
          </table:table-cell>
          <table:table-cell table:formula="of:=[raw_data.J90]/[raw_data.$B90]" office:value-type="percentage" office:value="0.000800321252459987" calcext:value-type="percentage">
            <text:p>0.08%</text:p>
          </table:table-cell>
          <table:table-cell table:formula="of:=[raw_data.K90]/[raw_data.$B90]" office:value-type="percentage" office:value="0.00160626229993608" calcext:value-type="percentage">
            <text:p>0.16%</text:p>
          </table:table-cell>
        </table:table-row>
        <table:table-row table:style-name="ro1">
          <table:table-cell table:formula="of:=[raw_data.C91]/[raw_data.$B91]" office:value-type="percentage" office:value="0.000424307663434018" calcext:value-type="percentage">
            <text:p>0.04%</text:p>
          </table:table-cell>
          <table:table-cell table:formula="of:=[raw_data.D91]/[raw_data.$B91]" office:value-type="percentage" office:value="0.000416074154813422" calcext:value-type="percentage">
            <text:p>0.04%</text:p>
          </table:table-cell>
          <table:table-cell table:formula="of:=[raw_data.E91]/[raw_data.$B91]" office:value-type="percentage" office:value="0.000404406884606763" calcext:value-type="percentage">
            <text:p>0.04%</text:p>
          </table:table-cell>
          <table:table-cell table:formula="of:=[raw_data.F91]/[raw_data.$B91]" office:value-type="percentage" office:value="0.000401123506739797" calcext:value-type="percentage">
            <text:p>0.04%</text:p>
          </table:table-cell>
          <table:table-cell table:formula="of:=[raw_data.G91]/[raw_data.$B91]" office:value-type="percentage" office:value="0.000396774910862557" calcext:value-type="percentage">
            <text:p>0.04%</text:p>
          </table:table-cell>
          <table:table-cell table:formula="of:=[raw_data.H91]/[raw_data.$B91]" office:value-type="percentage" office:value="0.0000172815957196382" calcext:value-type="percentage">
            <text:p>0.00%</text:p>
          </table:table-cell>
          <table:table-cell table:formula="of:=[raw_data.I91]/[raw_data.$B91]" office:value-type="percentage" office:value="0.000202504209741577" calcext:value-type="percentage">
            <text:p>0.02%</text:p>
          </table:table-cell>
          <table:table-cell table:formula="of:=[raw_data.J91]/[raw_data.$B91]" office:value-type="percentage" office:value="0.000804891260540395" calcext:value-type="percentage">
            <text:p>0.08%</text:p>
          </table:table-cell>
          <table:table-cell table:formula="of:=[raw_data.K91]/[raw_data.$B91]" office:value-type="percentage" office:value="0.00161347945417527" calcext:value-type="percentage">
            <text:p>0.16%</text:p>
          </table:table-cell>
        </table:table-row>
        <table:table-row table:style-name="ro1">
          <table:table-cell table:formula="of:=[raw_data.C92]/[raw_data.$B92]" office:value-type="percentage" office:value="0.000422214281089351" calcext:value-type="percentage">
            <text:p>0.04%</text:p>
          </table:table-cell>
          <table:table-cell table:formula="of:=[raw_data.D92]/[raw_data.$B92]" office:value-type="percentage" office:value="0.0004132544902195" calcext:value-type="percentage">
            <text:p>0.04%</text:p>
          </table:table-cell>
          <table:table-cell table:formula="of:=[raw_data.E92]/[raw_data.$B92]" office:value-type="percentage" office:value="0.000406401392387036" calcext:value-type="percentage">
            <text:p>0.04%</text:p>
          </table:table-cell>
          <table:table-cell table:formula="of:=[raw_data.F92]/[raw_data.$B92]" office:value-type="percentage" office:value="0.00039670552804629" calcext:value-type="percentage">
            <text:p>0.04%</text:p>
          </table:table-cell>
          <table:table-cell table:formula="of:=[raw_data.G92]/[raw_data.$B92]" office:value-type="percentage" office:value="0.000394167343663896" calcext:value-type="percentage">
            <text:p>0.04%</text:p>
          </table:table-cell>
          <table:table-cell table:formula="of:=[raw_data.H92]/[raw_data.$B92]" office:value-type="percentage" office:value="0.0000208638756232797" calcext:value-type="percentage">
            <text:p>0.00%</text:p>
          </table:table-cell>
          <table:table-cell table:formula="of:=[raw_data.I92]/[raw_data.$B92]" office:value-type="percentage" office:value="0.00020240751357402" calcext:value-type="percentage">
            <text:p>0.02%</text:p>
          </table:table-cell>
          <table:table-cell table:formula="of:=[raw_data.J92]/[raw_data.$B92]" office:value-type="percentage" office:value="0.000805746632191016" calcext:value-type="percentage">
            <text:p>0.08%</text:p>
          </table:table-cell>
          <table:table-cell table:formula="of:=[raw_data.K92]/[raw_data.$B92]" office:value-type="percentage" office:value="0.00161214050139954" calcext:value-type="percentage">
            <text:p>0.16%</text:p>
          </table:table-cell>
        </table:table-row>
        <table:table-row table:style-name="ro1">
          <table:table-cell table:formula="of:=[raw_data.C93]/[raw_data.$B93]" office:value-type="percentage" office:value="0.000482825511987318" calcext:value-type="percentage">
            <text:p>0.05%</text:p>
          </table:table-cell>
          <table:table-cell table:formula="of:=[raw_data.D93]/[raw_data.$B93]" office:value-type="percentage" office:value="0.00047334252942842" calcext:value-type="percentage">
            <text:p>0.05%</text:p>
          </table:table-cell>
          <table:table-cell table:formula="of:=[raw_data.E93]/[raw_data.$B93]" office:value-type="percentage" office:value="0.000474279927704357" calcext:value-type="percentage">
            <text:p>0.05%</text:p>
          </table:table-cell>
          <table:table-cell table:formula="of:=[raw_data.F93]/[raw_data.$B93]" office:value-type="percentage" office:value="0.000469985335602971" calcext:value-type="percentage">
            <text:p>0.05%</text:p>
          </table:table-cell>
          <table:table-cell table:formula="of:=[raw_data.G93]/[raw_data.$B93]" office:value-type="percentage" office:value="0.000470355934921365" calcext:value-type="percentage">
            <text:p>0.05%</text:p>
          </table:table-cell>
          <table:table-cell table:formula="of:=[raw_data.H93]/[raw_data.$B93]" office:value-type="percentage" office:value="0.0000314137422238453" calcext:value-type="percentage">
            <text:p>0.00%</text:p>
          </table:table-cell>
          <table:table-cell table:formula="of:=[raw_data.I93]/[raw_data.$B93]" office:value-type="percentage" office:value="0.000236660364734257" calcext:value-type="percentage">
            <text:p>0.02%</text:p>
          </table:table-cell>
          <table:table-cell table:formula="of:=[raw_data.J93]/[raw_data.$B93]" office:value-type="percentage" office:value="0.000946946658375706" calcext:value-type="percentage">
            <text:p>0.09%</text:p>
          </table:table-cell>
          <table:table-cell table:formula="of:=[raw_data.K93]/[raw_data.$B93]" office:value-type="percentage" office:value="0.00189439471582924" calcext:value-type="percentage">
            <text:p>0.19%</text:p>
          </table:table-cell>
        </table:table-row>
        <table:table-row table:style-name="ro1">
          <table:table-cell table:formula="of:=[raw_data.C94]/[raw_data.$B94]" office:value-type="percentage" office:value="0.000472217668170483" calcext:value-type="percentage">
            <text:p>0.05%</text:p>
          </table:table-cell>
          <table:table-cell table:formula="of:=[raw_data.D94]/[raw_data.$B94]" office:value-type="percentage" office:value="0.000469785787367265" calcext:value-type="percentage">
            <text:p>0.05%</text:p>
          </table:table-cell>
          <table:table-cell table:formula="of:=[raw_data.E94]/[raw_data.$B94]" office:value-type="percentage" office:value="0.000468240100416068" calcext:value-type="percentage">
            <text:p>0.05%</text:p>
          </table:table-cell>
          <table:table-cell table:formula="of:=[raw_data.F94]/[raw_data.$B94]" office:value-type="percentage" office:value="0.000463355729650284" calcext:value-type="percentage">
            <text:p>0.05%</text:p>
          </table:table-cell>
          <table:table-cell table:formula="of:=[raw_data.G94]/[raw_data.$B94]" office:value-type="percentage" office:value="0.000466838677580316" calcext:value-type="percentage">
            <text:p>0.05%</text:p>
          </table:table-cell>
          <table:table-cell table:formula="of:=[raw_data.H94]/[raw_data.$B94]" office:value-type="percentage" office:value="0.0000286055131768267" calcext:value-type="percentage">
            <text:p>0.00%</text:p>
          </table:table-cell>
          <table:table-cell table:formula="of:=[raw_data.I94]/[raw_data.$B94]" office:value-type="percentage" office:value="0.000232883500647076" calcext:value-type="percentage">
            <text:p>0.02%</text:p>
          </table:table-cell>
          <table:table-cell table:formula="of:=[raw_data.J94]/[raw_data.$B94]" office:value-type="percentage" office:value="0.000935923753529705" calcext:value-type="percentage">
            <text:p>0.09%</text:p>
          </table:table-cell>
          <table:table-cell table:formula="of:=[raw_data.K94]/[raw_data.$B94]" office:value-type="percentage" office:value="0.00186756080191476" calcext:value-type="percentage">
            <text:p>0.19%</text:p>
          </table:table-cell>
        </table:table-row>
        <table:table-row table:style-name="ro1">
          <table:table-cell table:formula="of:=[raw_data.C95]/[raw_data.$B95]" office:value-type="percentage" office:value="0.00045082293601264" calcext:value-type="percentage">
            <text:p>0.05%</text:p>
          </table:table-cell>
          <table:table-cell table:formula="of:=[raw_data.D95]/[raw_data.$B95]" office:value-type="percentage" office:value="0.000452583710701811" calcext:value-type="percentage">
            <text:p>0.05%</text:p>
          </table:table-cell>
          <table:table-cell table:formula="of:=[raw_data.E95]/[raw_data.$B95]" office:value-type="percentage" office:value="0.000433473651460627" calcext:value-type="percentage">
            <text:p>0.04%</text:p>
          </table:table-cell>
          <table:table-cell table:formula="of:=[raw_data.F95]/[raw_data.$B95]" office:value-type="percentage" office:value="0.000441308291132626" calcext:value-type="percentage">
            <text:p>0.04%</text:p>
          </table:table-cell>
          <table:table-cell table:formula="of:=[raw_data.G95]/[raw_data.$B95]" office:value-type="percentage" office:value="0.000434588270300561" calcext:value-type="percentage">
            <text:p>0.04%</text:p>
          </table:table-cell>
          <table:table-cell table:formula="of:=[raw_data.H95]/[raw_data.$B95]" office:value-type="percentage" office:value="0.0000256523872147081" calcext:value-type="percentage">
            <text:p>0.00%</text:p>
          </table:table-cell>
          <table:table-cell table:formula="of:=[raw_data.I95]/[raw_data.$B95]" office:value-type="percentage" office:value="0.000215186051692145" calcext:value-type="percentage">
            <text:p>0.02%</text:p>
          </table:table-cell>
          <table:table-cell table:formula="of:=[raw_data.J95]/[raw_data.$B95]" office:value-type="percentage" office:value="0.000878109645216823" calcext:value-type="percentage">
            <text:p>0.09%</text:p>
          </table:table-cell>
          <table:table-cell table:formula="of:=[raw_data.K95]/[raw_data.$B95]" office:value-type="percentage" office:value="0.00175820621967005" calcext:value-type="percentage">
            <text:p>0.18%</text:p>
          </table:table-cell>
        </table:table-row>
        <table:table-row table:style-name="ro1">
          <table:table-cell table:formula="of:=[raw_data.C96]/[raw_data.$B96]" office:value-type="percentage" office:value="0.000209896806559995" calcext:value-type="percentage">
            <text:p>0.02%</text:p>
          </table:table-cell>
          <table:table-cell table:formula="of:=[raw_data.D96]/[raw_data.$B96]" office:value-type="percentage" office:value="0.00019873503998797" calcext:value-type="percentage">
            <text:p>0.02%</text:p>
          </table:table-cell>
          <table:table-cell table:formula="of:=[raw_data.E96]/[raw_data.$B96]" office:value-type="percentage" office:value="0.00018915986935396" calcext:value-type="percentage">
            <text:p>0.02%</text:p>
          </table:table-cell>
          <table:table-cell table:formula="of:=[raw_data.F96]/[raw_data.$B96]" office:value-type="percentage" office:value="0.000184836288509394" calcext:value-type="percentage">
            <text:p>0.02%</text:p>
          </table:table-cell>
          <table:table-cell table:formula="of:=[raw_data.G96]/[raw_data.$B96]" office:value-type="percentage" office:value="0.000181770010106274" calcext:value-type="percentage">
            <text:p>0.02%</text:p>
          </table:table-cell>
          <table:table-cell table:formula="of:=[raw_data.H96]/[raw_data.$B96]" office:value-type="percentage" office:value="0.00000833925088714555" calcext:value-type="percentage">
            <text:p>0.00%</text:p>
          </table:table-cell>
          <table:table-cell table:formula="of:=[raw_data.I96]/[raw_data.$B96]" office:value-type="percentage" office:value="0.0000940881327015842" calcext:value-type="percentage">
            <text:p>0.01%</text:p>
          </table:table-cell>
          <table:table-cell table:formula="of:=[raw_data.J96]/[raw_data.$B96]" office:value-type="percentage" office:value="0.000377750959032027" calcext:value-type="percentage">
            <text:p>0.04%</text:p>
          </table:table-cell>
          <table:table-cell table:formula="of:=[raw_data.K96]/[raw_data.$B96]" office:value-type="percentage" office:value="0.000755262431884732" calcext:value-type="percentage">
            <text:p>0.08%</text:p>
          </table:table-cell>
        </table:table-row>
        <table:table-row table:style-name="ro1">
          <table:table-cell table:formula="of:=[raw_data.C97]/[raw_data.$B97]" office:value-type="percentage" office:value="0.000384584025961972" calcext:value-type="percentage">
            <text:p>0.04%</text:p>
          </table:table-cell>
          <table:table-cell table:formula="of:=[raw_data.D97]/[raw_data.$B97]" office:value-type="percentage" office:value="0.000378073024597113" calcext:value-type="percentage">
            <text:p>0.04%</text:p>
          </table:table-cell>
          <table:table-cell table:formula="of:=[raw_data.E97]/[raw_data.$B97]" office:value-type="percentage" office:value="0.000367832036620402" calcext:value-type="percentage">
            <text:p>0.04%</text:p>
          </table:table-cell>
          <table:table-cell table:formula="of:=[raw_data.F97]/[raw_data.$B97]" office:value-type="percentage" office:value="0.000368174720902763" calcext:value-type="percentage">
            <text:p>0.04%</text:p>
          </table:table-cell>
          <table:table-cell table:formula="of:=[raw_data.G97]/[raw_data.$B97]" office:value-type="percentage" office:value="0.000368346063043944" calcext:value-type="percentage">
            <text:p>0.04%</text:p>
          </table:table-cell>
          <table:table-cell table:formula="of:=[raw_data.H97]/[raw_data.$B97]" office:value-type="percentage" office:value="0.0000155789546827188" calcext:value-type="percentage">
            <text:p>0.00%</text:p>
          </table:table-cell>
          <table:table-cell table:formula="of:=[raw_data.I97]/[raw_data.$B97]" office:value-type="percentage" office:value="0.000183085667933711" calcext:value-type="percentage">
            <text:p>0.02%</text:p>
          </table:table-cell>
          <table:table-cell table:formula="of:=[raw_data.J97]/[raw_data.$B97]" office:value-type="percentage" office:value="0.000735005065005495" calcext:value-type="percentage">
            <text:p>0.07%</text:p>
          </table:table-cell>
          <table:table-cell table:formula="of:=[raw_data.K97]/[raw_data.$B97]" office:value-type="percentage" office:value="0.00147789186850529" calcext:value-type="percentage">
            <text:p>0.15%</text:p>
          </table:table-cell>
        </table:table-row>
        <table:table-row table:style-name="ro1">
          <table:table-cell table:formula="of:=[raw_data.C98]/[raw_data.$B98]" office:value-type="percentage" office:value="0.000465628731097743" calcext:value-type="percentage">
            <text:p>0.05%</text:p>
          </table:table-cell>
          <table:table-cell table:formula="of:=[raw_data.D98]/[raw_data.$B98]" office:value-type="percentage" office:value="0.000462439253150442" calcext:value-type="percentage">
            <text:p>0.05%</text:p>
          </table:table-cell>
          <table:table-cell table:formula="of:=[raw_data.E98]/[raw_data.$B98]" office:value-type="percentage" office:value="0.000454483082886295" calcext:value-type="percentage">
            <text:p>0.05%</text:p>
          </table:table-cell>
          <table:table-cell table:formula="of:=[raw_data.F98]/[raw_data.$B98]" office:value-type="percentage" office:value="0.000449681341361238" calcext:value-type="percentage">
            <text:p>0.04%</text:p>
          </table:table-cell>
          <table:table-cell table:formula="of:=[raw_data.G98]/[raw_data.$B98]" office:value-type="percentage" office:value="0.000447666011889042" calcext:value-type="percentage">
            <text:p>0.04%</text:p>
          </table:table-cell>
          <table:table-cell table:formula="of:=[raw_data.H98]/[raw_data.$B98]" office:value-type="percentage" office:value="0.0000133186991205978" calcext:value-type="percentage">
            <text:p>0.00%</text:p>
          </table:table-cell>
          <table:table-cell table:formula="of:=[raw_data.I98]/[raw_data.$B98]" office:value-type="percentage" office:value="0.000225559179448967" calcext:value-type="percentage">
            <text:p>0.02%</text:p>
          </table:table-cell>
          <table:table-cell table:formula="of:=[raw_data.J98]/[raw_data.$B98]" office:value-type="percentage" office:value="0.00090653024580185" calcext:value-type="percentage">
            <text:p>0.09%</text:p>
          </table:table-cell>
          <table:table-cell table:formula="of:=[raw_data.K98]/[raw_data.$B98]" office:value-type="percentage" office:value="0.00180613827298181" calcext:value-type="percentage">
            <text:p>0.18%</text:p>
          </table:table-cell>
        </table:table-row>
        <table:table-row table:style-name="ro1">
          <table:table-cell table:formula="of:=[raw_data.C99]/[raw_data.$B99]" office:value-type="percentage" office:value="0.000293591370731389" calcext:value-type="percentage">
            <text:p>0.03%</text:p>
          </table:table-cell>
          <table:table-cell table:formula="of:=[raw_data.D99]/[raw_data.$B99]" office:value-type="percentage" office:value="0.000280283013901308" calcext:value-type="percentage">
            <text:p>0.03%</text:p>
          </table:table-cell>
          <table:table-cell table:formula="of:=[raw_data.E99]/[raw_data.$B99]" office:value-type="percentage" office:value="0.000274619883335315" calcext:value-type="percentage">
            <text:p>0.03%</text:p>
          </table:table-cell>
          <table:table-cell table:formula="of:=[raw_data.F99]/[raw_data.$B99]" office:value-type="percentage" office:value="0.00026857921073159" calcext:value-type="percentage">
            <text:p>0.03%</text:p>
          </table:table-cell>
          <table:table-cell table:formula="of:=[raw_data.G99]/[raw_data.$B99]" office:value-type="percentage" office:value="0.000267027093465356" calcext:value-type="percentage">
            <text:p>0.03%</text:p>
          </table:table-cell>
          <table:table-cell table:formula="of:=[raw_data.H99]/[raw_data.$B99]" office:value-type="percentage" office:value="0.0000105082533835632" calcext:value-type="percentage">
            <text:p>0.00%</text:p>
          </table:table-cell>
          <table:table-cell table:formula="of:=[raw_data.I99]/[raw_data.$B99]" office:value-type="percentage" office:value="0.000137341403504135" calcext:value-type="percentage">
            <text:p>0.01%</text:p>
          </table:table-cell>
          <table:table-cell table:formula="of:=[raw_data.J99]/[raw_data.$B99]" office:value-type="percentage" office:value="0.000543618585219942" calcext:value-type="percentage">
            <text:p>0.05%</text:p>
          </table:table-cell>
          <table:table-cell table:formula="of:=[raw_data.K99]/[raw_data.$B99]" office:value-type="percentage" office:value="0.00109046725231827" calcext:value-type="percentage">
            <text:p>0.11%</text:p>
          </table:table-cell>
        </table:table-row>
        <table:table-row table:style-name="ro1">
          <table:table-cell table:formula="of:=[raw_data.C100]/[raw_data.$B100]" office:value-type="percentage" office:value="0.000447946868682684" calcext:value-type="percentage">
            <text:p>0.04%</text:p>
          </table:table-cell>
          <table:table-cell table:formula="of:=[raw_data.D100]/[raw_data.$B100]" office:value-type="percentage" office:value="0.000450882278711971" calcext:value-type="percentage">
            <text:p>0.05%</text:p>
          </table:table-cell>
          <table:table-cell table:formula="of:=[raw_data.E100]/[raw_data.$B100]" office:value-type="percentage" office:value="0.000441894646880728" calcext:value-type="percentage">
            <text:p>0.04%</text:p>
          </table:table-cell>
          <table:table-cell table:formula="of:=[raw_data.F100]/[raw_data.$B100]" office:value-type="percentage" office:value="0.000438860290445959" calcext:value-type="percentage">
            <text:p>0.04%</text:p>
          </table:table-cell>
          <table:table-cell table:formula="of:=[raw_data.G100]/[raw_data.$B100]" office:value-type="percentage" office:value="0.000442109030759271" calcext:value-type="percentage">
            <text:p>0.04%</text:p>
          </table:table-cell>
          <table:table-cell table:formula="of:=[raw_data.H100]/[raw_data.$B100]" office:value-type="percentage" office:value="0.0000215538253274038" calcext:value-type="percentage">
            <text:p>0.00%</text:p>
          </table:table-cell>
          <table:table-cell table:formula="of:=[raw_data.I100]/[raw_data.$B100]" office:value-type="percentage" office:value="0.000219314707749918" calcext:value-type="percentage">
            <text:p>0.02%</text:p>
          </table:table-cell>
          <table:table-cell table:formula="of:=[raw_data.J100]/[raw_data.$B100]" office:value-type="percentage" office:value="0.000885883659344149" calcext:value-type="percentage">
            <text:p>0.09%</text:p>
          </table:table-cell>
          <table:table-cell table:formula="of:=[raw_data.K100]/[raw_data.$B100]" office:value-type="percentage" office:value="0.00177087680103896" calcext:value-type="percentage">
            <text:p>0.18%</text:p>
          </table:table-cell>
        </table:table-row>
        <table:table-row table:style-name="ro1">
          <table:table-cell table:formula="of:=[raw_data.C101]/[raw_data.$B101]" office:value-type="percentage" office:value="0.000443944162832218" calcext:value-type="percentage">
            <text:p>0.04%</text:p>
          </table:table-cell>
          <table:table-cell table:formula="of:=[raw_data.D101]/[raw_data.$B101]" office:value-type="percentage" office:value="0.000446059189810932" calcext:value-type="percentage">
            <text:p>0.04%</text:p>
          </table:table-cell>
          <table:table-cell table:formula="of:=[raw_data.E101]/[raw_data.$B101]" office:value-type="percentage" office:value="0.000436932034925864" calcext:value-type="percentage">
            <text:p>0.04%</text:p>
          </table:table-cell>
          <table:table-cell table:formula="of:=[raw_data.F101]/[raw_data.$B101]" office:value-type="percentage" office:value="0.000434101152662045" calcext:value-type="percentage">
            <text:p>0.04%</text:p>
          </table:table-cell>
          <table:table-cell table:formula="of:=[raw_data.G101]/[raw_data.$B101]" office:value-type="percentage" office:value="0.000437322501445011" calcext:value-type="percentage">
            <text:p>0.04%</text:p>
          </table:table-cell>
          <table:table-cell table:formula="of:=[raw_data.H101]/[raw_data.$B101]" office:value-type="percentage" office:value="0.0000211665392254449" calcext:value-type="percentage">
            <text:p>0.00%</text:p>
          </table:table-cell>
          <table:table-cell table:formula="of:=[raw_data.I101]/[raw_data.$B101]" office:value-type="percentage" office:value="0.000216969229139534" calcext:value-type="percentage">
            <text:p>0.02%</text:p>
          </table:table-cell>
          <table:table-cell table:formula="of:=[raw_data.J101]/[raw_data.$B101]" office:value-type="percentage" office:value="0.000875637438626188" calcext:value-type="percentage">
            <text:p>0.09%</text:p>
          </table:table-cell>
          <table:table-cell table:formula="of:=[raw_data.K101]/[raw_data.$B101]" office:value-type="percentage" office:value="0.00174985943612047" calcext:value-type="percentage">
            <text:p>0.17%</text:p>
          </table:table-cell>
        </table:table-row>
        <table:table-row table:style-name="ro1">
          <table:table-cell table:formula="of:=[raw_data.C102]/[raw_data.$B102]" office:value-type="percentage" office:value="0.000442793710243515" calcext:value-type="percentage">
            <text:p>0.04%</text:p>
          </table:table-cell>
          <table:table-cell table:formula="of:=[raw_data.D102]/[raw_data.$B102]" office:value-type="percentage" office:value="0.000445165413291999" calcext:value-type="percentage">
            <text:p>0.04%</text:p>
          </table:table-cell>
          <table:table-cell table:formula="of:=[raw_data.E102]/[raw_data.$B102]" office:value-type="percentage" office:value="0.000436084714633765" calcext:value-type="percentage">
            <text:p>0.04%</text:p>
          </table:table-cell>
          <table:table-cell table:formula="of:=[raw_data.F102]/[raw_data.$B102]" office:value-type="percentage" office:value="0.00043364803341957" calcext:value-type="percentage">
            <text:p>0.04%</text:p>
          </table:table-cell>
          <table:table-cell table:formula="of:=[raw_data.G102]/[raw_data.$B102]" office:value-type="percentage" office:value="0.00043676698537374" calcext:value-type="percentage">
            <text:p>0.04%</text:p>
          </table:table-cell>
          <table:table-cell table:formula="of:=[raw_data.H102]/[raw_data.$B102]" office:value-type="percentage" office:value="0.0000213453274363482" calcext:value-type="percentage">
            <text:p>0.00%</text:p>
          </table:table-cell>
          <table:table-cell table:formula="of:=[raw_data.I102]/[raw_data.$B102]" office:value-type="percentage" office:value="0.000216555981776224" calcext:value-type="percentage">
            <text:p>0.02%</text:p>
          </table:table-cell>
          <table:table-cell table:formula="of:=[raw_data.J102]/[raw_data.$B102]" office:value-type="percentage" office:value="0.000873891350658895" calcext:value-type="percentage">
            <text:p>0.09%</text:p>
          </table:table-cell>
          <table:table-cell table:formula="of:=[raw_data.K102]/[raw_data.$B102]" office:value-type="percentage" office:value="0.00174719789782638" calcext:value-type="percentage">
            <text:p>0.17%</text:p>
          </table:table-cell>
        </table:table-row>
        <table:table-row table:style-name="ro1">
          <table:table-cell table:formula="of:=[raw_data.C103]/[raw_data.$B103]" office:value-type="percentage" office:value="0.000445065008147287" calcext:value-type="percentage">
            <text:p>0.04%</text:p>
          </table:table-cell>
          <table:table-cell table:formula="of:=[raw_data.D103]/[raw_data.$B103]" office:value-type="percentage" office:value="0.000448012027224465" calcext:value-type="percentage">
            <text:p>0.04%</text:p>
          </table:table-cell>
          <table:table-cell table:formula="of:=[raw_data.E103]/[raw_data.$B103]" office:value-type="percentage" office:value="0.000438698795665648" calcext:value-type="percentage">
            <text:p>0.04%</text:p>
          </table:table-cell>
          <table:table-cell table:formula="of:=[raw_data.F103]/[raw_data.$B103]" office:value-type="percentage" office:value="0.000435507548488152" calcext:value-type="percentage">
            <text:p>0.04%</text:p>
          </table:table-cell>
          <table:table-cell table:formula="of:=[raw_data.G103]/[raw_data.$B103]" office:value-type="percentage" office:value="0.000439789681180405" calcext:value-type="percentage">
            <text:p>0.04%</text:p>
          </table:table-cell>
          <table:table-cell table:formula="of:=[raw_data.H103]/[raw_data.$B103]" office:value-type="percentage" office:value="0.0000212641266010739" calcext:value-type="percentage">
            <text:p>0.00%</text:p>
          </table:table-cell>
          <table:table-cell table:formula="of:=[raw_data.I103]/[raw_data.$B103]" office:value-type="percentage" office:value="0.000217932874850976" calcext:value-type="percentage">
            <text:p>0.02%</text:p>
          </table:table-cell>
          <table:table-cell table:formula="of:=[raw_data.J103]/[raw_data.$B103]" office:value-type="percentage" office:value="0.000879693335474291" calcext:value-type="percentage">
            <text:p>0.09%</text:p>
          </table:table-cell>
          <table:table-cell table:formula="of:=[raw_data.K103]/[raw_data.$B103]" office:value-type="percentage" office:value="0.00175850744978744" calcext:value-type="percentage">
            <text:p>0.18%</text:p>
          </table:table-cell>
        </table:table-row>
        <table:table-row table:style-name="ro1">
          <table:table-cell table:formula="of:=[raw_data.C104]/[raw_data.$B104]" office:value-type="percentage" office:value="0.000445723927512494" calcext:value-type="percentage">
            <text:p>0.04%</text:p>
          </table:table-cell>
          <table:table-cell table:formula="of:=[raw_data.D104]/[raw_data.$B104]" office:value-type="percentage" office:value="0.000447745278465077" calcext:value-type="percentage">
            <text:p>0.04%</text:p>
          </table:table-cell>
          <table:table-cell table:formula="of:=[raw_data.E104]/[raw_data.$B104]" office:value-type="percentage" office:value="0.000438697326582085" calcext:value-type="percentage">
            <text:p>0.04%</text:p>
          </table:table-cell>
          <table:table-cell table:formula="of:=[raw_data.F104]/[raw_data.$B104]" office:value-type="percentage" office:value="0.000435344450795658" calcext:value-type="percentage">
            <text:p>0.04%</text:p>
          </table:table-cell>
          <table:table-cell table:formula="of:=[raw_data.G104]/[raw_data.$B104]" office:value-type="percentage" office:value="0.000438954006068128" calcext:value-type="percentage">
            <text:p>0.04%</text:p>
          </table:table-cell>
          <table:table-cell table:formula="of:=[raw_data.H104]/[raw_data.$B104]" office:value-type="percentage" office:value="0.0000210637603233481" calcext:value-type="percentage">
            <text:p>0.00%</text:p>
          </table:table-cell>
          <table:table-cell table:formula="of:=[raw_data.I104]/[raw_data.$B104]" office:value-type="percentage" office:value="0.000217904841182055" calcext:value-type="percentage">
            <text:p>0.02%</text:p>
          </table:table-cell>
          <table:table-cell table:formula="of:=[raw_data.J104]/[raw_data.$B104]" office:value-type="percentage" office:value="0.000879560386327653" calcext:value-type="percentage">
            <text:p>0.09%</text:p>
          </table:table-cell>
          <table:table-cell table:formula="of:=[raw_data.K104]/[raw_data.$B104]" office:value-type="percentage" office:value="0.0017576929930142" calcext:value-type="percentage">
            <text:p>0.18%</text:p>
          </table:table-cell>
        </table:table-row>
        <table:table-row table:style-name="ro1">
          <table:table-cell table:formula="of:=[raw_data.C105]/[raw_data.$B105]" office:value-type="percentage" office:value="0.000444167905800145" calcext:value-type="percentage">
            <text:p>0.04%</text:p>
          </table:table-cell>
          <table:table-cell table:formula="of:=[raw_data.D105]/[raw_data.$B105]" office:value-type="percentage" office:value="0.000445435007572233" calcext:value-type="percentage">
            <text:p>0.04%</text:p>
          </table:table-cell>
          <table:table-cell table:formula="of:=[raw_data.E105]/[raw_data.$B105]" office:value-type="percentage" office:value="0.000437280070526235" calcext:value-type="percentage">
            <text:p>0.04%</text:p>
          </table:table-cell>
          <table:table-cell table:formula="of:=[raw_data.F105]/[raw_data.$B105]" office:value-type="percentage" office:value="0.000434453458880809" calcext:value-type="percentage">
            <text:p>0.04%</text:p>
          </table:table-cell>
          <table:table-cell table:formula="of:=[raw_data.G105]/[raw_data.$B105]" office:value-type="percentage" office:value="0.000437150111370123" calcext:value-type="percentage">
            <text:p>0.04%</text:p>
          </table:table-cell>
          <table:table-cell table:formula="of:=[raw_data.H105]/[raw_data.$B105]" office:value-type="percentage" office:value="0.0000212645669187474" calcext:value-type="percentage">
            <text:p>0.00%</text:p>
          </table:table-cell>
          <table:table-cell table:formula="of:=[raw_data.I105]/[raw_data.$B105]" office:value-type="percentage" office:value="0.000217194239651377" calcext:value-type="percentage">
            <text:p>0.02%</text:p>
          </table:table-cell>
          <table:table-cell table:formula="of:=[raw_data.J105]/[raw_data.$B105]" office:value-type="percentage" office:value="0.000876022181558724" calcext:value-type="percentage">
            <text:p>0.09%</text:p>
          </table:table-cell>
          <table:table-cell table:formula="of:=[raw_data.K105]/[raw_data.$B105]" office:value-type="percentage" office:value="0.00175072852666182" calcext:value-type="percentage">
            <text:p>0.18%</text:p>
          </table:table-cell>
        </table:table-row>
        <table:table-row table:style-name="ro1">
          <table:table-cell table:formula="of:=[raw_data.C106]/[raw_data.$B106]" office:value-type="percentage" office:value="0.000445692536833244" calcext:value-type="percentage">
            <text:p>0.04%</text:p>
          </table:table-cell>
          <table:table-cell table:formula="of:=[raw_data.D106]/[raw_data.$B106]" office:value-type="percentage" office:value="0.000448897436444726" calcext:value-type="percentage">
            <text:p>0.04%</text:p>
          </table:table-cell>
          <table:table-cell table:formula="of:=[raw_data.E106]/[raw_data.$B106]" office:value-type="percentage" office:value="0.000438680802150257" calcext:value-type="percentage">
            <text:p>0.04%</text:p>
          </table:table-cell>
          <table:table-cell table:formula="of:=[raw_data.F106]/[raw_data.$B106]" office:value-type="percentage" office:value="0.000436533356725305" calcext:value-type="percentage">
            <text:p>0.04%</text:p>
          </table:table-cell>
          <table:table-cell table:formula="of:=[raw_data.G106]/[raw_data.$B106]" office:value-type="percentage" office:value="0.000439982284225985" calcext:value-type="percentage">
            <text:p>0.04%</text:p>
          </table:table-cell>
          <table:table-cell table:formula="of:=[raw_data.H106]/[raw_data.$B106]" office:value-type="percentage" office:value="0.0000212629634122153" calcext:value-type="percentage">
            <text:p>0.00%</text:p>
          </table:table-cell>
          <table:table-cell table:formula="of:=[raw_data.I106]/[raw_data.$B106]" office:value-type="percentage" office:value="0.000217949442106693" calcext:value-type="percentage">
            <text:p>0.02%</text:p>
          </table:table-cell>
          <table:table-cell table:formula="of:=[raw_data.J106]/[raw_data.$B106]" office:value-type="percentage" office:value="0.000879997105503864" calcext:value-type="percentage">
            <text:p>0.09%</text:p>
          </table:table-cell>
          <table:table-cell table:formula="of:=[raw_data.K106]/[raw_data.$B106]" office:value-type="percentage" office:value="0.00176040092415639" calcext:value-type="percentage">
            <text:p>0.18%</text:p>
          </table:table-cell>
        </table:table-row>
        <table:table-row table:style-name="ro1">
          <table:table-cell table:formula="of:=[raw_data.C107]/[raw_data.$B107]" office:value-type="percentage" office:value="0.000445771594553188" calcext:value-type="percentage">
            <text:p>0.04%</text:p>
          </table:table-cell>
          <table:table-cell table:formula="of:=[raw_data.D107]/[raw_data.$B107]" office:value-type="percentage" office:value="0.000448689348815443" calcext:value-type="percentage">
            <text:p>0.04%</text:p>
          </table:table-cell>
          <table:table-cell table:formula="of:=[raw_data.E107]/[raw_data.$B107]" office:value-type="percentage" office:value="0.000438356307477845" calcext:value-type="percentage">
            <text:p>0.04%</text:p>
          </table:table-cell>
          <table:table-cell table:formula="of:=[raw_data.F107]/[raw_data.$B107]" office:value-type="percentage" office:value="0.000435825437758651" calcext:value-type="percentage">
            <text:p>0.04%</text:p>
          </table:table-cell>
          <table:table-cell table:formula="of:=[raw_data.G107]/[raw_data.$B107]" office:value-type="percentage" office:value="0.000439516961107029" calcext:value-type="percentage">
            <text:p>0.04%</text:p>
          </table:table-cell>
          <table:table-cell table:formula="of:=[raw_data.H107]/[raw_data.$B107]" office:value-type="percentage" office:value="0.000020972366271786" calcext:value-type="percentage">
            <text:p>0.00%</text:p>
          </table:table-cell>
          <table:table-cell table:formula="of:=[raw_data.I107]/[raw_data.$B107]" office:value-type="percentage" office:value="0.000217558074714853" calcext:value-type="percentage">
            <text:p>0.02%</text:p>
          </table:table-cell>
          <table:table-cell table:formula="of:=[raw_data.J107]/[raw_data.$B107]" office:value-type="percentage" office:value="0.000880146215275359" calcext:value-type="percentage">
            <text:p>0.09%</text:p>
          </table:table-cell>
          <table:table-cell table:formula="of:=[raw_data.K107]/[raw_data.$B107]" office:value-type="percentage" office:value="0.00176082439679743" calcext:value-type="percentage">
            <text:p>0.18%</text:p>
          </table:table-cell>
        </table:table-row>
        <table:table-row table:style-name="ro1">
          <table:table-cell table:formula="of:=[raw_data.C108]/[raw_data.$B108]" office:value-type="percentage" office:value="0.000443874704055725" calcext:value-type="percentage">
            <text:p>0.04%</text:p>
          </table:table-cell>
          <table:table-cell table:formula="of:=[raw_data.D108]/[raw_data.$B108]" office:value-type="percentage" office:value="0.000445697664961238" calcext:value-type="percentage">
            <text:p>0.04%</text:p>
          </table:table-cell>
          <table:table-cell table:formula="of:=[raw_data.E108]/[raw_data.$B108]" office:value-type="percentage" office:value="0.000436485201813735" calcext:value-type="percentage">
            <text:p>0.04%</text:p>
          </table:table-cell>
          <table:table-cell table:formula="of:=[raw_data.F108]/[raw_data.$B108]" office:value-type="percentage" office:value="0.000433718207582153" calcext:value-type="percentage">
            <text:p>0.04%</text:p>
          </table:table-cell>
          <table:table-cell table:formula="of:=[raw_data.G108]/[raw_data.$B108]" office:value-type="percentage" office:value="0.000437038600660052" calcext:value-type="percentage">
            <text:p>0.04%</text:p>
          </table:table-cell>
          <table:table-cell table:formula="of:=[raw_data.H108]/[raw_data.$B108]" office:value-type="percentage" office:value="0.0000212407498365561" calcext:value-type="percentage">
            <text:p>0.00%</text:p>
          </table:table-cell>
          <table:table-cell table:formula="of:=[raw_data.I108]/[raw_data.$B108]" office:value-type="percentage" office:value="0.000216883518446061" calcext:value-type="percentage">
            <text:p>0.02%</text:p>
          </table:table-cell>
          <table:table-cell table:formula="of:=[raw_data.J108]/[raw_data.$B108]" office:value-type="percentage" office:value="0.000875118893266111" calcext:value-type="percentage">
            <text:p>0.09%</text:p>
          </table:table-cell>
          <table:table-cell table:formula="of:=[raw_data.K108]/[raw_data.$B108]" office:value-type="percentage" office:value="0.00174924492389618" calcext:value-type="percentage">
            <text:p>0.17%</text:p>
          </table:table-cell>
        </table:table-row>
        <table:table-row table:style-name="ro1">
          <table:table-cell table:formula="of:=[raw_data.C109]/[raw_data.$B109]" office:value-type="percentage" office:value="0.000444711175344267" calcext:value-type="percentage">
            <text:p>0.04%</text:p>
          </table:table-cell>
          <table:table-cell table:formula="of:=[raw_data.D109]/[raw_data.$B109]" office:value-type="percentage" office:value="0.000447601667340298" calcext:value-type="percentage">
            <text:p>0.04%</text:p>
          </table:table-cell>
          <table:table-cell table:formula="of:=[raw_data.E109]/[raw_data.$B109]" office:value-type="percentage" office:value="0.000438097337726228" calcext:value-type="percentage">
            <text:p>0.04%</text:p>
          </table:table-cell>
          <table:table-cell table:formula="of:=[raw_data.F109]/[raw_data.$B109]" office:value-type="percentage" office:value="0.000435549785458539" calcext:value-type="percentage">
            <text:p>0.04%</text:p>
          </table:table-cell>
          <table:table-cell table:formula="of:=[raw_data.G109]/[raw_data.$B109]" office:value-type="percentage" office:value="0.000438685234403387" calcext:value-type="percentage">
            <text:p>0.04%</text:p>
          </table:table-cell>
          <table:table-cell table:formula="of:=[raw_data.H109]/[raw_data.$B109]" office:value-type="percentage" office:value="0.0000212622631572501" calcext:value-type="percentage">
            <text:p>0.00%</text:p>
          </table:table-cell>
          <table:table-cell table:formula="of:=[raw_data.I109]/[raw_data.$B109]" office:value-type="percentage" office:value="0.000217456448695808" calcext:value-type="percentage">
            <text:p>0.02%</text:p>
          </table:table-cell>
          <table:table-cell table:formula="of:=[raw_data.J109]/[raw_data.$B109]" office:value-type="percentage" office:value="0.000878660575403873" calcext:value-type="percentage">
            <text:p>0.09%</text:p>
          </table:table-cell>
          <table:table-cell table:formula="of:=[raw_data.K109]/[raw_data.$B109]" office:value-type="percentage" office:value="0.00175614535745343" calcext:value-type="percentage">
            <text:p>0.18%</text:p>
          </table:table-cell>
        </table:table-row>
        <table:table-row table:style-name="ro1">
          <table:table-cell table:formula="of:=[raw_data.C110]/[raw_data.$B110]" office:value-type="percentage" office:value="0.000446107955281668" calcext:value-type="percentage">
            <text:p>0.04%</text:p>
          </table:table-cell>
          <table:table-cell table:formula="of:=[raw_data.D110]/[raw_data.$B110]" office:value-type="percentage" office:value="0.00044812749368563" calcext:value-type="percentage">
            <text:p>0.04%</text:p>
          </table:table-cell>
          <table:table-cell table:formula="of:=[raw_data.E110]/[raw_data.$B110]" office:value-type="percentage" office:value="0.000439403087780513" calcext:value-type="percentage">
            <text:p>0.04%</text:p>
          </table:table-cell>
          <table:table-cell table:formula="of:=[raw_data.F110]/[raw_data.$B110]" office:value-type="percentage" office:value="0.000435525574044905" calcext:value-type="percentage">
            <text:p>0.04%</text:p>
          </table:table-cell>
          <table:table-cell table:formula="of:=[raw_data.G110]/[raw_data.$B110]" office:value-type="percentage" office:value="0.000439322306244355" calcext:value-type="percentage">
            <text:p>0.04%</text:p>
          </table:table-cell>
          <table:table-cell table:formula="of:=[raw_data.H110]/[raw_data.$B110]" office:value-type="percentage" office:value="0.000021245544009684" calcext:value-type="percentage">
            <text:p>0.00%</text:p>
          </table:table-cell>
          <table:table-cell table:formula="of:=[raw_data.I110]/[raw_data.$B110]" office:value-type="percentage" office:value="0.000218093991320703" calcext:value-type="percentage">
            <text:p>0.02%</text:p>
          </table:table-cell>
          <table:table-cell table:formula="of:=[raw_data.J110]/[raw_data.$B110]" office:value-type="percentage" office:value="0.000879953273374477" calcext:value-type="percentage">
            <text:p>0.09%</text:p>
          </table:table-cell>
          <table:table-cell table:formula="of:=[raw_data.K110]/[raw_data.$B110]" office:value-type="percentage" office:value="0.00175848479171256" calcext:value-type="percentage">
            <text:p>0.18%</text:p>
          </table:table-cell>
        </table:table-row>
        <table:table-row table:style-name="ro1">
          <table:table-cell table:formula="of:=[raw_data.C111]/[raw_data.$B111]" office:value-type="percentage" office:value="0.000452041116121984" calcext:value-type="percentage">
            <text:p>0.05%</text:p>
          </table:table-cell>
          <table:table-cell table:formula="of:=[raw_data.D111]/[raw_data.$B111]" office:value-type="percentage" office:value="0.0004538366950607" calcext:value-type="percentage">
            <text:p>0.05%</text:p>
          </table:table-cell>
          <table:table-cell table:formula="of:=[raw_data.E111]/[raw_data.$B111]" office:value-type="percentage" office:value="0.000445418889210391" calcext:value-type="percentage">
            <text:p>0.04%</text:p>
          </table:table-cell>
          <table:table-cell table:formula="of:=[raw_data.F111]/[raw_data.$B111]" office:value-type="percentage" office:value="0.000442470186182592" calcext:value-type="percentage">
            <text:p>0.04%</text:p>
          </table:table-cell>
          <table:table-cell table:formula="of:=[raw_data.G111]/[raw_data.$B111]" office:value-type="percentage" office:value="0.000445896612047297" calcext:value-type="percentage">
            <text:p>0.04%</text:p>
          </table:table-cell>
          <table:table-cell table:formula="of:=[raw_data.H111]/[raw_data.$B111]" office:value-type="percentage" office:value="0.0000212998492454986" calcext:value-type="percentage">
            <text:p>0.00%</text:p>
          </table:table-cell>
          <table:table-cell table:formula="of:=[raw_data.I111]/[raw_data.$B111]" office:value-type="percentage" office:value="0.000221103307481115" calcext:value-type="percentage">
            <text:p>0.02%</text:p>
          </table:table-cell>
          <table:table-cell table:formula="of:=[raw_data.J111]/[raw_data.$B111]" office:value-type="percentage" office:value="0.000893407597819311" calcext:value-type="percentage">
            <text:p>0.09%</text:p>
          </table:table-cell>
          <table:table-cell table:formula="of:=[raw_data.K111]/[raw_data.$B111]" office:value-type="percentage" office:value="0.00178536555392663" calcext:value-type="percentage">
            <text:p>0.18%</text:p>
          </table:table-cell>
        </table:table-row>
        <table:table-row table:style-name="ro1">
          <table:table-cell table:formula="of:=[raw_data.C112]/[raw_data.$B112]" office:value-type="percentage" office:value="0.0004503153298702" calcext:value-type="percentage">
            <text:p>0.05%</text:p>
          </table:table-cell>
          <table:table-cell table:formula="of:=[raw_data.D112]/[raw_data.$B112]" office:value-type="percentage" office:value="0.000452382361899937" calcext:value-type="percentage">
            <text:p>0.05%</text:p>
          </table:table-cell>
          <table:table-cell table:formula="of:=[raw_data.E112]/[raw_data.$B112]" office:value-type="percentage" office:value="0.000443055913381767" calcext:value-type="percentage">
            <text:p>0.04%</text:p>
          </table:table-cell>
          <table:table-cell table:formula="of:=[raw_data.F112]/[raw_data.$B112]" office:value-type="percentage" office:value="0.000440509329921132" calcext:value-type="percentage">
            <text:p>0.04%</text:p>
          </table:table-cell>
          <table:table-cell table:formula="of:=[raw_data.G112]/[raw_data.$B112]" office:value-type="percentage" office:value="0.000444064625012278" calcext:value-type="percentage">
            <text:p>0.04%</text:p>
          </table:table-cell>
          <table:table-cell table:formula="of:=[raw_data.H112]/[raw_data.$B112]" office:value-type="percentage" office:value="0.0000215467418779697" calcext:value-type="percentage">
            <text:p>0.00%</text:p>
          </table:table-cell>
          <table:table-cell table:formula="of:=[raw_data.I112]/[raw_data.$B112]" office:value-type="percentage" office:value="0.000219849526682738" calcext:value-type="percentage">
            <text:p>0.02%</text:p>
          </table:table-cell>
          <table:table-cell table:formula="of:=[raw_data.J112]/[raw_data.$B112]" office:value-type="percentage" office:value="0.000888608801455455" calcext:value-type="percentage">
            <text:p>0.09%</text:p>
          </table:table-cell>
          <table:table-cell table:formula="of:=[raw_data.K112]/[raw_data.$B112]" office:value-type="percentage" office:value="0.00177662229768635" calcext:value-type="percentage">
            <text:p>0.18%</text:p>
          </table:table-cell>
        </table:table-row>
        <table:table-row table:style-name="ro1">
          <table:table-cell table:formula="of:=[raw_data.C113]/[raw_data.$B113]" office:value-type="percentage" office:value="0.000451158785118751" calcext:value-type="percentage">
            <text:p>0.05%</text:p>
          </table:table-cell>
          <table:table-cell table:formula="of:=[raw_data.D113]/[raw_data.$B113]" office:value-type="percentage" office:value="0.000454017881416254" calcext:value-type="percentage">
            <text:p>0.05%</text:p>
          </table:table-cell>
          <table:table-cell table:formula="of:=[raw_data.E113]/[raw_data.$B113]" office:value-type="percentage" office:value="0.000444118467068251" calcext:value-type="percentage">
            <text:p>0.04%</text:p>
          </table:table-cell>
          <table:table-cell table:formula="of:=[raw_data.F113]/[raw_data.$B113]" office:value-type="percentage" office:value="0.00044049914863384" calcext:value-type="percentage">
            <text:p>0.04%</text:p>
          </table:table-cell>
          <table:table-cell table:formula="of:=[raw_data.G113]/[raw_data.$B113]" office:value-type="percentage" office:value="0.000445258800273614" calcext:value-type="percentage">
            <text:p>0.04%</text:p>
          </table:table-cell>
          <table:table-cell table:formula="of:=[raw_data.H113]/[raw_data.$B113]" office:value-type="percentage" office:value="0.0000215175917881466" calcext:value-type="percentage">
            <text:p>0.00%</text:p>
          </table:table-cell>
          <table:table-cell table:formula="of:=[raw_data.I113]/[raw_data.$B113]" office:value-type="percentage" office:value="0.000220381786862469" calcext:value-type="percentage">
            <text:p>0.02%</text:p>
          </table:table-cell>
          <table:table-cell table:formula="of:=[raw_data.J113]/[raw_data.$B113]" office:value-type="percentage" office:value="0.000888418726386633" calcext:value-type="percentage">
            <text:p>0.09%</text:p>
          </table:table-cell>
          <table:table-cell table:formula="of:=[raw_data.K113]/[raw_data.$B113]" office:value-type="percentage" office:value="0.00177819263136515" calcext:value-type="percentage">
            <text:p>0.18%</text:p>
          </table:table-cell>
        </table:table-row>
        <table:table-row table:style-name="ro1">
          <table:table-cell table:formula="of:=[raw_data.C114]/[raw_data.$B114]" office:value-type="percentage" office:value="0.000445046425433572" calcext:value-type="percentage">
            <text:p>0.04%</text:p>
          </table:table-cell>
          <table:table-cell table:formula="of:=[raw_data.D114]/[raw_data.$B114]" office:value-type="percentage" office:value="0.000443399916680136" calcext:value-type="percentage">
            <text:p>0.04%</text:p>
          </table:table-cell>
          <table:table-cell table:formula="of:=[raw_data.E114]/[raw_data.$B114]" office:value-type="percentage" office:value="0.000434156644767285" calcext:value-type="percentage">
            <text:p>0.04%</text:p>
          </table:table-cell>
          <table:table-cell table:formula="of:=[raw_data.F114]/[raw_data.$B114]" office:value-type="percentage" office:value="0.000432314511211461" calcext:value-type="percentage">
            <text:p>0.04%</text:p>
          </table:table-cell>
          <table:table-cell table:formula="of:=[raw_data.G114]/[raw_data.$B114]" office:value-type="percentage" office:value="0.000432624250481909" calcext:value-type="percentage">
            <text:p>0.04%</text:p>
          </table:table-cell>
          <table:table-cell table:formula="of:=[raw_data.H114]/[raw_data.$B114]" office:value-type="percentage" office:value="0.000021420915861528" calcext:value-type="percentage">
            <text:p>0.00%</text:p>
          </table:table-cell>
          <table:table-cell table:formula="of:=[raw_data.I114]/[raw_data.$B114]" office:value-type="percentage" office:value="0.00021701311411618" calcext:value-type="percentage">
            <text:p>0.02%</text:p>
          </table:table-cell>
          <table:table-cell table:formula="of:=[raw_data.J114]/[raw_data.$B114]" office:value-type="percentage" office:value="0.00087017172515726" calcext:value-type="percentage">
            <text:p>0.09%</text:p>
          </table:table-cell>
          <table:table-cell table:formula="of:=[raw_data.K114]/[raw_data.$B114]" office:value-type="percentage" office:value="0.00173540392405421" calcext:value-type="percentage">
            <text:p>0.17%</text:p>
          </table:table-cell>
        </table:table-row>
        <table:table-row table:style-name="ro1">
          <table:table-cell table:formula="of:=[raw_data.C115]/[raw_data.$B115]" office:value-type="percentage" office:value="0.000444618465099691" calcext:value-type="percentage">
            <text:p>0.04%</text:p>
          </table:table-cell>
          <table:table-cell table:formula="of:=[raw_data.D115]/[raw_data.$B115]" office:value-type="percentage" office:value="0.000442157958311226" calcext:value-type="percentage">
            <text:p>0.04%</text:p>
          </table:table-cell>
          <table:table-cell table:formula="of:=[raw_data.E115]/[raw_data.$B115]" office:value-type="percentage" office:value="0.000434336479778358" calcext:value-type="percentage">
            <text:p>0.04%</text:p>
          </table:table-cell>
          <table:table-cell table:formula="of:=[raw_data.F115]/[raw_data.$B115]" office:value-type="percentage" office:value="0.000432299636410423" calcext:value-type="percentage">
            <text:p>0.04%</text:p>
          </table:table-cell>
          <table:table-cell table:formula="of:=[raw_data.G115]/[raw_data.$B115]" office:value-type="percentage" office:value="0.000432935131541219" calcext:value-type="percentage">
            <text:p>0.04%</text:p>
          </table:table-cell>
          <table:table-cell table:formula="of:=[raw_data.H115]/[raw_data.$B115]" office:value-type="percentage" office:value="0.0000211994657734625" calcext:value-type="percentage">
            <text:p>0.00%</text:p>
          </table:table-cell>
          <table:table-cell table:formula="of:=[raw_data.I115]/[raw_data.$B115]" office:value-type="percentage" office:value="0.000216850492323781" calcext:value-type="percentage">
            <text:p>0.02%</text:p>
          </table:table-cell>
          <table:table-cell table:formula="of:=[raw_data.J115]/[raw_data.$B115]" office:value-type="percentage" office:value="0.000870416497479667" calcext:value-type="percentage">
            <text:p>0.09%</text:p>
          </table:table-cell>
          <table:table-cell table:formula="of:=[raw_data.K115]/[raw_data.$B115]" office:value-type="percentage" office:value="0.00173583050764769" calcext:value-type="percentage">
            <text:p>0.17%</text:p>
          </table:table-cell>
        </table:table-row>
        <table:table-row table:style-name="ro1">
          <table:table-cell table:formula="of:=[raw_data.C116]/[raw_data.$B116]" office:value-type="percentage" office:value="0.000445138446304642" calcext:value-type="percentage">
            <text:p>0.04%</text:p>
          </table:table-cell>
          <table:table-cell table:formula="of:=[raw_data.D116]/[raw_data.$B116]" office:value-type="percentage" office:value="0.000443603204552573" calcext:value-type="percentage">
            <text:p>0.04%</text:p>
          </table:table-cell>
          <table:table-cell table:formula="of:=[raw_data.E116]/[raw_data.$B116]" office:value-type="percentage" office:value="0.00043403244214074" calcext:value-type="percentage">
            <text:p>0.04%</text:p>
          </table:table-cell>
          <table:table-cell table:formula="of:=[raw_data.F116]/[raw_data.$B116]" office:value-type="percentage" office:value="0.000432333876798025" calcext:value-type="percentage">
            <text:p>0.04%</text:p>
          </table:table-cell>
          <table:table-cell table:formula="of:=[raw_data.G116]/[raw_data.$B116]" office:value-type="percentage" office:value="0.000433068832955931" calcext:value-type="percentage">
            <text:p>0.04%</text:p>
          </table:table-cell>
          <table:table-cell table:formula="of:=[raw_data.H116]/[raw_data.$B116]" office:value-type="percentage" office:value="0.0000213137285792536" calcext:value-type="percentage">
            <text:p>0.00%</text:p>
          </table:table-cell>
          <table:table-cell table:formula="of:=[raw_data.I116]/[raw_data.$B116]" office:value-type="percentage" office:value="0.000216893728377386" calcext:value-type="percentage">
            <text:p>0.02%</text:p>
          </table:table-cell>
          <table:table-cell table:formula="of:=[raw_data.J116]/[raw_data.$B116]" office:value-type="percentage" office:value="0.000870171758600808" calcext:value-type="percentage">
            <text:p>0.09%</text:p>
          </table:table-cell>
          <table:table-cell table:formula="of:=[raw_data.K116]/[raw_data.$B116]" office:value-type="percentage" office:value="0.00173691372179806" calcext:value-type="percentage">
            <text:p>0.17%</text:p>
          </table:table-cell>
        </table:table-row>
        <table:table-row table:style-name="ro1">
          <table:table-cell table:formula="of:=[raw_data.C117]/[raw_data.$B117]" office:value-type="percentage" office:value="0.000443134598858305" calcext:value-type="percentage">
            <text:p>0.04%</text:p>
          </table:table-cell>
          <table:table-cell table:formula="of:=[raw_data.D117]/[raw_data.$B117]" office:value-type="percentage" office:value="0.000447851536933778" calcext:value-type="percentage">
            <text:p>0.04%</text:p>
          </table:table-cell>
          <table:table-cell table:formula="of:=[raw_data.E117]/[raw_data.$B117]" office:value-type="percentage" office:value="0.000435841858420798" calcext:value-type="percentage">
            <text:p>0.04%</text:p>
          </table:table-cell>
          <table:table-cell table:formula="of:=[raw_data.F117]/[raw_data.$B117]" office:value-type="percentage" office:value="0.000434779339946459" calcext:value-type="percentage">
            <text:p>0.04%</text:p>
          </table:table-cell>
          <table:table-cell table:formula="of:=[raw_data.G117]/[raw_data.$B117]" office:value-type="percentage" office:value="0.000437467833661831" calcext:value-type="percentage">
            <text:p>0.04%</text:p>
          </table:table-cell>
          <table:table-cell table:formula="of:=[raw_data.H117]/[raw_data.$B117]" office:value-type="percentage" office:value="0.0000209766904858087" calcext:value-type="percentage">
            <text:p>0.00%</text:p>
          </table:table-cell>
          <table:table-cell table:formula="of:=[raw_data.I117]/[raw_data.$B117]" office:value-type="percentage" office:value="0.000216544484823187" calcext:value-type="percentage">
            <text:p>0.02%</text:p>
          </table:table-cell>
          <table:table-cell table:formula="of:=[raw_data.J117]/[raw_data.$B117]" office:value-type="percentage" office:value="0.000874436605616019" calcext:value-type="percentage">
            <text:p>0.09%</text:p>
          </table:table-cell>
          <table:table-cell table:formula="of:=[raw_data.K117]/[raw_data.$B117]" office:value-type="percentage" office:value="0.00175085335929785" calcext:value-type="percentage">
            <text:p>0.18%</text:p>
          </table:table-cell>
        </table:table-row>
        <table:table-row table:style-name="ro1">
          <table:table-cell table:formula="of:=[raw_data.C118]/[raw_data.$B118]" office:value-type="percentage" office:value="0.000449163497239491" calcext:value-type="percentage">
            <text:p>0.04%</text:p>
          </table:table-cell>
          <table:table-cell table:formula="of:=[raw_data.D118]/[raw_data.$B118]" office:value-type="percentage" office:value="0.000450236017165341" calcext:value-type="percentage">
            <text:p>0.05%</text:p>
          </table:table-cell>
          <table:table-cell table:formula="of:=[raw_data.E118]/[raw_data.$B118]" office:value-type="percentage" office:value="0.000445475075055468" calcext:value-type="percentage">
            <text:p>0.04%</text:p>
          </table:table-cell>
          <table:table-cell table:formula="of:=[raw_data.F118]/[raw_data.$B118]" office:value-type="percentage" office:value="0.00044080568952463" calcext:value-type="percentage">
            <text:p>0.04%</text:p>
          </table:table-cell>
          <table:table-cell table:formula="of:=[raw_data.G118]/[raw_data.$B118]" office:value-type="percentage" office:value="0.000445278882386105" calcext:value-type="percentage">
            <text:p>0.04%</text:p>
          </table:table-cell>
          <table:table-cell table:formula="of:=[raw_data.H118]/[raw_data.$B118]" office:value-type="percentage" office:value="0.0000184551904314062" calcext:value-type="percentage">
            <text:p>0.00%</text:p>
          </table:table-cell>
          <table:table-cell table:formula="of:=[raw_data.I118]/[raw_data.$B118]" office:value-type="percentage" office:value="0.000221148376905894" calcext:value-type="percentage">
            <text:p>0.02%</text:p>
          </table:table-cell>
          <table:table-cell table:formula="of:=[raw_data.J118]/[raw_data.$B118]" office:value-type="percentage" office:value="0.000889759914583467" calcext:value-type="percentage">
            <text:p>0.09%</text:p>
          </table:table-cell>
          <table:table-cell table:formula="of:=[raw_data.K118]/[raw_data.$B118]" office:value-type="percentage" office:value="0.00178165178950734" calcext:value-type="percentage">
            <text:p>0.18%</text:p>
          </table:table-cell>
        </table:table-row>
        <table:table-row table:style-name="ro1">
          <table:table-cell table:formula="of:=[raw_data.C119]/[raw_data.$B119]" office:value-type="percentage" office:value="0.000338791625720883" calcext:value-type="percentage">
            <text:p>0.03%</text:p>
          </table:table-cell>
          <table:table-cell table:formula="of:=[raw_data.D119]/[raw_data.$B119]" office:value-type="percentage" office:value="0.000328470293470566" calcext:value-type="percentage">
            <text:p>0.03%</text:p>
          </table:table-cell>
          <table:table-cell table:formula="of:=[raw_data.E119]/[raw_data.$B119]" office:value-type="percentage" office:value="0.000322531992723808" calcext:value-type="percentage">
            <text:p>0.03%</text:p>
          </table:table-cell>
          <table:table-cell table:formula="of:=[raw_data.F119]/[raw_data.$B119]" office:value-type="percentage" office:value="0.000318483151305564" calcext:value-type="percentage">
            <text:p>0.03%</text:p>
          </table:table-cell>
          <table:table-cell table:formula="of:=[raw_data.G119]/[raw_data.$B119]" office:value-type="percentage" office:value="0.000321516569003042" calcext:value-type="percentage">
            <text:p>0.03%</text:p>
          </table:table-cell>
          <table:table-cell table:formula="of:=[raw_data.H119]/[raw_data.$B119]" office:value-type="percentage" office:value="0.0000123778866214891" calcext:value-type="percentage">
            <text:p>0.00%</text:p>
          </table:table-cell>
          <table:table-cell table:formula="of:=[raw_data.I119]/[raw_data.$B119]" office:value-type="percentage" office:value="0.000160604042923683" calcext:value-type="percentage">
            <text:p>0.02%</text:p>
          </table:table-cell>
          <table:table-cell table:formula="of:=[raw_data.J119]/[raw_data.$B119]" office:value-type="percentage" office:value="0.000644112829050949" calcext:value-type="percentage">
            <text:p>0.06%</text:p>
          </table:table-cell>
          <table:table-cell table:formula="of:=[raw_data.K119]/[raw_data.$B119]" office:value-type="percentage" office:value="0.00129541074493618" calcext:value-type="percentage">
            <text:p>0.13%</text:p>
          </table:table-cell>
        </table:table-row>
        <table:table-row table:style-name="ro1">
          <table:table-cell table:formula="of:=[raw_data.C120]/[raw_data.$B120]" office:value-type="percentage" office:value="0.000340772110874288" calcext:value-type="percentage">
            <text:p>0.03%</text:p>
          </table:table-cell>
          <table:table-cell table:formula="of:=[raw_data.D120]/[raw_data.$B120]" office:value-type="percentage" office:value="0.000330692536371539" calcext:value-type="percentage">
            <text:p>0.03%</text:p>
          </table:table-cell>
          <table:table-cell table:formula="of:=[raw_data.E120]/[raw_data.$B120]" office:value-type="percentage" office:value="0.000327341271191596" calcext:value-type="percentage">
            <text:p>0.03%</text:p>
          </table:table-cell>
          <table:table-cell table:formula="of:=[raw_data.F120]/[raw_data.$B120]" office:value-type="percentage" office:value="0.000321760125718846" calcext:value-type="percentage">
            <text:p>0.03%</text:p>
          </table:table-cell>
          <table:table-cell table:formula="of:=[raw_data.G120]/[raw_data.$B120]" office:value-type="percentage" office:value="0.000322881510605981" calcext:value-type="percentage">
            <text:p>0.03%</text:p>
          </table:table-cell>
          <table:table-cell table:formula="of:=[raw_data.H120]/[raw_data.$B120]" office:value-type="percentage" office:value="0.0000122321179067895" calcext:value-type="percentage">
            <text:p>0.00%</text:p>
          </table:table-cell>
          <table:table-cell table:formula="of:=[raw_data.I120]/[raw_data.$B120]" office:value-type="percentage" office:value="0.000164044430558176" calcext:value-type="percentage">
            <text:p>0.02%</text:p>
          </table:table-cell>
          <table:table-cell table:formula="of:=[raw_data.J120]/[raw_data.$B120]" office:value-type="percentage" office:value="0.000650261450241961" calcext:value-type="percentage">
            <text:p>0.07%</text:p>
          </table:table-cell>
          <table:table-cell table:formula="of:=[raw_data.K120]/[raw_data.$B120]" office:value-type="percentage" office:value="0.00130561424566114" calcext:value-type="percentage">
            <text:p>0.13%</text:p>
          </table:table-cell>
        </table:table-row>
        <table:table-row table:style-name="ro1">
          <table:table-cell table:formula="of:=[raw_data.C121]/[raw_data.$B121]" office:value-type="percentage" office:value="0.000344355225822511" calcext:value-type="percentage">
            <text:p>0.03%</text:p>
          </table:table-cell>
          <table:table-cell table:formula="of:=[raw_data.D121]/[raw_data.$B121]" office:value-type="percentage" office:value="0.000334786503323514" calcext:value-type="percentage">
            <text:p>0.03%</text:p>
          </table:table-cell>
          <table:table-cell table:formula="of:=[raw_data.E121]/[raw_data.$B121]" office:value-type="percentage" office:value="0.000331948882168639" calcext:value-type="percentage">
            <text:p>0.03%</text:p>
          </table:table-cell>
          <table:table-cell table:formula="of:=[raw_data.F121]/[raw_data.$B121]" office:value-type="percentage" office:value="0.000327461481272558" calcext:value-type="percentage">
            <text:p>0.03%</text:p>
          </table:table-cell>
          <table:table-cell table:formula="of:=[raw_data.G121]/[raw_data.$B121]" office:value-type="percentage" office:value="0.00032816098788283" calcext:value-type="percentage">
            <text:p>0.03%</text:p>
          </table:table-cell>
          <table:table-cell table:formula="of:=[raw_data.H121]/[raw_data.$B121]" office:value-type="percentage" office:value="0.0000126175154607459" calcext:value-type="percentage">
            <text:p>0.00%</text:p>
          </table:table-cell>
          <table:table-cell table:formula="of:=[raw_data.I121]/[raw_data.$B121]" office:value-type="percentage" office:value="0.000165294731830943" calcext:value-type="percentage">
            <text:p>0.02%</text:p>
          </table:table-cell>
          <table:table-cell table:formula="of:=[raw_data.J121]/[raw_data.$B121]" office:value-type="percentage" office:value="0.000659938292958384" calcext:value-type="percentage">
            <text:p>0.07%</text:p>
          </table:table-cell>
          <table:table-cell table:formula="of:=[raw_data.K121]/[raw_data.$B121]" office:value-type="percentage" office:value="0.0013199821718202" calcext:value-type="percentage">
            <text:p>0.13%</text:p>
          </table:table-cell>
        </table:table-row>
        <table:table-row table:style-name="ro1">
          <table:table-cell table:formula="of:=[raw_data.C122]/[raw_data.$B122]" office:value-type="percentage" office:value="0.000313719872300185" calcext:value-type="percentage">
            <text:p>0.03%</text:p>
          </table:table-cell>
          <table:table-cell table:formula="of:=[raw_data.D122]/[raw_data.$B122]" office:value-type="percentage" office:value="0.000302259004555303" calcext:value-type="percentage">
            <text:p>0.03%</text:p>
          </table:table-cell>
          <table:table-cell table:formula="of:=[raw_data.E122]/[raw_data.$B122]" office:value-type="percentage" office:value="0.000292679771813313" calcext:value-type="percentage">
            <text:p>0.03%</text:p>
          </table:table-cell>
          <table:table-cell table:formula="of:=[raw_data.F122]/[raw_data.$B122]" office:value-type="percentage" office:value="0.000289015535228736" calcext:value-type="percentage">
            <text:p>0.03%</text:p>
          </table:table-cell>
          <table:table-cell table:formula="of:=[raw_data.G122]/[raw_data.$B122]" office:value-type="percentage" office:value="0.000284856131538135" calcext:value-type="percentage">
            <text:p>0.03%</text:p>
          </table:table-cell>
          <table:table-cell table:formula="of:=[raw_data.H122]/[raw_data.$B122]" office:value-type="percentage" office:value="0.000012316156382559" calcext:value-type="percentage">
            <text:p>0.00%</text:p>
          </table:table-cell>
          <table:table-cell table:formula="of:=[raw_data.I122]/[raw_data.$B122]" office:value-type="percentage" office:value="0.000147253694293228" calcext:value-type="percentage">
            <text:p>0.01%</text:p>
          </table:table-cell>
          <table:table-cell table:formula="of:=[raw_data.J122]/[raw_data.$B122]" office:value-type="percentage" office:value="0.000582964735441128" calcext:value-type="percentage">
            <text:p>0.06%</text:p>
          </table:table-cell>
          <table:table-cell table:formula="of:=[raw_data.K122]/[raw_data.$B122]" office:value-type="percentage" office:value="0.00116549732504427" calcext:value-type="percentage">
            <text:p>0.12%</text:p>
          </table:table-cell>
        </table:table-row>
        <table:table-row table:style-name="ro1">
          <table:table-cell table:formula="of:=[raw_data.C123]/[raw_data.$B123]" office:value-type="percentage" office:value="0.000481184705756831" calcext:value-type="percentage">
            <text:p>0.05%</text:p>
          </table:table-cell>
          <table:table-cell table:formula="of:=[raw_data.D123]/[raw_data.$B123]" office:value-type="percentage" office:value="0.000480403783606863" calcext:value-type="percentage">
            <text:p>0.05%</text:p>
          </table:table-cell>
          <table:table-cell table:formula="of:=[raw_data.E123]/[raw_data.$B123]" office:value-type="percentage" office:value="0.000475288743524569" calcext:value-type="percentage">
            <text:p>0.05%</text:p>
          </table:table-cell>
          <table:table-cell table:formula="of:=[raw_data.F123]/[raw_data.$B123]" office:value-type="percentage" office:value="0.000473668330063385" calcext:value-type="percentage">
            <text:p>0.05%</text:p>
          </table:table-cell>
          <table:table-cell table:formula="of:=[raw_data.G123]/[raw_data.$B123]" office:value-type="percentage" office:value="0.000478275770748199" calcext:value-type="percentage">
            <text:p>0.05%</text:p>
          </table:table-cell>
          <table:table-cell table:formula="of:=[raw_data.H123]/[raw_data.$B123]" office:value-type="percentage" office:value="0.0000282303357213607" calcext:value-type="percentage">
            <text:p>0.00%</text:p>
          </table:table-cell>
          <table:table-cell table:formula="of:=[raw_data.I123]/[raw_data.$B123]" office:value-type="percentage" office:value="0.000236814641977943" calcext:value-type="percentage">
            <text:p>0.02%</text:p>
          </table:table-cell>
          <table:table-cell table:formula="of:=[raw_data.J123]/[raw_data.$B123]" office:value-type="percentage" office:value="0.000951905054704085" calcext:value-type="percentage">
            <text:p>0.10%</text:p>
          </table:table-cell>
          <table:table-cell table:formula="of:=[raw_data.K123]/[raw_data.$B123]" office:value-type="percentage" office:value="0.00190628953723432" calcext:value-type="percentage">
            <text:p>0.19%</text:p>
          </table:table-cell>
        </table:table-row>
        <table:table-row table:style-name="ro1">
          <table:table-cell table:formula="of:=[raw_data.C124]/[raw_data.$B124]" office:value-type="percentage" office:value="0.000474768891663731" calcext:value-type="percentage">
            <text:p>0.05%</text:p>
          </table:table-cell>
          <table:table-cell table:formula="of:=[raw_data.D124]/[raw_data.$B124]" office:value-type="percentage" office:value="0.000482785016970271" calcext:value-type="percentage">
            <text:p>0.05%</text:p>
          </table:table-cell>
          <table:table-cell table:formula="of:=[raw_data.E124]/[raw_data.$B124]" office:value-type="percentage" office:value="0.000474022760668611" calcext:value-type="percentage">
            <text:p>0.05%</text:p>
          </table:table-cell>
          <table:table-cell table:formula="of:=[raw_data.F124]/[raw_data.$B124]" office:value-type="percentage" office:value="0.000472760077446102" calcext:value-type="percentage">
            <text:p>0.05%</text:p>
          </table:table-cell>
          <table:table-cell table:formula="of:=[raw_data.G124]/[raw_data.$B124]" office:value-type="percentage" office:value="0.000476127232706128" calcext:value-type="percentage">
            <text:p>0.05%</text:p>
          </table:table-cell>
          <table:table-cell table:formula="of:=[raw_data.H124]/[raw_data.$B124]" office:value-type="percentage" office:value="0.0000221352195218785" calcext:value-type="percentage">
            <text:p>0.00%</text:p>
          </table:table-cell>
          <table:table-cell table:formula="of:=[raw_data.I124]/[raw_data.$B124]" office:value-type="percentage" office:value="0.000236121762609356" calcext:value-type="percentage">
            <text:p>0.02%</text:p>
          </table:table-cell>
          <table:table-cell table:formula="of:=[raw_data.J124]/[raw_data.$B124]" office:value-type="percentage" office:value="0.000950475229962356" calcext:value-type="percentage">
            <text:p>0.10%</text:p>
          </table:table-cell>
          <table:table-cell table:formula="of:=[raw_data.K124]/[raw_data.$B124]" office:value-type="percentage" office:value="0.00190525506181963" calcext:value-type="percentage">
            <text:p>0.19%</text:p>
          </table:table-cell>
        </table:table-row>
        <table:table-row table:style-name="ro1">
          <table:table-cell table:formula="of:=[raw_data.C125]/[raw_data.$B125]" office:value-type="percentage" office:value="0.000469546553844357" calcext:value-type="percentage">
            <text:p>0.05%</text:p>
          </table:table-cell>
          <table:table-cell table:formula="of:=[raw_data.D125]/[raw_data.$B125]" office:value-type="percentage" office:value="0.000465147875533516" calcext:value-type="percentage">
            <text:p>0.05%</text:p>
          </table:table-cell>
          <table:table-cell table:formula="of:=[raw_data.E125]/[raw_data.$B125]" office:value-type="percentage" office:value="0.000464431236932311" calcext:value-type="percentage">
            <text:p>0.05%</text:p>
          </table:table-cell>
          <table:table-cell table:formula="of:=[raw_data.F125]/[raw_data.$B125]" office:value-type="percentage" office:value="0.000465543262347973" calcext:value-type="percentage">
            <text:p>0.05%</text:p>
          </table:table-cell>
          <table:table-cell table:formula="of:=[raw_data.G125]/[raw_data.$B125]" office:value-type="percentage" office:value="0.000466704711115443" calcext:value-type="percentage">
            <text:p>0.05%</text:p>
          </table:table-cell>
          <table:table-cell table:formula="of:=[raw_data.H125]/[raw_data.$B125]" office:value-type="percentage" office:value="0.0000165815345313175" calcext:value-type="percentage">
            <text:p>0.00%</text:p>
          </table:table-cell>
          <table:table-cell table:formula="of:=[raw_data.I125]/[raw_data.$B125]" office:value-type="percentage" office:value="0.00023258629360471" calcext:value-type="percentage">
            <text:p>0.02%</text:p>
          </table:table-cell>
          <table:table-cell table:formula="of:=[raw_data.J125]/[raw_data.$B125]" office:value-type="percentage" office:value="0.000922289168074264" calcext:value-type="percentage">
            <text:p>0.09%</text:p>
          </table:table-cell>
          <table:table-cell table:formula="of:=[raw_data.K125]/[raw_data.$B125]" office:value-type="percentage" office:value="0.00185414175472322" calcext:value-type="percentage">
            <text:p>0.19%</text:p>
          </table:table-cell>
        </table:table-row>
        <table:table-row table:style-name="ro1">
          <table:table-cell table:formula="of:=[raw_data.C126]/[raw_data.$B126]" office:value-type="percentage" office:value="0.000459426596138657" calcext:value-type="percentage">
            <text:p>0.05%</text:p>
          </table:table-cell>
          <table:table-cell table:formula="of:=[raw_data.D126]/[raw_data.$B126]" office:value-type="percentage" office:value="0.000457287663461624" calcext:value-type="percentage">
            <text:p>0.05%</text:p>
          </table:table-cell>
          <table:table-cell table:formula="of:=[raw_data.E126]/[raw_data.$B126]" office:value-type="percentage" office:value="0.000455330338276037" calcext:value-type="percentage">
            <text:p>0.05%</text:p>
          </table:table-cell>
          <table:table-cell table:formula="of:=[raw_data.F126]/[raw_data.$B126]" office:value-type="percentage" office:value="0.000449377648278632" calcext:value-type="percentage">
            <text:p>0.04%</text:p>
          </table:table-cell>
          <table:table-cell table:formula="of:=[raw_data.G126]/[raw_data.$B126]" office:value-type="percentage" office:value="0.00045135515207438" calcext:value-type="percentage">
            <text:p>0.05%</text:p>
          </table:table-cell>
          <table:table-cell table:formula="of:=[raw_data.H126]/[raw_data.$B126]" office:value-type="percentage" office:value="0.0000280280895132025" calcext:value-type="percentage">
            <text:p>0.00%</text:p>
          </table:table-cell>
          <table:table-cell table:formula="of:=[raw_data.I126]/[raw_data.$B126]" office:value-type="percentage" office:value="0.000226323291562332" calcext:value-type="percentage">
            <text:p>0.02%</text:p>
          </table:table-cell>
          <table:table-cell table:formula="of:=[raw_data.J126]/[raw_data.$B126]" office:value-type="percentage" office:value="0.000909127102179861" calcext:value-type="percentage">
            <text:p>0.09%</text:p>
          </table:table-cell>
          <table:table-cell table:formula="of:=[raw_data.K126]/[raw_data.$B126]" office:value-type="percentage" office:value="0.00181351223097196" calcext:value-type="percentage">
            <text:p>0.18%</text:p>
          </table:table-cell>
        </table:table-row>
        <table:table-row table:style-name="ro1">
          <table:table-cell table:formula="of:=[raw_data.C127]/[raw_data.$B127]" office:value-type="percentage" office:value="0.000221155524130597" calcext:value-type="percentage">
            <text:p>0.02%</text:p>
          </table:table-cell>
          <table:table-cell table:formula="of:=[raw_data.D127]/[raw_data.$B127]" office:value-type="percentage" office:value="0.000209526449653588" calcext:value-type="percentage">
            <text:p>0.02%</text:p>
          </table:table-cell>
          <table:table-cell table:formula="of:=[raw_data.E127]/[raw_data.$B127]" office:value-type="percentage" office:value="0.000197819588725227" calcext:value-type="percentage">
            <text:p>0.02%</text:p>
          </table:table-cell>
          <table:table-cell table:formula="of:=[raw_data.F127]/[raw_data.$B127]" office:value-type="percentage" office:value="0.00019450934307328" calcext:value-type="percentage">
            <text:p>0.02%</text:p>
          </table:table-cell>
          <table:table-cell table:formula="of:=[raw_data.G127]/[raw_data.$B127]" office:value-type="percentage" office:value="0.000191553457921933" calcext:value-type="percentage">
            <text:p>0.02%</text:p>
          </table:table-cell>
          <table:table-cell table:formula="of:=[raw_data.H127]/[raw_data.$B127]" office:value-type="percentage" office:value="0.00000868183226470162" calcext:value-type="percentage">
            <text:p>0.00%</text:p>
          </table:table-cell>
          <table:table-cell table:formula="of:=[raw_data.I127]/[raw_data.$B127]" office:value-type="percentage" office:value="0.0000983307174469989" calcext:value-type="percentage">
            <text:p>0.01%</text:p>
          </table:table-cell>
          <table:table-cell table:formula="of:=[raw_data.J127]/[raw_data.$B127]" office:value-type="percentage" office:value="0.000395531140712467" calcext:value-type="percentage">
            <text:p>0.04%</text:p>
          </table:table-cell>
          <table:table-cell table:formula="of:=[raw_data.K127]/[raw_data.$B127]" office:value-type="percentage" office:value="0.000792548866939646" calcext:value-type="percentage">
            <text:p>0.08%</text:p>
          </table:table-cell>
        </table:table-row>
        <table:table-row table:style-name="ro1">
          <table:table-cell table:formula="of:=[raw_data.C128]/[raw_data.$B128]" office:value-type="percentage" office:value="0.000356605837050324" calcext:value-type="percentage">
            <text:p>0.04%</text:p>
          </table:table-cell>
          <table:table-cell table:formula="of:=[raw_data.D128]/[raw_data.$B128]" office:value-type="percentage" office:value="0.000345389786513718" calcext:value-type="percentage">
            <text:p>0.03%</text:p>
          </table:table-cell>
          <table:table-cell table:formula="of:=[raw_data.E128]/[raw_data.$B128]" office:value-type="percentage" office:value="0.000347291014696362" calcext:value-type="percentage">
            <text:p>0.03%</text:p>
          </table:table-cell>
          <table:table-cell table:formula="of:=[raw_data.F128]/[raw_data.$B128]" office:value-type="percentage" office:value="0.000337964234932447" calcext:value-type="percentage">
            <text:p>0.03%</text:p>
          </table:table-cell>
          <table:table-cell table:formula="of:=[raw_data.G128]/[raw_data.$B128]" office:value-type="percentage" office:value="0.000338143596081753" calcext:value-type="percentage">
            <text:p>0.03%</text:p>
          </table:table-cell>
          <table:table-cell table:formula="of:=[raw_data.H128]/[raw_data.$B128]" office:value-type="percentage" office:value="0.0000155805051697204" calcext:value-type="percentage">
            <text:p>0.00%</text:p>
          </table:table-cell>
          <table:table-cell table:formula="of:=[raw_data.I128]/[raw_data.$B128]" office:value-type="percentage" office:value="0.000172581297862298" calcext:value-type="percentage">
            <text:p>0.02%</text:p>
          </table:table-cell>
          <table:table-cell table:formula="of:=[raw_data.J128]/[raw_data.$B128]" office:value-type="percentage" office:value="0.000692525354880682" calcext:value-type="percentage">
            <text:p>0.07%</text:p>
          </table:table-cell>
          <table:table-cell table:formula="of:=[raw_data.K128]/[raw_data.$B128]" office:value-type="percentage" office:value="0.00137391836109443" calcext:value-type="percentage">
            <text:p>0.14%</text:p>
          </table:table-cell>
        </table:table-row>
        <table:table-row table:style-name="ro1">
          <table:table-cell table:formula="of:=[raw_data.C129]/[raw_data.$B129]" office:value-type="percentage" office:value="0.000300098073114795" calcext:value-type="percentage">
            <text:p>0.03%</text:p>
          </table:table-cell>
          <table:table-cell table:formula="of:=[raw_data.D129]/[raw_data.$B129]" office:value-type="percentage" office:value="0.000297508747246264" calcext:value-type="percentage">
            <text:p>0.03%</text:p>
          </table:table-cell>
          <table:table-cell table:formula="of:=[raw_data.E129]/[raw_data.$B129]" office:value-type="percentage" office:value="0.000297520734866026" calcext:value-type="percentage">
            <text:p>0.03%</text:p>
          </table:table-cell>
          <table:table-cell table:formula="of:=[raw_data.F129]/[raw_data.$B129]" office:value-type="percentage" office:value="0.000296118183353905" calcext:value-type="percentage">
            <text:p>0.03%</text:p>
          </table:table-cell>
          <table:table-cell table:formula="of:=[raw_data.G129]/[raw_data.$B129]" office:value-type="percentage" office:value="0.000296801477680323" calcext:value-type="percentage">
            <text:p>0.03%</text:p>
          </table:table-cell>
          <table:table-cell table:formula="of:=[raw_data.H129]/[raw_data.$B129]" office:value-type="percentage" office:value="0.0000169025438640193" calcext:value-type="percentage">
            <text:p>0.00%</text:p>
          </table:table-cell>
          <table:table-cell table:formula="of:=[raw_data.I129]/[raw_data.$B129]" office:value-type="percentage" office:value="0.000149054064117175" calcext:value-type="percentage">
            <text:p>0.01%</text:p>
          </table:table-cell>
          <table:table-cell table:formula="of:=[raw_data.J129]/[raw_data.$B129]" office:value-type="percentage" office:value="0.000594298237306825" calcext:value-type="percentage">
            <text:p>0.06%</text:p>
          </table:table-cell>
          <table:table-cell table:formula="of:=[raw_data.K129]/[raw_data.$B129]" office:value-type="percentage" office:value="0.00118619895066131" calcext:value-type="percentage">
            <text:p>0.12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tats" table:style-name="ta1">
        <table:shapes>
          <draw:frame draw:z-index="0" draw:style-name="gr1" draw:text-style-name="P1" svg:width="6.2988in" svg:height="3.5429in" svg:x="0.161in" svg:y="2.9232in">
            <draw:object draw:notify-on-update-of-ranges="stats.A6:stats.A9 stats.B1:stats.B1 stats.B6:stats.B9 stats.C1:stats.C1 stats.C6:stats.C9 stats.D1:stats.D1 stats.D6:stats.D9 stats.E1:stats.E1 stats.E6:stats.E9 stats.F1:stats.F1 stats.F6:stats.F9 stats.G1:stats.G1 stats.G6:stats.G9 stats.H1:stats.H1 stats.H6:stats.H9 stats.I1:stats.I1 stats.I6:stats.I9 stats.J1:stats.J1 stats.J6:stats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795in" svg:y="2.9917in">
            <draw:object draw:notify-on-update-of-ranges="stats.A10:stats.A14 stats.B1:stats.B1 stats.B10:stats.B14 stats.C1:stats.C1 stats.C10:stats.C14 stats.D1:stats.D1 stats.D10:stats.D14 stats.E1:stats.E1 stats.E10:stats.E14 stats.F1:stats.F1 stats.F10:stats.F14 stats.G1:stats.G1 stats.G10:stats.G14 stats.H1:stats.H1 stats.H10:stats.H14 stats.I1:stats.I1 stats.I10:stats.I14 stats.J1:stats.J1 stats.J10:stats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row table:style-name="ro1">
          <table:table-cell/>
          <table:table-cell office:value-type="string" calcext:value-type="string">
            <text:p>k30_s2000</text:p>
          </table:table-cell>
          <table:table-cell office:value-type="string" calcext:value-type="string">
            <text:p>k25_s2000</text:p>
          </table:table-cell>
          <table:table-cell office:value-type="string" calcext:value-type="string">
            <text:p>k21_s2000</text:p>
          </table:table-cell>
          <table:table-cell office:value-type="string" calcext:value-type="string">
            <text:p>k20_s2000</text:p>
          </table:table-cell>
          <table:table-cell office:value-type="string" calcext:value-type="string">
            <text:p>k19_s2000</text:p>
          </table:table-cell>
          <table:table-cell office:value-type="string" calcext:value-type="string">
            <text:p>k10_s2000</text:p>
          </table:table-cell>
          <table:table-cell office:value-type="string" calcext:value-type="string">
            <text:p>k21_s4000</text:p>
          </table:table-cell>
          <table:table-cell office:value-type="string" calcext:value-type="string">
            <text:p>k21_s1000</text:p>
          </table:table-cell>
          <table:table-cell office:value-type="string" calcext:value-type="string">
            <text:p>k19_s500</text:p>
          </table:table-cell>
        </table:table-row>
        <table:table-row table:style-name="ro1">
          <table:table-cell office:value-type="string" calcext:value-type="string">
            <text:p>max genome size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  <table:table-cell table:formula="of:=MAX([$raw_data.$B$2:.$B$129])" office:value-type="float" office:value="239008219" calcext:value-type="float">
            <text:p>239008219</text:p>
          </table:table-cell>
        </table:table-row>
        <table:table-row table:style-name="ro1">
          <table:table-cell office:value-type="string" calcext:value-type="string">
            <text:p>min genome size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  <table:table-cell table:formula="of:=MIN([$raw_data.$B$2:.$B$129])" office:value-type="float" office:value="37049235" calcext:value-type="float">
            <text:p>37049235</text:p>
          </table:table-cell>
        </table:table-row>
        <table:table-row table:style-name="ro1">
          <table:table-cell office:value-type="string" calcext:value-type="string">
            <text:p>avg genome size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  <table:table-cell table:formula="of:=FLOOR(AVERAGE([$raw_data.$B$2:.$B$129]))" office:value-type="float" office:value="63783557" calcext:value-type="float">
            <text:p>63783557</text:p>
          </table:table-cell>
        </table:table-row>
        <table:table-row table:style-name="ro1">
          <table:table-cell office:value-type="string" calcext:value-type="string">
            <text:p>median genome size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  <table:table-cell table:formula="of:=FLOOR(MEDIAN([$raw_data.$B$2:.$B$129]))" office:value-type="float" office:value="59310405" calcext:value-type="float">
            <text:p>59310405</text:p>
          </table:table-cell>
        </table:table-row>
        <table:table-row table:style-name="ro1">
          <table:table-cell office:value-type="string" calcext:value-type="string">
            <text:p>max sketch size</text:p>
          </table:table-cell>
          <table:table-cell table:formula="of:=MAX([$raw_data.C$2:.C$129])" office:value-type="float" office:value="76952" calcext:value-type="float">
            <text:p>76952</text:p>
          </table:table-cell>
          <table:table-cell table:formula="of:=MAX([$raw_data.D$2:.D$129])" office:value-type="float" office:value="72149" calcext:value-type="float">
            <text:p>72149</text:p>
          </table:table-cell>
          <table:table-cell table:formula="of:=MAX([$raw_data.E$2:.E$129])" office:value-type="float" office:value="68192" calcext:value-type="float">
            <text:p>68192</text:p>
          </table:table-cell>
          <table:table-cell table:formula="of:=MAX([$raw_data.F$2:.F$129])" office:value-type="float" office:value="67255" calcext:value-type="float">
            <text:p>67255</text:p>
          </table:table-cell>
          <table:table-cell table:formula="of:=MAX([$raw_data.G$2:.G$129])" office:value-type="float" office:value="65599" calcext:value-type="float">
            <text:p>65599</text:p>
          </table:table-cell>
          <table:table-cell table:formula="of:=MAX([$raw_data.H$2:.H$129])" office:value-type="float" office:value="3039" calcext:value-type="float">
            <text:p>3039</text:p>
          </table:table-cell>
          <table:table-cell table:formula="of:=MAX([$raw_data.I$2:.I$129])" office:value-type="float" office:value="34241" calcext:value-type="float">
            <text:p>34241</text:p>
          </table:table-cell>
          <table:table-cell table:formula="of:=MAX([$raw_data.J$2:.J$129])" office:value-type="float" office:value="135970" calcext:value-type="float">
            <text:p>135970</text:p>
          </table:table-cell>
          <table:table-cell table:formula="of:=MAX([$raw_data.K$2:.K$129])" office:value-type="float" office:value="272582" calcext:value-type="float">
            <text:p>272582</text:p>
          </table:table-cell>
        </table:table-row>
        <table:table-row table:style-name="ro1">
          <table:table-cell office:value-type="string" calcext:value-type="string">
            <text:p>min sketch size</text:p>
          </table:table-cell>
          <table:table-cell table:formula="of:=MIN([$raw_data.C$2:.C$129])" office:value-type="float" office:value="17627" calcext:value-type="float">
            <text:p>17627</text:p>
          </table:table-cell>
          <table:table-cell table:formula="of:=MIN([$raw_data.D$2:.D$129])" office:value-type="float" office:value="17561" calcext:value-type="float">
            <text:p>17561</text:p>
          </table:table-cell>
          <table:table-cell table:formula="of:=MIN([$raw_data.E$2:.E$129])" office:value-type="float" office:value="17404" calcext:value-type="float">
            <text:p>17404</text:p>
          </table:table-cell>
          <table:table-cell table:formula="of:=MIN([$raw_data.F$2:.F$129])" office:value-type="float" office:value="17310" calcext:value-type="float">
            <text:p>17310</text:p>
          </table:table-cell>
          <table:table-cell table:formula="of:=MIN([$raw_data.G$2:.G$129])" office:value-type="float" office:value="17327" calcext:value-type="float">
            <text:p>17327</text:p>
          </table:table-cell>
          <table:table-cell table:formula="of:=MIN([$raw_data.H$2:.H$129])" office:value-type="float" office:value="602" calcext:value-type="float">
            <text:p>602</text:p>
          </table:table-cell>
          <table:table-cell table:formula="of:=MIN([$raw_data.I$2:.I$129])" office:value-type="float" office:value="8744" calcext:value-type="float">
            <text:p>8744</text:p>
          </table:table-cell>
          <table:table-cell table:formula="of:=MIN([$raw_data.J$2:.J$129])" office:value-type="float" office:value="34781" calcext:value-type="float">
            <text:p>34781</text:p>
          </table:table-cell>
          <table:table-cell table:formula="of:=MIN([$raw_data.K$2:.K$129])" office:value-type="float" office:value="69660" calcext:value-type="float">
            <text:p>69660</text:p>
          </table:table-cell>
        </table:table-row>
        <table:table-row table:style-name="ro1">
          <table:table-cell office:value-type="string" calcext:value-type="string">
            <text:p>avg sketch size</text:p>
          </table:table-cell>
          <table:table-cell table:formula="of:=FLOOR(AVERAGE([$raw_data.C$2:.C$129]))" office:value-type="float" office:value="26268" calcext:value-type="float">
            <text:p>26268</text:p>
          </table:table-cell>
          <table:table-cell table:formula="of:=FLOOR(AVERAGE([$raw_data.D$2:.D$129]))" office:value-type="float" office:value="25952" calcext:value-type="float">
            <text:p>25952</text:p>
          </table:table-cell>
          <table:table-cell table:formula="of:=FLOOR(AVERAGE([$raw_data.E$2:.E$129]))" office:value-type="float" office:value="25481" calcext:value-type="float">
            <text:p>25481</text:p>
          </table:table-cell>
          <table:table-cell table:formula="of:=FLOOR(AVERAGE([$raw_data.F$2:.F$129]))" office:value-type="float" office:value="25330" calcext:value-type="float">
            <text:p>25330</text:p>
          </table:table-cell>
          <table:table-cell table:formula="of:=FLOOR(AVERAGE([$raw_data.G$2:.G$129]))" office:value-type="float" office:value="25267" calcext:value-type="float">
            <text:p>25267</text:p>
          </table:table-cell>
          <table:table-cell table:formula="of:=FLOOR(AVERAGE([$raw_data.H$2:.H$129]))" office:value-type="float" office:value="1220" calcext:value-type="float">
            <text:p>1220</text:p>
          </table:table-cell>
          <table:table-cell table:formula="of:=FLOOR(AVERAGE([$raw_data.I$2:.I$129]))" office:value-type="float" office:value="12741" calcext:value-type="float">
            <text:p>12741</text:p>
          </table:table-cell>
          <table:table-cell table:formula="of:=FLOOR(AVERAGE([$raw_data.J$2:.J$129]))" office:value-type="float" office:value="50926" calcext:value-type="float">
            <text:p>50926</text:p>
          </table:table-cell>
          <table:table-cell table:formula="of:=FLOOR(AVERAGE([$raw_data.K$2:.K$129]))" office:value-type="float" office:value="101902" calcext:value-type="float">
            <text:p>101902</text:p>
          </table:table-cell>
        </table:table-row>
        <table:table-row table:style-name="ro1">
          <table:table-cell office:value-type="string" calcext:value-type="string">
            <text:p>median sketch size</text:p>
          </table:table-cell>
          <table:table-cell table:formula="of:=FLOOR(MEDIAN([$raw_data.C$2:.C$129]))" office:value-type="float" office:value="25843" calcext:value-type="float">
            <text:p>25843</text:p>
          </table:table-cell>
          <table:table-cell table:formula="of:=FLOOR(MEDIAN([$raw_data.D$2:.D$129]))" office:value-type="float" office:value="25397" calcext:value-type="float">
            <text:p>25397</text:p>
          </table:table-cell>
          <table:table-cell table:formula="of:=FLOOR(MEDIAN([$raw_data.E$2:.E$129]))" office:value-type="float" office:value="24947" calcext:value-type="float">
            <text:p>24947</text:p>
          </table:table-cell>
          <table:table-cell table:formula="of:=FLOOR(MEDIAN([$raw_data.F$2:.F$129]))" office:value-type="float" office:value="24763" calcext:value-type="float">
            <text:p>24763</text:p>
          </table:table-cell>
          <table:table-cell table:formula="of:=FLOOR(MEDIAN([$raw_data.G$2:.G$129]))" office:value-type="float" office:value="24891" calcext:value-type="float">
            <text:p>24891</text:p>
          </table:table-cell>
          <table:table-cell table:formula="of:=FLOOR(MEDIAN([$raw_data.H$2:.H$129]))" office:value-type="float" office:value="1302" calcext:value-type="float">
            <text:p>1302</text:p>
          </table:table-cell>
          <table:table-cell table:formula="of:=FLOOR(MEDIAN([$raw_data.I$2:.I$129]))" office:value-type="float" office:value="12434" calcext:value-type="float">
            <text:p>12434</text:p>
          </table:table-cell>
          <table:table-cell table:formula="of:=FLOOR(MEDIAN([$raw_data.J$2:.J$129]))" office:value-type="float" office:value="49906" calcext:value-type="float">
            <text:p>49906</text:p>
          </table:table-cell>
          <table:table-cell table:formula="of:=FLOOR(MEDIAN([$raw_data.K$2:.K$129]))" office:value-type="float" office:value="100004" calcext:value-type="float">
            <text:p>100004</text:p>
          </table:table-cell>
        </table:table-row>
        <table:table-row table:style-name="ro1">
          <table:table-cell office:value-type="string" calcext:value-type="string">
            <text:p>max sketch percentage</text:p>
          </table:table-cell>
          <table:table-cell table:style-name="ce1" table:formula="of:=MAX([$sketch_percentage.A$2:.A$129])" office:value-type="percentage" office:value="0.000490487761446224" calcext:value-type="percentage">
            <text:p>0.05%</text:p>
          </table:table-cell>
          <table:table-cell table:style-name="ce1" table:formula="of:=MAX([$sketch_percentage.B$2:.B$129])" office:value-type="percentage" office:value="0.000489119716878821" calcext:value-type="percentage">
            <text:p>0.05%</text:p>
          </table:table-cell>
          <table:table-cell table:style-name="ce1" table:formula="of:=MAX([$sketch_percentage.C$2:.C$129])" office:value-type="percentage" office:value="0.000483170840525447" calcext:value-type="percentage">
            <text:p>0.05%</text:p>
          </table:table-cell>
          <table:table-cell table:style-name="ce1" table:formula="of:=MAX([$sketch_percentage.D$2:.D$129])" office:value-type="percentage" office:value="0.000487038096126486" calcext:value-type="percentage">
            <text:p>0.05%</text:p>
          </table:table-cell>
          <table:table-cell table:style-name="ce1" table:formula="of:=MAX([$sketch_percentage.E$2:.E$129])" office:value-type="percentage" office:value="0.000486948034643089" calcext:value-type="percentage">
            <text:p>0.05%</text:p>
          </table:table-cell>
          <table:table-cell table:style-name="ce1" table:formula="of:=MAX([$sketch_percentage.F$2:.F$129])" office:value-type="percentage" office:value="0.0000355331431864959" calcext:value-type="percentage">
            <text:p>0.00%</text:p>
          </table:table-cell>
          <table:table-cell table:style-name="ce1" table:formula="of:=MAX([$sketch_percentage.G$2:.G$129])" office:value-type="percentage" office:value="0.000241172618747796" calcext:value-type="percentage">
            <text:p>0.02%</text:p>
          </table:table-cell>
          <table:table-cell table:style-name="ce1" table:formula="of:=MAX([$sketch_percentage.H$2:.H$129])" office:value-type="percentage" office:value="0.000969746081757089" calcext:value-type="percentage">
            <text:p>0.10%</text:p>
          </table:table-cell>
          <table:table-cell table:style-name="ce1" table:formula="of:=MAX([$sketch_percentage.I$2:.I$129])" office:value-type="percentage" office:value="0.00194020353082592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min sketch percentage</text:p>
          </table:table-cell>
          <table:table-cell table:style-name="ce1" table:formula="of:=MIN([$sketch_percentage.A$2:.A$129])" office:value-type="percentage" office:value="0.000209896806559995" calcext:value-type="percentage">
            <text:p>0.02%</text:p>
          </table:table-cell>
          <table:table-cell table:style-name="ce1" table:formula="of:=MIN([$sketch_percentage.B$2:.B$129])" office:value-type="percentage" office:value="0.00019873503998797" calcext:value-type="percentage">
            <text:p>0.02%</text:p>
          </table:table-cell>
          <table:table-cell table:style-name="ce1" table:formula="of:=MIN([$sketch_percentage.C$2:.C$129])" office:value-type="percentage" office:value="0.00018915986935396" calcext:value-type="percentage">
            <text:p>0.02%</text:p>
          </table:table-cell>
          <table:table-cell table:style-name="ce1" table:formula="of:=MIN([$sketch_percentage.D$2:.D$129])" office:value-type="percentage" office:value="0.000184836288509394" calcext:value-type="percentage">
            <text:p>0.02%</text:p>
          </table:table-cell>
          <table:table-cell table:style-name="ce1" table:formula="of:=MIN([$sketch_percentage.E$2:.E$129])" office:value-type="percentage" office:value="0.000181770010106274" calcext:value-type="percentage">
            <text:p>0.02%</text:p>
          </table:table-cell>
          <table:table-cell table:style-name="ce1" table:formula="of:=MIN([$sketch_percentage.F$2:.F$129])" office:value-type="percentage" office:value="0.00000833925088714555" calcext:value-type="percentage">
            <text:p>0.00%</text:p>
          </table:table-cell>
          <table:table-cell table:style-name="ce1" table:formula="of:=MIN([$sketch_percentage.G$2:.G$129])" office:value-type="percentage" office:value="0.0000940881327015842" calcext:value-type="percentage">
            <text:p>0.01%</text:p>
          </table:table-cell>
          <table:table-cell table:style-name="ce1" table:formula="of:=MIN([$sketch_percentage.H$2:.H$129])" office:value-type="percentage" office:value="0.000377750959032027" calcext:value-type="percentage">
            <text:p>0.04%</text:p>
          </table:table-cell>
          <table:table-cell table:style-name="ce1" table:formula="of:=MIN([$sketch_percentage.I$2:.I$129])" office:value-type="percentage" office:value="0.00075526243188473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avg sketch percentage</text:p>
          </table:table-cell>
          <table:table-cell table:style-name="ce1" table:formula="of:=AVERAGE([$sketch_percentage.A$2:.A$129])" office:value-type="percentage" office:value="0.000437325833685405" calcext:value-type="percentage">
            <text:p>0.04%</text:p>
          </table:table-cell>
          <table:table-cell table:style-name="ce1" table:formula="of:=AVERAGE([$sketch_percentage.B$2:.B$129])" office:value-type="percentage" office:value="0.000434085954743798" calcext:value-type="percentage">
            <text:p>0.04%</text:p>
          </table:table-cell>
          <table:table-cell table:style-name="ce1" table:formula="of:=AVERAGE([$sketch_percentage.C$2:.C$129])" office:value-type="percentage" office:value="0.000427643914010209" calcext:value-type="percentage">
            <text:p>0.04%</text:p>
          </table:table-cell>
          <table:table-cell table:style-name="ce1" table:formula="of:=AVERAGE([$sketch_percentage.D$2:.D$129])" office:value-type="percentage" office:value="0.000425988225828188" calcext:value-type="percentage">
            <text:p>0.04%</text:p>
          </table:table-cell>
          <table:table-cell table:style-name="ce1" table:formula="of:=AVERAGE([$sketch_percentage.E$2:.E$129])" office:value-type="percentage" office:value="0.000425302357215251" calcext:value-type="percentage">
            <text:p>0.04%</text:p>
          </table:table-cell>
          <table:table-cell table:style-name="ce1" table:formula="of:=AVERAGE([$sketch_percentage.F$2:.F$129])" office:value-type="percentage" office:value="0.000020849599238556" calcext:value-type="percentage">
            <text:p>0.00%</text:p>
          </table:table-cell>
          <table:table-cell table:style-name="ce1" table:formula="of:=AVERAGE([$sketch_percentage.G$2:.G$129])" office:value-type="percentage" office:value="0.00021386371699355" calcext:value-type="percentage">
            <text:p>0.02%</text:p>
          </table:table-cell>
          <table:table-cell table:style-name="ce1" table:formula="of:=AVERAGE([$sketch_percentage.H$2:.H$129])" office:value-type="percentage" office:value="0.000855012765130531" calcext:value-type="percentage">
            <text:p>0.09%</text:p>
          </table:table-cell>
          <table:table-cell table:style-name="ce1" table:formula="of:=AVERAGE([$sketch_percentage.I$2:.I$129])" office:value-type="percentage" office:value="0.00171091170473097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median sketch percentage</text:p>
          </table:table-cell>
          <table:table-cell table:style-name="ce1" table:formula="of:=MEDIAN([$sketch_percentage.A$2:.A$129])" office:value-type="percentage" office:value="0.000453362887581823" calcext:value-type="percentage">
            <text:p>0.05%</text:p>
          </table:table-cell>
          <table:table-cell table:style-name="ce1" table:formula="of:=MEDIAN([$sketch_percentage.B$2:.B$129])" office:value-type="percentage" office:value="0.000452816502138575" calcext:value-type="percentage">
            <text:p>0.05%</text:p>
          </table:table-cell>
          <table:table-cell table:style-name="ce1" table:formula="of:=MEDIAN([$sketch_percentage.C$2:.C$129])" office:value-type="percentage" office:value="0.000445286309497859" calcext:value-type="percentage">
            <text:p>0.04%</text:p>
          </table:table-cell>
          <table:table-cell table:style-name="ce1" table:formula="of:=MEDIAN([$sketch_percentage.D$2:.D$129])" office:value-type="percentage" office:value="0.000441781079786101" calcext:value-type="percentage">
            <text:p>0.04%</text:p>
          </table:table-cell>
          <table:table-cell table:style-name="ce1" table:formula="of:=MEDIAN([$sketch_percentage.E$2:.E$129])" office:value-type="percentage" office:value="0.000445268841329859" calcext:value-type="percentage">
            <text:p>0.04%</text:p>
          </table:table-cell>
          <table:table-cell table:style-name="ce1" table:formula="of:=MEDIAN([$sketch_percentage.F$2:.F$129])" office:value-type="percentage" office:value="0.0000197737773591815" calcext:value-type="percentage">
            <text:p>0.00%</text:p>
          </table:table-cell>
          <table:table-cell table:style-name="ce1" table:formula="of:=MEDIAN([$sketch_percentage.G$2:.G$129])" office:value-type="percentage" office:value="0.000221834895828914" calcext:value-type="percentage">
            <text:p>0.02%</text:p>
          </table:table-cell>
          <table:table-cell table:style-name="ce1" table:formula="of:=MEDIAN([$sketch_percentage.H$2:.H$129])" office:value-type="percentage" office:value="0.000889383802325036" calcext:value-type="percentage">
            <text:p>0.09%</text:p>
          </table:table-cell>
          <table:table-cell table:style-name="ce1" table:formula="of:=MEDIAN([$sketch_percentage.I$2:.I$129])" office:value-type="percentage" office:value="0.00178350867171699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expected sketch percentage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2000" office:value-type="percentage" office:value="0.0005" calcext:value-type="percentage">
            <text:p>0.05%</text:p>
          </table:table-cell>
          <table:table-cell table:style-name="ce1" table:formula="of:=1/4000" office:value-type="percentage" office:value="0.00025" calcext:value-type="percentage">
            <text:p>0.03%</text:p>
          </table:table-cell>
          <table:table-cell table:style-name="ce1" table:formula="of:=1/1000" office:value-type="percentage" office:value="0.001" calcext:value-type="percentage">
            <text:p>0.10%</text:p>
          </table:table-cell>
          <table:table-cell table:style-name="ce1" table:formula="of:=1/500" office:value-type="percentage" office:value="0.002" calcext:value-type="percentage">
            <text:p>0.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5T19:46:07.562440013</dc:date>
    <meta:editing-duration>PT8H50M48S</meta:editing-duration>
    <meta:editing-cycles>3</meta:editing-cycles>
    <meta:generator>LibreOffice/7.5.9.2$Linux_X86_64 LibreOffice_project/50$Build-2</meta:generator>
    <meta:document-statistic meta:table-count="3" meta:cell-count="271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2.209cm" style:legend-expansion="high" chart:style-name="ch2"/>
        <chart:plot-area chart:style-name="ch3" table:cell-range-address="stats.A6:stats.J9 stats.B1:stats.J1" chart:data-source-has-labels="both" svg:x="0.32cm" svg:y="0.18cm" svg:width="12.938cm" svg:height="8.64cm">
          <chart:coordinate-region svg:x="1.682cm" svg:y="0.379cm" svg:width="11.52cm" svg:height="7.794cm"/>
          <chart:axis chart:dimension="x" chart:name="primary-x" chart:style-name="ch4" chartooo:axis-type="auto">
            <chartooo:date-scale/>
            <chart:categories table:cell-range-address="stats.A6:stat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B6:stats.B9" chart:label-cell-address="stats.B1:stats.B1" chart:class="chart:bar">
            <chart:data-point chart:repeated="4"/>
          </chart:series>
          <chart:series chart:style-name="ch8" chart:values-cell-range-address="stats.C6:stats.C9" chart:label-cell-address="stats.C1:stats.C1" chart:class="chart:bar">
            <chart:data-point chart:repeated="4"/>
          </chart:series>
          <chart:series chart:style-name="ch9" chart:values-cell-range-address="stats.D6:stats.D9" chart:label-cell-address="stats.D1:stats.D1" chart:class="chart:bar">
            <chart:data-point chart:repeated="4"/>
          </chart:series>
          <chart:series chart:style-name="ch10" chart:values-cell-range-address="stats.E6:stats.E9" chart:label-cell-address="stats.E1:stats.E1" chart:class="chart:bar">
            <chart:data-point chart:repeated="4"/>
          </chart:series>
          <chart:series chart:style-name="ch11" chart:values-cell-range-address="stats.F6:stats.F9" chart:label-cell-address="stats.F1:stats.F1" chart:class="chart:bar">
            <chart:data-point chart:repeated="4"/>
          </chart:series>
          <chart:series chart:style-name="ch12" chart:values-cell-range-address="stats.G6:stats.G9" chart:label-cell-address="stats.G1:stats.G1" chart:class="chart:bar">
            <chart:data-point chart:repeated="4"/>
          </chart:series>
          <chart:series chart:style-name="ch13" chart:values-cell-range-address="stats.H6:stats.H9" chart:label-cell-address="stats.H1:stats.H1" chart:class="chart:bar">
            <chart:data-point chart:repeated="4"/>
          </chart:series>
          <chart:series chart:style-name="ch14" chart:values-cell-range-address="stats.I6:stats.I9" chart:label-cell-address="stats.I1:stats.I1" chart:class="chart:bar">
            <chart:data-point chart:repeated="4"/>
          </chart:series>
          <chart:series chart:style-name="ch15" chart:values-cell-range-address="stats.J6:stats.J9" chart:label-cell-address="stats.J1:stats.J1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30_s2000</text:p>
                <draw:g>
                  <svg:desc>stats.B1:stats.B1</svg:desc>
                </draw:g>
              </table:table-cell>
              <table:table-cell office:value-type="string">
                <text:p>k25_s2000</text:p>
                <draw:g>
                  <svg:desc>stats.C1:stats.C1</svg:desc>
                </draw:g>
              </table:table-cell>
              <table:table-cell office:value-type="string">
                <text:p>k21_s2000</text:p>
                <draw:g>
                  <svg:desc>stats.D1:stats.D1</svg:desc>
                </draw:g>
              </table:table-cell>
              <table:table-cell office:value-type="string">
                <text:p>k20_s2000</text:p>
                <draw:g>
                  <svg:desc>stats.E1:stats.E1</svg:desc>
                </draw:g>
              </table:table-cell>
              <table:table-cell office:value-type="string">
                <text:p>k19_s2000</text:p>
                <draw:g>
                  <svg:desc>stats.F1:stats.F1</svg:desc>
                </draw:g>
              </table:table-cell>
              <table:table-cell office:value-type="string">
                <text:p>k10_s2000</text:p>
                <draw:g>
                  <svg:desc>stats.G1:stats.G1</svg:desc>
                </draw:g>
              </table:table-cell>
              <table:table-cell office:value-type="string">
                <text:p>k21_s4000</text:p>
                <draw:g>
                  <svg:desc>stats.H1:stats.H1</svg:desc>
                </draw:g>
              </table:table-cell>
              <table:table-cell office:value-type="string">
                <text:p>k21_s1000</text:p>
                <draw:g>
                  <svg:desc>stats.I1:stats.I1</svg:desc>
                </draw:g>
              </table:table-cell>
              <table:table-cell office:value-type="string">
                <text:p>k19_s500</text:p>
                <draw:g>
                  <svg:desc>stats.J1:sta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x sketch size</text:p>
                <draw:g>
                  <svg:desc>stats.A6:stats.A9</svg:desc>
                </draw:g>
              </table:table-cell>
              <table:table-cell office:value-type="float" office:value="76952">
                <text:p>76952</text:p>
                <draw:g>
                  <svg:desc>stats.B6:stats.B9</svg:desc>
                </draw:g>
              </table:table-cell>
              <table:table-cell office:value-type="float" office:value="72149">
                <text:p>72149</text:p>
                <draw:g>
                  <svg:desc>stats.C6:stats.C9</svg:desc>
                </draw:g>
              </table:table-cell>
              <table:table-cell office:value-type="float" office:value="68192">
                <text:p>68192</text:p>
                <draw:g>
                  <svg:desc>stats.D6:stats.D9</svg:desc>
                </draw:g>
              </table:table-cell>
              <table:table-cell office:value-type="float" office:value="67255">
                <text:p>67255</text:p>
                <draw:g>
                  <svg:desc>stats.E6:stats.E9</svg:desc>
                </draw:g>
              </table:table-cell>
              <table:table-cell office:value-type="float" office:value="65599">
                <text:p>65599</text:p>
                <draw:g>
                  <svg:desc>stats.F6:stats.F9</svg:desc>
                </draw:g>
              </table:table-cell>
              <table:table-cell office:value-type="float" office:value="3039">
                <text:p>3039</text:p>
                <draw:g>
                  <svg:desc>stats.G6:stats.G9</svg:desc>
                </draw:g>
              </table:table-cell>
              <table:table-cell office:value-type="float" office:value="34241">
                <text:p>34241</text:p>
                <draw:g>
                  <svg:desc>stats.H6:stats.H9</svg:desc>
                </draw:g>
              </table:table-cell>
              <table:table-cell office:value-type="float" office:value="135970">
                <text:p>135970</text:p>
                <draw:g>
                  <svg:desc>stats.I6:stats.I9</svg:desc>
                </draw:g>
              </table:table-cell>
              <table:table-cell office:value-type="float" office:value="272582">
                <text:p>272582</text:p>
                <draw:g>
                  <svg:desc>stats.J6:stats.J9</svg:desc>
                </draw:g>
              </table:table-cell>
            </table:table-row>
            <table:table-row>
              <table:table-cell office:value-type="string">
                <text:p>min sketch size</text:p>
              </table:table-cell>
              <table:table-cell office:value-type="float" office:value="17627">
                <text:p>17627</text:p>
              </table:table-cell>
              <table:table-cell office:value-type="float" office:value="17561">
                <text:p>17561</text:p>
              </table:table-cell>
              <table:table-cell office:value-type="float" office:value="17404">
                <text:p>17404</text:p>
              </table:table-cell>
              <table:table-cell office:value-type="float" office:value="17310">
                <text:p>17310</text:p>
              </table:table-cell>
              <table:table-cell office:value-type="float" office:value="17327">
                <text:p>17327</text:p>
              </table:table-cell>
              <table:table-cell office:value-type="float" office:value="602">
                <text:p>602</text:p>
              </table:table-cell>
              <table:table-cell office:value-type="float" office:value="8744">
                <text:p>8744</text:p>
              </table:table-cell>
              <table:table-cell office:value-type="float" office:value="34781">
                <text:p>34781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string">
                <text:p>avg sketch size</text:p>
              </table:table-cell>
              <table:table-cell office:value-type="float" office:value="26268">
                <text:p>26268</text:p>
              </table:table-cell>
              <table:table-cell office:value-type="float" office:value="25952">
                <text:p>25952</text:p>
              </table:table-cell>
              <table:table-cell office:value-type="float" office:value="25481">
                <text:p>25481</text:p>
              </table:table-cell>
              <table:table-cell office:value-type="float" office:value="25330">
                <text:p>25330</text:p>
              </table:table-cell>
              <table:table-cell office:value-type="float" office:value="25267">
                <text:p>25267</text:p>
              </table:table-cell>
              <table:table-cell office:value-type="float" office:value="1220">
                <text:p>1220</text:p>
              </table:table-cell>
              <table:table-cell office:value-type="float" office:value="12741">
                <text:p>12741</text:p>
              </table:table-cell>
              <table:table-cell office:value-type="float" office:value="50926">
                <text:p>50926</text:p>
              </table:table-cell>
              <table:table-cell office:value-type="float" office:value="101902">
                <text:p>101902</text:p>
              </table:table-cell>
            </table:table-row>
            <table:table-row>
              <table:table-cell office:value-type="string">
                <text:p>median sketch size</text:p>
              </table:table-cell>
              <table:table-cell office:value-type="float" office:value="25843">
                <text:p>25843</text:p>
              </table:table-cell>
              <table:table-cell office:value-type="float" office:value="25397">
                <text:p>25397</text:p>
              </table:table-cell>
              <table:table-cell office:value-type="float" office:value="24947">
                <text:p>24947</text:p>
              </table:table-cell>
              <table:table-cell office:value-type="float" office:value="24763">
                <text:p>24763</text:p>
              </table:table-cell>
              <table:table-cell office:value-type="float" office:value="24891">
                <text:p>24891</text:p>
              </table:table-cell>
              <table:table-cell office:value-type="float" office:value="1302">
                <text:p>1302</text:p>
              </table:table-cell>
              <table:table-cell office:value-type="float" office:value="12434">
                <text:p>12434</text:p>
              </table:table-cell>
              <table:table-cell office:value-type="float" office:value="49906">
                <text:p>49906</text:p>
              </table:table-cell>
              <table:table-cell office:value-type="float" office:value="100004">
                <text:p>10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2.209cm" style:legend-expansion="high" chart:style-name="ch2"/>
        <chart:plot-area chart:style-name="ch3" table:cell-range-address="stats.A10:stats.J14 stats.B1:stats.J1" chart:data-source-has-labels="both" svg:x="0.32cm" svg:y="0.18cm" svg:width="12.938cm" svg:height="8.64cm">
          <chart:coordinate-region svg:x="1.864cm" svg:y="0.379cm" svg:width="11.394cm" svg:height="4.843cm"/>
          <chart:axis chart:dimension="x" chart:name="primary-x" chart:style-name="ch4" chartooo:axis-type="auto">
            <chartooo:date-scale/>
            <chart:categories table:cell-range-address="stats.A10:stat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B10:stats.B14" chart:label-cell-address="stats.B1:stats.B1" chart:class="chart:bar">
            <chart:data-point chart:repeated="5"/>
          </chart:series>
          <chart:series chart:style-name="ch8" chart:values-cell-range-address="stats.C10:stats.C14" chart:label-cell-address="stats.C1:stats.C1" chart:class="chart:bar">
            <chart:data-point chart:repeated="5"/>
          </chart:series>
          <chart:series chart:style-name="ch9" chart:values-cell-range-address="stats.D10:stats.D14" chart:label-cell-address="stats.D1:stats.D1" chart:class="chart:bar">
            <chart:data-point chart:repeated="5"/>
          </chart:series>
          <chart:series chart:style-name="ch10" chart:values-cell-range-address="stats.E10:stats.E14" chart:label-cell-address="stats.E1:stats.E1" chart:class="chart:bar">
            <chart:data-point chart:repeated="5"/>
          </chart:series>
          <chart:series chart:style-name="ch11" chart:values-cell-range-address="stats.F10:stats.F14" chart:label-cell-address="stats.F1:stats.F1" chart:class="chart:bar">
            <chart:data-point chart:repeated="5"/>
          </chart:series>
          <chart:series chart:style-name="ch12" chart:values-cell-range-address="stats.G10:stats.G14" chart:label-cell-address="stats.G1:stats.G1" chart:class="chart:bar">
            <chart:data-point chart:repeated="5"/>
          </chart:series>
          <chart:series chart:style-name="ch13" chart:values-cell-range-address="stats.H10:stats.H14" chart:label-cell-address="stats.H1:stats.H1" chart:class="chart:bar">
            <chart:data-point chart:repeated="5"/>
          </chart:series>
          <chart:series chart:style-name="ch14" chart:values-cell-range-address="stats.I10:stats.I14" chart:label-cell-address="stats.I1:stats.I1" chart:class="chart:bar">
            <chart:data-point chart:repeated="5"/>
          </chart:series>
          <chart:series chart:style-name="ch15" chart:values-cell-range-address="stats.J10:stats.J14" chart:label-cell-address="stats.J1:stats.J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30_s2000</text:p>
                <draw:g>
                  <svg:desc>stats.B1:stats.B1</svg:desc>
                </draw:g>
              </table:table-cell>
              <table:table-cell office:value-type="string">
                <text:p>k25_s2000</text:p>
                <draw:g>
                  <svg:desc>stats.C1:stats.C1</svg:desc>
                </draw:g>
              </table:table-cell>
              <table:table-cell office:value-type="string">
                <text:p>k21_s2000</text:p>
                <draw:g>
                  <svg:desc>stats.D1:stats.D1</svg:desc>
                </draw:g>
              </table:table-cell>
              <table:table-cell office:value-type="string">
                <text:p>k20_s2000</text:p>
                <draw:g>
                  <svg:desc>stats.E1:stats.E1</svg:desc>
                </draw:g>
              </table:table-cell>
              <table:table-cell office:value-type="string">
                <text:p>k19_s2000</text:p>
                <draw:g>
                  <svg:desc>stats.F1:stats.F1</svg:desc>
                </draw:g>
              </table:table-cell>
              <table:table-cell office:value-type="string">
                <text:p>k10_s2000</text:p>
                <draw:g>
                  <svg:desc>stats.G1:stats.G1</svg:desc>
                </draw:g>
              </table:table-cell>
              <table:table-cell office:value-type="string">
                <text:p>k21_s4000</text:p>
                <draw:g>
                  <svg:desc>stats.H1:stats.H1</svg:desc>
                </draw:g>
              </table:table-cell>
              <table:table-cell office:value-type="string">
                <text:p>k21_s1000</text:p>
                <draw:g>
                  <svg:desc>stats.I1:stats.I1</svg:desc>
                </draw:g>
              </table:table-cell>
              <table:table-cell office:value-type="string">
                <text:p>k19_s500</text:p>
                <draw:g>
                  <svg:desc>stats.J1:sta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x sketch percentage</text:p>
                <draw:g>
                  <svg:desc>stats.A10:stats.A14</svg:desc>
                </draw:g>
              </table:table-cell>
              <table:table-cell office:value-type="float" office:value="0.000490487761446224">
                <text:p>0.000490487761446224</text:p>
                <draw:g>
                  <svg:desc>stats.B10:stats.B14</svg:desc>
                </draw:g>
              </table:table-cell>
              <table:table-cell office:value-type="float" office:value="0.000489119716878821">
                <text:p>0.000489119716878821</text:p>
                <draw:g>
                  <svg:desc>stats.C10:stats.C14</svg:desc>
                </draw:g>
              </table:table-cell>
              <table:table-cell office:value-type="float" office:value="0.000483170840525447">
                <text:p>0.000483170840525447</text:p>
                <draw:g>
                  <svg:desc>stats.D10:stats.D14</svg:desc>
                </draw:g>
              </table:table-cell>
              <table:table-cell office:value-type="float" office:value="0.000487038096126486">
                <text:p>0.000487038096126486</text:p>
                <draw:g>
                  <svg:desc>stats.E10:stats.E14</svg:desc>
                </draw:g>
              </table:table-cell>
              <table:table-cell office:value-type="float" office:value="0.000486948034643089">
                <text:p>0.000486948034643089</text:p>
                <draw:g>
                  <svg:desc>stats.F10:stats.F14</svg:desc>
                </draw:g>
              </table:table-cell>
              <table:table-cell office:value-type="float" office:value="0.0000355331431864959">
                <text:p>0.0000355331431864959</text:p>
                <draw:g>
                  <svg:desc>stats.G10:stats.G14</svg:desc>
                </draw:g>
              </table:table-cell>
              <table:table-cell office:value-type="float" office:value="0.000241172618747796">
                <text:p>0.000241172618747796</text:p>
                <draw:g>
                  <svg:desc>stats.H10:stats.H14</svg:desc>
                </draw:g>
              </table:table-cell>
              <table:table-cell office:value-type="float" office:value="0.000969746081757089">
                <text:p>0.000969746081757089</text:p>
                <draw:g>
                  <svg:desc>stats.I10:stats.I14</svg:desc>
                </draw:g>
              </table:table-cell>
              <table:table-cell office:value-type="float" office:value="0.00194020353082592">
                <text:p>0.00194020353082592</text:p>
                <draw:g>
                  <svg:desc>stats.J10:stats.J14</svg:desc>
                </draw:g>
              </table:table-cell>
            </table:table-row>
            <table:table-row>
              <table:table-cell office:value-type="string">
                <text:p>min sketch percentage</text:p>
              </table:table-cell>
              <table:table-cell office:value-type="float" office:value="0.000209896806559995">
                <text:p>0.000209896806559995</text:p>
              </table:table-cell>
              <table:table-cell office:value-type="float" office:value="0.00019873503998797">
                <text:p>0.00019873503998797</text:p>
              </table:table-cell>
              <table:table-cell office:value-type="float" office:value="0.00018915986935396">
                <text:p>0.00018915986935396</text:p>
              </table:table-cell>
              <table:table-cell office:value-type="float" office:value="0.000184836288509394">
                <text:p>0.000184836288509394</text:p>
              </table:table-cell>
              <table:table-cell office:value-type="float" office:value="0.000181770010106274">
                <text:p>0.000181770010106274</text:p>
              </table:table-cell>
              <table:table-cell office:value-type="float" office:value="0.00000833925088714555">
                <text:p>0.00000833925088714555</text:p>
              </table:table-cell>
              <table:table-cell office:value-type="float" office:value="0.0000940881327015842">
                <text:p>0.0000940881327015842</text:p>
              </table:table-cell>
              <table:table-cell office:value-type="float" office:value="0.000377750959032027">
                <text:p>0.000377750959032027</text:p>
              </table:table-cell>
              <table:table-cell office:value-type="float" office:value="0.000755262431884732">
                <text:p>0.000755262431884732</text:p>
              </table:table-cell>
            </table:table-row>
            <table:table-row>
              <table:table-cell office:value-type="string">
                <text:p>avg sketch percentage</text:p>
              </table:table-cell>
              <table:table-cell office:value-type="float" office:value="0.000437325833685405">
                <text:p>0.000437325833685405</text:p>
              </table:table-cell>
              <table:table-cell office:value-type="float" office:value="0.000434085954743798">
                <text:p>0.000434085954743798</text:p>
              </table:table-cell>
              <table:table-cell office:value-type="float" office:value="0.000427643914010209">
                <text:p>0.000427643914010209</text:p>
              </table:table-cell>
              <table:table-cell office:value-type="float" office:value="0.000425988225828188">
                <text:p>0.000425988225828188</text:p>
              </table:table-cell>
              <table:table-cell office:value-type="float" office:value="0.000425302357215251">
                <text:p>0.000425302357215251</text:p>
              </table:table-cell>
              <table:table-cell office:value-type="float" office:value="0.000020849599238556">
                <text:p>0.000020849599238556</text:p>
              </table:table-cell>
              <table:table-cell office:value-type="float" office:value="0.00021386371699355">
                <text:p>0.00021386371699355</text:p>
              </table:table-cell>
              <table:table-cell office:value-type="float" office:value="0.000855012765130531">
                <text:p>0.000855012765130531</text:p>
              </table:table-cell>
              <table:table-cell office:value-type="float" office:value="0.00171091170473097">
                <text:p>0.00171091170473097</text:p>
              </table:table-cell>
            </table:table-row>
            <table:table-row>
              <table:table-cell office:value-type="string">
                <text:p>median sketch percentage</text:p>
              </table:table-cell>
              <table:table-cell office:value-type="float" office:value="0.000453362887581823">
                <text:p>0.000453362887581823</text:p>
              </table:table-cell>
              <table:table-cell office:value-type="float" office:value="0.000452816502138575">
                <text:p>0.000452816502138575</text:p>
              </table:table-cell>
              <table:table-cell office:value-type="float" office:value="0.000445286309497859">
                <text:p>0.000445286309497859</text:p>
              </table:table-cell>
              <table:table-cell office:value-type="float" office:value="0.000441781079786101">
                <text:p>0.000441781079786101</text:p>
              </table:table-cell>
              <table:table-cell office:value-type="float" office:value="0.000445268841329859">
                <text:p>0.000445268841329859</text:p>
              </table:table-cell>
              <table:table-cell office:value-type="float" office:value="0.0000197737773591815">
                <text:p>0.0000197737773591815</text:p>
              </table:table-cell>
              <table:table-cell office:value-type="float" office:value="0.000221834895828914">
                <text:p>0.000221834895828914</text:p>
              </table:table-cell>
              <table:table-cell office:value-type="float" office:value="0.000889383802325036">
                <text:p>0.000889383802325036</text:p>
              </table:table-cell>
              <table:table-cell office:value-type="float" office:value="0.00178350867171699">
                <text:p>0.00178350867171699</text:p>
              </table:table-cell>
            </table:table-row>
            <table:table-row>
              <table:table-cell office:value-type="string">
                <text:p>expected sketch percentage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00025">
                <text:p>0.00025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